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Poppins" svg:font-family="Poppins,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Tableau2.A4" style:family="table-cell">
      <style:table-cell-properties fo:padding="0.097cm" fo:border-left="0.002cm solid #000000" fo:border-right="none"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2.281cm" style:rel-column-width="8785*"/>
    </style:style>
    <style:style style:name="Tableau3.B" style:family="table-column">
      <style:table-column-properties style:column-width="3.858cm" style:rel-column-width="14860*"/>
    </style:style>
    <style:style style:name="Tableau3.C" style:family="table-column">
      <style:table-column-properties style:column-width="3.281cm" style:rel-column-width="12638*"/>
    </style:style>
    <style:style style:name="Tableau3.D" style:family="table-column">
      <style:table-column-properties style:column-width="7.594cm" style:rel-column-width="29252*"/>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3.A5" style:family="table-cell">
      <style:table-cell-properties fo:padding="0.097cm" fo:border-left="0.002cm solid #000000" fo:border-right="none" fo:border-top="none" fo:border-bottom="0.002cm solid #000000"/>
    </style:style>
    <style:style style:name="Tableau3.A6" style:family="table-cell" style:data-style-name="N0">
      <style:table-cell-properties fo:padding="0.097cm" fo:border-left="0.002cm solid #000000" fo:border-right="none" fo:border-top="none" fo:border-bottom="0.002cm solid #000000"/>
    </style:style>
    <style:style style:name="Tableau9" style:family="table">
      <style:table-properties style:width="17.013cm" fo:margin-left="0cm" fo:margin-right="-0.012cm" table:align="margins"/>
    </style:style>
    <style:style style:name="Tableau9.A" style:family="table-column">
      <style:table-column-properties style:column-width="2.281cm" style:rel-column-width="8785*"/>
    </style:style>
    <style:style style:name="Tableau9.B" style:family="table-column">
      <style:table-column-properties style:column-width="3.858cm" style:rel-column-width="14860*"/>
    </style:style>
    <style:style style:name="Tableau9.C" style:family="table-column">
      <style:table-column-properties style:column-width="3.307cm" style:rel-column-width="12740*"/>
    </style:style>
    <style:style style:name="Tableau9.D" style:family="table-column">
      <style:table-column-properties style:column-width="7.567cm" style:rel-column-width="29150*"/>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0.002cm solid #000000" fo:border-top="none" fo:border-bottom="0.002cm solid #000000"/>
    </style:style>
    <style:style style:name="Tableau9.A5" style:family="table-cell">
      <style:table-cell-properties fo:padding="0.097cm" fo:border-left="0.002cm solid #000000" fo:border-right="none" fo:border-top="none" fo:border-bottom="0.002cm solid #000000"/>
    </style:style>
    <style:style style:name="Tableau9.A6" style:family="table-cell" style:data-style-name="N0">
      <style:table-cell-properties fo:padding="0.097cm" fo:border-left="0.002cm solid #000000" fo:border-right="none" fo:border-top="none" fo:border-bottom="0.002cm solid #000000"/>
    </style:style>
    <style:style style:name="Tableau11" style:family="table">
      <style:table-properties style:width="17.013cm" fo:margin-left="0cm" fo:margin-right="-0.012cm" table:align="margins"/>
    </style:style>
    <style:style style:name="Tableau11.A" style:family="table-column">
      <style:table-column-properties style:column-width="2.281cm" style:rel-column-width="8785*"/>
    </style:style>
    <style:style style:name="Tableau11.B" style:family="table-column">
      <style:table-column-properties style:column-width="3.831cm" style:rel-column-width="14758*"/>
    </style:style>
    <style:style style:name="Tableau11.C" style:family="table-column">
      <style:table-column-properties style:column-width="3.334cm" style:rel-column-width="12842*"/>
    </style:style>
    <style:style style:name="Tableau11.D" style:family="table-column">
      <style:table-column-properties style:column-width="7.567cm" style:rel-column-width="29150*"/>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0.002cm solid #000000" fo:border-top="none" fo:border-bottom="0.002cm solid #000000"/>
    </style:style>
    <style:style style:name="Tableau11.A5" style:family="table-cell">
      <style:table-cell-properties fo:padding="0.097cm" fo:border-left="0.002cm solid #000000" fo:border-right="none" fo:border-top="none" fo:border-bottom="0.002cm solid #000000"/>
    </style:style>
    <style:style style:name="Tableau11.A6" style:family="table-cell" style:data-style-name="N0">
      <style:table-cell-properties fo:padding="0.097cm" fo:border-left="0.002cm solid #000000" fo:border-right="none" fo:border-top="none" fo:border-bottom="0.002cm solid #000000"/>
    </style:style>
    <style:style style:name="Tableau12" style:family="table">
      <style:table-properties style:width="17.013cm" fo:margin-left="0cm" fo:margin-right="-0.012cm" table:align="margins"/>
    </style:style>
    <style:style style:name="Tableau12.A" style:family="table-column">
      <style:table-column-properties style:column-width="2.281cm" style:rel-column-width="8785*"/>
    </style:style>
    <style:style style:name="Tableau12.B" style:family="table-column">
      <style:table-column-properties style:column-width="3.831cm" style:rel-column-width="14758*"/>
    </style:style>
    <style:style style:name="Tableau12.C" style:family="table-column">
      <style:table-column-properties style:column-width="3.307cm" style:rel-column-width="12740*"/>
    </style:style>
    <style:style style:name="Tableau12.D" style:family="table-column">
      <style:table-column-properties style:column-width="7.594cm" style:rel-column-width="29252*"/>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5" style:family="table-cell">
      <style:table-cell-properties fo:padding="0.097cm" fo:border-left="0.002cm solid #000000" fo:border-right="none" fo:border-top="none" fo:border-bottom="0.002cm solid #000000"/>
    </style:style>
    <style:style style:name="Tableau12.A6" style:family="table-cell" style:data-style-name="N0">
      <style:table-cell-properties fo:padding="0.097cm" fo:border-left="0.002cm solid #000000" fo:border-right="none" fo:border-top="none" fo:border-bottom="0.002cm solid #000000"/>
    </style:style>
    <style:style style:name="Tableau56" style:family="table">
      <style:table-properties style:width="17cm" table:align="margins"/>
    </style:style>
    <style:style style:name="Tableau56.A" style:family="table-column">
      <style:table-column-properties style:column-width="2.281cm" style:rel-column-width="8791*"/>
    </style:style>
    <style:style style:name="Tableau56.B" style:family="table-column">
      <style:table-column-properties style:column-width="3.805cm" style:rel-column-width="14666*"/>
    </style:style>
    <style:style style:name="Tableau56.C" style:family="table-column">
      <style:table-column-properties style:column-width="3.295cm" style:rel-column-width="12701*"/>
    </style:style>
    <style:style style:name="Tableau56.D" style:family="table-column">
      <style:table-column-properties style:column-width="7.62cm" style:rel-column-width="29377*"/>
    </style:style>
    <style:style style:name="Tableau56.A1" style:family="table-cell">
      <style:table-cell-properties fo:padding="0.097cm" fo:border-left="0.002cm solid #000000" fo:border-right="none" fo:border-top="0.002cm solid #000000" fo:border-bottom="0.002cm solid #000000"/>
    </style:style>
    <style:style style:name="Tableau56.D1" style:family="table-cell">
      <style:table-cell-properties fo:padding="0.097cm" fo:border="0.002cm solid #000000"/>
    </style:style>
    <style:style style:name="Tableau56.A2" style:family="table-cell">
      <style:table-cell-properties fo:padding="0.097cm" fo:border-left="0.002cm solid #000000" fo:border-right="0.002cm solid #000000" fo:border-top="none" fo:border-bottom="0.002cm solid #000000"/>
    </style:style>
    <style:style style:name="Tableau56.A5" style:family="table-cell">
      <style:table-cell-properties fo:padding="0.097cm" fo:border-left="0.002cm solid #000000" fo:border-right="none" fo:border-top="none" fo:border-bottom="0.002cm solid #000000"/>
    </style:style>
    <style:style style:name="Tableau56.A6" style:family="table-cell" style:data-style-name="N0">
      <style:table-cell-properties fo:padding="0.097cm" fo:border-left="0.002cm solid #000000" fo:border-right="none" fo:border-top="none" fo:border-bottom="0.002cm solid #000000"/>
    </style:style>
    <style:style style:name="Tableau26" style:family="table">
      <style:table-properties style:width="17cm" table:align="margins"/>
    </style:style>
    <style:style style:name="Tableau26.A" style:family="table-column">
      <style:table-column-properties style:column-width="2.279cm" style:rel-column-width="8785*"/>
    </style:style>
    <style:style style:name="Tableau26.B" style:family="table-column">
      <style:table-column-properties style:column-width="7.133cm" style:rel-column-width="27497*"/>
    </style:style>
    <style:style style:name="Tableau26.C" style:family="table-column">
      <style:table-column-properties style:column-width="7.588cm" style:rel-column-width="29253*"/>
    </style:style>
    <style:style style:name="Tableau26.A1" style:family="table-cell">
      <style:table-cell-properties fo:padding="0.097cm" fo:border-left="0.002cm solid #000000" fo:border-right="none" fo:border-top="0.002cm solid #000000" fo:border-bottom="0.002cm solid #000000"/>
    </style:style>
    <style:style style:name="Tableau26.C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5" style:family="table-cell">
      <style:table-cell-properties fo:padding="0.097cm" fo:border-left="0.002cm solid #000000" fo:border-right="none" fo:border-top="none" fo:border-bottom="0.002cm solid #000000"/>
    </style:style>
    <style:style style:name="Tableau26.A6" style:family="table-cell" style:data-style-name="N0">
      <style:table-cell-properties fo:padding="0.097cm" fo:border-left="0.002cm solid #000000" fo:border-right="none" fo:border-top="none" fo:border-bottom="0.002cm solid #000000"/>
    </style:style>
    <style:style style:name="Tableau28" style:family="table">
      <style:table-properties style:width="17cm" table:align="margins"/>
    </style:style>
    <style:style style:name="Tableau28.A" style:family="table-column">
      <style:table-column-properties style:column-width="2.279cm" style:rel-column-width="8785*"/>
    </style:style>
    <style:style style:name="Tableau28.B" style:family="table-column">
      <style:table-column-properties style:column-width="7.133cm" style:rel-column-width="27497*"/>
    </style:style>
    <style:style style:name="Tableau28.C" style:family="table-column">
      <style:table-column-properties style:column-width="7.588cm" style:rel-column-width="29253*"/>
    </style:style>
    <style:style style:name="Tableau28.A1" style:family="table-cell">
      <style:table-cell-properties fo:padding="0.097cm" fo:border-left="0.002cm solid #000000" fo:border-right="none" fo:border-top="0.002cm solid #000000" fo:border-bottom="0.002cm solid #000000"/>
    </style:style>
    <style:style style:name="Tableau28.C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5" style:family="table-cell">
      <style:table-cell-properties fo:padding="0.097cm" fo:border-left="0.002cm solid #000000" fo:border-right="none" fo:border-top="none" fo:border-bottom="0.002cm solid #000000"/>
    </style:style>
    <style:style style:name="Tableau28.A6" style:family="table-cell" style:data-style-name="N0">
      <style:table-cell-properties fo:padding="0.097cm" fo:border-left="0.002cm solid #000000" fo:border-right="none" fo:border-top="none" fo:border-bottom="0.002cm solid #000000"/>
    </style:style>
    <style:style style:name="Tableau30" style:family="table">
      <style:table-properties style:width="17cm" table:align="margins"/>
    </style:style>
    <style:style style:name="Tableau30.A" style:family="table-column">
      <style:table-column-properties style:column-width="2.279cm" style:rel-column-width="8785*"/>
    </style:style>
    <style:style style:name="Tableau30.B" style:family="table-column">
      <style:table-column-properties style:column-width="7.133cm" style:rel-column-width="27497*"/>
    </style:style>
    <style:style style:name="Tableau30.C" style:family="table-column">
      <style:table-column-properties style:column-width="7.588cm" style:rel-column-width="29253*"/>
    </style:style>
    <style:style style:name="Tableau30.A1" style:family="table-cell">
      <style:table-cell-properties fo:padding="0.097cm" fo:border-left="0.002cm solid #000000" fo:border-right="none" fo:border-top="0.002cm solid #000000" fo:border-bottom="0.002cm solid #000000"/>
    </style:style>
    <style:style style:name="Tableau30.C1" style:family="table-cell">
      <style:table-cell-properties fo:padding="0.097cm" fo:border="0.002cm solid #000000"/>
    </style:style>
    <style:style style:name="Tableau30.A2" style:family="table-cell">
      <style:table-cell-properties fo:padding="0.097cm" fo:border-left="0.002cm solid #000000" fo:border-right="0.002cm solid #000000" fo:border-top="none" fo:border-bottom="0.002cm solid #000000"/>
    </style:style>
    <style:style style:name="Tableau30.A5" style:family="table-cell">
      <style:table-cell-properties fo:padding="0.097cm" fo:border-left="0.002cm solid #000000" fo:border-right="none" fo:border-top="none" fo:border-bottom="0.002cm solid #000000"/>
    </style:style>
    <style:style style:name="Tableau30.A6" style:family="table-cell" style:data-style-name="N0">
      <style:table-cell-properties fo:padding="0.097cm" fo:border-left="0.002cm solid #000000" fo:border-right="none" fo:border-top="none" fo:border-bottom="0.002cm solid #000000"/>
    </style:style>
    <style:style style:name="Tableau42" style:family="table">
      <style:table-properties style:width="17cm" table:align="margins"/>
    </style:style>
    <style:style style:name="Tableau42.A" style:family="table-column">
      <style:table-column-properties style:column-width="2.279cm" style:rel-column-width="8785*"/>
    </style:style>
    <style:style style:name="Tableau42.B" style:family="table-column">
      <style:table-column-properties style:column-width="7.133cm" style:rel-column-width="27497*"/>
    </style:style>
    <style:style style:name="Tableau42.C" style:family="table-column">
      <style:table-column-properties style:column-width="7.588cm" style:rel-column-width="29253*"/>
    </style:style>
    <style:style style:name="Tableau42.A1" style:family="table-cell">
      <style:table-cell-properties fo:padding="0.097cm" fo:border-left="0.002cm solid #000000" fo:border-right="none" fo:border-top="0.002cm solid #000000" fo:border-bottom="0.002cm solid #000000"/>
    </style:style>
    <style:style style:name="Tableau42.C1" style:family="table-cell">
      <style:table-cell-properties fo:padding="0.097cm" fo:border="0.002cm solid #000000"/>
    </style:style>
    <style:style style:name="Tableau42.A2" style:family="table-cell">
      <style:table-cell-properties fo:padding="0.097cm" fo:border-left="0.002cm solid #000000" fo:border-right="0.002cm solid #000000" fo:border-top="none" fo:border-bottom="0.002cm solid #000000"/>
    </style:style>
    <style:style style:name="Tableau42.A5" style:family="table-cell">
      <style:table-cell-properties fo:padding="0.097cm" fo:border-left="0.002cm solid #000000" fo:border-right="none" fo:border-top="none" fo:border-bottom="0.002cm solid #000000"/>
    </style:style>
    <style:style style:name="Tableau42.A6" style:family="table-cell" style:data-style-name="N0">
      <style:table-cell-properties fo:padding="0.097cm" fo:border-left="0.002cm solid #000000" fo:border-right="none" fo:border-top="none" fo:border-bottom="0.002cm solid #000000"/>
    </style:style>
    <style:style style:name="Tableau43" style:family="table">
      <style:table-properties style:width="17cm" table:align="margins"/>
    </style:style>
    <style:style style:name="Tableau43.A" style:family="table-column">
      <style:table-column-properties style:column-width="2.279cm" style:rel-column-width="8785*"/>
    </style:style>
    <style:style style:name="Tableau43.B" style:family="table-column">
      <style:table-column-properties style:column-width="7.133cm" style:rel-column-width="27497*"/>
    </style:style>
    <style:style style:name="Tableau43.C" style:family="table-column">
      <style:table-column-properties style:column-width="7.588cm" style:rel-column-width="29253*"/>
    </style:style>
    <style:style style:name="Tableau43.A1" style:family="table-cell">
      <style:table-cell-properties fo:padding="0.097cm" fo:border-left="0.002cm solid #000000" fo:border-right="none" fo:border-top="0.002cm solid #000000" fo:border-bottom="0.002cm solid #000000"/>
    </style:style>
    <style:style style:name="Tableau43.C1" style:family="table-cell">
      <style:table-cell-properties fo:padding="0.097cm" fo:border="0.002cm solid #000000"/>
    </style:style>
    <style:style style:name="Tableau43.A2" style:family="table-cell">
      <style:table-cell-properties fo:padding="0.097cm" fo:border-left="0.002cm solid #000000" fo:border-right="0.002cm solid #000000" fo:border-top="none" fo:border-bottom="0.002cm solid #000000"/>
    </style:style>
    <style:style style:name="Tableau43.A5" style:family="table-cell">
      <style:table-cell-properties fo:padding="0.097cm" fo:border-left="0.002cm solid #000000" fo:border-right="none" fo:border-top="none" fo:border-bottom="0.002cm solid #000000"/>
    </style:style>
    <style:style style:name="Tableau43.A6" style:family="table-cell" style:data-style-name="N0">
      <style:table-cell-properties fo:padding="0.097cm" fo:border-left="0.002cm solid #000000" fo:border-right="none" fo:border-top="none" fo:border-bottom="0.002cm solid #000000"/>
    </style:style>
    <style:style style:name="Tableau35" style:family="table">
      <style:table-properties style:width="17.013cm" fo:margin-left="0cm" fo:margin-right="-0.012cm" table:align="margins"/>
    </style:style>
    <style:style style:name="Tableau35.A" style:family="table-column">
      <style:table-column-properties style:column-width="2.281cm" style:rel-column-width="8785*"/>
    </style:style>
    <style:style style:name="Tableau35.B" style:family="table-column">
      <style:table-column-properties style:column-width="3.831cm" style:rel-column-width="14758*"/>
    </style:style>
    <style:style style:name="Tableau35.C" style:family="table-column">
      <style:table-column-properties style:column-width="3.334cm" style:rel-column-width="12842*"/>
    </style:style>
    <style:style style:name="Tableau35.D" style:family="table-column">
      <style:table-column-properties style:column-width="7.567cm" style:rel-column-width="29150*"/>
    </style:style>
    <style:style style:name="Tableau35.A1" style:family="table-cell">
      <style:table-cell-properties fo:padding="0.097cm" fo:border-left="0.002cm solid #000000" fo:border-right="none" fo:border-top="0.002cm solid #000000" fo:border-bottom="0.002cm solid #000000"/>
    </style:style>
    <style:style style:name="Tableau35.D1" style:family="table-cell">
      <style:table-cell-properties fo:padding="0.097cm" fo:border="0.002cm solid #000000"/>
    </style:style>
    <style:style style:name="Tableau35.A2" style:family="table-cell">
      <style:table-cell-properties fo:padding="0.097cm" fo:border-left="0.002cm solid #000000" fo:border-right="0.002cm solid #000000" fo:border-top="none" fo:border-bottom="0.002cm solid #000000"/>
    </style:style>
    <style:style style:name="Tableau35.A5" style:family="table-cell">
      <style:table-cell-properties fo:padding="0.097cm" fo:border-left="0.002cm solid #000000" fo:border-right="none" fo:border-top="none" fo:border-bottom="0.002cm solid #000000"/>
    </style:style>
    <style:style style:name="Tableau35.A6" style:family="table-cell" style:data-style-name="N0">
      <style:table-cell-properties fo:padding="0.097cm" fo:border-left="0.002cm solid #000000" fo:border-right="none" fo:border-top="none" fo:border-bottom="0.002cm solid #000000"/>
    </style:style>
    <style:style style:name="Tableau92" style:family="table">
      <style:table-properties style:width="17cm" table:align="margins"/>
    </style:style>
    <style:style style:name="Tableau92.A" style:family="table-column">
      <style:table-column-properties style:column-width="2.281cm" style:rel-column-width="8791*"/>
    </style:style>
    <style:style style:name="Tableau92.B" style:family="table-column">
      <style:table-column-properties style:column-width="3.805cm" style:rel-column-width="14666*"/>
    </style:style>
    <style:style style:name="Tableau92.C" style:family="table-column">
      <style:table-column-properties style:column-width="3.295cm" style:rel-column-width="12701*"/>
    </style:style>
    <style:style style:name="Tableau92.D" style:family="table-column">
      <style:table-column-properties style:column-width="7.62cm" style:rel-column-width="29377*"/>
    </style:style>
    <style:style style:name="Tableau92.A1" style:family="table-cell">
      <style:table-cell-properties fo:padding="0.097cm" fo:border-left="0.002cm solid #000000" fo:border-right="none" fo:border-top="0.002cm solid #000000" fo:border-bottom="0.002cm solid #000000"/>
    </style:style>
    <style:style style:name="Tableau92.D1" style:family="table-cell">
      <style:table-cell-properties fo:padding="0.097cm" fo:border="0.002cm solid #000000"/>
    </style:style>
    <style:style style:name="Tableau92.A2" style:family="table-cell">
      <style:table-cell-properties fo:padding="0.097cm" fo:border-left="0.002cm solid #000000" fo:border-right="0.002cm solid #000000" fo:border-top="none" fo:border-bottom="0.002cm solid #000000"/>
    </style:style>
    <style:style style:name="Tableau92.A5" style:family="table-cell">
      <style:table-cell-properties fo:padding="0.097cm" fo:border-left="0.002cm solid #000000" fo:border-right="none" fo:border-top="none" fo:border-bottom="0.002cm solid #000000"/>
    </style:style>
    <style:style style:name="Tableau92.A6" style:family="table-cell" style:data-style-name="N0">
      <style:table-cell-properties fo:padding="0.097cm" fo:border-left="0.002cm solid #000000" fo:border-right="none" fo:border-top="none" fo:border-bottom="0.002cm solid #000000"/>
    </style:style>
    <style:style style:name="Tableau4" style:family="table">
      <style:table-properties style:width="17cm" table:align="margins"/>
    </style:style>
    <style:style style:name="Tableau4.A" style:family="table-column">
      <style:table-column-properties style:column-width="2.21cm" style:rel-column-width="8519*"/>
    </style:style>
    <style:style style:name="Tableau4.B" style:family="table-column">
      <style:table-column-properties style:column-width="3.104cm" style:rel-column-width="11967*"/>
    </style:style>
    <style:style style:name="Tableau4.C" style:family="table-column">
      <style:table-column-properties style:column-width="4.066cm" style:rel-column-width="15673*"/>
    </style:style>
    <style:style style:name="Tableau4.D" style:family="table-column">
      <style:table-column-properties style:column-width="3.896cm" style:rel-column-width="15020*"/>
    </style:style>
    <style:style style:name="Tableau4.E" style:family="table-column">
      <style:table-column-properties style:column-width="3.724cm" style:rel-column-width="14356*"/>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4.A4" style:family="table-cell">
      <style:table-cell-properties fo:padding="0.097cm" fo:border-left="0.002cm solid #000000" fo:border-right="none" fo:border-top="none" fo:border-bottom="0.002cm solid #000000"/>
    </style:style>
    <style:style style:name="Tableau4.A5" style:family="table-cell" style:data-style-name="N0">
      <style:table-cell-properties fo:padding="0.097cm" fo:border-left="0.002cm solid #000000" fo:border-right="none" fo:border-top="none" fo:border-bottom="0.002cm solid #000000"/>
    </style:style>
    <style:style style:name="Tableau6" style:family="table">
      <style:table-properties style:width="17cm" table:align="margins"/>
    </style:style>
    <style:style style:name="Tableau6.A" style:family="table-column">
      <style:table-column-properties style:column-width="2.21cm" style:rel-column-width="8519*"/>
    </style:style>
    <style:style style:name="Tableau6.B" style:family="table-column">
      <style:table-column-properties style:column-width="3.104cm" style:rel-column-width="11967*"/>
    </style:style>
    <style:style style:name="Tableau6.C" style:family="table-column">
      <style:table-column-properties style:column-width="4.11cm" style:rel-column-width="15843*"/>
    </style:style>
    <style:style style:name="Tableau6.D" style:family="table-column">
      <style:table-column-properties style:column-width="3.852cm" style:rel-column-width="14850*"/>
    </style:style>
    <style:style style:name="Tableau6.E" style:family="table-column">
      <style:table-column-properties style:column-width="3.724cm" style:rel-column-width="14356*"/>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0.002cm solid #000000" fo:border-top="none" fo:border-bottom="0.002cm solid #000000"/>
    </style:style>
    <style:style style:name="Tableau6.A4" style:family="table-cell">
      <style:table-cell-properties fo:padding="0.097cm" fo:border-left="0.002cm solid #000000" fo:border-right="none" fo:border-top="none" fo:border-bottom="0.002cm solid #000000"/>
    </style:style>
    <style:style style:name="Tableau6.A5" style:family="table-cell" style:data-style-name="N0">
      <style:table-cell-properties fo:padding="0.097cm" fo:border-left="0.002cm solid #000000" fo:border-right="none" fo:border-top="none" fo:border-bottom="0.002cm solid #000000"/>
    </style:style>
    <style:style style:name="Tableau15" style:family="table">
      <style:table-properties style:width="17cm" table:align="margins"/>
    </style:style>
    <style:style style:name="Tableau15.A" style:family="table-column">
      <style:table-column-properties style:column-width="2.21cm" style:rel-column-width="8519*"/>
    </style:style>
    <style:style style:name="Tableau15.B" style:family="table-column">
      <style:table-column-properties style:column-width="3.127cm" style:rel-column-width="12055*"/>
    </style:style>
    <style:style style:name="Tableau15.C" style:family="table-column">
      <style:table-column-properties style:column-width="4.087cm" style:rel-column-width="15754*"/>
    </style:style>
    <style:style style:name="Tableau15.D" style:family="table-column">
      <style:table-column-properties style:column-width="3.877cm" style:rel-column-width="14945*"/>
    </style:style>
    <style:style style:name="Tableau15.E" style:family="table-column">
      <style:table-column-properties style:column-width="3.699cm" style:rel-column-width="14262*"/>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4" style:family="table-cell">
      <style:table-cell-properties fo:padding="0.097cm" fo:border-left="0.002cm solid #000000" fo:border-right="none" fo:border-top="none" fo:border-bottom="0.002cm solid #000000"/>
    </style:style>
    <style:style style:name="Tableau15.A5" style:family="table-cell" style:data-style-name="N0">
      <style:table-cell-properties fo:padding="0.097cm" fo:border-left="0.002cm solid #000000" fo:border-right="none" fo:border-top="none" fo:border-bottom="0.002cm solid #000000"/>
    </style:style>
    <style:style style:name="Tableau16" style:family="table">
      <style:table-properties style:width="17cm" table:align="margins"/>
    </style:style>
    <style:style style:name="Tableau16.A" style:family="table-column">
      <style:table-column-properties style:column-width="2.21cm" style:rel-column-width="8519*"/>
    </style:style>
    <style:style style:name="Tableau16.B" style:family="table-column">
      <style:table-column-properties style:column-width="3.152cm" style:rel-column-width="12150*"/>
    </style:style>
    <style:style style:name="Tableau16.C" style:family="table-column">
      <style:table-column-properties style:column-width="4.062cm" style:rel-column-width="15659*"/>
    </style:style>
    <style:style style:name="Tableau16.D" style:family="table-column">
      <style:table-column-properties style:column-width="3.902cm" style:rel-column-width="15040*"/>
    </style:style>
    <style:style style:name="Tableau16.E" style:family="table-column">
      <style:table-column-properties style:column-width="3.674cm" style:rel-column-width="14167*"/>
    </style:style>
    <style:style style:name="Tableau16.A1" style:family="table-cell">
      <style:table-cell-properties fo:padding="0.097cm" fo:border="0.002cm solid #000000"/>
    </style:style>
    <style:style style:name="Tableau16.A2" style:family="table-cell">
      <style:table-cell-properties fo:padding="0.097cm" fo:border-left="0.002cm solid #000000" fo:border-right="0.002cm solid #000000" fo:border-top="none" fo:border-bottom="0.002cm solid #000000"/>
    </style:style>
    <style:style style:name="Tableau16.A4" style:family="table-cell">
      <style:table-cell-properties fo:padding="0.097cm" fo:border-left="0.002cm solid #000000" fo:border-right="none" fo:border-top="none" fo:border-bottom="0.002cm solid #000000"/>
    </style:style>
    <style:style style:name="Tableau16.A5" style:family="table-cell" style:data-style-name="N0">
      <style:table-cell-properties fo:padding="0.097cm" fo:border-left="0.002cm solid #000000" fo:border-right="none" fo:border-top="none" fo:border-bottom="0.002cm solid #000000"/>
    </style:style>
    <style:style style:name="Tableau58" style:family="table">
      <style:table-properties style:width="17cm" table:align="margins"/>
    </style:style>
    <style:style style:name="Tableau58.A" style:family="table-column">
      <style:table-column-properties style:column-width="2.208cm" style:rel-column-width="8513*"/>
    </style:style>
    <style:style style:name="Tableau58.B" style:family="table-column">
      <style:table-column-properties style:column-width="3.177cm" style:rel-column-width="12246*"/>
    </style:style>
    <style:style style:name="Tableau58.C" style:family="table-column">
      <style:table-column-properties style:column-width="4.038cm" style:rel-column-width="15564*"/>
    </style:style>
    <style:style style:name="Tableau58.D" style:family="table-column">
      <style:table-column-properties style:column-width="3.995cm" style:rel-column-width="15401*"/>
    </style:style>
    <style:style style:name="Tableau58.E" style:family="table-column">
      <style:table-column-properties style:column-width="3.582cm" style:rel-column-width="13811*"/>
    </style:style>
    <style:style style:name="Tableau58.A1" style:family="table-cell">
      <style:table-cell-properties fo:padding="0.097cm" fo:border="0.002cm solid #000000"/>
    </style:style>
    <style:style style:name="Tableau58.A2" style:family="table-cell">
      <style:table-cell-properties fo:padding="0.097cm" fo:border-left="0.002cm solid #000000" fo:border-right="0.002cm solid #000000" fo:border-top="none" fo:border-bottom="0.002cm solid #000000"/>
    </style:style>
    <style:style style:name="Tableau58.A4" style:family="table-cell">
      <style:table-cell-properties fo:padding="0.097cm" fo:border-left="0.002cm solid #000000" fo:border-right="none" fo:border-top="none" fo:border-bottom="0.002cm solid #000000"/>
    </style:style>
    <style:style style:name="Tableau58.A5" style:family="table-cell" style:data-style-name="N0">
      <style:table-cell-properties fo:padding="0.097cm" fo:border-left="0.002cm solid #000000" fo:border-right="none" fo:border-top="none" fo:border-bottom="0.002cm solid #000000"/>
    </style:style>
    <style:style style:name="Tableau27" style:family="table">
      <style:table-properties style:width="17cm" table:align="margins"/>
    </style:style>
    <style:style style:name="Tableau27.A" style:family="table-column">
      <style:table-column-properties style:column-width="2.208cm" style:rel-column-width="8513*"/>
    </style:style>
    <style:style style:name="Tableau27.B" style:family="table-column">
      <style:table-column-properties style:column-width="3.177cm" style:rel-column-width="12246*"/>
    </style:style>
    <style:style style:name="Tableau27.C" style:family="table-column">
      <style:table-column-properties style:column-width="4.038cm" style:rel-column-width="15564*"/>
    </style:style>
    <style:style style:name="Tableau27.D" style:family="table-column">
      <style:table-column-properties style:column-width="3.995cm" style:rel-column-width="15401*"/>
    </style:style>
    <style:style style:name="Tableau27.E" style:family="table-column">
      <style:table-column-properties style:column-width="3.582cm" style:rel-column-width="13811*"/>
    </style:style>
    <style:style style:name="Tableau27.A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4" style:family="table-cell">
      <style:table-cell-properties fo:padding="0.097cm" fo:border-left="0.002cm solid #000000" fo:border-right="none" fo:border-top="none" fo:border-bottom="0.002cm solid #000000"/>
    </style:style>
    <style:style style:name="Tableau27.A5" style:family="table-cell" style:data-style-name="N0">
      <style:table-cell-properties fo:padding="0.097cm" fo:border-left="0.002cm solid #000000" fo:border-right="none" fo:border-top="none" fo:border-bottom="0.002cm solid #000000"/>
    </style:style>
    <style:style style:name="Tableau29" style:family="table">
      <style:table-properties style:width="17cm" table:align="margins"/>
    </style:style>
    <style:style style:name="Tableau29.A" style:family="table-column">
      <style:table-column-properties style:column-width="2.207cm" style:rel-column-width="8506*"/>
    </style:style>
    <style:style style:name="Tableau29.B" style:family="table-column">
      <style:table-column-properties style:column-width="3.237cm" style:rel-column-width="12477*"/>
    </style:style>
    <style:style style:name="Tableau29.C" style:family="table-column">
      <style:table-column-properties style:column-width="4.724cm" style:rel-column-width="18209*"/>
    </style:style>
    <style:style style:name="Tableau29.D" style:family="table-column">
      <style:table-column-properties style:column-width="3.249cm" style:rel-column-width="12524*"/>
    </style:style>
    <style:style style:name="Tableau29.E" style:family="table-column">
      <style:table-column-properties style:column-width="3.584cm" style:rel-column-width="13819*"/>
    </style:style>
    <style:style style:name="Tableau29.A1" style:family="table-cell">
      <style:table-cell-properties fo:padding="0.097cm" fo:border="0.002cm solid #000000"/>
    </style:style>
    <style:style style:name="Tableau29.A2" style:family="table-cell">
      <style:table-cell-properties fo:padding="0.097cm" fo:border-left="0.002cm solid #000000" fo:border-right="0.002cm solid #000000" fo:border-top="none" fo:border-bottom="0.002cm solid #000000"/>
    </style:style>
    <style:style style:name="Tableau29.A4" style:family="table-cell">
      <style:table-cell-properties fo:padding="0.097cm" fo:border-left="0.002cm solid #000000" fo:border-right="none" fo:border-top="none" fo:border-bottom="0.002cm solid #000000"/>
    </style:style>
    <style:style style:name="Tableau29.A5" style:family="table-cell" style:data-style-name="N0">
      <style:table-cell-properties fo:padding="0.097cm" fo:border-left="0.002cm solid #000000" fo:border-right="none" fo:border-top="none" fo:border-bottom="0.002cm solid #000000"/>
    </style:style>
    <style:style style:name="Tableau44" style:family="table">
      <style:table-properties style:width="17cm" table:align="margins"/>
    </style:style>
    <style:style style:name="Tableau44.A" style:family="table-column">
      <style:table-column-properties style:column-width="2.207cm" style:rel-column-width="8506*"/>
    </style:style>
    <style:style style:name="Tableau44.B" style:family="table-column">
      <style:table-column-properties style:column-width="3.237cm" style:rel-column-width="12477*"/>
    </style:style>
    <style:style style:name="Tableau44.C" style:family="table-column">
      <style:table-column-properties style:column-width="4.724cm" style:rel-column-width="18209*"/>
    </style:style>
    <style:style style:name="Tableau44.D" style:family="table-column">
      <style:table-column-properties style:column-width="3.249cm" style:rel-column-width="12524*"/>
    </style:style>
    <style:style style:name="Tableau44.E" style:family="table-column">
      <style:table-column-properties style:column-width="3.584cm" style:rel-column-width="13819*"/>
    </style:style>
    <style:style style:name="Tableau44.A1" style:family="table-cell">
      <style:table-cell-properties fo:padding="0.097cm" fo:border="0.002cm solid #000000"/>
    </style:style>
    <style:style style:name="Tableau44.A2" style:family="table-cell">
      <style:table-cell-properties fo:padding="0.097cm" fo:border-left="0.002cm solid #000000" fo:border-right="0.002cm solid #000000" fo:border-top="none" fo:border-bottom="0.002cm solid #000000"/>
    </style:style>
    <style:style style:name="Tableau44.A4" style:family="table-cell">
      <style:table-cell-properties fo:padding="0.097cm" fo:border-left="0.002cm solid #000000" fo:border-right="none" fo:border-top="none" fo:border-bottom="0.002cm solid #000000"/>
    </style:style>
    <style:style style:name="Tableau44.A5" style:family="table-cell" style:data-style-name="N0">
      <style:table-cell-properties fo:padding="0.097cm" fo:border-left="0.002cm solid #000000" fo:border-right="none" fo:border-top="none" fo:border-bottom="0.002cm solid #000000"/>
    </style:style>
    <style:style style:name="Tableau45" style:family="table">
      <style:table-properties style:width="17cm" table:align="margins"/>
    </style:style>
    <style:style style:name="Tableau45.A" style:family="table-column">
      <style:table-column-properties style:column-width="2.207cm" style:rel-column-width="8506*"/>
    </style:style>
    <style:style style:name="Tableau45.B" style:family="table-column">
      <style:table-column-properties style:column-width="3.237cm" style:rel-column-width="12477*"/>
    </style:style>
    <style:style style:name="Tableau45.C" style:family="table-column">
      <style:table-column-properties style:column-width="4.724cm" style:rel-column-width="18209*"/>
    </style:style>
    <style:style style:name="Tableau45.D" style:family="table-column">
      <style:table-column-properties style:column-width="3.249cm" style:rel-column-width="12524*"/>
    </style:style>
    <style:style style:name="Tableau45.E" style:family="table-column">
      <style:table-column-properties style:column-width="3.584cm" style:rel-column-width="13819*"/>
    </style:style>
    <style:style style:name="Tableau45.A1" style:family="table-cell">
      <style:table-cell-properties fo:padding="0.097cm" fo:border="0.002cm solid #000000"/>
    </style:style>
    <style:style style:name="Tableau45.A2" style:family="table-cell">
      <style:table-cell-properties fo:padding="0.097cm" fo:border-left="0.002cm solid #000000" fo:border-right="0.002cm solid #000000" fo:border-top="none" fo:border-bottom="0.002cm solid #000000"/>
    </style:style>
    <style:style style:name="Tableau45.A4" style:family="table-cell">
      <style:table-cell-properties fo:padding="0.097cm" fo:border-left="0.002cm solid #000000" fo:border-right="none" fo:border-top="none" fo:border-bottom="0.002cm solid #000000"/>
    </style:style>
    <style:style style:name="Tableau45.A5" style:family="table-cell" style:data-style-name="N0">
      <style:table-cell-properties fo:padding="0.097cm" fo:border-left="0.002cm solid #000000" fo:border-right="none" fo:border-top="none" fo:border-bottom="0.002cm solid #000000"/>
    </style:style>
    <style:style style:name="Tableau46" style:family="table">
      <style:table-properties style:width="17cm" table:align="margins"/>
    </style:style>
    <style:style style:name="Tableau46.A" style:family="table-column">
      <style:table-column-properties style:column-width="2.205cm" style:rel-column-width="8499*"/>
    </style:style>
    <style:style style:name="Tableau46.B" style:family="table-column">
      <style:table-column-properties style:column-width="3.237cm" style:rel-column-width="12477*"/>
    </style:style>
    <style:style style:name="Tableau46.C" style:family="table-column">
      <style:table-column-properties style:column-width="4.5cm" style:rel-column-width="17345*"/>
    </style:style>
    <style:style style:name="Tableau46.D" style:family="table-column">
      <style:table-column-properties style:column-width="3.473cm" style:rel-column-width="13388*"/>
    </style:style>
    <style:style style:name="Tableau46.E" style:family="table-column">
      <style:table-column-properties style:column-width="3.586cm" style:rel-column-width="13826*"/>
    </style:style>
    <style:style style:name="Tableau46.A1" style:family="table-cell">
      <style:table-cell-properties fo:padding="0.097cm" fo:border="0.002cm solid #000000"/>
    </style:style>
    <style:style style:name="Tableau46.A2" style:family="table-cell">
      <style:table-cell-properties fo:padding="0.097cm" fo:border-left="0.002cm solid #000000" fo:border-right="0.002cm solid #000000" fo:border-top="none" fo:border-bottom="0.002cm solid #000000"/>
    </style:style>
    <style:style style:name="Tableau46.A4" style:family="table-cell">
      <style:table-cell-properties fo:padding="0.097cm" fo:border-left="0.002cm solid #000000" fo:border-right="none" fo:border-top="none" fo:border-bottom="0.002cm solid #000000"/>
    </style:style>
    <style:style style:name="Tableau46.A5" style:family="table-cell" style:data-style-name="N0">
      <style:table-cell-properties fo:padding="0.097cm" fo:border-left="0.002cm solid #000000" fo:border-right="none" fo:border-top="none" fo:border-bottom="0.002cm solid #000000"/>
    </style:style>
    <style:style style:name="Tableau47" style:family="table">
      <style:table-properties style:width="17cm" table:align="margins"/>
    </style:style>
    <style:style style:name="Tableau47.A" style:family="table-column">
      <style:table-column-properties style:column-width="2.208cm" style:rel-column-width="8513*"/>
    </style:style>
    <style:style style:name="Tableau47.B" style:family="table-column">
      <style:table-column-properties style:column-width="3.177cm" style:rel-column-width="12246*"/>
    </style:style>
    <style:style style:name="Tableau47.C" style:family="table-column">
      <style:table-column-properties style:column-width="4.038cm" style:rel-column-width="15564*"/>
    </style:style>
    <style:style style:name="Tableau47.D" style:family="table-column">
      <style:table-column-properties style:column-width="3.995cm" style:rel-column-width="15401*"/>
    </style:style>
    <style:style style:name="Tableau47.E" style:family="table-column">
      <style:table-column-properties style:column-width="3.582cm" style:rel-column-width="13811*"/>
    </style:style>
    <style:style style:name="Tableau47.A1" style:family="table-cell">
      <style:table-cell-properties fo:padding="0.097cm" fo:border="0.002cm solid #000000"/>
    </style:style>
    <style:style style:name="Tableau47.A2" style:family="table-cell">
      <style:table-cell-properties fo:padding="0.097cm" fo:border-left="0.002cm solid #000000" fo:border-right="0.002cm solid #000000" fo:border-top="none" fo:border-bottom="0.002cm solid #000000"/>
    </style:style>
    <style:style style:name="Tableau47.A4" style:family="table-cell">
      <style:table-cell-properties fo:padding="0.097cm" fo:border-left="0.002cm solid #000000" fo:border-right="none" fo:border-top="none" fo:border-bottom="0.002cm solid #000000"/>
    </style:style>
    <style:style style:name="Tableau47.A5" style:family="table-cell" style:data-style-name="N0">
      <style:table-cell-properties fo:padding="0.097cm" fo:border-left="0.002cm solid #000000" fo:border-right="none" fo:border-top="none" fo:border-bottom="0.002cm solid #000000"/>
    </style:style>
    <style:style style:name="Tableau93" style:family="table">
      <style:table-properties style:width="17cm" table:align="margins"/>
    </style:style>
    <style:style style:name="Tableau93.A" style:family="table-column">
      <style:table-column-properties style:column-width="2.208cm" style:rel-column-width="8513*"/>
    </style:style>
    <style:style style:name="Tableau93.B" style:family="table-column">
      <style:table-column-properties style:column-width="3.177cm" style:rel-column-width="12246*"/>
    </style:style>
    <style:style style:name="Tableau93.C" style:family="table-column">
      <style:table-column-properties style:column-width="4.038cm" style:rel-column-width="15564*"/>
    </style:style>
    <style:style style:name="Tableau93.D" style:family="table-column">
      <style:table-column-properties style:column-width="3.995cm" style:rel-column-width="15401*"/>
    </style:style>
    <style:style style:name="Tableau93.E" style:family="table-column">
      <style:table-column-properties style:column-width="3.582cm" style:rel-column-width="13811*"/>
    </style:style>
    <style:style style:name="Tableau93.A1" style:family="table-cell">
      <style:table-cell-properties fo:padding="0.097cm" fo:border="0.002cm solid #000000"/>
    </style:style>
    <style:style style:name="Tableau93.A2" style:family="table-cell">
      <style:table-cell-properties fo:padding="0.097cm" fo:border-left="0.002cm solid #000000" fo:border-right="0.002cm solid #000000" fo:border-top="none" fo:border-bottom="0.002cm solid #000000"/>
    </style:style>
    <style:style style:name="Tableau93.A4" style:family="table-cell">
      <style:table-cell-properties fo:padding="0.097cm" fo:border-left="0.002cm solid #000000" fo:border-right="none" fo:border-top="none" fo:border-bottom="0.002cm solid #000000"/>
    </style:style>
    <style:style style:name="Tableau93.A5" style:family="table-cell" style:data-style-name="N0">
      <style:table-cell-properties fo:padding="0.097cm" fo:border-left="0.002cm solid #000000" fo:border-right="none"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Tableau5.A4" style:family="table-cell">
      <style:table-cell-properties fo:padding="0.097cm" fo:border-left="0.002cm solid #000000" fo:border-right="none" fo:border-top="none" fo:border-bottom="0.002cm solid #000000"/>
    </style:style>
    <style:style style:name="Tableau7" style:family="table">
      <style:table-properties style:width="17cm" table:align="margins"/>
    </style:style>
    <style:style style:name="Tableau7.A" style:family="table-column">
      <style:table-column-properties style:column-width="2.281cm" style:rel-column-width="8791*"/>
    </style:style>
    <style:style style:name="Tableau7.B" style:family="table-column">
      <style:table-column-properties style:column-width="5.833cm" style:rel-column-width="22486*"/>
    </style:style>
    <style:style style:name="Tableau7.C" style:family="table-column">
      <style:table-column-properties style:column-width="8.886cm" style:rel-column-width="34258*"/>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7.5" style:family="table-row">
      <style:table-row-properties style:min-row-height="0.64cm"/>
    </style:style>
    <style:style style:name="Tableau7.A5" style:family="table-cell">
      <style:table-cell-properties fo:padding="0.097cm" fo:border-left="0.002cm solid #000000" fo:border-right="none" fo:border-top="none" fo:border-bottom="0.002cm solid #000000"/>
    </style:style>
    <style:style style:name="Tableau7.A6" style:family="table-cell" style:data-style-name="N0">
      <style:table-cell-properties fo:padding="0.097cm" fo:border-left="0.002cm solid #000000" fo:border-right="none" fo:border-top="none" fo:border-bottom="0.002cm solid #000000"/>
    </style:style>
    <style:style style:name="Tableau8" style:family="table">
      <style:table-properties style:width="17cm" table:align="margins"/>
    </style:style>
    <style:style style:name="Tableau8.A" style:family="table-column">
      <style:table-column-properties style:column-width="2.272cm" style:rel-column-width="8757*"/>
    </style:style>
    <style:style style:name="Tableau8.B" style:family="table-column">
      <style:table-column-properties style:column-width="5.865cm" style:rel-column-width="22608*"/>
    </style:style>
    <style:style style:name="Tableau8.C" style:family="table-column">
      <style:table-column-properties style:column-width="8.864cm" style:rel-column-width="34170*"/>
    </style:style>
    <style:style style:name="Tableau8.A1" style:family="table-cell">
      <style:table-cell-properties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5" style:family="table-row">
      <style:table-row-properties style:min-row-height="0.861cm"/>
    </style:style>
    <style:style style:name="Tableau8.A5" style:family="table-cell">
      <style:table-cell-properties fo:padding="0.097cm" fo:border-left="0.002cm solid #000000" fo:border-right="none" fo:border-top="none" fo:border-bottom="0.002cm solid #000000"/>
    </style:style>
    <style:style style:name="Tableau8.A6" style:family="table-cell" style:data-style-name="N0">
      <style:table-cell-properties fo:padding="0.097cm" fo:border-left="0.002cm solid #000000" fo:border-right="none" fo:border-top="none" fo:border-bottom="0.002cm solid #000000"/>
    </style:style>
    <style:style style:name="Tableau17" style:family="table">
      <style:table-properties style:width="17cm" table:align="margins"/>
    </style:style>
    <style:style style:name="Tableau17.A" style:family="table-column">
      <style:table-column-properties style:column-width="2.272cm" style:rel-column-width="8757*"/>
    </style:style>
    <style:style style:name="Tableau17.B" style:family="table-column">
      <style:table-column-properties style:column-width="5.865cm" style:rel-column-width="22608*"/>
    </style:style>
    <style:style style:name="Tableau17.C" style:family="table-column">
      <style:table-column-properties style:column-width="8.864cm" style:rel-column-width="34170*"/>
    </style:style>
    <style:style style:name="Tableau17.A1" style:family="table-cell">
      <style:table-cell-properties fo:padding="0.097cm" fo:border-left="0.002cm solid #000000" fo:border-right="none" fo:border-top="0.002cm solid #000000" fo:border-bottom="0.002cm solid #000000"/>
    </style:style>
    <style:style style:name="Tableau17.C1" style:family="table-cell">
      <style:table-cell-properties fo:padding="0.097cm" fo:border="0.002cm solid #000000"/>
    </style:style>
    <style:style style:name="Tableau17.A2" style:family="table-cell">
      <style:table-cell-properties fo:padding="0.097cm" fo:border-left="0.002cm solid #000000" fo:border-right="0.002cm solid #000000" fo:border-top="none" fo:border-bottom="0.002cm solid #000000"/>
    </style:style>
    <style:style style:name="Tableau17.5" style:family="table-row">
      <style:table-row-properties style:min-row-height="0.861cm"/>
    </style:style>
    <style:style style:name="Tableau17.A5" style:family="table-cell">
      <style:table-cell-properties fo:padding="0.097cm" fo:border-left="0.002cm solid #000000" fo:border-right="none" fo:border-top="none" fo:border-bottom="0.002cm solid #000000"/>
    </style:style>
    <style:style style:name="Tableau17.A6" style:family="table-cell" style:data-style-name="N0">
      <style:table-cell-properties fo:padding="0.097cm" fo:border-left="0.002cm solid #000000" fo:border-right="none" fo:border-top="none" fo:border-bottom="0.002cm solid #000000"/>
    </style:style>
    <style:style style:name="Tableau10" style:family="table">
      <style:table-properties style:width="17cm" table:align="margins"/>
    </style:style>
    <style:style style:name="Tableau10.A" style:family="table-column">
      <style:table-column-properties style:column-width="2.272cm" style:rel-column-width="8757*"/>
    </style:style>
    <style:style style:name="Tableau10.B" style:family="table-column">
      <style:table-column-properties style:column-width="5.865cm" style:rel-column-width="22608*"/>
    </style:style>
    <style:style style:name="Tableau10.C" style:family="table-column">
      <style:table-column-properties style:column-width="8.864cm" style:rel-column-width="34170*"/>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table-cell-properties fo:padding="0.097cm" fo:border-left="0.002cm solid #000000" fo:border-right="0.002cm solid #000000" fo:border-top="none" fo:border-bottom="0.002cm solid #000000"/>
    </style:style>
    <style:style style:name="Tableau10.5" style:family="table-row">
      <style:table-row-properties style:min-row-height="0.861cm"/>
    </style:style>
    <style:style style:name="Tableau10.A5" style:family="table-cell">
      <style:table-cell-properties fo:padding="0.097cm" fo:border-left="0.002cm solid #000000" fo:border-right="none" fo:border-top="none" fo:border-bottom="0.002cm solid #000000"/>
    </style:style>
    <style:style style:name="Tableau10.A6" style:family="table-cell" style:data-style-name="N0">
      <style:table-cell-properties fo:padding="0.097cm" fo:border-left="0.002cm solid #000000" fo:border-right="none" fo:border-top="none" fo:border-bottom="0.002cm solid #000000"/>
    </style:style>
    <style:style style:name="Tableau13" style:family="table">
      <style:table-properties style:width="17cm" table:align="margins"/>
    </style:style>
    <style:style style:name="Tableau13.A" style:family="table-column">
      <style:table-column-properties style:column-width="2.272cm" style:rel-column-width="8757*"/>
    </style:style>
    <style:style style:name="Tableau13.B" style:family="table-column">
      <style:table-column-properties style:column-width="5.865cm" style:rel-column-width="22608*"/>
    </style:style>
    <style:style style:name="Tableau13.C" style:family="table-column">
      <style:table-column-properties style:column-width="8.864cm" style:rel-column-width="34170*"/>
    </style:style>
    <style:style style:name="Tableau13.A1" style:family="table-cell">
      <style:table-cell-properties fo:padding="0.097cm" fo:border-left="0.002cm solid #000000" fo:border-right="none" fo:border-top="0.002cm solid #000000" fo:border-bottom="0.002cm solid #000000"/>
    </style:style>
    <style:style style:name="Tableau13.C1" style:family="table-cell">
      <style:table-cell-properties fo:padding="0.097cm" fo:border="0.002cm solid #000000"/>
    </style:style>
    <style:style style:name="Tableau13.A2" style:family="table-cell">
      <style:table-cell-properties fo:padding="0.097cm" fo:border-left="0.002cm solid #000000" fo:border-right="0.002cm solid #000000" fo:border-top="none" fo:border-bottom="0.002cm solid #000000"/>
    </style:style>
    <style:style style:name="Tableau13.5" style:family="table-row">
      <style:table-row-properties style:min-row-height="0.861cm"/>
    </style:style>
    <style:style style:name="Tableau13.A5" style:family="table-cell">
      <style:table-cell-properties fo:padding="0.097cm" fo:border-left="0.002cm solid #000000" fo:border-right="none" fo:border-top="none" fo:border-bottom="0.002cm solid #000000"/>
    </style:style>
    <style:style style:name="Tableau13.A6" style:family="table-cell" style:data-style-name="N0">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272cm" style:rel-column-width="8757*"/>
    </style:style>
    <style:style style:name="Tableau21.B" style:family="table-column">
      <style:table-column-properties style:column-width="5.865cm" style:rel-column-width="22608*"/>
    </style:style>
    <style:style style:name="Tableau21.C" style:family="table-column">
      <style:table-column-properties style:column-width="8.864cm" style:rel-column-width="34170*"/>
    </style:style>
    <style:style style:name="Tableau21.A1" style:family="table-cell">
      <style:table-cell-properties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A2" style:family="table-cell">
      <style:table-cell-properties fo:padding="0.097cm" fo:border-left="0.002cm solid #000000" fo:border-right="0.002cm solid #000000" fo:border-top="none" fo:border-bottom="0.002cm solid #000000"/>
    </style:style>
    <style:style style:name="Tableau21.5" style:family="table-row">
      <style:table-row-properties style:min-row-height="0.861cm"/>
    </style:style>
    <style:style style:name="Tableau21.A5" style:family="table-cell">
      <style:table-cell-properties fo:padding="0.097cm" fo:border-left="0.002cm solid #000000" fo:border-right="none" fo:border-top="none" fo:border-bottom="0.002cm solid #000000"/>
    </style:style>
    <style:style style:name="Tableau21.A6" style:family="table-cell" style:data-style-name="N0">
      <style:table-cell-properties fo:padding="0.097cm" fo:border-left="0.002cm solid #000000" fo:border-right="none" fo:border-top="none" fo:border-bottom="0.002cm solid #000000"/>
    </style:style>
    <style:style style:name="Tableau23" style:family="table">
      <style:table-properties style:width="17cm" table:align="margins"/>
    </style:style>
    <style:style style:name="Tableau23.A" style:family="table-column">
      <style:table-column-properties style:column-width="2.272cm" style:rel-column-width="8757*"/>
    </style:style>
    <style:style style:name="Tableau23.B" style:family="table-column">
      <style:table-column-properties style:column-width="5.865cm" style:rel-column-width="22608*"/>
    </style:style>
    <style:style style:name="Tableau23.C" style:family="table-column">
      <style:table-column-properties style:column-width="8.864cm" style:rel-column-width="34170*"/>
    </style:style>
    <style:style style:name="Tableau23.A1" style:family="table-cell">
      <style:table-cell-properties fo:padding="0.097cm" fo:border-left="0.002cm solid #000000" fo:border-right="none" fo:border-top="0.002cm solid #000000" fo:border-bottom="0.002cm solid #000000"/>
    </style:style>
    <style:style style:name="Tableau23.C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5" style:family="table-row">
      <style:table-row-properties style:min-row-height="0.861cm"/>
    </style:style>
    <style:style style:name="Tableau23.A5" style:family="table-cell">
      <style:table-cell-properties fo:padding="0.097cm" fo:border-left="0.002cm solid #000000" fo:border-right="none" fo:border-top="none" fo:border-bottom="0.002cm solid #000000"/>
    </style:style>
    <style:style style:name="Tableau23.A6" style:family="table-cell" style:data-style-name="N0">
      <style:table-cell-properties fo:padding="0.097cm" fo:border-left="0.002cm solid #000000" fo:border-right="none" fo:border-top="none" fo:border-bottom="0.002cm solid #000000"/>
    </style:style>
    <style:style style:name="Tableau24" style:family="table">
      <style:table-properties style:width="17cm" table:align="margins"/>
    </style:style>
    <style:style style:name="Tableau24.A" style:family="table-column">
      <style:table-column-properties style:column-width="2.272cm" style:rel-column-width="8757*"/>
    </style:style>
    <style:style style:name="Tableau24.B" style:family="table-column">
      <style:table-column-properties style:column-width="5.865cm" style:rel-column-width="22608*"/>
    </style:style>
    <style:style style:name="Tableau24.C" style:family="table-column">
      <style:table-column-properties style:column-width="8.864cm" style:rel-column-width="34170*"/>
    </style:style>
    <style:style style:name="Tableau24.A1" style:family="table-cell">
      <style:table-cell-properties fo:padding="0.097cm" fo:border-left="0.002cm solid #000000" fo:border-right="none" fo:border-top="0.002cm solid #000000" fo:border-bottom="0.002cm solid #000000"/>
    </style:style>
    <style:style style:name="Tableau24.C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4.5" style:family="table-row">
      <style:table-row-properties style:min-row-height="0.861cm"/>
    </style:style>
    <style:style style:name="Tableau24.A5" style:family="table-cell">
      <style:table-cell-properties fo:padding="0.097cm" fo:border-left="0.002cm solid #000000" fo:border-right="none" fo:border-top="none" fo:border-bottom="0.002cm solid #000000"/>
    </style:style>
    <style:style style:name="Tableau24.A6" style:family="table-cell" style:data-style-name="N0">
      <style:table-cell-properties fo:padding="0.097cm" fo:border-left="0.002cm solid #000000" fo:border-right="none" fo:border-top="none" fo:border-bottom="0.002cm solid #000000"/>
    </style:style>
    <style:style style:name="Tableau22" style:family="table">
      <style:table-properties style:width="17cm" table:align="margins"/>
    </style:style>
    <style:style style:name="Tableau22.A" style:family="table-column">
      <style:table-column-properties style:column-width="2.272cm" style:rel-column-width="8757*"/>
    </style:style>
    <style:style style:name="Tableau22.B" style:family="table-column">
      <style:table-column-properties style:column-width="5.865cm" style:rel-column-width="22608*"/>
    </style:style>
    <style:style style:name="Tableau22.C" style:family="table-column">
      <style:table-column-properties style:column-width="8.864cm" style:rel-column-width="34170*"/>
    </style:style>
    <style:style style:name="Tableau22.A1" style:family="table-cell">
      <style:table-cell-properties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5" style:family="table-row">
      <style:table-row-properties style:min-row-height="0.861cm"/>
    </style:style>
    <style:style style:name="Tableau22.A5" style:family="table-cell">
      <style:table-cell-properties fo:padding="0.097cm" fo:border-left="0.002cm solid #000000" fo:border-right="none" fo:border-top="none" fo:border-bottom="0.002cm solid #000000"/>
    </style:style>
    <style:style style:name="Tableau22.A6" style:family="table-cell" style:data-style-name="N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272cm" style:rel-column-width="8757*"/>
    </style:style>
    <style:style style:name="Tableau18.B" style:family="table-column">
      <style:table-column-properties style:column-width="5.865cm" style:rel-column-width="22608*"/>
    </style:style>
    <style:style style:name="Tableau18.C" style:family="table-column">
      <style:table-column-properties style:column-width="8.864cm" style:rel-column-width="34170*"/>
    </style:style>
    <style:style style:name="Tableau18.A1" style:family="table-cell">
      <style:table-cell-properties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5" style:family="table-row">
      <style:table-row-properties style:min-row-height="0.861cm"/>
    </style:style>
    <style:style style:name="Tableau18.A5" style:family="table-cell">
      <style:table-cell-properties fo:padding="0.097cm" fo:border-left="0.002cm solid #000000" fo:border-right="none" fo:border-top="none" fo:border-bottom="0.002cm solid #000000"/>
    </style:style>
    <style:style style:name="Tableau18.A6" style:family="table-cell" style:data-style-name="N0">
      <style:table-cell-properties fo:padding="0.097cm" fo:border-left="0.002cm solid #000000" fo:border-right="none" fo:border-top="none" fo:border-bottom="0.002cm solid #000000"/>
    </style:style>
    <style:style style:name="Tableau18.7" style:family="table-row">
      <style:table-row-properties style:min-row-height="1.263cm"/>
    </style:style>
    <style:style style:name="Tableau20" style:family="table">
      <style:table-properties style:width="17cm" table:align="margins"/>
    </style:style>
    <style:style style:name="Tableau20.A" style:family="table-column">
      <style:table-column-properties style:column-width="2.272cm" style:rel-column-width="8757*"/>
    </style:style>
    <style:style style:name="Tableau20.B" style:family="table-column">
      <style:table-column-properties style:column-width="5.865cm" style:rel-column-width="22608*"/>
    </style:style>
    <style:style style:name="Tableau20.C" style:family="table-column">
      <style:table-column-properties style:column-width="8.864cm" style:rel-column-width="34170*"/>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0.002cm solid #000000" fo:border-top="none" fo:border-bottom="0.002cm solid #000000"/>
    </style:style>
    <style:style style:name="Tableau20.5" style:family="table-row">
      <style:table-row-properties style:min-row-height="0.861cm"/>
    </style:style>
    <style:style style:name="Tableau20.A5" style:family="table-cell">
      <style:table-cell-properties fo:padding="0.097cm" fo:border-left="0.002cm solid #000000" fo:border-right="none" fo:border-top="none" fo:border-bottom="0.002cm solid #000000"/>
    </style:style>
    <style:style style:name="Tableau20.A6" style:family="table-cell" style:data-style-name="N0">
      <style:table-cell-properties fo:padding="0.097cm" fo:border-left="0.002cm solid #000000" fo:border-right="none" fo:border-top="none" fo:border-bottom="0.002cm solid #000000"/>
    </style:style>
    <style:style style:name="Tableau25" style:family="table">
      <style:table-properties style:width="17cm" table:align="margins"/>
    </style:style>
    <style:style style:name="Tableau25.A" style:family="table-column">
      <style:table-column-properties style:column-width="2.272cm" style:rel-column-width="8757*"/>
    </style:style>
    <style:style style:name="Tableau25.B" style:family="table-column">
      <style:table-column-properties style:column-width="5.865cm" style:rel-column-width="22608*"/>
    </style:style>
    <style:style style:name="Tableau25.C" style:family="table-column">
      <style:table-column-properties style:column-width="8.864cm" style:rel-column-width="34170*"/>
    </style:style>
    <style:style style:name="Tableau25.A1" style:family="table-cell">
      <style:table-cell-properties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5" style:family="table-row">
      <style:table-row-properties style:min-row-height="0.861cm"/>
    </style:style>
    <style:style style:name="Tableau25.A5" style:family="table-cell">
      <style:table-cell-properties fo:padding="0.097cm" fo:border-left="0.002cm solid #000000" fo:border-right="none" fo:border-top="none" fo:border-bottom="0.002cm solid #000000"/>
    </style:style>
    <style:style style:name="Tableau25.A6" style:family="table-cell" style:data-style-name="N0">
      <style:table-cell-properties fo:padding="0.097cm" fo:border-left="0.002cm solid #000000" fo:border-right="none" fo:border-top="none" fo:border-bottom="0.002cm solid #000000"/>
    </style:style>
    <style:style style:name="Tableau66" style:family="table">
      <style:table-properties style:width="17cm" table:align="margins"/>
    </style:style>
    <style:style style:name="Tableau66.A" style:family="table-column">
      <style:table-column-properties style:column-width="2.272cm" style:rel-column-width="8757*"/>
    </style:style>
    <style:style style:name="Tableau66.B" style:family="table-column">
      <style:table-column-properties style:column-width="5.865cm" style:rel-column-width="22608*"/>
    </style:style>
    <style:style style:name="Tableau66.C" style:family="table-column">
      <style:table-column-properties style:column-width="8.864cm" style:rel-column-width="34170*"/>
    </style:style>
    <style:style style:name="Tableau66.A1" style:family="table-cell">
      <style:table-cell-properties fo:padding="0.097cm" fo:border-left="0.002cm solid #000000" fo:border-right="none" fo:border-top="0.002cm solid #000000" fo:border-bottom="0.002cm solid #000000"/>
    </style:style>
    <style:style style:name="Tableau66.C1" style:family="table-cell">
      <style:table-cell-properties fo:padding="0.097cm" fo:border="0.002cm solid #000000"/>
    </style:style>
    <style:style style:name="Tableau66.A2" style:family="table-cell">
      <style:table-cell-properties fo:padding="0.097cm" fo:border-left="0.002cm solid #000000" fo:border-right="0.002cm solid #000000" fo:border-top="none" fo:border-bottom="0.002cm solid #000000"/>
    </style:style>
    <style:style style:name="Tableau66.5" style:family="table-row">
      <style:table-row-properties style:min-row-height="0.861cm"/>
    </style:style>
    <style:style style:name="Tableau66.A5" style:family="table-cell">
      <style:table-cell-properties fo:padding="0.097cm" fo:border-left="0.002cm solid #000000" fo:border-right="none" fo:border-top="none" fo:border-bottom="0.002cm solid #000000"/>
    </style:style>
    <style:style style:name="Tableau66.A6" style:family="table-cell" style:data-style-name="N0">
      <style:table-cell-properties fo:padding="0.097cm" fo:border-left="0.002cm solid #000000" fo:border-right="none" fo:border-top="none" fo:border-bottom="0.002cm solid #000000"/>
    </style:style>
    <style:style style:name="Tableau61" style:family="table">
      <style:table-properties style:width="17cm" table:align="margins"/>
    </style:style>
    <style:style style:name="Tableau61.A" style:family="table-column">
      <style:table-column-properties style:column-width="2.272cm" style:rel-column-width="8757*"/>
    </style:style>
    <style:style style:name="Tableau61.B" style:family="table-column">
      <style:table-column-properties style:column-width="5.865cm" style:rel-column-width="22608*"/>
    </style:style>
    <style:style style:name="Tableau61.C" style:family="table-column">
      <style:table-column-properties style:column-width="8.864cm" style:rel-column-width="34170*"/>
    </style:style>
    <style:style style:name="Tableau61.A1" style:family="table-cell">
      <style:table-cell-properties fo:padding="0.097cm" fo:border-left="0.002cm solid #000000" fo:border-right="none" fo:border-top="0.002cm solid #000000" fo:border-bottom="0.002cm solid #000000"/>
    </style:style>
    <style:style style:name="Tableau61.C1" style:family="table-cell">
      <style:table-cell-properties fo:padding="0.097cm" fo:border="0.002cm solid #000000"/>
    </style:style>
    <style:style style:name="Tableau61.A2" style:family="table-cell">
      <style:table-cell-properties fo:padding="0.097cm" fo:border-left="0.002cm solid #000000" fo:border-right="0.002cm solid #000000" fo:border-top="none" fo:border-bottom="0.002cm solid #000000"/>
    </style:style>
    <style:style style:name="Tableau61.5" style:family="table-row">
      <style:table-row-properties style:min-row-height="0.861cm"/>
    </style:style>
    <style:style style:name="Tableau61.A5" style:family="table-cell">
      <style:table-cell-properties fo:padding="0.097cm" fo:border-left="0.002cm solid #000000" fo:border-right="none" fo:border-top="none" fo:border-bottom="0.002cm solid #000000"/>
    </style:style>
    <style:style style:name="Tableau61.A6" style:family="table-cell" style:data-style-name="N0">
      <style:table-cell-properties fo:padding="0.097cm" fo:border-left="0.002cm solid #000000" fo:border-right="none" fo:border-top="none" fo:border-bottom="0.002cm solid #000000"/>
    </style:style>
    <style:style style:name="Tableau48" style:family="table">
      <style:table-properties style:width="17cm" table:align="margins"/>
    </style:style>
    <style:style style:name="Tableau48.A" style:family="table-column">
      <style:table-column-properties style:column-width="2.272cm" style:rel-column-width="8757*"/>
    </style:style>
    <style:style style:name="Tableau48.B" style:family="table-column">
      <style:table-column-properties style:column-width="5.865cm" style:rel-column-width="22608*"/>
    </style:style>
    <style:style style:name="Tableau48.C" style:family="table-column">
      <style:table-column-properties style:column-width="8.864cm" style:rel-column-width="34170*"/>
    </style:style>
    <style:style style:name="Tableau48.A1" style:family="table-cell">
      <style:table-cell-properties fo:padding="0.097cm" fo:border-left="0.002cm solid #000000" fo:border-right="none" fo:border-top="0.002cm solid #000000" fo:border-bottom="0.002cm solid #000000"/>
    </style:style>
    <style:style style:name="Tableau48.C1" style:family="table-cell">
      <style:table-cell-properties fo:padding="0.097cm" fo:border="0.002cm solid #000000"/>
    </style:style>
    <style:style style:name="Tableau48.A2" style:family="table-cell">
      <style:table-cell-properties fo:padding="0.097cm" fo:border-left="0.002cm solid #000000" fo:border-right="0.002cm solid #000000" fo:border-top="none" fo:border-bottom="0.002cm solid #000000"/>
    </style:style>
    <style:style style:name="Tableau48.5" style:family="table-row">
      <style:table-row-properties style:min-row-height="0.861cm"/>
    </style:style>
    <style:style style:name="Tableau48.A5" style:family="table-cell">
      <style:table-cell-properties fo:padding="0.097cm" fo:border-left="0.002cm solid #000000" fo:border-right="none" fo:border-top="none" fo:border-bottom="0.002cm solid #000000"/>
    </style:style>
    <style:style style:name="Tableau48.A6" style:family="table-cell" style:data-style-name="N0">
      <style:table-cell-properties fo:padding="0.097cm" fo:border-left="0.002cm solid #000000" fo:border-right="none" fo:border-top="none" fo:border-bottom="0.002cm solid #000000"/>
    </style:style>
    <style:style style:name="Tableau49" style:family="table">
      <style:table-properties style:width="17cm" table:align="margins"/>
    </style:style>
    <style:style style:name="Tableau49.A" style:family="table-column">
      <style:table-column-properties style:column-width="2.272cm" style:rel-column-width="8757*"/>
    </style:style>
    <style:style style:name="Tableau49.B" style:family="table-column">
      <style:table-column-properties style:column-width="5.865cm" style:rel-column-width="22608*"/>
    </style:style>
    <style:style style:name="Tableau49.C" style:family="table-column">
      <style:table-column-properties style:column-width="8.864cm" style:rel-column-width="34170*"/>
    </style:style>
    <style:style style:name="Tableau49.A1" style:family="table-cell">
      <style:table-cell-properties fo:padding="0.097cm" fo:border-left="0.002cm solid #000000" fo:border-right="none" fo:border-top="0.002cm solid #000000" fo:border-bottom="0.002cm solid #000000"/>
    </style:style>
    <style:style style:name="Tableau49.C1" style:family="table-cell">
      <style:table-cell-properties fo:padding="0.097cm" fo:border="0.002cm solid #000000"/>
    </style:style>
    <style:style style:name="Tableau49.A2" style:family="table-cell">
      <style:table-cell-properties fo:padding="0.097cm" fo:border-left="0.002cm solid #000000" fo:border-right="0.002cm solid #000000" fo:border-top="none" fo:border-bottom="0.002cm solid #000000"/>
    </style:style>
    <style:style style:name="Tableau49.5" style:family="table-row">
      <style:table-row-properties style:min-row-height="0.861cm"/>
    </style:style>
    <style:style style:name="Tableau49.A5" style:family="table-cell">
      <style:table-cell-properties fo:padding="0.097cm" fo:border-left="0.002cm solid #000000" fo:border-right="none" fo:border-top="none" fo:border-bottom="0.002cm solid #000000"/>
    </style:style>
    <style:style style:name="Tableau49.A6" style:family="table-cell" style:data-style-name="N0">
      <style:table-cell-properties fo:padding="0.097cm" fo:border-left="0.002cm solid #000000" fo:border-right="none" fo:border-top="none" fo:border-bottom="0.002cm solid #000000"/>
    </style:style>
    <style:style style:name="Tableau50" style:family="table">
      <style:table-properties style:width="17cm" table:align="margins"/>
    </style:style>
    <style:style style:name="Tableau50.A" style:family="table-column">
      <style:table-column-properties style:column-width="2.272cm" style:rel-column-width="8757*"/>
    </style:style>
    <style:style style:name="Tableau50.B" style:family="table-column">
      <style:table-column-properties style:column-width="5.865cm" style:rel-column-width="22608*"/>
    </style:style>
    <style:style style:name="Tableau50.C" style:family="table-column">
      <style:table-column-properties style:column-width="8.864cm" style:rel-column-width="34170*"/>
    </style:style>
    <style:style style:name="Tableau50.A1" style:family="table-cell">
      <style:table-cell-properties fo:padding="0.097cm" fo:border-left="0.002cm solid #000000" fo:border-right="none" fo:border-top="0.002cm solid #000000" fo:border-bottom="0.002cm solid #000000"/>
    </style:style>
    <style:style style:name="Tableau50.C1" style:family="table-cell">
      <style:table-cell-properties fo:padding="0.097cm" fo:border="0.002cm solid #000000"/>
    </style:style>
    <style:style style:name="Tableau50.A2" style:family="table-cell">
      <style:table-cell-properties fo:padding="0.097cm" fo:border-left="0.002cm solid #000000" fo:border-right="0.002cm solid #000000" fo:border-top="none" fo:border-bottom="0.002cm solid #000000"/>
    </style:style>
    <style:style style:name="Tableau50.5" style:family="table-row">
      <style:table-row-properties style:min-row-height="0.861cm"/>
    </style:style>
    <style:style style:name="Tableau50.A5" style:family="table-cell">
      <style:table-cell-properties fo:padding="0.097cm" fo:border-left="0.002cm solid #000000" fo:border-right="none" fo:border-top="none" fo:border-bottom="0.002cm solid #000000"/>
    </style:style>
    <style:style style:name="Tableau50.A6" style:family="table-cell" style:data-style-name="N0">
      <style:table-cell-properties fo:padding="0.097cm" fo:border-left="0.002cm solid #000000" fo:border-right="none" fo:border-top="none" fo:border-bottom="0.002cm solid #000000"/>
    </style:style>
    <style:style style:name="Tableau55" style:family="table">
      <style:table-properties style:width="17cm" table:align="margins"/>
    </style:style>
    <style:style style:name="Tableau55.A" style:family="table-column">
      <style:table-column-properties style:column-width="2.272cm" style:rel-column-width="8757*"/>
    </style:style>
    <style:style style:name="Tableau55.B" style:family="table-column">
      <style:table-column-properties style:column-width="5.865cm" style:rel-column-width="22608*"/>
    </style:style>
    <style:style style:name="Tableau55.C" style:family="table-column">
      <style:table-column-properties style:column-width="8.864cm" style:rel-column-width="34170*"/>
    </style:style>
    <style:style style:name="Tableau55.A1" style:family="table-cell">
      <style:table-cell-properties fo:padding="0.097cm" fo:border-left="0.002cm solid #000000" fo:border-right="none" fo:border-top="0.002cm solid #000000" fo:border-bottom="0.002cm solid #000000"/>
    </style:style>
    <style:style style:name="Tableau55.C1" style:family="table-cell">
      <style:table-cell-properties fo:padding="0.097cm" fo:border="0.002cm solid #000000"/>
    </style:style>
    <style:style style:name="Tableau55.A2" style:family="table-cell">
      <style:table-cell-properties fo:padding="0.097cm" fo:border-left="0.002cm solid #000000" fo:border-right="0.002cm solid #000000" fo:border-top="none" fo:border-bottom="0.002cm solid #000000"/>
    </style:style>
    <style:style style:name="Tableau55.5" style:family="table-row">
      <style:table-row-properties style:min-row-height="0.861cm"/>
    </style:style>
    <style:style style:name="Tableau55.A5" style:family="table-cell">
      <style:table-cell-properties fo:padding="0.097cm" fo:border-left="0.002cm solid #000000" fo:border-right="none" fo:border-top="none" fo:border-bottom="0.002cm solid #000000"/>
    </style:style>
    <style:style style:name="Tableau55.A6" style:family="table-cell" style:data-style-name="N0">
      <style:table-cell-properties fo:padding="0.097cm" fo:border-left="0.002cm solid #000000" fo:border-right="none" fo:border-top="none" fo:border-bottom="0.002cm solid #000000"/>
    </style:style>
    <style:style style:name="Tableau51" style:family="table">
      <style:table-properties style:width="17cm" table:align="margins"/>
    </style:style>
    <style:style style:name="Tableau51.A" style:family="table-column">
      <style:table-column-properties style:column-width="2.272cm" style:rel-column-width="8757*"/>
    </style:style>
    <style:style style:name="Tableau51.B" style:family="table-column">
      <style:table-column-properties style:column-width="5.865cm" style:rel-column-width="22608*"/>
    </style:style>
    <style:style style:name="Tableau51.C" style:family="table-column">
      <style:table-column-properties style:column-width="8.864cm" style:rel-column-width="34170*"/>
    </style:style>
    <style:style style:name="Tableau51.A1" style:family="table-cell">
      <style:table-cell-properties fo:padding="0.097cm" fo:border-left="0.002cm solid #000000" fo:border-right="none" fo:border-top="0.002cm solid #000000" fo:border-bottom="0.002cm solid #000000"/>
    </style:style>
    <style:style style:name="Tableau51.C1" style:family="table-cell">
      <style:table-cell-properties fo:padding="0.097cm" fo:border="0.002cm solid #000000"/>
    </style:style>
    <style:style style:name="Tableau51.A2" style:family="table-cell">
      <style:table-cell-properties fo:padding="0.097cm" fo:border-left="0.002cm solid #000000" fo:border-right="0.002cm solid #000000" fo:border-top="none" fo:border-bottom="0.002cm solid #000000"/>
    </style:style>
    <style:style style:name="Tableau51.5" style:family="table-row">
      <style:table-row-properties style:min-row-height="0.861cm"/>
    </style:style>
    <style:style style:name="Tableau51.A5" style:family="table-cell">
      <style:table-cell-properties fo:padding="0.097cm" fo:border-left="0.002cm solid #000000" fo:border-right="none" fo:border-top="none" fo:border-bottom="0.002cm solid #000000"/>
    </style:style>
    <style:style style:name="Tableau51.A6" style:family="table-cell" style:data-style-name="N0">
      <style:table-cell-properties fo:padding="0.097cm" fo:border-left="0.002cm solid #000000" fo:border-right="none" fo:border-top="none" fo:border-bottom="0.002cm solid #000000"/>
    </style:style>
    <style:style style:name="Tableau53" style:family="table">
      <style:table-properties style:width="17cm" table:align="margins"/>
    </style:style>
    <style:style style:name="Tableau53.A" style:family="table-column">
      <style:table-column-properties style:column-width="2.272cm" style:rel-column-width="8757*"/>
    </style:style>
    <style:style style:name="Tableau53.B" style:family="table-column">
      <style:table-column-properties style:column-width="5.865cm" style:rel-column-width="22608*"/>
    </style:style>
    <style:style style:name="Tableau53.C" style:family="table-column">
      <style:table-column-properties style:column-width="8.864cm" style:rel-column-width="34170*"/>
    </style:style>
    <style:style style:name="Tableau53.A1" style:family="table-cell">
      <style:table-cell-properties fo:padding="0.097cm" fo:border-left="0.002cm solid #000000" fo:border-right="none" fo:border-top="0.002cm solid #000000" fo:border-bottom="0.002cm solid #000000"/>
    </style:style>
    <style:style style:name="Tableau53.C1" style:family="table-cell">
      <style:table-cell-properties fo:padding="0.097cm" fo:border="0.002cm solid #000000"/>
    </style:style>
    <style:style style:name="Tableau53.A2" style:family="table-cell">
      <style:table-cell-properties fo:padding="0.097cm" fo:border-left="0.002cm solid #000000" fo:border-right="0.002cm solid #000000" fo:border-top="none" fo:border-bottom="0.002cm solid #000000"/>
    </style:style>
    <style:style style:name="Tableau53.5" style:family="table-row">
      <style:table-row-properties style:min-row-height="0.861cm"/>
    </style:style>
    <style:style style:name="Tableau53.A5" style:family="table-cell">
      <style:table-cell-properties fo:padding="0.097cm" fo:border-left="0.002cm solid #000000" fo:border-right="none" fo:border-top="none" fo:border-bottom="0.002cm solid #000000"/>
    </style:style>
    <style:style style:name="Tableau53.A6" style:family="table-cell" style:data-style-name="N0">
      <style:table-cell-properties fo:padding="0.097cm" fo:border-left="0.002cm solid #000000" fo:border-right="none" fo:border-top="none" fo:border-bottom="0.002cm solid #000000"/>
    </style:style>
    <style:style style:name="Tableau54" style:family="table">
      <style:table-properties style:width="17cm" table:align="margins"/>
    </style:style>
    <style:style style:name="Tableau54.A" style:family="table-column">
      <style:table-column-properties style:column-width="2.272cm" style:rel-column-width="8757*"/>
    </style:style>
    <style:style style:name="Tableau54.B" style:family="table-column">
      <style:table-column-properties style:column-width="5.865cm" style:rel-column-width="22608*"/>
    </style:style>
    <style:style style:name="Tableau54.C" style:family="table-column">
      <style:table-column-properties style:column-width="8.864cm" style:rel-column-width="34170*"/>
    </style:style>
    <style:style style:name="Tableau54.A1" style:family="table-cell">
      <style:table-cell-properties fo:padding="0.097cm" fo:border-left="0.002cm solid #000000" fo:border-right="none" fo:border-top="0.002cm solid #000000" fo:border-bottom="0.002cm solid #000000"/>
    </style:style>
    <style:style style:name="Tableau54.C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4.5" style:family="table-row">
      <style:table-row-properties style:min-row-height="0.861cm"/>
    </style:style>
    <style:style style:name="Tableau54.A5" style:family="table-cell">
      <style:table-cell-properties fo:padding="0.097cm" fo:border-left="0.002cm solid #000000" fo:border-right="none" fo:border-top="none" fo:border-bottom="0.002cm solid #000000"/>
    </style:style>
    <style:style style:name="Tableau54.A6" style:family="table-cell" style:data-style-name="N0">
      <style:table-cell-properties fo:padding="0.097cm" fo:border-left="0.002cm solid #000000" fo:border-right="none" fo:border-top="none" fo:border-bottom="0.002cm solid #000000"/>
    </style:style>
    <style:style style:name="Tableau67" style:family="table">
      <style:table-properties style:width="17cm" table:align="margins"/>
    </style:style>
    <style:style style:name="Tableau67.A" style:family="table-column">
      <style:table-column-properties style:column-width="2.272cm" style:rel-column-width="8757*"/>
    </style:style>
    <style:style style:name="Tableau67.B" style:family="table-column">
      <style:table-column-properties style:column-width="5.865cm" style:rel-column-width="22608*"/>
    </style:style>
    <style:style style:name="Tableau67.C" style:family="table-column">
      <style:table-column-properties style:column-width="8.864cm" style:rel-column-width="34170*"/>
    </style:style>
    <style:style style:name="Tableau67.A1" style:family="table-cell">
      <style:table-cell-properties fo:padding="0.097cm" fo:border-left="0.002cm solid #000000" fo:border-right="none" fo:border-top="0.002cm solid #000000" fo:border-bottom="0.002cm solid #000000"/>
    </style:style>
    <style:style style:name="Tableau67.C1" style:family="table-cell">
      <style:table-cell-properties fo:padding="0.097cm" fo:border="0.002cm solid #000000"/>
    </style:style>
    <style:style style:name="Tableau67.A2" style:family="table-cell">
      <style:table-cell-properties fo:padding="0.097cm" fo:border-left="0.002cm solid #000000" fo:border-right="0.002cm solid #000000" fo:border-top="none" fo:border-bottom="0.002cm solid #000000"/>
    </style:style>
    <style:style style:name="Tableau67.5" style:family="table-row">
      <style:table-row-properties style:min-row-height="0.861cm"/>
    </style:style>
    <style:style style:name="Tableau67.A5" style:family="table-cell">
      <style:table-cell-properties fo:padding="0.097cm" fo:border-left="0.002cm solid #000000" fo:border-right="none" fo:border-top="none" fo:border-bottom="0.002cm solid #000000"/>
    </style:style>
    <style:style style:name="Tableau67.A6" style:family="table-cell" style:data-style-name="N0">
      <style:table-cell-properties fo:padding="0.097cm" fo:border-left="0.002cm solid #000000" fo:border-right="none" fo:border-top="none" fo:border-bottom="0.002cm solid #000000"/>
    </style:style>
    <style:style style:name="Tableau68" style:family="table">
      <style:table-properties style:width="17cm" table:align="margins"/>
    </style:style>
    <style:style style:name="Tableau68.A" style:family="table-column">
      <style:table-column-properties style:column-width="2.272cm" style:rel-column-width="8757*"/>
    </style:style>
    <style:style style:name="Tableau68.B" style:family="table-column">
      <style:table-column-properties style:column-width="5.865cm" style:rel-column-width="22608*"/>
    </style:style>
    <style:style style:name="Tableau68.C" style:family="table-column">
      <style:table-column-properties style:column-width="8.864cm" style:rel-column-width="34170*"/>
    </style:style>
    <style:style style:name="Tableau68.A1" style:family="table-cell">
      <style:table-cell-properties fo:padding="0.097cm" fo:border-left="0.002cm solid #000000" fo:border-right="none" fo:border-top="0.002cm solid #000000" fo:border-bottom="0.002cm solid #000000"/>
    </style:style>
    <style:style style:name="Tableau68.C1" style:family="table-cell">
      <style:table-cell-properties fo:padding="0.097cm" fo:border="0.002cm solid #000000"/>
    </style:style>
    <style:style style:name="Tableau68.A2" style:family="table-cell">
      <style:table-cell-properties fo:padding="0.097cm" fo:border-left="0.002cm solid #000000" fo:border-right="0.002cm solid #000000" fo:border-top="none" fo:border-bottom="0.002cm solid #000000"/>
    </style:style>
    <style:style style:name="Tableau68.5" style:family="table-row">
      <style:table-row-properties style:min-row-height="0.861cm"/>
    </style:style>
    <style:style style:name="Tableau68.A5" style:family="table-cell">
      <style:table-cell-properties fo:padding="0.097cm" fo:border-left="0.002cm solid #000000" fo:border-right="none" fo:border-top="none" fo:border-bottom="0.002cm solid #000000"/>
    </style:style>
    <style:style style:name="Tableau68.A6" style:family="table-cell" style:data-style-name="N0">
      <style:table-cell-properties fo:padding="0.097cm" fo:border-left="0.002cm solid #000000" fo:border-right="none" fo:border-top="none" fo:border-bottom="0.002cm solid #000000"/>
    </style:style>
    <style:style style:name="Tableau69" style:family="table">
      <style:table-properties style:width="17cm" table:align="margins"/>
    </style:style>
    <style:style style:name="Tableau69.A" style:family="table-column">
      <style:table-column-properties style:column-width="2.272cm" style:rel-column-width="8757*"/>
    </style:style>
    <style:style style:name="Tableau69.B" style:family="table-column">
      <style:table-column-properties style:column-width="5.865cm" style:rel-column-width="22608*"/>
    </style:style>
    <style:style style:name="Tableau69.C" style:family="table-column">
      <style:table-column-properties style:column-width="8.864cm" style:rel-column-width="34170*"/>
    </style:style>
    <style:style style:name="Tableau69.A1" style:family="table-cell">
      <style:table-cell-properties fo:padding="0.097cm" fo:border-left="0.002cm solid #000000" fo:border-right="none" fo:border-top="0.002cm solid #000000" fo:border-bottom="0.002cm solid #000000"/>
    </style:style>
    <style:style style:name="Tableau69.C1" style:family="table-cell">
      <style:table-cell-properties fo:padding="0.097cm" fo:border="0.002cm solid #000000"/>
    </style:style>
    <style:style style:name="Tableau69.A2" style:family="table-cell">
      <style:table-cell-properties fo:padding="0.097cm" fo:border-left="0.002cm solid #000000" fo:border-right="0.002cm solid #000000" fo:border-top="none" fo:border-bottom="0.002cm solid #000000"/>
    </style:style>
    <style:style style:name="Tableau69.5" style:family="table-row">
      <style:table-row-properties style:min-row-height="0.861cm"/>
    </style:style>
    <style:style style:name="Tableau69.A5" style:family="table-cell">
      <style:table-cell-properties fo:padding="0.097cm" fo:border-left="0.002cm solid #000000" fo:border-right="none" fo:border-top="none" fo:border-bottom="0.002cm solid #000000"/>
    </style:style>
    <style:style style:name="Tableau69.A6" style:family="table-cell" style:data-style-name="N0">
      <style:table-cell-properties fo:padding="0.097cm" fo:border-left="0.002cm solid #000000" fo:border-right="none" fo:border-top="none" fo:border-bottom="0.002cm solid #000000"/>
    </style:style>
    <style:style style:name="Tableau70" style:family="table">
      <style:table-properties style:width="17cm" table:align="margins"/>
    </style:style>
    <style:style style:name="Tableau70.A" style:family="table-column">
      <style:table-column-properties style:column-width="2.272cm" style:rel-column-width="8757*"/>
    </style:style>
    <style:style style:name="Tableau70.B" style:family="table-column">
      <style:table-column-properties style:column-width="5.865cm" style:rel-column-width="22608*"/>
    </style:style>
    <style:style style:name="Tableau70.C" style:family="table-column">
      <style:table-column-properties style:column-width="8.864cm" style:rel-column-width="34170*"/>
    </style:style>
    <style:style style:name="Tableau70.A1" style:family="table-cell">
      <style:table-cell-properties fo:padding="0.097cm" fo:border-left="0.002cm solid #000000" fo:border-right="none" fo:border-top="0.002cm solid #000000" fo:border-bottom="0.002cm solid #000000"/>
    </style:style>
    <style:style style:name="Tableau70.C1" style:family="table-cell">
      <style:table-cell-properties fo:padding="0.097cm" fo:border="0.002cm solid #000000"/>
    </style:style>
    <style:style style:name="Tableau70.A2" style:family="table-cell">
      <style:table-cell-properties fo:padding="0.097cm" fo:border-left="0.002cm solid #000000" fo:border-right="0.002cm solid #000000" fo:border-top="none" fo:border-bottom="0.002cm solid #000000"/>
    </style:style>
    <style:style style:name="Tableau70.5" style:family="table-row">
      <style:table-row-properties style:min-row-height="0.861cm"/>
    </style:style>
    <style:style style:name="Tableau70.A5" style:family="table-cell">
      <style:table-cell-properties fo:padding="0.097cm" fo:border-left="0.002cm solid #000000" fo:border-right="none" fo:border-top="none" fo:border-bottom="0.002cm solid #000000"/>
    </style:style>
    <style:style style:name="Tableau70.A6" style:family="table-cell" style:data-style-name="N0">
      <style:table-cell-properties fo:padding="0.097cm" fo:border-left="0.002cm solid #000000" fo:border-right="none" fo:border-top="none" fo:border-bottom="0.002cm solid #000000"/>
    </style:style>
    <style:style style:name="Tableau83" style:family="table">
      <style:table-properties style:width="17cm" table:align="margins"/>
    </style:style>
    <style:style style:name="Tableau83.A" style:family="table-column">
      <style:table-column-properties style:column-width="2.272cm" style:rel-column-width="8757*"/>
    </style:style>
    <style:style style:name="Tableau83.B" style:family="table-column">
      <style:table-column-properties style:column-width="5.865cm" style:rel-column-width="22608*"/>
    </style:style>
    <style:style style:name="Tableau83.C" style:family="table-column">
      <style:table-column-properties style:column-width="8.864cm" style:rel-column-width="34170*"/>
    </style:style>
    <style:style style:name="Tableau83.A1" style:family="table-cell">
      <style:table-cell-properties fo:padding="0.097cm" fo:border-left="0.002cm solid #000000" fo:border-right="none" fo:border-top="0.002cm solid #000000" fo:border-bottom="0.002cm solid #000000"/>
    </style:style>
    <style:style style:name="Tableau83.C1" style:family="table-cell">
      <style:table-cell-properties fo:padding="0.097cm" fo:border="0.002cm solid #000000"/>
    </style:style>
    <style:style style:name="Tableau83.A2" style:family="table-cell">
      <style:table-cell-properties fo:padding="0.097cm" fo:border-left="0.002cm solid #000000" fo:border-right="0.002cm solid #000000" fo:border-top="none" fo:border-bottom="0.002cm solid #000000"/>
    </style:style>
    <style:style style:name="Tableau83.5" style:family="table-row">
      <style:table-row-properties style:min-row-height="0.861cm"/>
    </style:style>
    <style:style style:name="Tableau83.A5" style:family="table-cell">
      <style:table-cell-properties fo:padding="0.097cm" fo:border-left="0.002cm solid #000000" fo:border-right="none" fo:border-top="none" fo:border-bottom="0.002cm solid #000000"/>
    </style:style>
    <style:style style:name="Tableau83.A6" style:family="table-cell" style:data-style-name="N0">
      <style:table-cell-properties fo:padding="0.097cm" fo:border-left="0.002cm solid #000000" fo:border-right="none" fo:border-top="none" fo:border-bottom="0.002cm solid #000000"/>
    </style:style>
    <style:style style:name="Tableau82" style:family="table">
      <style:table-properties style:width="17cm" table:align="margins"/>
    </style:style>
    <style:style style:name="Tableau82.A" style:family="table-column">
      <style:table-column-properties style:column-width="2.272cm" style:rel-column-width="8757*"/>
    </style:style>
    <style:style style:name="Tableau82.B" style:family="table-column">
      <style:table-column-properties style:column-width="5.865cm" style:rel-column-width="22608*"/>
    </style:style>
    <style:style style:name="Tableau82.C" style:family="table-column">
      <style:table-column-properties style:column-width="8.864cm" style:rel-column-width="34170*"/>
    </style:style>
    <style:style style:name="Tableau82.A1" style:family="table-cell">
      <style:table-cell-properties fo:padding="0.097cm" fo:border-left="0.002cm solid #000000" fo:border-right="none" fo:border-top="0.002cm solid #000000" fo:border-bottom="0.002cm solid #000000"/>
    </style:style>
    <style:style style:name="Tableau82.C1" style:family="table-cell">
      <style:table-cell-properties fo:padding="0.097cm" fo:border="0.002cm solid #000000"/>
    </style:style>
    <style:style style:name="Tableau82.A2" style:family="table-cell">
      <style:table-cell-properties fo:padding="0.097cm" fo:border-left="0.002cm solid #000000" fo:border-right="0.002cm solid #000000" fo:border-top="none" fo:border-bottom="0.002cm solid #000000"/>
    </style:style>
    <style:style style:name="Tableau82.5" style:family="table-row">
      <style:table-row-properties style:min-row-height="0.861cm"/>
    </style:style>
    <style:style style:name="Tableau82.A5" style:family="table-cell">
      <style:table-cell-properties fo:padding="0.097cm" fo:border-left="0.002cm solid #000000" fo:border-right="none" fo:border-top="none" fo:border-bottom="0.002cm solid #000000"/>
    </style:style>
    <style:style style:name="Tableau82.A6" style:family="table-cell" style:data-style-name="N0">
      <style:table-cell-properties fo:padding="0.097cm" fo:border-left="0.002cm solid #000000" fo:border-right="none" fo:border-top="none" fo:border-bottom="0.002cm solid #000000"/>
    </style:style>
    <style:style style:name="Tableau84" style:family="table">
      <style:table-properties style:width="17cm" table:align="margins"/>
    </style:style>
    <style:style style:name="Tableau84.A" style:family="table-column">
      <style:table-column-properties style:column-width="2.272cm" style:rel-column-width="8757*"/>
    </style:style>
    <style:style style:name="Tableau84.B" style:family="table-column">
      <style:table-column-properties style:column-width="5.865cm" style:rel-column-width="22608*"/>
    </style:style>
    <style:style style:name="Tableau84.C" style:family="table-column">
      <style:table-column-properties style:column-width="8.864cm" style:rel-column-width="34170*"/>
    </style:style>
    <style:style style:name="Tableau84.A1" style:family="table-cell">
      <style:table-cell-properties fo:padding="0.097cm" fo:border-left="0.002cm solid #000000" fo:border-right="none" fo:border-top="0.002cm solid #000000" fo:border-bottom="0.002cm solid #000000"/>
    </style:style>
    <style:style style:name="Tableau84.C1" style:family="table-cell">
      <style:table-cell-properties fo:padding="0.097cm" fo:border="0.002cm solid #000000"/>
    </style:style>
    <style:style style:name="Tableau84.A2" style:family="table-cell">
      <style:table-cell-properties fo:padding="0.097cm" fo:border-left="0.002cm solid #000000" fo:border-right="0.002cm solid #000000" fo:border-top="none" fo:border-bottom="0.002cm solid #000000"/>
    </style:style>
    <style:style style:name="Tableau84.5" style:family="table-row">
      <style:table-row-properties style:min-row-height="0.861cm"/>
    </style:style>
    <style:style style:name="Tableau84.A5" style:family="table-cell">
      <style:table-cell-properties fo:padding="0.097cm" fo:border-left="0.002cm solid #000000" fo:border-right="none" fo:border-top="none" fo:border-bottom="0.002cm solid #000000"/>
    </style:style>
    <style:style style:name="Tableau84.A6" style:family="table-cell" style:data-style-name="N0">
      <style:table-cell-properties fo:padding="0.097cm" fo:border-left="0.002cm solid #000000" fo:border-right="none" fo:border-top="none" fo:border-bottom="0.002cm solid #000000"/>
    </style:style>
    <style:style style:name="Tableau85" style:family="table">
      <style:table-properties style:width="17cm" table:align="margins"/>
    </style:style>
    <style:style style:name="Tableau85.A" style:family="table-column">
      <style:table-column-properties style:column-width="2.272cm" style:rel-column-width="8757*"/>
    </style:style>
    <style:style style:name="Tableau85.B" style:family="table-column">
      <style:table-column-properties style:column-width="5.865cm" style:rel-column-width="22608*"/>
    </style:style>
    <style:style style:name="Tableau85.C" style:family="table-column">
      <style:table-column-properties style:column-width="8.864cm" style:rel-column-width="34170*"/>
    </style:style>
    <style:style style:name="Tableau85.A1" style:family="table-cell">
      <style:table-cell-properties fo:padding="0.097cm" fo:border-left="0.002cm solid #000000" fo:border-right="none" fo:border-top="0.002cm solid #000000" fo:border-bottom="0.002cm solid #000000"/>
    </style:style>
    <style:style style:name="Tableau85.C1" style:family="table-cell">
      <style:table-cell-properties fo:padding="0.097cm" fo:border="0.002cm solid #000000"/>
    </style:style>
    <style:style style:name="Tableau85.A2" style:family="table-cell">
      <style:table-cell-properties fo:padding="0.097cm" fo:border-left="0.002cm solid #000000" fo:border-right="0.002cm solid #000000" fo:border-top="none" fo:border-bottom="0.002cm solid #000000"/>
    </style:style>
    <style:style style:name="Tableau85.5" style:family="table-row">
      <style:table-row-properties style:min-row-height="0.861cm"/>
    </style:style>
    <style:style style:name="Tableau85.A5" style:family="table-cell">
      <style:table-cell-properties fo:padding="0.097cm" fo:border-left="0.002cm solid #000000" fo:border-right="none" fo:border-top="none" fo:border-bottom="0.002cm solid #000000"/>
    </style:style>
    <style:style style:name="Tableau85.A6" style:family="table-cell" style:data-style-name="N0">
      <style:table-cell-properties fo:padding="0.097cm" fo:border-left="0.002cm solid #000000" fo:border-right="none" fo:border-top="none" fo:border-bottom="0.002cm solid #000000"/>
    </style:style>
    <style:style style:name="Tableau14" style:family="table">
      <style:table-properties style:width="17cm" table:align="margins"/>
    </style:style>
    <style:style style:name="Tableau14.A" style:family="table-column">
      <style:table-column-properties style:column-width="2.212cm" style:rel-column-width="8526*"/>
    </style:style>
    <style:style style:name="Tableau14.B" style:family="table-column">
      <style:table-column-properties style:column-width="3.632cm" style:rel-column-width="14000*"/>
    </style:style>
    <style:style style:name="Tableau14.C" style:family="table-column">
      <style:table-column-properties style:column-width="3.582cm" style:rel-column-width="13810*"/>
    </style:style>
    <style:style style:name="Tableau14.D" style:family="table-column">
      <style:table-column-properties style:column-width="3.971cm" style:rel-column-width="15306*"/>
    </style:style>
    <style:style style:name="Tableau14.E" style:family="table-column">
      <style:table-column-properties style:column-width="3.604cm" style:rel-column-width="13893*"/>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0.002cm solid #000000" fo:border-top="none" fo:border-bottom="0.002cm solid #000000"/>
    </style:style>
    <style:style style:name="Tableau14.A4" style:family="table-cell">
      <style:table-cell-properties fo:padding="0.097cm" fo:border-left="0.002cm solid #000000" fo:border-right="none" fo:border-top="none" fo:border-bottom="0.002cm solid #000000"/>
    </style:style>
    <style:style style:name="Tableau14.A5" style:family="table-cell" style:data-style-name="N0">
      <style:table-cell-properties fo:padding="0.097cm" fo:border-left="0.002cm solid #000000" fo:border-right="none" fo:border-top="none" fo:border-bottom="0.002cm solid #000000"/>
    </style:style>
    <style:style style:name="Tableau19" style:family="table">
      <style:table-properties style:width="17cm" table:align="margins"/>
    </style:style>
    <style:style style:name="Tableau19.A" style:family="table-column">
      <style:table-column-properties style:column-width="2.212cm" style:rel-column-width="8526*"/>
    </style:style>
    <style:style style:name="Tableau19.B" style:family="table-column">
      <style:table-column-properties style:column-width="3.632cm" style:rel-column-width="14000*"/>
    </style:style>
    <style:style style:name="Tableau19.C" style:family="table-column">
      <style:table-column-properties style:column-width="3.582cm" style:rel-column-width="13810*"/>
    </style:style>
    <style:style style:name="Tableau19.D" style:family="table-column">
      <style:table-column-properties style:column-width="3.995cm" style:rel-column-width="15401*"/>
    </style:style>
    <style:style style:name="Tableau19.E" style:family="table-column">
      <style:table-column-properties style:column-width="3.579cm" style:rel-column-width="13798*"/>
    </style:style>
    <style:style style:name="Tableau19.A1" style:family="table-cell">
      <style:table-cell-properties fo:padding="0.097cm" fo:border="0.002cm solid #000000"/>
    </style:style>
    <style:style style:name="Tableau19.A2" style:family="table-cell">
      <style:table-cell-properties fo:padding="0.097cm" fo:border-left="0.002cm solid #000000" fo:border-right="0.002cm solid #000000" fo:border-top="none" fo:border-bottom="0.002cm solid #000000"/>
    </style:style>
    <style:style style:name="Tableau19.A4" style:family="table-cell">
      <style:table-cell-properties fo:padding="0.097cm" fo:border-left="0.002cm solid #000000" fo:border-right="none" fo:border-top="none" fo:border-bottom="0.002cm solid #000000"/>
    </style:style>
    <style:style style:name="Tableau19.A5" style:family="table-cell" style:data-style-name="N0">
      <style:table-cell-properties fo:padding="0.097cm" fo:border-left="0.002cm solid #000000" fo:border-right="none" fo:border-top="none" fo:border-bottom="0.002cm solid #000000"/>
    </style:style>
    <style:style style:name="Tableau31" style:family="table">
      <style:table-properties style:width="17cm" table:align="margins"/>
    </style:style>
    <style:style style:name="Tableau31.A" style:family="table-column">
      <style:table-column-properties style:column-width="2.212cm" style:rel-column-width="8526*"/>
    </style:style>
    <style:style style:name="Tableau31.B" style:family="table-column">
      <style:table-column-properties style:column-width="3.632cm" style:rel-column-width="14000*"/>
    </style:style>
    <style:style style:name="Tableau31.C" style:family="table-column">
      <style:table-column-properties style:column-width="3.582cm" style:rel-column-width="13810*"/>
    </style:style>
    <style:style style:name="Tableau31.D" style:family="table-column">
      <style:table-column-properties style:column-width="4.02cm" style:rel-column-width="15496*"/>
    </style:style>
    <style:style style:name="Tableau31.E" style:family="table-column">
      <style:table-column-properties style:column-width="3.554cm" style:rel-column-width="13703*"/>
    </style:style>
    <style:style style:name="Tableau31.A1" style:family="table-cell">
      <style:table-cell-properties fo:padding="0.097cm" fo:border="0.002cm solid #000000"/>
    </style:style>
    <style:style style:name="Tableau31.A2" style:family="table-cell">
      <style:table-cell-properties fo:padding="0.097cm" fo:border-left="0.002cm solid #000000" fo:border-right="0.002cm solid #000000" fo:border-top="none" fo:border-bottom="0.002cm solid #000000"/>
    </style:style>
    <style:style style:name="Tableau31.A4" style:family="table-cell">
      <style:table-cell-properties fo:padding="0.097cm" fo:border-left="0.002cm solid #000000" fo:border-right="none" fo:border-top="none" fo:border-bottom="0.002cm solid #000000"/>
    </style:style>
    <style:style style:name="Tableau31.A5" style:family="table-cell" style:data-style-name="N0">
      <style:table-cell-properties fo:padding="0.097cm" fo:border-left="0.002cm solid #000000" fo:border-right="none" fo:border-top="none" fo:border-bottom="0.002cm solid #000000"/>
    </style:style>
    <style:style style:name="Tableau32" style:family="table">
      <style:table-properties style:width="17cm" table:align="margins"/>
    </style:style>
    <style:style style:name="Tableau32.A" style:family="table-column">
      <style:table-column-properties style:column-width="2.212cm" style:rel-column-width="8526*"/>
    </style:style>
    <style:style style:name="Tableau32.B" style:family="table-column">
      <style:table-column-properties style:column-width="3.632cm" style:rel-column-width="14000*"/>
    </style:style>
    <style:style style:name="Tableau32.C" style:family="table-column">
      <style:table-column-properties style:column-width="3.582cm" style:rel-column-width="13810*"/>
    </style:style>
    <style:style style:name="Tableau32.D" style:family="table-column">
      <style:table-column-properties style:column-width="4.043cm" style:rel-column-width="15584*"/>
    </style:style>
    <style:style style:name="Tableau32.E" style:family="table-column">
      <style:table-column-properties style:column-width="3.531cm" style:rel-column-width="13615*"/>
    </style:style>
    <style:style style:name="Tableau32.A1" style:family="table-cell">
      <style:table-cell-properties fo:padding="0.097cm" fo:border="0.002cm solid #000000"/>
    </style:style>
    <style:style style:name="Tableau32.A2" style:family="table-cell">
      <style:table-cell-properties fo:padding="0.097cm" fo:border-left="0.002cm solid #000000" fo:border-right="0.002cm solid #000000" fo:border-top="none" fo:border-bottom="0.002cm solid #000000"/>
    </style:style>
    <style:style style:name="Tableau32.A4" style:family="table-cell">
      <style:table-cell-properties fo:padding="0.097cm" fo:border-left="0.002cm solid #000000" fo:border-right="none" fo:border-top="none" fo:border-bottom="0.002cm solid #000000"/>
    </style:style>
    <style:style style:name="Tableau32.A5" style:family="table-cell" style:data-style-name="N0">
      <style:table-cell-properties fo:padding="0.097cm" fo:border-left="0.002cm solid #000000" fo:border-right="none" fo:border-top="none" fo:border-bottom="0.002cm solid #000000"/>
    </style:style>
    <style:style style:name="Tableau33" style:family="table">
      <style:table-properties style:width="17cm" table:align="margins"/>
    </style:style>
    <style:style style:name="Tableau33.A" style:family="table-column">
      <style:table-column-properties style:column-width="2.212cm" style:rel-column-width="8526*"/>
    </style:style>
    <style:style style:name="Tableau33.B" style:family="table-column">
      <style:table-column-properties style:column-width="3.632cm" style:rel-column-width="14000*"/>
    </style:style>
    <style:style style:name="Tableau33.C" style:family="table-column">
      <style:table-column-properties style:column-width="3.582cm" style:rel-column-width="13810*"/>
    </style:style>
    <style:style style:name="Tableau33.D" style:family="table-column">
      <style:table-column-properties style:column-width="4.068cm" style:rel-column-width="15679*"/>
    </style:style>
    <style:style style:name="Tableau33.E" style:family="table-column">
      <style:table-column-properties style:column-width="3.507cm" style:rel-column-width="13520*"/>
    </style:style>
    <style:style style:name="Tableau33.A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4" style:family="table-cell">
      <style:table-cell-properties fo:padding="0.097cm" fo:border-left="0.002cm solid #000000" fo:border-right="none" fo:border-top="none" fo:border-bottom="0.002cm solid #000000"/>
    </style:style>
    <style:style style:name="Tableau33.A5" style:family="table-cell" style:data-style-name="N0">
      <style:table-cell-properties fo:padding="0.097cm" fo:border-left="0.002cm solid #000000" fo:border-right="none" fo:border-top="none" fo:border-bottom="0.002cm solid #000000"/>
    </style:style>
    <style:style style:name="Tableau34" style:family="table">
      <style:table-properties style:width="17cm" table:align="margins"/>
    </style:style>
    <style:style style:name="Tableau34.A" style:family="table-column">
      <style:table-column-properties style:column-width="2.21cm" style:rel-column-width="8519*"/>
    </style:style>
    <style:style style:name="Tableau34.B" style:family="table-column">
      <style:table-column-properties style:column-width="3.632cm" style:rel-column-width="14000*"/>
    </style:style>
    <style:style style:name="Tableau34.C" style:family="table-column">
      <style:table-column-properties style:column-width="3.759cm" style:rel-column-width="14490*"/>
    </style:style>
    <style:style style:name="Tableau34.D" style:family="table-column">
      <style:table-column-properties style:column-width="3.916cm" style:rel-column-width="15095*"/>
    </style:style>
    <style:style style:name="Tableau34.E" style:family="table-column">
      <style:table-column-properties style:column-width="3.484cm" style:rel-column-width="13431*"/>
    </style:style>
    <style:style style:name="Tableau34.A1" style:family="table-cell">
      <style:table-cell-properties fo:padding="0.097cm" fo:border="0.002cm solid #000000"/>
    </style:style>
    <style:style style:name="Tableau34.A2" style:family="table-cell">
      <style:table-cell-properties fo:padding="0.097cm" fo:border-left="0.002cm solid #000000" fo:border-right="0.002cm solid #000000" fo:border-top="none" fo:border-bottom="0.002cm solid #000000"/>
    </style:style>
    <style:style style:name="Tableau34.A4" style:family="table-cell">
      <style:table-cell-properties fo:padding="0.097cm" fo:border-left="0.002cm solid #000000" fo:border-right="none" fo:border-top="none" fo:border-bottom="0.002cm solid #000000"/>
    </style:style>
    <style:style style:name="Tableau34.A5" style:family="table-cell" style:data-style-name="N0">
      <style:table-cell-properties fo:padding="0.097cm" fo:border-left="0.002cm solid #000000" fo:border-right="none" fo:border-top="none" fo:border-bottom="0.002cm solid #000000"/>
    </style:style>
    <style:style style:name="Tableau52" style:family="table">
      <style:table-properties style:width="17cm" table:align="margins"/>
    </style:style>
    <style:style style:name="Tableau52.A" style:family="table-column">
      <style:table-column-properties style:column-width="2.212cm" style:rel-column-width="8526*"/>
    </style:style>
    <style:style style:name="Tableau52.B" style:family="table-column">
      <style:table-column-properties style:column-width="3.632cm" style:rel-column-width="14000*"/>
    </style:style>
    <style:style style:name="Tableau52.C" style:family="table-column">
      <style:table-column-properties style:column-width="3.582cm" style:rel-column-width="13810*"/>
    </style:style>
    <style:style style:name="Tableau52.D" style:family="table-column">
      <style:table-column-properties style:column-width="4.068cm" style:rel-column-width="15679*"/>
    </style:style>
    <style:style style:name="Tableau52.E" style:family="table-column">
      <style:table-column-properties style:column-width="3.507cm" style:rel-column-width="13520*"/>
    </style:style>
    <style:style style:name="Tableau52.A1" style:family="table-cell">
      <style:table-cell-properties fo:padding="0.097cm" fo:border="0.002cm solid #000000"/>
    </style:style>
    <style:style style:name="Tableau52.A2" style:family="table-cell">
      <style:table-cell-properties fo:padding="0.097cm" fo:border-left="0.002cm solid #000000" fo:border-right="0.002cm solid #000000" fo:border-top="none" fo:border-bottom="0.002cm solid #000000"/>
    </style:style>
    <style:style style:name="Tableau52.A4" style:family="table-cell">
      <style:table-cell-properties fo:padding="0.097cm" fo:border-left="0.002cm solid #000000" fo:border-right="none" fo:border-top="none" fo:border-bottom="0.002cm solid #000000"/>
    </style:style>
    <style:style style:name="Tableau52.A5" style:family="table-cell" style:data-style-name="N0">
      <style:table-cell-properties fo:padding="0.097cm" fo:border-left="0.002cm solid #000000" fo:border-right="none" fo:border-top="none" fo:border-bottom="0.002cm solid #000000"/>
    </style:style>
    <style:style style:name="Tableau36" style:family="table">
      <style:table-properties style:width="17cm" table:align="margins"/>
    </style:style>
    <style:style style:name="Tableau36.A" style:family="table-column">
      <style:table-column-properties style:column-width="2.212cm" style:rel-column-width="8526*"/>
    </style:style>
    <style:style style:name="Tableau36.B" style:family="table-column">
      <style:table-column-properties style:column-width="3.632cm" style:rel-column-width="14000*"/>
    </style:style>
    <style:style style:name="Tableau36.C" style:family="table-column">
      <style:table-column-properties style:column-width="3.582cm" style:rel-column-width="13810*"/>
    </style:style>
    <style:style style:name="Tableau36.D" style:family="table-column">
      <style:table-column-properties style:column-width="4.14cm" style:rel-column-width="15958*"/>
    </style:style>
    <style:style style:name="Tableau36.E" style:family="table-column">
      <style:table-column-properties style:column-width="3.434cm" style:rel-column-width="13241*"/>
    </style:style>
    <style:style style:name="Tableau36.A1" style:family="table-cell">
      <style:table-cell-properties fo:padding="0.097cm" fo:border="0.002cm solid #000000"/>
    </style:style>
    <style:style style:name="Tableau36.A2" style:family="table-cell">
      <style:table-cell-properties fo:padding="0.097cm" fo:border-left="0.002cm solid #000000" fo:border-right="0.002cm solid #000000" fo:border-top="none" fo:border-bottom="0.002cm solid #000000"/>
    </style:style>
    <style:style style:name="Tableau36.A4" style:family="table-cell">
      <style:table-cell-properties fo:padding="0.097cm" fo:border-left="0.002cm solid #000000" fo:border-right="none" fo:border-top="none" fo:border-bottom="0.002cm solid #000000"/>
    </style:style>
    <style:style style:name="Tableau36.A5" style:family="table-cell" style:data-style-name="N0">
      <style:table-cell-properties fo:padding="0.097cm" fo:border-left="0.002cm solid #000000" fo:border-right="none" fo:border-top="none" fo:border-bottom="0.002cm solid #000000"/>
    </style:style>
    <style:style style:name="Tableau37" style:family="table">
      <style:table-properties style:width="17cm" table:align="margins"/>
    </style:style>
    <style:style style:name="Tableau37.A" style:family="table-column">
      <style:table-column-properties style:column-width="2.212cm" style:rel-column-width="8526*"/>
    </style:style>
    <style:style style:name="Tableau37.B" style:family="table-column">
      <style:table-column-properties style:column-width="3.657cm" style:rel-column-width="14095*"/>
    </style:style>
    <style:style style:name="Tableau37.C" style:family="table-column">
      <style:table-column-properties style:column-width="3.558cm" style:rel-column-width="13714*"/>
    </style:style>
    <style:style style:name="Tableau37.D" style:family="table-column">
      <style:table-column-properties style:column-width="4.165cm" style:rel-column-width="16053*"/>
    </style:style>
    <style:style style:name="Tableau37.E" style:family="table-column">
      <style:table-column-properties style:column-width="3.41cm" style:rel-column-width="13147*"/>
    </style:style>
    <style:style style:name="Tableau37.A1" style:family="table-cell">
      <style:table-cell-properties fo:padding="0.097cm" fo:border="0.002cm solid #000000"/>
    </style:style>
    <style:style style:name="Tableau37.A2" style:family="table-cell">
      <style:table-cell-properties fo:padding="0.097cm" fo:border-left="0.002cm solid #000000" fo:border-right="0.002cm solid #000000" fo:border-top="none" fo:border-bottom="0.002cm solid #000000"/>
    </style:style>
    <style:style style:name="Tableau37.A4" style:family="table-cell">
      <style:table-cell-properties fo:padding="0.097cm" fo:border-left="0.002cm solid #000000" fo:border-right="none" fo:border-top="none" fo:border-bottom="0.002cm solid #000000"/>
    </style:style>
    <style:style style:name="Tableau37.A5" style:family="table-cell" style:data-style-name="N0">
      <style:table-cell-properties fo:padding="0.097cm" fo:border-left="0.002cm solid #000000" fo:border-right="none" fo:border-top="none" fo:border-bottom="0.002cm solid #000000"/>
    </style:style>
    <style:style style:name="Tableau38" style:family="table">
      <style:table-properties style:width="17cm" table:align="margins"/>
    </style:style>
    <style:style style:name="Tableau38.A" style:family="table-column">
      <style:table-column-properties style:column-width="2.212cm" style:rel-column-width="8526*"/>
    </style:style>
    <style:style style:name="Tableau38.B" style:family="table-column">
      <style:table-column-properties style:column-width="3.632cm" style:rel-column-width="14000*"/>
    </style:style>
    <style:style style:name="Tableau38.C" style:family="table-column">
      <style:table-column-properties style:column-width="3.582cm" style:rel-column-width="13810*"/>
    </style:style>
    <style:style style:name="Tableau38.D" style:family="table-column">
      <style:table-column-properties style:column-width="4.187cm" style:rel-column-width="16142*"/>
    </style:style>
    <style:style style:name="Tableau38.E" style:family="table-column">
      <style:table-column-properties style:column-width="3.387cm" style:rel-column-width="13057*"/>
    </style:style>
    <style:style style:name="Tableau38.A1" style:family="table-cell">
      <style:table-cell-properties fo:padding="0.097cm" fo:border="0.002cm solid #000000"/>
    </style:style>
    <style:style style:name="Tableau38.A2" style:family="table-cell">
      <style:table-cell-properties fo:padding="0.097cm" fo:border-left="0.002cm solid #000000" fo:border-right="0.002cm solid #000000" fo:border-top="none" fo:border-bottom="0.002cm solid #000000"/>
    </style:style>
    <style:style style:name="Tableau38.A4" style:family="table-cell">
      <style:table-cell-properties fo:padding="0.097cm" fo:border-left="0.002cm solid #000000" fo:border-right="none" fo:border-top="none" fo:border-bottom="0.002cm solid #000000"/>
    </style:style>
    <style:style style:name="Tableau38.A5" style:family="table-cell" style:data-style-name="N0">
      <style:table-cell-properties fo:padding="0.097cm" fo:border-left="0.002cm solid #000000" fo:border-right="none" fo:border-top="none" fo:border-bottom="0.002cm solid #000000"/>
    </style:style>
    <style:style style:name="Tableau39" style:family="table">
      <style:table-properties style:width="17cm" table:align="margins"/>
    </style:style>
    <style:style style:name="Tableau39.A" style:family="table-column">
      <style:table-column-properties style:column-width="2.21cm" style:rel-column-width="8519*"/>
    </style:style>
    <style:style style:name="Tableau39.B" style:family="table-column">
      <style:table-column-properties style:column-width="3.632cm" style:rel-column-width="14000*"/>
    </style:style>
    <style:style style:name="Tableau39.C" style:family="table-column">
      <style:table-column-properties style:column-width="3.835cm" style:rel-column-width="14782*"/>
    </style:style>
    <style:style style:name="Tableau39.D" style:family="table-column">
      <style:table-column-properties style:column-width="3.96cm" style:rel-column-width="15265*"/>
    </style:style>
    <style:style style:name="Tableau39.E" style:family="table-column">
      <style:table-column-properties style:column-width="3.364cm" style:rel-column-width="12969*"/>
    </style:style>
    <style:style style:name="Tableau39.A1" style:family="table-cell">
      <style:table-cell-properties fo:padding="0.097cm" fo:border="0.002cm solid #000000"/>
    </style:style>
    <style:style style:name="Tableau39.A2" style:family="table-cell">
      <style:table-cell-properties fo:padding="0.097cm" fo:border-left="0.002cm solid #000000" fo:border-right="0.002cm solid #000000" fo:border-top="none" fo:border-bottom="0.002cm solid #000000"/>
    </style:style>
    <style:style style:name="Tableau39.A4" style:family="table-cell">
      <style:table-cell-properties fo:padding="0.097cm" fo:border-left="0.002cm solid #000000" fo:border-right="none" fo:border-top="none" fo:border-bottom="0.002cm solid #000000"/>
    </style:style>
    <style:style style:name="Tableau39.A5" style:family="table-cell" style:data-style-name="N0">
      <style:table-cell-properties fo:padding="0.097cm" fo:border-left="0.002cm solid #000000" fo:border-right="none" fo:border-top="none" fo:border-bottom="0.002cm solid #000000"/>
    </style:style>
    <style:style style:name="Tableau40" style:family="table">
      <style:table-properties style:width="17cm" table:align="margins"/>
    </style:style>
    <style:style style:name="Tableau40.A" style:family="table-column">
      <style:table-column-properties style:column-width="2.212cm" style:rel-column-width="8526*"/>
    </style:style>
    <style:style style:name="Tableau40.B" style:family="table-column">
      <style:table-column-properties style:column-width="3.632cm" style:rel-column-width="14000*"/>
    </style:style>
    <style:style style:name="Tableau40.C" style:family="table-column">
      <style:table-column-properties style:column-width="3.582cm" style:rel-column-width="13810*"/>
    </style:style>
    <style:style style:name="Tableau40.D" style:family="table-column">
      <style:table-column-properties style:column-width="4.235cm" style:rel-column-width="16325*"/>
    </style:style>
    <style:style style:name="Tableau40.E" style:family="table-column">
      <style:table-column-properties style:column-width="3.339cm" style:rel-column-width="12874*"/>
    </style:style>
    <style:style style:name="Tableau40.A1" style:family="table-cell">
      <style:table-cell-properties fo:padding="0.097cm" fo:border="0.002cm solid #000000"/>
    </style:style>
    <style:style style:name="Tableau40.A2" style:family="table-cell">
      <style:table-cell-properties fo:padding="0.097cm" fo:border-left="0.002cm solid #000000" fo:border-right="0.002cm solid #000000" fo:border-top="none" fo:border-bottom="0.002cm solid #000000"/>
    </style:style>
    <style:style style:name="Tableau40.A4" style:family="table-cell">
      <style:table-cell-properties fo:padding="0.097cm" fo:border-left="0.002cm solid #000000" fo:border-right="none" fo:border-top="none" fo:border-bottom="0.002cm solid #000000"/>
    </style:style>
    <style:style style:name="Tableau40.A5" style:family="table-cell" style:data-style-name="N0">
      <style:table-cell-properties fo:padding="0.097cm" fo:border-left="0.002cm solid #000000" fo:border-right="none" fo:border-top="none" fo:border-bottom="0.002cm solid #000000"/>
    </style:style>
    <style:style style:name="Tableau41" style:family="table">
      <style:table-properties style:width="17cm" table:align="margins"/>
    </style:style>
    <style:style style:name="Tableau41.A" style:family="table-column">
      <style:table-column-properties style:column-width="2.21cm" style:rel-column-width="8519*"/>
    </style:style>
    <style:style style:name="Tableau41.B" style:family="table-column">
      <style:table-column-properties style:column-width="3.632cm" style:rel-column-width="14000*"/>
    </style:style>
    <style:style style:name="Tableau41.C" style:family="table-column">
      <style:table-column-properties style:column-width="3.872cm" style:rel-column-width="14925*"/>
    </style:style>
    <style:style style:name="Tableau41.D" style:family="table-column">
      <style:table-column-properties style:column-width="3.971cm" style:rel-column-width="15306*"/>
    </style:style>
    <style:style style:name="Tableau41.E" style:family="table-column">
      <style:table-column-properties style:column-width="3.316cm" style:rel-column-width="12785*"/>
    </style:style>
    <style:style style:name="Tableau41.A1" style:family="table-cell">
      <style:table-cell-properties fo:padding="0.097cm" fo:border="0.002cm solid #000000"/>
    </style:style>
    <style:style style:name="Tableau41.A2" style:family="table-cell">
      <style:table-cell-properties fo:padding="0.097cm" fo:border-left="0.002cm solid #000000" fo:border-right="0.002cm solid #000000" fo:border-top="none" fo:border-bottom="0.002cm solid #000000"/>
    </style:style>
    <style:style style:name="Tableau41.A4" style:family="table-cell">
      <style:table-cell-properties fo:padding="0.097cm" fo:border-left="0.002cm solid #000000" fo:border-right="none" fo:border-top="none" fo:border-bottom="0.002cm solid #000000"/>
    </style:style>
    <style:style style:name="Tableau41.A5" style:family="table-cell" style:data-style-name="N0">
      <style:table-cell-properties fo:padding="0.097cm" fo:border-left="0.002cm solid #000000" fo:border-right="none" fo:border-top="none" fo:border-bottom="0.002cm solid #000000"/>
    </style:style>
    <style:style style:name="Tableau57" style:family="table">
      <style:table-properties style:width="17cm" table:align="margins"/>
    </style:style>
    <style:style style:name="Tableau57.A" style:family="table-column">
      <style:table-column-properties style:column-width="2.21cm" style:rel-column-width="8519*"/>
    </style:style>
    <style:style style:name="Tableau57.B" style:family="table-column">
      <style:table-column-properties style:column-width="3.632cm" style:rel-column-width="14000*"/>
    </style:style>
    <style:style style:name="Tableau57.C" style:family="table-column">
      <style:table-column-properties style:column-width="3.872cm" style:rel-column-width="14925*"/>
    </style:style>
    <style:style style:name="Tableau57.D" style:family="table-column">
      <style:table-column-properties style:column-width="3.971cm" style:rel-column-width="15306*"/>
    </style:style>
    <style:style style:name="Tableau57.E" style:family="table-column">
      <style:table-column-properties style:column-width="3.316cm" style:rel-column-width="12785*"/>
    </style:style>
    <style:style style:name="Tableau57.A1" style:family="table-cell">
      <style:table-cell-properties fo:padding="0.097cm" fo:border="0.002cm solid #000000"/>
    </style:style>
    <style:style style:name="Tableau57.A2" style:family="table-cell">
      <style:table-cell-properties fo:padding="0.097cm" fo:border-left="0.002cm solid #000000" fo:border-right="0.002cm solid #000000" fo:border-top="none" fo:border-bottom="0.002cm solid #000000"/>
    </style:style>
    <style:style style:name="Tableau57.A4" style:family="table-cell">
      <style:table-cell-properties fo:padding="0.097cm" fo:border-left="0.002cm solid #000000" fo:border-right="none" fo:border-top="none" fo:border-bottom="0.002cm solid #000000"/>
    </style:style>
    <style:style style:name="Tableau57.A5" style:family="table-cell" style:data-style-name="N0">
      <style:table-cell-properties fo:padding="0.097cm" fo:border-left="0.002cm solid #000000" fo:border-right="none" fo:border-top="none" fo:border-bottom="0.002cm solid #000000"/>
    </style:style>
    <style:style style:name="Tableau59" style:family="table">
      <style:table-properties style:width="17cm" table:align="margins"/>
    </style:style>
    <style:style style:name="Tableau59.A" style:family="table-column">
      <style:table-column-properties style:column-width="2.21cm" style:rel-column-width="8519*"/>
    </style:style>
    <style:style style:name="Tableau59.B" style:family="table-column">
      <style:table-column-properties style:column-width="3.632cm" style:rel-column-width="14000*"/>
    </style:style>
    <style:style style:name="Tableau59.C" style:family="table-column">
      <style:table-column-properties style:column-width="3.872cm" style:rel-column-width="14925*"/>
    </style:style>
    <style:style style:name="Tableau59.D" style:family="table-column">
      <style:table-column-properties style:column-width="3.971cm" style:rel-column-width="15306*"/>
    </style:style>
    <style:style style:name="Tableau59.E" style:family="table-column">
      <style:table-column-properties style:column-width="3.316cm" style:rel-column-width="12785*"/>
    </style:style>
    <style:style style:name="Tableau59.A1" style:family="table-cell">
      <style:table-cell-properties fo:padding="0.097cm" fo:border="0.002cm solid #000000"/>
    </style:style>
    <style:style style:name="Tableau59.A2" style:family="table-cell">
      <style:table-cell-properties fo:padding="0.097cm" fo:border-left="0.002cm solid #000000" fo:border-right="0.002cm solid #000000" fo:border-top="none" fo:border-bottom="0.002cm solid #000000"/>
    </style:style>
    <style:style style:name="Tableau59.A4" style:family="table-cell">
      <style:table-cell-properties fo:padding="0.097cm" fo:border-left="0.002cm solid #000000" fo:border-right="none" fo:border-top="none" fo:border-bottom="0.002cm solid #000000"/>
    </style:style>
    <style:style style:name="Tableau59.A5" style:family="table-cell" style:data-style-name="N0">
      <style:table-cell-properties fo:padding="0.097cm" fo:border-left="0.002cm solid #000000" fo:border-right="none" fo:border-top="none" fo:border-bottom="0.002cm solid #000000"/>
    </style:style>
    <style:style style:name="Tableau60" style:family="table">
      <style:table-properties style:width="17cm" table:align="margins"/>
    </style:style>
    <style:style style:name="Tableau60.A" style:family="table-column">
      <style:table-column-properties style:column-width="2.21cm" style:rel-column-width="8519*"/>
    </style:style>
    <style:style style:name="Tableau60.B" style:family="table-column">
      <style:table-column-properties style:column-width="3.632cm" style:rel-column-width="14000*"/>
    </style:style>
    <style:style style:name="Tableau60.C" style:family="table-column">
      <style:table-column-properties style:column-width="3.872cm" style:rel-column-width="14925*"/>
    </style:style>
    <style:style style:name="Tableau60.D" style:family="table-column">
      <style:table-column-properties style:column-width="3.971cm" style:rel-column-width="15306*"/>
    </style:style>
    <style:style style:name="Tableau60.E" style:family="table-column">
      <style:table-column-properties style:column-width="3.316cm" style:rel-column-width="12785*"/>
    </style:style>
    <style:style style:name="Tableau60.A1" style:family="table-cell">
      <style:table-cell-properties fo:padding="0.097cm" fo:border="0.002cm solid #000000"/>
    </style:style>
    <style:style style:name="Tableau60.A2" style:family="table-cell">
      <style:table-cell-properties fo:padding="0.097cm" fo:border-left="0.002cm solid #000000" fo:border-right="0.002cm solid #000000" fo:border-top="none" fo:border-bottom="0.002cm solid #000000"/>
    </style:style>
    <style:style style:name="Tableau60.A4" style:family="table-cell">
      <style:table-cell-properties fo:padding="0.097cm" fo:border-left="0.002cm solid #000000" fo:border-right="none" fo:border-top="none" fo:border-bottom="0.002cm solid #000000"/>
    </style:style>
    <style:style style:name="Tableau60.A5" style:family="table-cell" style:data-style-name="N0">
      <style:table-cell-properties fo:padding="0.097cm" fo:border-left="0.002cm solid #000000" fo:border-right="none" fo:border-top="none" fo:border-bottom="0.002cm solid #000000"/>
    </style:style>
    <style:style style:name="Tableau62" style:family="table">
      <style:table-properties style:width="17cm" table:align="margins"/>
    </style:style>
    <style:style style:name="Tableau62.A" style:family="table-column">
      <style:table-column-properties style:column-width="2.21cm" style:rel-column-width="8519*"/>
    </style:style>
    <style:style style:name="Tableau62.B" style:family="table-column">
      <style:table-column-properties style:column-width="3.632cm" style:rel-column-width="14000*"/>
    </style:style>
    <style:style style:name="Tableau62.C" style:family="table-column">
      <style:table-column-properties style:column-width="3.872cm" style:rel-column-width="14925*"/>
    </style:style>
    <style:style style:name="Tableau62.D" style:family="table-column">
      <style:table-column-properties style:column-width="3.971cm" style:rel-column-width="15306*"/>
    </style:style>
    <style:style style:name="Tableau62.E" style:family="table-column">
      <style:table-column-properties style:column-width="3.316cm" style:rel-column-width="12785*"/>
    </style:style>
    <style:style style:name="Tableau62.A1" style:family="table-cell">
      <style:table-cell-properties fo:padding="0.097cm" fo:border="0.002cm solid #000000"/>
    </style:style>
    <style:style style:name="Tableau62.A2" style:family="table-cell">
      <style:table-cell-properties fo:padding="0.097cm" fo:border-left="0.002cm solid #000000" fo:border-right="0.002cm solid #000000" fo:border-top="none" fo:border-bottom="0.002cm solid #000000"/>
    </style:style>
    <style:style style:name="Tableau62.A4" style:family="table-cell">
      <style:table-cell-properties fo:padding="0.097cm" fo:border-left="0.002cm solid #000000" fo:border-right="none" fo:border-top="none" fo:border-bottom="0.002cm solid #000000"/>
    </style:style>
    <style:style style:name="Tableau62.A5" style:family="table-cell" style:data-style-name="N0">
      <style:table-cell-properties fo:padding="0.097cm" fo:border-left="0.002cm solid #000000" fo:border-right="none" fo:border-top="none" fo:border-bottom="0.002cm solid #000000"/>
    </style:style>
    <style:style style:name="Tableau63" style:family="table">
      <style:table-properties style:width="17cm" table:align="margins"/>
    </style:style>
    <style:style style:name="Tableau63.A" style:family="table-column">
      <style:table-column-properties style:column-width="2.21cm" style:rel-column-width="8519*"/>
    </style:style>
    <style:style style:name="Tableau63.B" style:family="table-column">
      <style:table-column-properties style:column-width="3.632cm" style:rel-column-width="14000*"/>
    </style:style>
    <style:style style:name="Tableau63.C" style:family="table-column">
      <style:table-column-properties style:column-width="3.872cm" style:rel-column-width="14925*"/>
    </style:style>
    <style:style style:name="Tableau63.D" style:family="table-column">
      <style:table-column-properties style:column-width="3.971cm" style:rel-column-width="15306*"/>
    </style:style>
    <style:style style:name="Tableau63.E" style:family="table-column">
      <style:table-column-properties style:column-width="3.316cm" style:rel-column-width="12785*"/>
    </style:style>
    <style:style style:name="Tableau63.A1" style:family="table-cell">
      <style:table-cell-properties fo:padding="0.097cm" fo:border="0.002cm solid #000000"/>
    </style:style>
    <style:style style:name="Tableau63.A2" style:family="table-cell">
      <style:table-cell-properties fo:padding="0.097cm" fo:border-left="0.002cm solid #000000" fo:border-right="0.002cm solid #000000" fo:border-top="none" fo:border-bottom="0.002cm solid #000000"/>
    </style:style>
    <style:style style:name="Tableau63.A4" style:family="table-cell">
      <style:table-cell-properties fo:padding="0.097cm" fo:border-left="0.002cm solid #000000" fo:border-right="none" fo:border-top="none" fo:border-bottom="0.002cm solid #000000"/>
    </style:style>
    <style:style style:name="Tableau63.A5" style:family="table-cell" style:data-style-name="N0">
      <style:table-cell-properties fo:padding="0.097cm" fo:border-left="0.002cm solid #000000" fo:border-right="none" fo:border-top="none" fo:border-bottom="0.002cm solid #000000"/>
    </style:style>
    <style:style style:name="Tableau64" style:family="table">
      <style:table-properties style:width="17cm" table:align="margins"/>
    </style:style>
    <style:style style:name="Tableau64.A" style:family="table-column">
      <style:table-column-properties style:column-width="2.21cm" style:rel-column-width="8519*"/>
    </style:style>
    <style:style style:name="Tableau64.B" style:family="table-column">
      <style:table-column-properties style:column-width="3.632cm" style:rel-column-width="14000*"/>
    </style:style>
    <style:style style:name="Tableau64.C" style:family="table-column">
      <style:table-column-properties style:column-width="3.872cm" style:rel-column-width="14925*"/>
    </style:style>
    <style:style style:name="Tableau64.D" style:family="table-column">
      <style:table-column-properties style:column-width="3.971cm" style:rel-column-width="15306*"/>
    </style:style>
    <style:style style:name="Tableau64.E" style:family="table-column">
      <style:table-column-properties style:column-width="3.316cm" style:rel-column-width="12785*"/>
    </style:style>
    <style:style style:name="Tableau64.A1" style:family="table-cell">
      <style:table-cell-properties fo:padding="0.097cm" fo:border="0.002cm solid #000000"/>
    </style:style>
    <style:style style:name="Tableau64.A2" style:family="table-cell">
      <style:table-cell-properties fo:padding="0.097cm" fo:border-left="0.002cm solid #000000" fo:border-right="0.002cm solid #000000" fo:border-top="none" fo:border-bottom="0.002cm solid #000000"/>
    </style:style>
    <style:style style:name="Tableau64.A4" style:family="table-cell">
      <style:table-cell-properties fo:padding="0.097cm" fo:border-left="0.002cm solid #000000" fo:border-right="none" fo:border-top="none" fo:border-bottom="0.002cm solid #000000"/>
    </style:style>
    <style:style style:name="Tableau64.A5" style:family="table-cell" style:data-style-name="N0">
      <style:table-cell-properties fo:padding="0.097cm" fo:border-left="0.002cm solid #000000" fo:border-right="none" fo:border-top="none" fo:border-bottom="0.002cm solid #000000"/>
    </style:style>
    <style:style style:name="Tableau65" style:family="table">
      <style:table-properties style:width="17cm" table:align="margins"/>
    </style:style>
    <style:style style:name="Tableau65.A" style:family="table-column">
      <style:table-column-properties style:column-width="2.21cm" style:rel-column-width="8519*"/>
    </style:style>
    <style:style style:name="Tableau65.B" style:family="table-column">
      <style:table-column-properties style:column-width="3.632cm" style:rel-column-width="14000*"/>
    </style:style>
    <style:style style:name="Tableau65.C" style:family="table-column">
      <style:table-column-properties style:column-width="3.872cm" style:rel-column-width="14925*"/>
    </style:style>
    <style:style style:name="Tableau65.D" style:family="table-column">
      <style:table-column-properties style:column-width="3.971cm" style:rel-column-width="15306*"/>
    </style:style>
    <style:style style:name="Tableau65.E" style:family="table-column">
      <style:table-column-properties style:column-width="3.316cm" style:rel-column-width="12785*"/>
    </style:style>
    <style:style style:name="Tableau65.A1" style:family="table-cell">
      <style:table-cell-properties fo:padding="0.097cm" fo:border="0.002cm solid #000000"/>
    </style:style>
    <style:style style:name="Tableau65.A2" style:family="table-cell">
      <style:table-cell-properties fo:padding="0.097cm" fo:border-left="0.002cm solid #000000" fo:border-right="0.002cm solid #000000" fo:border-top="none" fo:border-bottom="0.002cm solid #000000"/>
    </style:style>
    <style:style style:name="Tableau65.A4" style:family="table-cell">
      <style:table-cell-properties fo:padding="0.097cm" fo:border-left="0.002cm solid #000000" fo:border-right="none" fo:border-top="none" fo:border-bottom="0.002cm solid #000000"/>
    </style:style>
    <style:style style:name="Tableau65.A5" style:family="table-cell" style:data-style-name="N0">
      <style:table-cell-properties fo:padding="0.097cm" fo:border-left="0.002cm solid #000000" fo:border-right="none" fo:border-top="none" fo:border-bottom="0.002cm solid #000000"/>
    </style:style>
    <style:style style:name="Tableau71" style:family="table">
      <style:table-properties style:width="17cm" table:align="margins"/>
    </style:style>
    <style:style style:name="Tableau71.A" style:family="table-column">
      <style:table-column-properties style:column-width="2.21cm" style:rel-column-width="8519*"/>
    </style:style>
    <style:style style:name="Tableau71.B" style:family="table-column">
      <style:table-column-properties style:column-width="3.632cm" style:rel-column-width="14000*"/>
    </style:style>
    <style:style style:name="Tableau71.C" style:family="table-column">
      <style:table-column-properties style:column-width="3.872cm" style:rel-column-width="14925*"/>
    </style:style>
    <style:style style:name="Tableau71.D" style:family="table-column">
      <style:table-column-properties style:column-width="3.971cm" style:rel-column-width="15306*"/>
    </style:style>
    <style:style style:name="Tableau71.E" style:family="table-column">
      <style:table-column-properties style:column-width="3.316cm" style:rel-column-width="12785*"/>
    </style:style>
    <style:style style:name="Tableau71.A1" style:family="table-cell">
      <style:table-cell-properties fo:padding="0.097cm" fo:border="0.002cm solid #000000"/>
    </style:style>
    <style:style style:name="Tableau71.A2" style:family="table-cell">
      <style:table-cell-properties fo:padding="0.097cm" fo:border-left="0.002cm solid #000000" fo:border-right="0.002cm solid #000000" fo:border-top="none" fo:border-bottom="0.002cm solid #000000"/>
    </style:style>
    <style:style style:name="Tableau71.A4" style:family="table-cell">
      <style:table-cell-properties fo:padding="0.097cm" fo:border-left="0.002cm solid #000000" fo:border-right="none" fo:border-top="none" fo:border-bottom="0.002cm solid #000000"/>
    </style:style>
    <style:style style:name="Tableau71.A5" style:family="table-cell" style:data-style-name="N0">
      <style:table-cell-properties fo:padding="0.097cm" fo:border-left="0.002cm solid #000000" fo:border-right="none" fo:border-top="none" fo:border-bottom="0.002cm solid #000000"/>
    </style:style>
    <style:style style:name="Tableau72" style:family="table">
      <style:table-properties style:width="17cm" table:align="margins"/>
    </style:style>
    <style:style style:name="Tableau72.A" style:family="table-column">
      <style:table-column-properties style:column-width="2.21cm" style:rel-column-width="8519*"/>
    </style:style>
    <style:style style:name="Tableau72.B" style:family="table-column">
      <style:table-column-properties style:column-width="3.632cm" style:rel-column-width="14000*"/>
    </style:style>
    <style:style style:name="Tableau72.C" style:family="table-column">
      <style:table-column-properties style:column-width="3.872cm" style:rel-column-width="14925*"/>
    </style:style>
    <style:style style:name="Tableau72.D" style:family="table-column">
      <style:table-column-properties style:column-width="3.971cm" style:rel-column-width="15306*"/>
    </style:style>
    <style:style style:name="Tableau72.E" style:family="table-column">
      <style:table-column-properties style:column-width="3.316cm" style:rel-column-width="12785*"/>
    </style:style>
    <style:style style:name="Tableau72.A1" style:family="table-cell">
      <style:table-cell-properties fo:padding="0.097cm" fo:border="0.002cm solid #000000"/>
    </style:style>
    <style:style style:name="Tableau72.A2" style:family="table-cell">
      <style:table-cell-properties fo:padding="0.097cm" fo:border-left="0.002cm solid #000000" fo:border-right="0.002cm solid #000000" fo:border-top="none" fo:border-bottom="0.002cm solid #000000"/>
    </style:style>
    <style:style style:name="Tableau72.A4" style:family="table-cell">
      <style:table-cell-properties fo:padding="0.097cm" fo:border-left="0.002cm solid #000000" fo:border-right="none" fo:border-top="none" fo:border-bottom="0.002cm solid #000000"/>
    </style:style>
    <style:style style:name="Tableau72.A5" style:family="table-cell" style:data-style-name="N0">
      <style:table-cell-properties fo:padding="0.097cm" fo:border-left="0.002cm solid #000000" fo:border-right="none" fo:border-top="none" fo:border-bottom="0.002cm solid #000000"/>
    </style:style>
    <style:style style:name="Tableau73" style:family="table">
      <style:table-properties style:width="17cm" table:align="margins"/>
    </style:style>
    <style:style style:name="Tableau73.A" style:family="table-column">
      <style:table-column-properties style:column-width="2.21cm" style:rel-column-width="8519*"/>
    </style:style>
    <style:style style:name="Tableau73.B" style:family="table-column">
      <style:table-column-properties style:column-width="3.632cm" style:rel-column-width="14000*"/>
    </style:style>
    <style:style style:name="Tableau73.C" style:family="table-column">
      <style:table-column-properties style:column-width="3.872cm" style:rel-column-width="14925*"/>
    </style:style>
    <style:style style:name="Tableau73.D" style:family="table-column">
      <style:table-column-properties style:column-width="3.971cm" style:rel-column-width="15306*"/>
    </style:style>
    <style:style style:name="Tableau73.E" style:family="table-column">
      <style:table-column-properties style:column-width="3.316cm" style:rel-column-width="12785*"/>
    </style:style>
    <style:style style:name="Tableau73.A1" style:family="table-cell">
      <style:table-cell-properties fo:padding="0.097cm" fo:border="0.002cm solid #000000"/>
    </style:style>
    <style:style style:name="Tableau73.A2" style:family="table-cell">
      <style:table-cell-properties fo:padding="0.097cm" fo:border-left="0.002cm solid #000000" fo:border-right="0.002cm solid #000000" fo:border-top="none" fo:border-bottom="0.002cm solid #000000"/>
    </style:style>
    <style:style style:name="Tableau73.A4" style:family="table-cell">
      <style:table-cell-properties fo:padding="0.097cm" fo:border-left="0.002cm solid #000000" fo:border-right="none" fo:border-top="none" fo:border-bottom="0.002cm solid #000000"/>
    </style:style>
    <style:style style:name="Tableau73.A5" style:family="table-cell" style:data-style-name="N0">
      <style:table-cell-properties fo:padding="0.097cm" fo:border-left="0.002cm solid #000000" fo:border-right="none" fo:border-top="none" fo:border-bottom="0.002cm solid #000000"/>
    </style:style>
    <style:style style:name="Tableau74" style:family="table">
      <style:table-properties style:width="17cm" table:align="margins"/>
    </style:style>
    <style:style style:name="Tableau74.A" style:family="table-column">
      <style:table-column-properties style:column-width="2.21cm" style:rel-column-width="8519*"/>
    </style:style>
    <style:style style:name="Tableau74.B" style:family="table-column">
      <style:table-column-properties style:column-width="3.632cm" style:rel-column-width="14000*"/>
    </style:style>
    <style:style style:name="Tableau74.C" style:family="table-column">
      <style:table-column-properties style:column-width="3.872cm" style:rel-column-width="14925*"/>
    </style:style>
    <style:style style:name="Tableau74.D" style:family="table-column">
      <style:table-column-properties style:column-width="3.971cm" style:rel-column-width="15306*"/>
    </style:style>
    <style:style style:name="Tableau74.E" style:family="table-column">
      <style:table-column-properties style:column-width="3.316cm" style:rel-column-width="12785*"/>
    </style:style>
    <style:style style:name="Tableau74.A1" style:family="table-cell">
      <style:table-cell-properties fo:padding="0.097cm" fo:border="0.002cm solid #000000"/>
    </style:style>
    <style:style style:name="Tableau74.A2" style:family="table-cell">
      <style:table-cell-properties fo:padding="0.097cm" fo:border-left="0.002cm solid #000000" fo:border-right="0.002cm solid #000000" fo:border-top="none" fo:border-bottom="0.002cm solid #000000"/>
    </style:style>
    <style:style style:name="Tableau74.A4" style:family="table-cell">
      <style:table-cell-properties fo:padding="0.097cm" fo:border-left="0.002cm solid #000000" fo:border-right="none" fo:border-top="none" fo:border-bottom="0.002cm solid #000000"/>
    </style:style>
    <style:style style:name="Tableau74.A5" style:family="table-cell" style:data-style-name="N0">
      <style:table-cell-properties fo:padding="0.097cm" fo:border-left="0.002cm solid #000000" fo:border-right="none" fo:border-top="none" fo:border-bottom="0.002cm solid #000000"/>
    </style:style>
    <style:style style:name="Tableau86" style:family="table">
      <style:table-properties style:width="17cm" table:align="margins"/>
    </style:style>
    <style:style style:name="Tableau86.A" style:family="table-column">
      <style:table-column-properties style:column-width="2.21cm" style:rel-column-width="8519*"/>
    </style:style>
    <style:style style:name="Tableau86.B" style:family="table-column">
      <style:table-column-properties style:column-width="3.632cm" style:rel-column-width="14000*"/>
    </style:style>
    <style:style style:name="Tableau86.C" style:family="table-column">
      <style:table-column-properties style:column-width="3.872cm" style:rel-column-width="14925*"/>
    </style:style>
    <style:style style:name="Tableau86.D" style:family="table-column">
      <style:table-column-properties style:column-width="3.971cm" style:rel-column-width="15306*"/>
    </style:style>
    <style:style style:name="Tableau86.E" style:family="table-column">
      <style:table-column-properties style:column-width="3.316cm" style:rel-column-width="12785*"/>
    </style:style>
    <style:style style:name="Tableau86.A1" style:family="table-cell">
      <style:table-cell-properties fo:padding="0.097cm" fo:border="0.002cm solid #000000"/>
    </style:style>
    <style:style style:name="Tableau86.A2" style:family="table-cell">
      <style:table-cell-properties fo:padding="0.097cm" fo:border-left="0.002cm solid #000000" fo:border-right="0.002cm solid #000000" fo:border-top="none" fo:border-bottom="0.002cm solid #000000"/>
    </style:style>
    <style:style style:name="Tableau86.A4" style:family="table-cell">
      <style:table-cell-properties fo:padding="0.097cm" fo:border-left="0.002cm solid #000000" fo:border-right="none" fo:border-top="none" fo:border-bottom="0.002cm solid #000000"/>
    </style:style>
    <style:style style:name="Tableau86.A5" style:family="table-cell" style:data-style-name="N0">
      <style:table-cell-properties fo:padding="0.097cm" fo:border-left="0.002cm solid #000000" fo:border-right="none" fo:border-top="none" fo:border-bottom="0.002cm solid #000000"/>
    </style:style>
    <style:style style:name="Tableau87" style:family="table">
      <style:table-properties style:width="17cm" table:align="margins"/>
    </style:style>
    <style:style style:name="Tableau87.A" style:family="table-column">
      <style:table-column-properties style:column-width="2.21cm" style:rel-column-width="8519*"/>
    </style:style>
    <style:style style:name="Tableau87.B" style:family="table-column">
      <style:table-column-properties style:column-width="3.632cm" style:rel-column-width="14000*"/>
    </style:style>
    <style:style style:name="Tableau87.C" style:family="table-column">
      <style:table-column-properties style:column-width="3.872cm" style:rel-column-width="14925*"/>
    </style:style>
    <style:style style:name="Tableau87.D" style:family="table-column">
      <style:table-column-properties style:column-width="3.971cm" style:rel-column-width="15306*"/>
    </style:style>
    <style:style style:name="Tableau87.E" style:family="table-column">
      <style:table-column-properties style:column-width="3.316cm" style:rel-column-width="12785*"/>
    </style:style>
    <style:style style:name="Tableau87.A1" style:family="table-cell">
      <style:table-cell-properties fo:padding="0.097cm" fo:border="0.002cm solid #000000"/>
    </style:style>
    <style:style style:name="Tableau87.A2" style:family="table-cell">
      <style:table-cell-properties fo:padding="0.097cm" fo:border-left="0.002cm solid #000000" fo:border-right="0.002cm solid #000000" fo:border-top="none" fo:border-bottom="0.002cm solid #000000"/>
    </style:style>
    <style:style style:name="Tableau87.A4" style:family="table-cell">
      <style:table-cell-properties fo:padding="0.097cm" fo:border-left="0.002cm solid #000000" fo:border-right="none" fo:border-top="none" fo:border-bottom="0.002cm solid #000000"/>
    </style:style>
    <style:style style:name="Tableau87.A5" style:family="table-cell" style:data-style-name="N0">
      <style:table-cell-properties fo:padding="0.097cm" fo:border-left="0.002cm solid #000000" fo:border-right="none" fo:border-top="none" fo:border-bottom="0.002cm solid #000000"/>
    </style:style>
    <style:style style:name="Tableau88" style:family="table">
      <style:table-properties style:width="17cm" table:align="margins"/>
    </style:style>
    <style:style style:name="Tableau88.A" style:family="table-column">
      <style:table-column-properties style:column-width="2.21cm" style:rel-column-width="8519*"/>
    </style:style>
    <style:style style:name="Tableau88.B" style:family="table-column">
      <style:table-column-properties style:column-width="3.632cm" style:rel-column-width="14000*"/>
    </style:style>
    <style:style style:name="Tableau88.C" style:family="table-column">
      <style:table-column-properties style:column-width="3.872cm" style:rel-column-width="14925*"/>
    </style:style>
    <style:style style:name="Tableau88.D" style:family="table-column">
      <style:table-column-properties style:column-width="3.971cm" style:rel-column-width="15306*"/>
    </style:style>
    <style:style style:name="Tableau88.E" style:family="table-column">
      <style:table-column-properties style:column-width="3.316cm" style:rel-column-width="12785*"/>
    </style:style>
    <style:style style:name="Tableau88.A1" style:family="table-cell">
      <style:table-cell-properties fo:padding="0.097cm" fo:border="0.002cm solid #000000"/>
    </style:style>
    <style:style style:name="Tableau88.A2" style:family="table-cell">
      <style:table-cell-properties fo:padding="0.097cm" fo:border-left="0.002cm solid #000000" fo:border-right="0.002cm solid #000000" fo:border-top="none" fo:border-bottom="0.002cm solid #000000"/>
    </style:style>
    <style:style style:name="Tableau88.A4" style:family="table-cell">
      <style:table-cell-properties fo:padding="0.097cm" fo:border-left="0.002cm solid #000000" fo:border-right="none" fo:border-top="none" fo:border-bottom="0.002cm solid #000000"/>
    </style:style>
    <style:style style:name="Tableau88.A5" style:family="table-cell" style:data-style-name="N0">
      <style:table-cell-properties fo:padding="0.097cm" fo:border-left="0.002cm solid #000000" fo:border-right="none" fo:border-top="none" fo:border-bottom="0.002cm solid #000000"/>
    </style:style>
    <style:style style:name="Tableau89" style:family="table">
      <style:table-properties style:width="17cm" table:align="margins"/>
    </style:style>
    <style:style style:name="Tableau89.A" style:family="table-column">
      <style:table-column-properties style:column-width="2.21cm" style:rel-column-width="8519*"/>
    </style:style>
    <style:style style:name="Tableau89.B" style:family="table-column">
      <style:table-column-properties style:column-width="3.632cm" style:rel-column-width="14000*"/>
    </style:style>
    <style:style style:name="Tableau89.C" style:family="table-column">
      <style:table-column-properties style:column-width="3.872cm" style:rel-column-width="14925*"/>
    </style:style>
    <style:style style:name="Tableau89.D" style:family="table-column">
      <style:table-column-properties style:column-width="3.971cm" style:rel-column-width="15306*"/>
    </style:style>
    <style:style style:name="Tableau89.E" style:family="table-column">
      <style:table-column-properties style:column-width="3.316cm" style:rel-column-width="12785*"/>
    </style:style>
    <style:style style:name="Tableau89.A1" style:family="table-cell">
      <style:table-cell-properties fo:padding="0.097cm" fo:border="0.002cm solid #000000"/>
    </style:style>
    <style:style style:name="Tableau89.A2" style:family="table-cell">
      <style:table-cell-properties fo:padding="0.097cm" fo:border-left="0.002cm solid #000000" fo:border-right="0.002cm solid #000000" fo:border-top="none" fo:border-bottom="0.002cm solid #000000"/>
    </style:style>
    <style:style style:name="Tableau89.A4" style:family="table-cell">
      <style:table-cell-properties fo:padding="0.097cm" fo:border-left="0.002cm solid #000000" fo:border-right="none" fo:border-top="none" fo:border-bottom="0.002cm solid #000000"/>
    </style:style>
    <style:style style:name="Tableau89.A5" style:family="table-cell" style:data-style-name="N0">
      <style:table-cell-properties fo:padding="0.097cm" fo:border-left="0.002cm solid #000000" fo:border-right="none" fo:border-top="none" fo:border-bottom="0.002cm solid #000000"/>
    </style:style>
    <style:style style:name="Tableau75" style:family="table">
      <style:table-properties style:width="17cm" table:align="margins"/>
    </style:style>
    <style:style style:name="Tableau75.A" style:family="table-column">
      <style:table-column-properties style:column-width="8.5cm" style:rel-column-width="32767*"/>
    </style:style>
    <style:style style:name="Tableau75.B" style:family="table-column">
      <style:table-column-properties style:column-width="8.5cm" style:rel-column-width="32768*"/>
    </style:style>
    <style:style style:name="Tableau75.A1" style:family="table-cell">
      <style:table-cell-properties fo:padding="0.097cm" fo:border="0.002cm solid #000000"/>
    </style:style>
    <style:style style:name="Tableau75.A2" style:family="table-cell">
      <style:table-cell-properties fo:padding="0.097cm" fo:border-left="0.002cm solid #000000" fo:border-right="0.002cm solid #000000" fo:border-top="none" fo:border-bottom="0.002cm solid #000000"/>
    </style:style>
    <style:style style:name="Tableau75.A4" style:family="table-cell">
      <style:table-cell-properties fo:padding="0.097cm" fo:border-left="0.002cm solid #000000" fo:border-right="none" fo:border-top="none" fo:border-bottom="0.002cm solid #000000"/>
    </style:style>
    <style:style style:name="Tableau76" style:family="table">
      <style:table-properties style:width="17cm" table:align="margins"/>
    </style:style>
    <style:style style:name="Tableau76.A" style:family="table-column">
      <style:table-column-properties style:column-width="2.279cm" style:rel-column-width="8785*"/>
    </style:style>
    <style:style style:name="Tableau76.B" style:family="table-column">
      <style:table-column-properties style:column-width="3.235cm" style:rel-column-width="12470*"/>
    </style:style>
    <style:style style:name="Tableau76.C" style:family="table-column">
      <style:table-column-properties style:column-width="3.935cm" style:rel-column-width="15170*"/>
    </style:style>
    <style:style style:name="Tableau76.D" style:family="table-column">
      <style:table-column-properties style:column-width="7.551cm" style:rel-column-width="29110*"/>
    </style:style>
    <style:style style:name="Tableau76.A1" style:family="table-cell">
      <style:table-cell-properties fo:padding="0.097cm" fo:border-left="0.002cm solid #000000" fo:border-right="none" fo:border-top="0.002cm solid #000000" fo:border-bottom="0.002cm solid #000000"/>
    </style:style>
    <style:style style:name="Tableau76.D1" style:family="table-cell">
      <style:table-cell-properties fo:padding="0.097cm" fo:border="0.002cm solid #000000"/>
    </style:style>
    <style:style style:name="Tableau76.A2" style:family="table-cell">
      <style:table-cell-properties fo:padding="0.097cm" fo:border-left="0.002cm solid #000000" fo:border-right="0.002cm solid #000000" fo:border-top="none" fo:border-bottom="0.002cm solid #000000"/>
    </style:style>
    <style:style style:name="Tableau76.5" style:family="table-row">
      <style:table-row-properties style:min-row-height="0.64cm"/>
    </style:style>
    <style:style style:name="Tableau76.A5" style:family="table-cell">
      <style:table-cell-properties fo:padding="0.097cm" fo:border-left="0.002cm solid #000000" fo:border-right="none" fo:border-top="none" fo:border-bottom="0.002cm solid #000000"/>
    </style:style>
    <style:style style:name="Tableau76.A6" style:family="table-cell" style:data-style-name="N0">
      <style:table-cell-properties fo:padding="0.097cm" fo:border-left="0.002cm solid #000000" fo:border-right="none" fo:border-top="none" fo:border-bottom="0.002cm solid #000000"/>
    </style:style>
    <style:style style:name="Tableau90" style:family="table">
      <style:table-properties style:width="17cm" table:align="margins"/>
    </style:style>
    <style:style style:name="Tableau90.A" style:family="table-column">
      <style:table-column-properties style:column-width="2.277cm" style:rel-column-width="8778*"/>
    </style:style>
    <style:style style:name="Tableau90.B" style:family="table-column">
      <style:table-column-properties style:column-width="6.65cm" style:rel-column-width="25634*"/>
    </style:style>
    <style:style style:name="Tableau90.C" style:family="table-column">
      <style:table-column-properties style:column-width="8.073cm" style:rel-column-width="31123*"/>
    </style:style>
    <style:style style:name="Tableau90.A1" style:family="table-cell">
      <style:table-cell-properties fo:padding="0.097cm" fo:border-left="0.002cm solid #000000" fo:border-right="none" fo:border-top="0.002cm solid #000000" fo:border-bottom="0.002cm solid #000000"/>
    </style:style>
    <style:style style:name="Tableau90.C1" style:family="table-cell">
      <style:table-cell-properties fo:padding="0.097cm" fo:border="0.002cm solid #000000"/>
    </style:style>
    <style:style style:name="Tableau90.A2" style:family="table-cell">
      <style:table-cell-properties fo:padding="0.097cm" fo:border-left="0.002cm solid #000000" fo:border-right="0.002cm solid #000000" fo:border-top="none" fo:border-bottom="0.002cm solid #000000"/>
    </style:style>
    <style:style style:name="Tableau90.5" style:family="table-row">
      <style:table-row-properties style:min-row-height="0.64cm"/>
    </style:style>
    <style:style style:name="Tableau90.A5" style:family="table-cell">
      <style:table-cell-properties fo:padding="0.097cm" fo:border-left="0.002cm solid #000000" fo:border-right="none" fo:border-top="none" fo:border-bottom="0.002cm solid #000000"/>
    </style:style>
    <style:style style:name="Tableau90.A6" style:family="table-cell" style:data-style-name="N0">
      <style:table-cell-properties fo:padding="0.097cm" fo:border-left="0.002cm solid #000000" fo:border-right="none" fo:border-top="none" fo:border-bottom="0.002cm solid #000000"/>
    </style:style>
    <style:style style:name="Tableau77" style:family="table">
      <style:table-properties style:width="17cm" table:align="margins"/>
    </style:style>
    <style:style style:name="Tableau77.A" style:family="table-column">
      <style:table-column-properties style:column-width="2.21cm" style:rel-column-width="8519*"/>
    </style:style>
    <style:style style:name="Tableau77.B" style:family="table-column">
      <style:table-column-properties style:column-width="1.815cm" style:rel-column-width="7000*"/>
    </style:style>
    <style:style style:name="Tableau77.D" style:family="table-column">
      <style:table-column-properties style:column-width="3.872cm" style:rel-column-width="14925*"/>
    </style:style>
    <style:style style:name="Tableau77.E" style:family="table-column">
      <style:table-column-properties style:column-width="3.971cm" style:rel-column-width="15306*"/>
    </style:style>
    <style:style style:name="Tableau77.F" style:family="table-column">
      <style:table-column-properties style:column-width="3.316cm" style:rel-column-width="12785*"/>
    </style:style>
    <style:style style:name="Tableau77.A1" style:family="table-cell">
      <style:table-cell-properties fo:padding="0.097cm" fo:border="0.002cm solid #000000"/>
    </style:style>
    <style:style style:name="Tableau77.A2" style:family="table-cell">
      <style:table-cell-properties fo:padding="0.097cm" fo:border-left="0.002cm solid #000000" fo:border-right="0.002cm solid #000000" fo:border-top="none" fo:border-bottom="0.002cm solid #000000"/>
    </style:style>
    <style:style style:name="Tableau77.A4" style:family="table-cell">
      <style:table-cell-properties fo:padding="0.097cm" fo:border-left="0.002cm solid #000000" fo:border-right="none" fo:border-top="none" fo:border-bottom="0.002cm solid #000000"/>
    </style:style>
    <style:style style:name="Tableau77.A5" style:family="table-cell" style:data-style-name="N0">
      <style:table-cell-properties fo:padding="0.097cm" fo:border-left="0.002cm solid #000000" fo:border-right="none" fo:border-top="none" fo:border-bottom="0.002cm solid #000000"/>
    </style:style>
    <style:style style:name="Tableau77.6" style:family="table-row">
      <style:table-row-properties style:min-row-height="0.483cm"/>
    </style:style>
    <style:style style:name="Tableau77.10" style:family="table-row">
      <style:table-row-properties style:min-row-height="0.639cm"/>
    </style:style>
    <style:style style:name="Tableau91" style:family="table">
      <style:table-properties style:width="17cm" table:align="margins"/>
    </style:style>
    <style:style style:name="Tableau91.A" style:family="table-column">
      <style:table-column-properties style:column-width="2.208cm" style:rel-column-width="8513*"/>
    </style:style>
    <style:style style:name="Tableau91.B" style:family="table-column">
      <style:table-column-properties style:column-width="4.018cm" style:rel-column-width="15489*"/>
    </style:style>
    <style:style style:name="Tableau91.C" style:family="table-column">
      <style:table-column-properties style:column-width="3.448cm" style:rel-column-width="13293*"/>
    </style:style>
    <style:style style:name="Tableau91.D" style:family="table-column">
      <style:table-column-properties style:column-width="4.008cm" style:rel-column-width="15448*"/>
    </style:style>
    <style:style style:name="Tableau91.E" style:family="table-column">
      <style:table-column-properties style:column-width="3.318cm" style:rel-column-width="12792*"/>
    </style:style>
    <style:style style:name="Tableau91.1" style:family="table-row">
      <style:table-row-properties style:min-row-height="0.374cm"/>
    </style:style>
    <style:style style:name="Tableau91.A1" style:family="table-cell">
      <style:table-cell-properties fo:padding="0.097cm" fo:border="0.002cm solid #000000"/>
    </style:style>
    <style:style style:name="Tableau91.A2" style:family="table-cell">
      <style:table-cell-properties fo:padding="0.097cm" fo:border-left="0.002cm solid #000000" fo:border-right="0.002cm solid #000000" fo:border-top="none" fo:border-bottom="0.002cm solid #000000"/>
    </style:style>
    <style:style style:name="Tableau91.A4" style:family="table-cell">
      <style:table-cell-properties fo:padding="0.097cm" fo:border-left="0.002cm solid #000000" fo:border-right="none" fo:border-top="none" fo:border-bottom="0.002cm solid #000000"/>
    </style:style>
    <style:style style:name="Tableau91.A5" style:family="table-cell" style:data-style-name="N0">
      <style:table-cell-properties fo:padding="0.097cm" fo:border-left="0.002cm solid #000000" fo:border-right="none" fo:border-top="none" fo:border-bottom="0.002cm solid #000000"/>
    </style:style>
    <style:style style:name="Tableau91.6" style:family="table-row">
      <style:table-row-properties style:min-row-height="0.483cm"/>
    </style:style>
    <style:style style:name="Tableau91.8" style:family="table-row">
      <style:table-row-properties style:min-row-height="0.561cm"/>
    </style:style>
    <style:style style:name="Tableau80" style:family="table">
      <style:table-properties style:width="17cm" table:align="margins"/>
    </style:style>
    <style:style style:name="Tableau80.A" style:family="table-column">
      <style:table-column-properties style:column-width="2.277cm" style:rel-column-width="8778*"/>
    </style:style>
    <style:style style:name="Tableau80.B" style:family="table-column">
      <style:table-column-properties style:column-width="3.235cm" style:rel-column-width="12470*"/>
    </style:style>
    <style:style style:name="Tableau80.C" style:family="table-column">
      <style:table-column-properties style:column-width="3.468cm" style:rel-column-width="13368*"/>
    </style:style>
    <style:style style:name="Tableau80.D" style:family="table-column">
      <style:table-column-properties style:column-width="3.981cm" style:rel-column-width="15346*"/>
    </style:style>
    <style:style style:name="Tableau80.E" style:family="table-column">
      <style:table-column-properties style:column-width="4.039cm" style:rel-column-width="15573*"/>
    </style:style>
    <style:style style:name="Tableau80.A1" style:family="table-cell">
      <style:table-cell-properties fo:padding="0.097cm" fo:border-left="0.002cm solid #000000" fo:border-right="none" fo:border-top="0.002cm solid #000000" fo:border-bottom="0.002cm solid #000000"/>
    </style:style>
    <style:style style:name="Tableau80.D1" style:family="table-cell">
      <style:table-cell-properties fo:padding="0.097cm" fo:border="0.002cm solid #000000"/>
    </style:style>
    <style:style style:name="Tableau80.A2" style:family="table-cell">
      <style:table-cell-properties fo:padding="0.097cm" fo:border-left="0.002cm solid #000000" fo:border-right="0.002cm solid #000000" fo:border-top="none" fo:border-bottom="0.002cm solid #000000"/>
    </style:style>
    <style:style style:name="Tableau80.5" style:family="table-row">
      <style:table-row-properties style:min-row-height="0.64cm"/>
    </style:style>
    <style:style style:name="Tableau80.A5" style:family="table-cell">
      <style:table-cell-properties fo:padding="0.097cm" fo:border-left="0.002cm solid #000000" fo:border-right="none" fo:border-top="none" fo:border-bottom="0.002cm solid #000000"/>
    </style:style>
    <style:style style:name="Tableau80.A6" style:family="table-cell" style:data-style-name="N0">
      <style:table-cell-properties fo:padding="0.097cm" fo:border-left="0.002cm solid #000000" fo:border-right="none" fo:border-top="none" fo:border-bottom="0.002cm solid #000000"/>
    </style:style>
    <style:style style:name="Tableau80.E6" style:family="table-cell" style:data-style-name="N0">
      <style:table-cell-properties fo:padding="0.097cm" fo:border-left="0.002cm solid #000000" fo:border-right="0.002cm solid #000000" fo:border-top="none" fo:border-bottom="0.002cm solid #000000"/>
    </style:style>
    <style:style style:name="Tableau94" style:family="table">
      <style:table-properties style:width="17cm" table:align="margins"/>
    </style:style>
    <style:style style:name="Tableau94.A" style:family="table-column">
      <style:table-column-properties style:column-width="2.275cm" style:rel-column-width="8771*"/>
    </style:style>
    <style:style style:name="Tableau94.B" style:family="table-column">
      <style:table-column-properties style:column-width="5.741cm" style:rel-column-width="22132*"/>
    </style:style>
    <style:style style:name="Tableau94.C" style:family="table-column">
      <style:table-column-properties style:column-width="4.942cm" style:rel-column-width="19052*"/>
    </style:style>
    <style:style style:name="Tableau94.D" style:family="table-column">
      <style:table-column-properties style:column-width="4.041cm" style:rel-column-width="15580*"/>
    </style:style>
    <style:style style:name="Tableau94.A1" style:family="table-cell">
      <style:table-cell-properties fo:padding="0.097cm" fo:border-left="0.002cm solid #000000" fo:border-right="none" fo:border-top="0.002cm solid #000000" fo:border-bottom="0.002cm solid #000000"/>
    </style:style>
    <style:style style:name="Tableau94.C1" style:family="table-cell">
      <style:table-cell-properties fo:padding="0.097cm" fo:border="0.002cm solid #000000"/>
    </style:style>
    <style:style style:name="Tableau94.A2" style:family="table-cell">
      <style:table-cell-properties fo:padding="0.097cm" fo:border-left="0.002cm solid #000000" fo:border-right="0.002cm solid #000000" fo:border-top="none" fo:border-bottom="0.002cm solid #000000"/>
    </style:style>
    <style:style style:name="Tableau94.5" style:family="table-row">
      <style:table-row-properties style:min-row-height="0.64cm"/>
    </style:style>
    <style:style style:name="Tableau94.A5" style:family="table-cell">
      <style:table-cell-properties fo:padding="0.097cm" fo:border-left="0.002cm solid #000000" fo:border-right="none" fo:border-top="none" fo:border-bottom="0.002cm solid #000000"/>
    </style:style>
    <style:style style:name="Tableau94.A6" style:family="table-cell" style:data-style-name="N0">
      <style:table-cell-properties fo:padding="0.097cm" fo:border-left="0.002cm solid #000000" fo:border-right="none" fo:border-top="none" fo:border-bottom="0.002cm solid #000000"/>
    </style:style>
    <style:style style:name="Tableau81" style:family="table">
      <style:table-properties style:width="17cm" table:align="margins"/>
    </style:style>
    <style:style style:name="Tableau81.A" style:family="table-column">
      <style:table-column-properties style:column-width="2.277cm" style:rel-column-width="8778*"/>
    </style:style>
    <style:style style:name="Tableau81.B" style:family="table-column">
      <style:table-column-properties style:column-width="3.201cm" style:rel-column-width="12341*"/>
    </style:style>
    <style:style style:name="Tableau81.C" style:family="table-column">
      <style:table-column-properties style:column-width="4.009cm" style:rel-column-width="15455*"/>
    </style:style>
    <style:style style:name="Tableau81.D" style:family="table-column">
      <style:table-column-properties style:column-width="7.512cm" style:rel-column-width="28961*"/>
    </style:style>
    <style:style style:name="Tableau81.A1" style:family="table-cell">
      <style:table-cell-properties fo:padding="0.097cm" fo:border-left="0.002cm solid #000000" fo:border-right="none" fo:border-top="0.002cm solid #000000" fo:border-bottom="0.002cm solid #000000"/>
    </style:style>
    <style:style style:name="Tableau81.D1" style:family="table-cell">
      <style:table-cell-properties fo:padding="0.097cm" fo:border="0.002cm solid #000000"/>
    </style:style>
    <style:style style:name="Tableau81.A2" style:family="table-cell">
      <style:table-cell-properties fo:padding="0.097cm" fo:border-left="0.002cm solid #000000" fo:border-right="0.002cm solid #000000" fo:border-top="none" fo:border-bottom="0.002cm solid #000000"/>
    </style:style>
    <style:style style:name="Tableau81.5" style:family="table-row">
      <style:table-row-properties style:min-row-height="0.437cm"/>
    </style:style>
    <style:style style:name="Tableau81.A5" style:family="table-cell">
      <style:table-cell-properties fo:padding="0.097cm" fo:border-left="0.002cm solid #000000" fo:border-right="none" fo:border-top="none" fo:border-bottom="0.002cm solid #000000"/>
    </style:style>
    <style:style style:name="Tableau81.A6" style:family="table-cell" style:data-style-name="N0">
      <style:table-cell-properties fo:padding="0.097cm" fo:border-left="0.002cm solid #000000" fo:border-right="none" fo:border-top="none" fo:border-bottom="0.002cm solid #000000"/>
    </style:style>
    <style:style style:name="Tableau81.D7" style:family="table-cell" style:data-style-name="N0">
      <style:table-cell-properties fo:padding="0.097cm" fo:border-left="0.002cm solid #000000" fo:border-right="0.002cm solid #000000" fo:border-top="none" fo:border-bottom="0.002cm solid #000000"/>
    </style:style>
    <style:style style:name="Tableau78" style:family="table">
      <style:table-properties style:width="17cm" table:align="margins"/>
    </style:style>
    <style:style style:name="Tableau78.A" style:family="table-column">
      <style:table-column-properties style:column-width="2.279cm" style:rel-column-width="8785*"/>
    </style:style>
    <style:style style:name="Tableau78.B" style:family="table-column">
      <style:table-column-properties style:column-width="3.235cm" style:rel-column-width="12470*"/>
    </style:style>
    <style:style style:name="Tableau78.C" style:family="table-column">
      <style:table-column-properties style:column-width="3.935cm" style:rel-column-width="15170*"/>
    </style:style>
    <style:style style:name="Tableau78.D" style:family="table-column">
      <style:table-column-properties style:column-width="7.551cm" style:rel-column-width="29110*"/>
    </style:style>
    <style:style style:name="Tableau78.A1" style:family="table-cell">
      <style:table-cell-properties fo:padding="0.097cm" fo:border-left="0.002cm solid #000000" fo:border-right="none" fo:border-top="0.002cm solid #000000" fo:border-bottom="0.002cm solid #000000"/>
    </style:style>
    <style:style style:name="Tableau78.D1" style:family="table-cell">
      <style:table-cell-properties fo:padding="0.097cm" fo:border="0.002cm solid #000000"/>
    </style:style>
    <style:style style:name="Tableau78.A2" style:family="table-cell">
      <style:table-cell-properties fo:padding="0.097cm" fo:border-left="0.002cm solid #000000" fo:border-right="0.002cm solid #000000" fo:border-top="none" fo:border-bottom="0.002cm solid #000000"/>
    </style:style>
    <style:style style:name="Tableau78.5" style:family="table-row">
      <style:table-row-properties style:min-row-height="0.64cm"/>
    </style:style>
    <style:style style:name="Tableau78.A5" style:family="table-cell">
      <style:table-cell-properties fo:padding="0.097cm" fo:border-left="0.002cm solid #000000" fo:border-right="none" fo:border-top="none" fo:border-bottom="0.002cm solid #000000"/>
    </style:style>
    <style:style style:name="Tableau78.A6" style:family="table-cell" style:data-style-name="N0">
      <style:table-cell-properties fo:padding="0.097cm" fo:border-left="0.002cm solid #000000" fo:border-right="none" fo:border-top="none" fo:border-bottom="0.002cm solid #000000"/>
    </style:style>
    <style:style style:name="Tableau78.D7" style:family="table-cell" style:data-style-name="N0">
      <style:table-cell-properties fo:padding="0.097cm" fo:border-left="0.002cm solid #000000" fo:border-right="0.002cm solid #000000" fo:border-top="none" fo:border-bottom="0.002cm solid #000000"/>
    </style:style>
    <style:style style:name="Tableau79" style:family="table">
      <style:table-properties style:width="17cm" table:align="margins"/>
    </style:style>
    <style:style style:name="Tableau79.A" style:family="table-column">
      <style:table-column-properties style:column-width="2.279cm" style:rel-column-width="8785*"/>
    </style:style>
    <style:style style:name="Tableau79.B" style:family="table-column">
      <style:table-column-properties style:column-width="3.235cm" style:rel-column-width="12470*"/>
    </style:style>
    <style:style style:name="Tableau79.C" style:family="table-column">
      <style:table-column-properties style:column-width="3.935cm" style:rel-column-width="15170*"/>
    </style:style>
    <style:style style:name="Tableau79.D" style:family="table-column">
      <style:table-column-properties style:column-width="7.551cm" style:rel-column-width="29110*"/>
    </style:style>
    <style:style style:name="Tableau79.A1" style:family="table-cell">
      <style:table-cell-properties fo:padding="0.097cm" fo:border-left="0.002cm solid #000000" fo:border-right="none" fo:border-top="0.002cm solid #000000" fo:border-bottom="0.002cm solid #000000"/>
    </style:style>
    <style:style style:name="Tableau79.D1" style:family="table-cell">
      <style:table-cell-properties fo:padding="0.097cm" fo:border="0.002cm solid #000000"/>
    </style:style>
    <style:style style:name="Tableau79.A2" style:family="table-cell">
      <style:table-cell-properties fo:padding="0.097cm" fo:border-left="0.002cm solid #000000" fo:border-right="0.002cm solid #000000" fo:border-top="none" fo:border-bottom="0.002cm solid #000000"/>
    </style:style>
    <style:style style:name="Tableau79.5" style:family="table-row">
      <style:table-row-properties style:min-row-height="0.64cm"/>
    </style:style>
    <style:style style:name="Tableau79.A5" style:family="table-cell">
      <style:table-cell-properties fo:padding="0.097cm" fo:border-left="0.002cm solid #000000" fo:border-right="none" fo:border-top="none" fo:border-bottom="0.002cm solid #000000"/>
    </style:style>
    <style:style style:name="Tableau79.A6" style:family="table-cell" style:data-style-name="N0">
      <style:table-cell-properties fo:padding="0.097cm" fo:border-left="0.002cm solid #000000" fo:border-right="none" fo:border-top="none" fo:border-bottom="0.002cm solid #000000"/>
    </style:style>
    <style:style style:name="Tableau79.D7" style:family="table-cell" style:data-style-name="N0">
      <style:table-cell-properties fo:padding="0.097cm" fo:border-left="0.002cm solid #000000" fo:border-right="0.002cm solid #000000" fo:border-top="none" fo:border-bottom="0.002cm solid #000000"/>
    </style:style>
    <style:style style:name="Tableau95" style:family="table">
      <style:table-properties style:width="17cm" table:align="margins"/>
    </style:style>
    <style:style style:name="Tableau95.A" style:family="table-column">
      <style:table-column-properties style:column-width="2.277cm" style:rel-column-width="8778*"/>
    </style:style>
    <style:style style:name="Tableau95.B" style:family="table-column">
      <style:table-column-properties style:column-width="3.201cm" style:rel-column-width="12341*"/>
    </style:style>
    <style:style style:name="Tableau95.C" style:family="table-column">
      <style:table-column-properties style:column-width="4.009cm" style:rel-column-width="15455*"/>
    </style:style>
    <style:style style:name="Tableau95.D" style:family="table-column">
      <style:table-column-properties style:column-width="7.512cm" style:rel-column-width="28961*"/>
    </style:style>
    <style:style style:name="Tableau95.A1" style:family="table-cell">
      <style:table-cell-properties fo:padding="0.097cm" fo:border-left="0.002cm solid #000000" fo:border-right="none" fo:border-top="0.002cm solid #000000" fo:border-bottom="0.002cm solid #000000"/>
    </style:style>
    <style:style style:name="Tableau95.D1" style:family="table-cell">
      <style:table-cell-properties fo:padding="0.097cm" fo:border="0.002cm solid #000000"/>
    </style:style>
    <style:style style:name="Tableau95.A2" style:family="table-cell">
      <style:table-cell-properties fo:padding="0.097cm" fo:border-left="0.002cm solid #000000" fo:border-right="0.002cm solid #000000" fo:border-top="none" fo:border-bottom="0.002cm solid #000000"/>
    </style:style>
    <style:style style:name="Tableau95.5" style:family="table-row">
      <style:table-row-properties style:min-row-height="0.437cm"/>
    </style:style>
    <style:style style:name="Tableau95.A5" style:family="table-cell">
      <style:table-cell-properties fo:padding="0.097cm" fo:border-left="0.002cm solid #000000" fo:border-right="none" fo:border-top="none" fo:border-bottom="0.002cm solid #000000"/>
    </style:style>
    <style:style style:name="Tableau95.A6" style:family="table-cell" style:data-style-name="N0">
      <style:table-cell-properties fo:padding="0.097cm" fo:border-left="0.002cm solid #000000" fo:border-right="none" fo:border-top="none" fo:border-bottom="0.002cm solid #000000"/>
    </style:style>
    <style:style style:name="Tableau96" style:family="table">
      <style:table-properties style:width="17cm" table:align="margins"/>
    </style:style>
    <style:style style:name="Tableau96.A" style:family="table-column">
      <style:table-column-properties style:column-width="2.279cm" style:rel-column-width="8785*"/>
    </style:style>
    <style:style style:name="Tableau96.B" style:family="table-column">
      <style:table-column-properties style:column-width="3.235cm" style:rel-column-width="12470*"/>
    </style:style>
    <style:style style:name="Tableau96.C" style:family="table-column">
      <style:table-column-properties style:column-width="3.935cm" style:rel-column-width="15170*"/>
    </style:style>
    <style:style style:name="Tableau96.D" style:family="table-column">
      <style:table-column-properties style:column-width="7.551cm" style:rel-column-width="29110*"/>
    </style:style>
    <style:style style:name="Tableau96.A1" style:family="table-cell">
      <style:table-cell-properties fo:padding="0.097cm" fo:border-left="0.002cm solid #000000" fo:border-right="none" fo:border-top="0.002cm solid #000000" fo:border-bottom="0.002cm solid #000000"/>
    </style:style>
    <style:style style:name="Tableau96.D1" style:family="table-cell">
      <style:table-cell-properties fo:padding="0.097cm" fo:border="0.002cm solid #000000"/>
    </style:style>
    <style:style style:name="Tableau96.A2" style:family="table-cell">
      <style:table-cell-properties fo:padding="0.097cm" fo:border-left="0.002cm solid #000000" fo:border-right="0.002cm solid #000000" fo:border-top="none" fo:border-bottom="0.002cm solid #000000"/>
    </style:style>
    <style:style style:name="Tableau96.5" style:family="table-row">
      <style:table-row-properties style:min-row-height="0.64cm"/>
    </style:style>
    <style:style style:name="Tableau96.A5" style:family="table-cell">
      <style:table-cell-properties fo:padding="0.097cm" fo:border-left="0.002cm solid #000000" fo:border-right="none" fo:border-top="none" fo:border-bottom="0.002cm solid #000000"/>
    </style:style>
    <style:style style:name="Tableau96.A6" style:family="table-cell" style:data-style-name="N0">
      <style:table-cell-properties fo:padding="0.097cm" fo:border-left="0.002cm solid #000000" fo:border-right="none" fo:border-top="none" fo:border-bottom="0.002cm solid #000000"/>
    </style:style>
    <style:style style:name="Tableau97" style:family="table">
      <style:table-properties style:width="17cm" table:align="margins"/>
    </style:style>
    <style:style style:name="Tableau97.A" style:family="table-column">
      <style:table-column-properties style:column-width="2.279cm" style:rel-column-width="8785*"/>
    </style:style>
    <style:style style:name="Tableau97.B" style:family="table-column">
      <style:table-column-properties style:column-width="3.235cm" style:rel-column-width="12470*"/>
    </style:style>
    <style:style style:name="Tableau97.C" style:family="table-column">
      <style:table-column-properties style:column-width="3.935cm" style:rel-column-width="15170*"/>
    </style:style>
    <style:style style:name="Tableau97.D" style:family="table-column">
      <style:table-column-properties style:column-width="7.551cm" style:rel-column-width="29110*"/>
    </style:style>
    <style:style style:name="Tableau97.A1" style:family="table-cell">
      <style:table-cell-properties fo:padding="0.097cm" fo:border-left="0.002cm solid #000000" fo:border-right="none" fo:border-top="0.002cm solid #000000" fo:border-bottom="0.002cm solid #000000"/>
    </style:style>
    <style:style style:name="Tableau97.D1" style:family="table-cell">
      <style:table-cell-properties fo:padding="0.097cm" fo:border="0.002cm solid #000000"/>
    </style:style>
    <style:style style:name="Tableau97.A2" style:family="table-cell">
      <style:table-cell-properties fo:padding="0.097cm" fo:border-left="0.002cm solid #000000" fo:border-right="0.002cm solid #000000" fo:border-top="none" fo:border-bottom="0.002cm solid #000000"/>
    </style:style>
    <style:style style:name="Tableau97.5" style:family="table-row">
      <style:table-row-properties style:min-row-height="0.64cm"/>
    </style:style>
    <style:style style:name="Tableau97.A5" style:family="table-cell">
      <style:table-cell-properties fo:padding="0.097cm" fo:border-left="0.002cm solid #000000" fo:border-right="none" fo:border-top="none" fo:border-bottom="0.002cm solid #000000"/>
    </style:style>
    <style:style style:name="Tableau97.A6"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Table_20_Contents">
      <style:paragraph-properties fo:text-align="start" style:justify-single-word="false"/>
      <style:text-properties fo:font-size="12pt" style:font-size-asian="12pt" style:font-size-complex="12pt"/>
    </style:style>
    <style:style style:name="P6" style:family="paragraph" style:parent-style-name="Table_20_Contents">
      <style:paragraph-properties fo:text-align="start" style:justify-single-word="false"/>
      <style:text-properties fo:font-size="12pt" fo:background-color="#ffffff" style:font-size-asian="12pt" style:font-size-complex="12pt"/>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P9" style:family="paragraph" style:parent-style-name="Table_20_Contents">
      <style:paragraph-properties fo:text-align="start" style:justify-single-word="false"/>
      <style:text-properties fo:font-size="12pt" style:font-size-asian="12pt" style:font-size-complex="12pt"/>
    </style:style>
    <style:style style:name="P10"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P11" style:family="paragraph" style:parent-style-name="Table_20_Contents">
      <style:paragraph-properties fo:text-align="start" style:justify-single-word="false"/>
      <style:text-properties fo:color="#000000" style:font-name="Times New Roman" fo:font-size="12pt" style:font-size-asian="12pt" style:font-size-complex="12pt"/>
    </style:style>
    <style:style style:name="P12"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3" style:family="paragraph" style:parent-style-name="Standard" style:list-style-name="L2">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4" style:family="paragraph" style:parent-style-name="Standard" style:list-style-name="L3">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5" style:family="paragraph" style:parent-style-name="Standard" style:list-style-name="L4">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6" style:family="paragraph" style:parent-style-name="Standard" style:list-style-name="L5">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7"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variant="normal" fo:text-transform="none" fo:color="#202122" fo:font-size="12pt" fo:letter-spacing="normal" style:font-size-asian="12pt" style:font-size-complex="12pt"/>
    </style:style>
    <style:style style:name="T4" style:family="text">
      <style:text-properties fo:font-variant="normal" fo:text-transform="none" fo:color="#202122" fo:letter-spacing="normal"/>
    </style:style>
    <style:style style:name="T5" style:family="text">
      <style:text-properties fo:font-variant="normal" fo:text-transform="none" fo:color="#ffffff" style:font-name="Poppins" fo:font-size="10.5pt" fo:letter-spacing="normal" fo:font-style="normal" fo:font-weight="normal"/>
    </style:style>
    <style:style style:name="T6" style:family="text">
      <style:text-properties fo:font-variant="normal" fo:text-transform="none" style:font-name="Poppins" fo:font-size="10.5pt" fo:letter-spacing="normal" fo:font-style="normal" fo:font-weight="normal"/>
    </style:style>
    <style:style style:name="T7" style:family="text">
      <style:text-properties fo:font-variant="normal" fo:text-transform="none" fo:font-size="10.5pt" fo:letter-spacing="normal" fo:font-style="normal" fo:font-weight="normal"/>
    </style:style>
    <style:style style:name="T8" style:family="text">
      <style:text-properties fo:font-variant="normal" fo:text-transform="none"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Table_20_Contents">Site web BlitzCalc</text:p>
          </table:table-cell>
          <table:table-cell table:style-name="Tableau1.B1" office:value-type="string">
            <text:p text:style-name="Table_20_Contents">Version : Livrable 3</text:p>
          </table:table-cell>
        </table:table-row>
        <table:table-row>
          <table:table-cell table:style-name="Tableau1.A2" office:value-type="string">
            <text:p text:style-name="Table_20_Contents"><text:span text:style-name="T2">Document</text:span> : Dossier de tests</text:p>
          </table:table-cell>
          <table:table-cell table:style-name="Tableau1.B2" office:value-type="string">
            <text:p text:style-name="Table_20_Contents">Date: 20/11/2023</text:p>
            <text:p text:style-name="Table_20_Contents">Date de modification: 22/01/2024</text:p>
          </table:table-cell>
        </table:table-row>
        <table:table-row>
          <table:table-cell table:style-name="Tableau1.A2" office:value-type="string">
            <text:p text:style-name="Table_20_Contents">Responsable de rédaction : PARCIANY Benjamin</text:p>
          </table:table-cell>
          <table:table-cell table:style-name="Tableau1.B2" office:value-type="string">
            <text:p text:style-name="Table_20_Contents"/>
          </table:table-cell>
        </table:table-row>
      </table:table>
      <text:p text:style-name="P1"/>
      <text:p text:style-name="P1">Dossier de <text:span text:style-name="T1">tests</text:span></text:p>
      <text:p text:style-name="P2"/>
      <text:list xml:id="list3103884498671446763" text:style-name="L1">
        <text:list-item>
          <text:p text:style-name="P12">Introduction</text:p>
          <text:p text:style-name="P12"/>
          <text:p text:style-name="P17">Le dossier de test est réalisé dans le but d'assurer le bon fonctionnement de l'application web, BlitzCalc, proposant des services de calculs utilisant le calcul distribué. La version minimale comprend cinq pages html : accueil (présentation du site web), inscription, connexion, principale (choix du module et accès au profil après inscription ou connexion) et une page pour l'administrateur de l'application. L'ensemble des pages sont hébergées sur un Kit Cluster Hat avec quatre RaspberryPi Zero. L'application web est également relié à une base de données permettant l'inscription et la connexion des utilisateurs.</text:p>
          <text:p text:style-name="P17"/>
        </text:list-item>
        <text:list-item>
          <text:p text:style-name="P12">Description de la procédure de test</text:p>
          <text:p text:style-name="P17"/>
          <text:p text:style-name="P17">L'implémentation du code source est validé par la réalisation et l'exécution des tests d'acceptation et des tests d'intégration. Les tests d'acceptation ont pour objectif de valider le fonctionnement global du projet. Dans le deuxième livrable, ils valident le bon affichage d'une page PHP, c'est-à-dire, valider que les éléments graphiques de la page s'affichent dans la zone prévue à cet effet conformément à la maquette. Ils valident également la communication avec le RaspberryPi Host et la communication entre les nœuds, les quatre RaspberryP Zéro, et le RaspberryPi Host. De la même manière, les tests d'acceptation valident aussi le fonctionnement de docker swarm avec la communication entre ses nœuds et la mise en place de services comme mysql et apache.</text:p>
          <text:p text:style-name="P17">Les tests d'intégration, quant à eux, doivent tester la redirection des boutons des pages PHP vers d'autres pages.</text:p>
          <text:p text:style-name="P17">Les tests unitaires ont pour but de tester les fonctions permettant le fonctionnement des modules de calcul des nombres premiers, de l'approximation du nombre d'or et de machine learning.<text:tab/></text:p>
          <text:p text:style-name="P17">Une dernière partie est dédiée aux tests des mesures de qualité en utilisation du site. Les mesures de qualité testées sont l'effectiveness et l'efficiency.</text:p>
          <text:p text:style-name="P17"/>
        </text:list-item>
        <text:list-item>
          <text:p text:style-name="P12">Description des informations à enregistrer pour les tests</text:p>
          <text:p text:style-name="P12"/>
        </text:list-item>
      </text:list>
      <text:p text:style-name="P2"><text:tab/>3.1 Tests d'acceptation</text:p>
      <text:list xml:id="list32437064" text:continue-numbering="true" text:style-name="L1">
        <text:list-header>
          <text:p text:style-name="P12"/>
        </text:list-header>
      </text:list>
      <text:p text:style-name="P2"><text:tab/><text:tab/>3.1.1 Campagne de tests d'acceptation</text:p>
      <text:list xml:id="list8059425419622730494" text:style-name="L2">
        <text:list-item>
          <text:list>
            <text:list-item>
              <text:list>
                <text:list-header>
                  <text:p text:style-name="P13"/>
                </text:list-header>
              </text:list>
            </text:list-item>
          </text:list>
        </text:list-item>
      </text:list>
      <table:table table:name="Tableau2" table:style-name="Tableau2">
        <table:table-column table:style-name="Tableau2.A"/>
        <table:table-column table:style-name="Tableau2.B"/>
        <table:table-row>
          <table:table-cell table:style-name="Tableau2.A1" table:number-columns-spanned="2" office:value-type="string">
            <text:p text:style-name="P5">Produit testé : BlitzCalc</text:p>
          </table:table-cell>
          <table:covered-table-cell/>
        </table:table-row>
        <table:table-row>
          <table:table-cell table:style-name="Tableau2.A2" table:number-columns-spanned="2" office:value-type="string">
            <text:p text:style-name="P6">Configuration logicielle : Aucune</text:p>
          </table:table-cell>
          <table:covered-table-cell/>
        </table:table-row>
        <table:table-row>
          <table:table-cell table:style-name="Tableau2.A2" table:number-columns-spanned="2" office:value-type="string">
            <text:p text:style-name="P6">Configuration matérielle : Aucune</text:p>
          </table:table-cell>
          <table:covered-table-cell/>
        </table:table-row>
        <text:soft-page-break/>
        <table:table-row>
          <table:table-cell table:style-name="Tableau2.A4" office:value-type="string">
            <text:p text:style-name="P5">Date de début : 20/11/2023</text:p>
          </table:table-cell>
          <table:table-cell table:style-name="Tableau2.A2" office:value-type="string">
            <text:p text:style-name="P6">Date de finalisation :</text:p>
          </table:table-cell>
        </table:table-row>
        <table:table-row>
          <table:table-cell table:style-name="Tableau2.A2" table:number-columns-spanned="2" office:value-type="string">
            <text:p text:style-name="P6">Tests à appliquer : liste de références aux descriptions des tests</text:p>
          </table:table-cell>
          <table:covered-table-cell/>
        </table:table-row>
        <table:table-row>
          <table:table-cell table:style-name="Tableau2.A2" table:number-columns-spanned="2" office:value-type="string">
            <text:p text:style-name="P5">Responsable de la campagne de test : PARCIANY Benjamin</text:p>
          </table:table-cell>
          <table:covered-table-cell/>
        </table:table-row>
      </table:table>
      <text:list xml:id="list32451103" text:continue-numbering="true" text:style-name="L2">
        <text:list-item>
          <text:list>
            <text:list-item>
              <text:list>
                <text:list-header>
                  <text:p text:style-name="P13"/>
                </text:list-header>
              </text:list>
            </text:list-item>
          </text:list>
        </text:list-item>
      </text:list>
      <text:p text:style-name="P2"><text:tab/><text:tab/>3.1.2 Tests d'acceptation</text:p>
      <text:list xml:id="list32429779" text:continue-numbering="true" text:style-name="L2">
        <text:list-item>
          <text:list>
            <text:list-item>
              <text:list>
                <text:list-header>
                  <text:p text:style-name="P13"/>
                </text:list-header>
              </text:list>
            </text:list-item>
          </text:list>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table:number-columns-spanned="3" office:value-type="string">
            <text:p text:style-name="P5">Identification du test : Accueil</text:p>
          </table:table-cell>
          <table:covered-table-cell/>
          <table:covered-table-cell/>
          <table:table-cell table:style-name="Tableau3.D1" office:value-type="string">
            <text:p text:style-name="P5">Version : 20/11/2023</text:p>
          </table:table-cell>
        </table:table-row>
        <table:table-row>
          <table:table-cell table:style-name="Tableau3.A2" table:number-columns-spanned="4" office:value-type="string">
            <text:p text:style-name="P5">Description du test : les composants de la page d'accueil sont affichés dans les zones prévues à cet effet selon la maquette.</text:p>
          </table:table-cell>
          <table:covered-table-cell/>
          <table:covered-table-cell/>
          <table:covered-table-cell/>
        </table:table-row>
        <table:table-row>
          <table:table-cell table:style-name="Tableau3.A2" table:number-columns-spanned="4" office:value-type="string">
            <text:p text:style-name="P6">Ressources requises : navigateur web</text:p>
          </table:table-cell>
          <table:covered-table-cell/>
          <table:covered-table-cell/>
          <table:covered-table-cell/>
        </table:table-row>
        <table:table-row>
          <table:table-cell table:style-name="Tableau3.A2" table:number-columns-spanned="4" office:value-type="string">
            <text:p text:style-name="P5">Responsable : PARCIANY Benjamin</text:p>
          </table:table-cell>
          <table:covered-table-cell/>
          <table:covered-table-cell/>
          <table:covered-table-cell/>
        </table:table-row>
        <table:table-row>
          <table:table-cell table:style-name="Tableau3.A5" office:value-type="string">
            <text:p text:style-name="P5">N° de test</text:p>
          </table:table-cell>
          <table:table-cell table:style-name="Tableau3.A5" office:value-type="string">
            <text:p text:style-name="P5">Moteur de rendu</text:p>
          </table:table-cell>
          <table:table-cell table:style-name="Tableau3.A5" office:value-type="string">
            <text:p text:style-name="P5">Entrée</text:p>
          </table:table-cell>
          <table:table-cell table:style-name="Tableau3.A2" office:value-type="string">
            <text:p text:style-name="P5">Sortie (Résultat attendu)</text:p>
          </table:table-cell>
        </table:table-row>
        <table:table-row>
          <table:table-cell table:style-name="Tableau3.A6" office:value-type="float" office:value="1">
            <text:p text:style-name="P5">1</text:p>
          </table:table-cell>
          <table:table-cell table:style-name="Tableau3.A5" office:value-type="string">
            <text:p text:style-name="P5">Gecko</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2">
            <text:p text:style-name="P5">2</text:p>
          </table:table-cell>
          <table:table-cell table:style-name="Tableau3.A5" office:value-type="string">
            <text:p text:style-name="P5">WebCore</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3">
            <text:p text:style-name="P5">3</text:p>
          </table:table-cell>
          <table:table-cell table:style-name="Tableau3.A5" office:value-type="string">
            <text:p text:style-name="P5">Blink</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
      <text:p text:style-name="P4"/>
      <table:table table:name="Tableau9" table:style-name="Tableau9">
        <table:table-column table:style-name="Tableau9.A"/>
        <table:table-column table:style-name="Tableau9.B"/>
        <table:table-column table:style-name="Tableau9.C"/>
        <table:table-column table:style-name="Tableau9.D"/>
        <table:table-row>
          <table:table-cell table:style-name="Tableau9.A1" table:number-columns-spanned="3" office:value-type="string">
            <text:p text:style-name="P5">Identification du test : Inscription</text:p>
          </table:table-cell>
          <table:covered-table-cell/>
          <table:covered-table-cell/>
          <table:table-cell table:style-name="Tableau9.D1" office:value-type="string">
            <text:p text:style-name="P5">Version : 20/11/2023</text:p>
          </table:table-cell>
        </table:table-row>
        <table:table-row>
          <table:table-cell table:style-name="Tableau9.A2" table:number-columns-spanned="4" office:value-type="string">
            <text:p text:style-name="P5">Description du test : les composants de la page d'inscription sont affichés dans les zones prévues à cet effet selon la maquette.</text:p>
          </table:table-cell>
          <table:covered-table-cell/>
          <table:covered-table-cell/>
          <table:covered-table-cell/>
        </table:table-row>
        <table:table-row>
          <table:table-cell table:style-name="Tableau9.A2" table:number-columns-spanned="4" office:value-type="string">
            <text:p text:style-name="P6">Ressources requises : navigateur web</text:p>
          </table:table-cell>
          <table:covered-table-cell/>
          <table:covered-table-cell/>
          <table:covered-table-cell/>
        </table:table-row>
        <table:table-row>
          <table:table-cell table:style-name="Tableau9.A2" table:number-columns-spanned="4" office:value-type="string">
            <text:p text:style-name="P5">Responsable : PARCIANY Benjamin</text:p>
          </table:table-cell>
          <table:covered-table-cell/>
          <table:covered-table-cell/>
          <table:covered-table-cell/>
        </table:table-row>
        <table:table-row>
          <table:table-cell table:style-name="Tableau9.A5" office:value-type="string">
            <text:p text:style-name="P5">N° de test</text:p>
          </table:table-cell>
          <table:table-cell table:style-name="Tableau9.A5" office:value-type="string">
            <text:p text:style-name="P5">Moteur de rendu</text:p>
          </table:table-cell>
          <table:table-cell table:style-name="Tableau9.A5" office:value-type="string">
            <text:p text:style-name="P5">Entrée</text:p>
          </table:table-cell>
          <table:table-cell table:style-name="Tableau9.A2" office:value-type="string">
            <text:p text:style-name="P5">Sortie (Résultat attendu)</text:p>
          </table:table-cell>
        </table:table-row>
        <table:table-row>
          <table:table-cell table:style-name="Tableau9.A6" office:value-type="float" office:value="1">
            <text:p text:style-name="P5">1</text:p>
          </table:table-cell>
          <table:table-cell table:style-name="Tableau9.A5" office:value-type="string">
            <text:p text:style-name="P5">Gecko</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2">
            <text:p text:style-name="P5">2</text:p>
          </table:table-cell>
          <table:table-cell table:style-name="Tableau9.A5" office:value-type="string">
            <text:p text:style-name="P5">WebCore</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3">
            <text:p text:style-name="P5">3</text:p>
          </table:table-cell>
          <table:table-cell table:style-name="Tableau9.A5" office:value-type="string">
            <text:p text:style-name="P5">Blink</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
      <text:p text:style-name="P4"/>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columns-spanned="3" office:value-type="string">
            <text:p text:style-name="P5">Identification du test : Connexion</text:p>
          </table:table-cell>
          <table:covered-table-cell/>
          <table:covered-table-cell/>
          <table:table-cell table:style-name="Tableau11.D1" office:value-type="string">
            <text:p text:style-name="P5">Version : 20/11/2023</text:p>
          </table:table-cell>
        </table:table-row>
        <table:table-row>
          <table:table-cell table:style-name="Tableau11.A2" table:number-columns-spanned="4" office:value-type="string">
            <text:p text:style-name="P5">Description du test : les composants de la page de connexion sont affichés dans les zones prévues à cet effet selon la maquette.</text:p>
          </table:table-cell>
          <table:covered-table-cell/>
          <table:covered-table-cell/>
          <table:covered-table-cell/>
        </table:table-row>
        <table:table-row>
          <table:table-cell table:style-name="Tableau11.A2" table:number-columns-spanned="4" office:value-type="string">
            <text:p text:style-name="P6">Ressources requises : navigateur web</text:p>
          </table:table-cell>
          <table:covered-table-cell/>
          <table:covered-table-cell/>
          <table:covered-table-cell/>
        </table:table-row>
        <table:table-row>
          <table:table-cell table:style-name="Tableau11.A2" table:number-columns-spanned="4" office:value-type="string">
            <text:p text:style-name="P5">Responsable : PARCIANY Benjamin</text:p>
          </table:table-cell>
          <table:covered-table-cell/>
          <table:covered-table-cell/>
          <table:covered-table-cell/>
        </table:table-row>
        <table:table-row>
          <table:table-cell table:style-name="Tableau11.A5" office:value-type="string">
            <text:p text:style-name="P5">N° de test</text:p>
          </table:table-cell>
          <table:table-cell table:style-name="Tableau11.A5" office:value-type="string">
            <text:p text:style-name="P5">Moteur de rendu</text:p>
          </table:table-cell>
          <table:table-cell table:style-name="Tableau11.A5" office:value-type="string">
            <text:p text:style-name="P5">Entrée</text:p>
          </table:table-cell>
          <table:table-cell table:style-name="Tableau11.A2" office:value-type="string">
            <text:p text:style-name="P5">Sortie (Résultat attendu)</text:p>
          </table:table-cell>
        </table:table-row>
        <table:table-row>
          <table:table-cell table:style-name="Tableau11.A6" office:value-type="float" office:value="1">
            <text:p text:style-name="P5">1</text:p>
          </table:table-cell>
          <table:table-cell table:style-name="Tableau11.A5" office:value-type="string">
            <text:p text:style-name="P5">Gecko</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2">
            <text:p text:style-name="P5">2</text:p>
          </table:table-cell>
          <table:table-cell table:style-name="Tableau11.A5" office:value-type="string">
            <text:p text:style-name="P5">WebCore</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3">
            <text:p text:style-name="P5">3</text:p>
          </table:table-cell>
          <table:table-cell table:style-name="Tableau11.A5" office:value-type="string">
            <text:p text:style-name="P5">Blink</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
      <text:p text:style-name="P2"/>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columns-spanned="3" office:value-type="string">
            <text:p text:style-name="P5">Identification du test : Principale</text:p>
          </table:table-cell>
          <table:covered-table-cell/>
          <table:covered-table-cell/>
          <table:table-cell table:style-name="Tableau12.D1" office:value-type="string">
            <text:p text:style-name="P5">Version : 20/11/2023</text:p>
          </table:table-cell>
        </table:table-row>
        <table:table-row>
          <table:table-cell table:style-name="Tableau12.A2" table:number-columns-spanned="4" office:value-type="string">
            <text:p text:style-name="P5">Description du test : les composants de la page principale sont affichés dans les zones prévues à cet effet selon la maquette.</text:p>
          </table:table-cell>
          <table:covered-table-cell/>
          <table:covered-table-cell/>
          <table:covered-table-cell/>
        </table:table-row>
        <text:soft-page-break/>
        <table:table-row>
          <table:table-cell table:style-name="Tableau12.A2" table:number-columns-spanned="4" office:value-type="string">
            <text:p text:style-name="P6">Ressources requises : navigateur web</text:p>
          </table:table-cell>
          <table:covered-table-cell/>
          <table:covered-table-cell/>
          <table:covered-table-cell/>
        </table:table-row>
        <table:table-row>
          <table:table-cell table:style-name="Tableau12.A2" table:number-columns-spanned="4" office:value-type="string">
            <text:p text:style-name="P5">Responsable : PARCIANY Benjamin</text:p>
          </table:table-cell>
          <table:covered-table-cell/>
          <table:covered-table-cell/>
          <table:covered-table-cell/>
        </table:table-row>
        <table:table-row>
          <table:table-cell table:style-name="Tableau12.A5" office:value-type="string">
            <text:p text:style-name="P5">N° de test</text:p>
          </table:table-cell>
          <table:table-cell table:style-name="Tableau12.A5" office:value-type="string">
            <text:p text:style-name="P5">Moteur de rendu</text:p>
          </table:table-cell>
          <table:table-cell table:style-name="Tableau12.A5" office:value-type="string">
            <text:p text:style-name="P5">Entrée</text:p>
          </table:table-cell>
          <table:table-cell table:style-name="Tableau12.A2" office:value-type="string">
            <text:p text:style-name="P5">Sortie (Résultat attendu)</text:p>
          </table:table-cell>
        </table:table-row>
        <table:table-row>
          <table:table-cell table:style-name="Tableau12.A6" office:value-type="float" office:value="1">
            <text:p text:style-name="P5">1</text:p>
          </table:table-cell>
          <table:table-cell table:style-name="Tableau12.A5" office:value-type="string">
            <text:p text:style-name="P5">Gecko</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2">
            <text:p text:style-name="P5">2</text:p>
          </table:table-cell>
          <table:table-cell table:style-name="Tableau12.A5" office:value-type="string">
            <text:p text:style-name="P5">WebCore</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3">
            <text:p text:style-name="P5">3</text:p>
          </table:table-cell>
          <table:table-cell table:style-name="Tableau12.A5" office:value-type="string">
            <text:p text:style-name="P5">Blink</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
      <text:p text:style-name="P2"/>
      <table:table table:name="Tableau56" table:style-name="Tableau56">
        <table:table-column table:style-name="Tableau56.A"/>
        <table:table-column table:style-name="Tableau56.B"/>
        <table:table-column table:style-name="Tableau56.C"/>
        <table:table-column table:style-name="Tableau56.D"/>
        <table:table-row>
          <table:table-cell table:style-name="Tableau56.A1" table:number-columns-spanned="3" office:value-type="string">
            <text:p text:style-name="P5">Identification du test : Administrateur</text:p>
          </table:table-cell>
          <table:covered-table-cell/>
          <table:covered-table-cell/>
          <table:table-cell table:style-name="Tableau56.D1" office:value-type="string">
            <text:p text:style-name="P5">Version : 20/11/2023</text:p>
          </table:table-cell>
        </table:table-row>
        <table:table-row>
          <table:table-cell table:style-name="Tableau56.A2" table:number-columns-spanned="4" office:value-type="string">
            <text:p text:style-name="P5">Description du test : les composants de la page de l'administrateur sont affichés dans les zones prévues à cet effet selon la maquette.</text:p>
          </table:table-cell>
          <table:covered-table-cell/>
          <table:covered-table-cell/>
          <table:covered-table-cell/>
        </table:table-row>
        <table:table-row>
          <table:table-cell table:style-name="Tableau56.A2" table:number-columns-spanned="4" office:value-type="string">
            <text:p text:style-name="P6">Ressources requises : navigateur web</text:p>
          </table:table-cell>
          <table:covered-table-cell/>
          <table:covered-table-cell/>
          <table:covered-table-cell/>
        </table:table-row>
        <table:table-row>
          <table:table-cell table:style-name="Tableau56.A2" table:number-columns-spanned="4" office:value-type="string">
            <text:p text:style-name="P5">Responsable : PARCIANY Benjamin</text:p>
          </table:table-cell>
          <table:covered-table-cell/>
          <table:covered-table-cell/>
          <table:covered-table-cell/>
        </table:table-row>
        <table:table-row>
          <table:table-cell table:style-name="Tableau56.A5" office:value-type="string">
            <text:p text:style-name="P5">N° de test</text:p>
          </table:table-cell>
          <table:table-cell table:style-name="Tableau56.A5" office:value-type="string">
            <text:p text:style-name="P5">Moteur de rendu</text:p>
          </table:table-cell>
          <table:table-cell table:style-name="Tableau56.A5" office:value-type="string">
            <text:p text:style-name="P5">Entrée</text:p>
          </table:table-cell>
          <table:table-cell table:style-name="Tableau56.A2" office:value-type="string">
            <text:p text:style-name="P5">Sortie (Résultat attendu)</text:p>
          </table:table-cell>
        </table:table-row>
        <table:table-row>
          <table:table-cell table:style-name="Tableau56.A6" office:value-type="float" office:value="1">
            <text:p text:style-name="P5">1</text:p>
          </table:table-cell>
          <table:table-cell table:style-name="Tableau56.A5" office:value-type="string">
            <text:p text:style-name="P5">Gecko</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2">
            <text:p text:style-name="P5">2</text:p>
          </table:table-cell>
          <table:table-cell table:style-name="Tableau56.A5" office:value-type="string">
            <text:p text:style-name="P5">WebCore</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3">
            <text:p text:style-name="P5">3</text:p>
          </table:table-cell>
          <table:table-cell table:style-name="Tableau56.A5" office:value-type="string">
            <text:p text:style-name="P5">Blink</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
      <text:p text:style-name="P2"/>
      <table:table table:name="Tableau26" table:style-name="Tableau26">
        <table:table-column table:style-name="Tableau26.A"/>
        <table:table-column table:style-name="Tableau26.B"/>
        <table:table-column table:style-name="Tableau26.C"/>
        <table:table-row>
          <table:table-cell table:style-name="Tableau26.A1" table:number-columns-spanned="2" office:value-type="string">
            <text:p text:style-name="P5">Identification du test : Connexion RPI Zéro</text:p>
          </table:table-cell>
          <table:covered-table-cell/>
          <table:table-cell table:style-name="Tableau26.C1" office:value-type="string">
            <text:p text:style-name="P5">Version : 02/12/2023</text:p>
          </table:table-cell>
        </table:table-row>
        <table:table-row>
          <table:table-cell table:style-name="Tableau26.A2" table:number-columns-spanned="3" office:value-type="string">
            <text:p text:style-name="P5">Description du test : les connexions ssh aux RPI zéro assurent la communication entre les RPI zéro et le RPI Host.</text:p>
          </table:table-cell>
          <table:covered-table-cell/>
          <table:covered-table-cell/>
        </table:table-row>
        <table:table-row>
          <table:table-cell table:style-name="Tableau26.A2" table:number-columns-spanned="3" office:value-type="string">
            <text:p text:style-name="P6">Ressources requises : internet et commande ssh</text:p>
          </table:table-cell>
          <table:covered-table-cell/>
          <table:covered-table-cell/>
        </table:table-row>
        <table:table-row>
          <table:table-cell table:style-name="Tableau26.A2" table:number-columns-spanned="3" office:value-type="string">
            <text:p text:style-name="P5">Responsable : PARCIANY Benjamin</text:p>
          </table:table-cell>
          <table:covered-table-cell/>
          <table:covered-table-cell/>
        </table:table-row>
        <table:table-row>
          <table:table-cell table:style-name="Tableau26.A5" office:value-type="string">
            <text:p text:style-name="P5">N° de test</text:p>
          </table:table-cell>
          <table:table-cell table:style-name="Tableau26.A5" office:value-type="string">
            <text:p text:style-name="P5">Entrée</text:p>
          </table:table-cell>
          <table:table-cell table:style-name="Tableau26.A2" office:value-type="string">
            <text:p text:style-name="P5">Sortie (Résultat attendu)</text:p>
          </table:table-cell>
        </table:table-row>
        <table:table-row>
          <table:table-cell table:style-name="Tableau26.A6" office:value-type="float" office:value="1">
            <text:p text:style-name="P5">1</text:p>
          </table:table-cell>
          <table:table-cell table:style-name="Tableau26.A5" office:value-type="string">
            <text:p text:style-name="P5">Ssh pi@pi1</text:p>
          </table:table-cell>
          <table:table-cell table:style-name="Tableau26.A2" office:value-type="string">
            <text:p text:style-name="P5">Connexion au nœud 1 </text:p>
          </table:table-cell>
        </table:table-row>
        <table:table-row>
          <table:table-cell table:style-name="Tableau26.A6" office:value-type="float" office:value="2">
            <text:p text:style-name="P5">2</text:p>
          </table:table-cell>
          <table:table-cell table:style-name="Tableau26.A5" office:value-type="string">
            <text:p text:style-name="P5">Ssh pi@pi2</text:p>
          </table:table-cell>
          <table:table-cell table:style-name="Tableau26.A2" office:value-type="string">
            <text:p text:style-name="P5">Connexion au nœud 2</text:p>
          </table:table-cell>
        </table:table-row>
        <table:table-row>
          <table:table-cell table:style-name="Tableau26.A6" office:value-type="float" office:value="3">
            <text:p text:style-name="P5">3</text:p>
          </table:table-cell>
          <table:table-cell table:style-name="Tableau26.A5" office:value-type="string">
            <text:p text:style-name="P5">Ssh pi@pi3</text:p>
          </table:table-cell>
          <table:table-cell table:style-name="Tableau26.A2" office:value-type="string">
            <text:p text:style-name="P5">Connexion au nœud 3</text:p>
          </table:table-cell>
        </table:table-row>
        <table:table-row>
          <table:table-cell table:style-name="Tableau26.A6" office:value-type="float" office:value="4">
            <text:p text:style-name="P5">4</text:p>
          </table:table-cell>
          <table:table-cell table:style-name="Tableau26.A5" office:value-type="string">
            <text:p text:style-name="P5">Ssh pi@pi4</text:p>
          </table:table-cell>
          <table:table-cell table:style-name="Tableau26.A2" office:value-type="string">
            <text:p text:style-name="P5">Connexion au nœud 4</text:p>
          </table:table-cell>
        </table:table-row>
      </table:table>
      <text:p text:style-name="P2"/>
      <table:table table:name="Tableau28" table:style-name="Tableau28">
        <table:table-column table:style-name="Tableau28.A"/>
        <table:table-column table:style-name="Tableau28.B"/>
        <table:table-column table:style-name="Tableau28.C"/>
        <table:table-row>
          <table:table-cell table:style-name="Tableau28.A1" table:number-columns-spanned="2" office:value-type="string">
            <text:p text:style-name="P5">Identification du test : Connexion RPI Host</text:p>
          </table:table-cell>
          <table:covered-table-cell/>
          <table:table-cell table:style-name="Tableau28.C1" office:value-type="string">
            <text:p text:style-name="P5">Version : 02/12/2023</text:p>
          </table:table-cell>
        </table:table-row>
        <table:table-row>
          <table:table-cell table:style-name="Tableau28.A2" table:number-columns-spanned="3" office:value-type="string">
            <text:p text:style-name="P5">Description du test : la connexion ssh aux RPI Host assure le bon fonctionnement du RPI Host</text:p>
          </table:table-cell>
          <table:covered-table-cell/>
          <table:covered-table-cell/>
        </table:table-row>
        <table:table-row>
          <table:table-cell table:style-name="Tableau28.A2" table:number-columns-spanned="3" office:value-type="string">
            <text:p text:style-name="P6">Ressources requises : <text:s/>internet et commande ssh</text:p>
          </table:table-cell>
          <table:covered-table-cell/>
          <table:covered-table-cell/>
        </table:table-row>
        <table:table-row>
          <table:table-cell table:style-name="Tableau28.A2" table:number-columns-spanned="3" office:value-type="string">
            <text:p text:style-name="P5">Responsable : PARCIANY Benjamin</text:p>
          </table:table-cell>
          <table:covered-table-cell/>
          <table:covered-table-cell/>
        </table:table-row>
        <table:table-row>
          <table:table-cell table:style-name="Tableau28.A5" office:value-type="string">
            <text:p text:style-name="P5">N° de test</text:p>
          </table:table-cell>
          <table:table-cell table:style-name="Tableau28.A5" office:value-type="string">
            <text:p text:style-name="P5">Entrée</text:p>
          </table:table-cell>
          <table:table-cell table:style-name="Tableau28.A2" office:value-type="string">
            <text:p text:style-name="P5">Sortie (Résultat attendu)</text:p>
          </table:table-cell>
        </table:table-row>
        <table:table-row>
          <table:table-cell table:style-name="Tableau28.A6" office:value-type="float" office:value="1">
            <text:p text:style-name="P5">1</text:p>
          </table:table-cell>
          <table:table-cell table:style-name="Tableau28.A5" office:value-type="string">
            <text:p text:style-name="P7"><text:span text:style-name="T2">Ssh dev@</text:span>85.170.243.176</text:p>
          </table:table-cell>
          <table:table-cell table:style-name="Tableau28.A2" office:value-type="string">
            <text:p text:style-name="P5">Connexion au RPI Host</text:p>
          </table:table-cell>
        </table:table-row>
      </table:table>
      <text:p text:style-name="P2"/>
      <table:table table:name="Tableau30" table:style-name="Tableau30">
        <table:table-column table:style-name="Tableau30.A"/>
        <table:table-column table:style-name="Tableau30.B"/>
        <table:table-column table:style-name="Tableau30.C"/>
        <table:table-row>
          <table:table-cell table:style-name="Tableau30.A1" table:number-columns-spanned="2" office:value-type="string">
            <text:p text:style-name="P5">Identification du test : apache</text:p>
          </table:table-cell>
          <table:covered-table-cell/>
          <table:table-cell table:style-name="Tableau30.C1" office:value-type="string">
            <text:p text:style-name="P5">Version : 04/12/2023</text:p>
          </table:table-cell>
        </table:table-row>
        <table:table-row>
          <table:table-cell table:style-name="Tableau30.A2" table:number-columns-spanned="3" office:value-type="string">
            <text:p text:style-name="P5">Description du test : le service apache est fonctionnel s'il est possible d'y accéder depuis un worker du docker swarm avec l'adresse ip 172.19.181.1 :80. Pour accéder au service, le worker doit <text:soft-page-break/>d'abord se connecter au RPI Host.</text:p>
          </table:table-cell>
          <table:covered-table-cell/>
          <table:covered-table-cell/>
        </table:table-row>
        <table:table-row>
          <table:table-cell table:style-name="Tableau30.A2" table:number-columns-spanned="3" office:value-type="string">
            <text:p text:style-name="P6">Ressources requises : navigateur web</text:p>
          </table:table-cell>
          <table:covered-table-cell/>
          <table:covered-table-cell/>
        </table:table-row>
        <table:table-row>
          <table:table-cell table:style-name="Tableau30.A2" table:number-columns-spanned="3" office:value-type="string">
            <text:p text:style-name="P5">Responsable : PARCIANY Benjamin</text:p>
          </table:table-cell>
          <table:covered-table-cell/>
          <table:covered-table-cell/>
        </table:table-row>
        <table:table-row>
          <table:table-cell table:style-name="Tableau30.A5" office:value-type="string">
            <text:p text:style-name="P5">N° de test</text:p>
          </table:table-cell>
          <table:table-cell table:style-name="Tableau30.A5" office:value-type="string">
            <text:p text:style-name="P5">Entrée</text:p>
          </table:table-cell>
          <table:table-cell table:style-name="Tableau30.A2" office:value-type="string">
            <text:p text:style-name="P5">Sortie (Résultat attendu)</text:p>
          </table:table-cell>
        </table:table-row>
        <table:table-row>
          <table:table-cell table:style-name="Tableau30.A6" office:value-type="float" office:value="1">
            <text:p text:style-name="P5">1</text:p>
          </table:table-cell>
          <table:table-cell table:style-name="Tableau30.A5" office:value-type="string">
            <text:p text:style-name="P5">172.19.181.1 :80</text:p>
          </table:table-cell>
          <table:table-cell table:style-name="Tableau30.A2" office:value-type="string">
            <text:p text:style-name="P5">Page web par défaut d'apache</text:p>
          </table:table-cell>
        </table:table-row>
      </table:table>
      <text:p text:style-name="P2"/>
      <table:table table:name="Tableau42" table:style-name="Tableau42">
        <table:table-column table:style-name="Tableau42.A"/>
        <table:table-column table:style-name="Tableau42.B"/>
        <table:table-column table:style-name="Tableau42.C"/>
        <table:table-row>
          <table:table-cell table:style-name="Tableau42.A1" table:number-columns-spanned="2" office:value-type="string">
            <text:p text:style-name="P5">Identification du test : mysql</text:p>
          </table:table-cell>
          <table:covered-table-cell/>
          <table:table-cell table:style-name="Tableau42.C1" office:value-type="string">
            <text:p text:style-name="P5">Version : 04/12/2023</text:p>
          </table:table-cell>
        </table:table-row>
        <table:table-row>
          <table:table-cell table:style-name="Tableau42.A2" table:number-columns-spanned="3" office:value-type="string">
            <text:p text:style-name="P5">Description du test : le service mysql est fonctionnel s'il est possible d'y accéder depuis un worker du docker swarm avec l'adresse ip 172.19.181.4. Pour accéder au service, le worker doit d'abord se connecter au RPI Host.</text:p>
          </table:table-cell>
          <table:covered-table-cell/>
          <table:covered-table-cell/>
        </table:table-row>
        <table:table-row>
          <table:table-cell table:style-name="Tableau42.A2" table:number-columns-spanned="3" office:value-type="string">
            <text:p text:style-name="P6">Ressources requises : terminal de commande</text:p>
          </table:table-cell>
          <table:covered-table-cell/>
          <table:covered-table-cell/>
        </table:table-row>
        <table:table-row>
          <table:table-cell table:style-name="Tableau42.A2" table:number-columns-spanned="3" office:value-type="string">
            <text:p text:style-name="P5">Responsable : PARCIANY Benjamin</text:p>
          </table:table-cell>
          <table:covered-table-cell/>
          <table:covered-table-cell/>
        </table:table-row>
        <table:table-row>
          <table:table-cell table:style-name="Tableau42.A5" office:value-type="string">
            <text:p text:style-name="P5">N° de test</text:p>
          </table:table-cell>
          <table:table-cell table:style-name="Tableau42.A5" office:value-type="string">
            <text:p text:style-name="P5">Entrée</text:p>
          </table:table-cell>
          <table:table-cell table:style-name="Tableau42.A2" office:value-type="string">
            <text:p text:style-name="P5">Sortie (Résultat attendu)</text:p>
          </table:table-cell>
        </table:table-row>
        <table:table-row>
          <table:table-cell table:style-name="Tableau42.A6" office:value-type="float" office:value="1">
            <text:p text:style-name="P5">1</text:p>
          </table:table-cell>
          <table:table-cell table:style-name="Tableau42.A5" office:value-type="string">
            <text:p text:style-name="P5">Mysql -h 172.19.181.4 -u root -proot </text:p>
          </table:table-cell>
          <table:table-cell table:style-name="Tableau42.A2" office:value-type="string">
            <text:p text:style-name="P5">Accès à mysql</text:p>
          </table:table-cell>
        </table:table-row>
      </table:table>
      <text:p text:style-name="P2"/>
      <table:table table:name="Tableau43" table:style-name="Tableau43">
        <table:table-column table:style-name="Tableau43.A"/>
        <table:table-column table:style-name="Tableau43.B"/>
        <table:table-column table:style-name="Tableau43.C"/>
        <table:table-row>
          <table:table-cell table:style-name="Tableau43.A1" table:number-columns-spanned="2" office:value-type="string">
            <text:p text:style-name="P5">Identification du test : connexion worker</text:p>
          </table:table-cell>
          <table:covered-table-cell/>
          <table:table-cell table:style-name="Tableau43.C1" office:value-type="string">
            <text:p text:style-name="P5">Version : 02/12/2023</text:p>
          </table:table-cell>
        </table:table-row>
        <table:table-row>
          <table:table-cell table:style-name="Tableau43.A2" table:number-columns-spanned="3" office:value-type="string">
            <text:p text:style-name="P5">Description du test : les différents workers d'un docker swarm sont listés avec la commande docker node ls dans un terminal</text:p>
          </table:table-cell>
          <table:covered-table-cell/>
          <table:covered-table-cell/>
        </table:table-row>
        <table:table-row>
          <table:table-cell table:style-name="Tableau43.A2" table:number-columns-spanned="3" office:value-type="string">
            <text:p text:style-name="P6">Ressources requises : Aucune</text:p>
          </table:table-cell>
          <table:covered-table-cell/>
          <table:covered-table-cell/>
        </table:table-row>
        <table:table-row>
          <table:table-cell table:style-name="Tableau43.A2" table:number-columns-spanned="3" office:value-type="string">
            <text:p text:style-name="P5">Responsable : PARCIANY Benjamin</text:p>
          </table:table-cell>
          <table:covered-table-cell/>
          <table:covered-table-cell/>
        </table:table-row>
        <table:table-row>
          <table:table-cell table:style-name="Tableau43.A5" office:value-type="string">
            <text:p text:style-name="P5">N° de test</text:p>
          </table:table-cell>
          <table:table-cell table:style-name="Tableau43.A5" office:value-type="string">
            <text:p text:style-name="P5">Entrée</text:p>
          </table:table-cell>
          <table:table-cell table:style-name="Tableau43.A2" office:value-type="string">
            <text:p text:style-name="P5">Sortie (Résultat attendu)</text:p>
          </table:table-cell>
        </table:table-row>
        <table:table-row>
          <table:table-cell table:style-name="Tableau43.A6" office:value-type="float" office:value="1">
            <text:p text:style-name="P5">1</text:p>
          </table:table-cell>
          <table:table-cell table:style-name="Tableau43.A5" office:value-type="string">
            <text:p text:style-name="P5">docker node ls</text:p>
          </table:table-cell>
          <table:table-cell table:style-name="Tableau43.A2" office:value-type="string">
            <text:p text:style-name="P5">Liste des workers</text:p>
          </table:table-cell>
        </table:table-row>
      </table:table>
      <text:p text:style-name="P2"/>
      <table:table table:name="Tableau35" table:style-name="Tableau35">
        <table:table-column table:style-name="Tableau35.A"/>
        <table:table-column table:style-name="Tableau35.B"/>
        <table:table-column table:style-name="Tableau35.C"/>
        <table:table-column table:style-name="Tableau35.D"/>
        <table:table-row>
          <table:table-cell table:style-name="Tableau35.A1" table:number-columns-spanned="3" office:value-type="string">
            <text:p text:style-name="P5">Identification du test : Module – Nb_premiers</text:p>
          </table:table-cell>
          <table:covered-table-cell/>
          <table:covered-table-cell/>
          <table:table-cell table:style-name="Tableau35.D1" office:value-type="string">
            <text:p text:style-name="P5">Version : 19/12/2023</text:p>
          </table:table-cell>
        </table:table-row>
        <table:table-row>
          <table:table-cell table:style-name="Tableau35.A2" table:number-columns-spanned="4" office:value-type="string">
            <text:p text:style-name="P5">Description du test : les composants de la page du module des nombres premier sont affichés dans les zones prévues à cet effet selon la maquette.</text:p>
          </table:table-cell>
          <table:covered-table-cell/>
          <table:covered-table-cell/>
          <table:covered-table-cell/>
        </table:table-row>
        <table:table-row>
          <table:table-cell table:style-name="Tableau35.A2" table:number-columns-spanned="4" office:value-type="string">
            <text:p text:style-name="P6">Ressources requises : navigateur web</text:p>
          </table:table-cell>
          <table:covered-table-cell/>
          <table:covered-table-cell/>
          <table:covered-table-cell/>
        </table:table-row>
        <table:table-row>
          <table:table-cell table:style-name="Tableau35.A2" table:number-columns-spanned="4" office:value-type="string">
            <text:p text:style-name="P5">Responsable : PARCIANY Benjamin</text:p>
          </table:table-cell>
          <table:covered-table-cell/>
          <table:covered-table-cell/>
          <table:covered-table-cell/>
        </table:table-row>
        <table:table-row>
          <table:table-cell table:style-name="Tableau35.A5" office:value-type="string">
            <text:p text:style-name="P5">N° de test</text:p>
          </table:table-cell>
          <table:table-cell table:style-name="Tableau35.A5" office:value-type="string">
            <text:p text:style-name="P5">Moteur de rendu</text:p>
          </table:table-cell>
          <table:table-cell table:style-name="Tableau35.A5" office:value-type="string">
            <text:p text:style-name="P5">Entrée</text:p>
          </table:table-cell>
          <table:table-cell table:style-name="Tableau35.A2" office:value-type="string">
            <text:p text:style-name="P5">Sortie (Résultat attendu)</text:p>
          </table:table-cell>
        </table:table-row>
        <table:table-row>
          <table:table-cell table:style-name="Tableau35.A6" office:value-type="float" office:value="1">
            <text:p text:style-name="P5">1</text:p>
          </table:table-cell>
          <table:table-cell table:style-name="Tableau35.A5" office:value-type="string">
            <text:p text:style-name="P5">Gecko</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2">
            <text:p text:style-name="P5">2</text:p>
          </table:table-cell>
          <table:table-cell table:style-name="Tableau35.A5" office:value-type="string">
            <text:p text:style-name="P5">WebCore</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3">
            <text:p text:style-name="P5">3</text:p>
          </table:table-cell>
          <table:table-cell table:style-name="Tableau35.A5" office:value-type="string">
            <text:p text:style-name="P5">Blink</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
      <text:p text:style-name="P2"/>
      <table:table table:name="Tableau92" table:style-name="Tableau92">
        <table:table-column table:style-name="Tableau92.A"/>
        <table:table-column table:style-name="Tableau92.B"/>
        <table:table-column table:style-name="Tableau92.C"/>
        <table:table-column table:style-name="Tableau92.D"/>
        <table:table-row>
          <table:table-cell table:style-name="Tableau92.A1" table:number-columns-spanned="3" office:value-type="string">
            <text:p text:style-name="P5">Identification du test : Module - Monte-Carlo</text:p>
          </table:table-cell>
          <table:covered-table-cell/>
          <table:covered-table-cell/>
          <table:table-cell table:style-name="Tableau92.D1" office:value-type="string">
            <text:p text:style-name="P5">Version : 19/01/2024</text:p>
          </table:table-cell>
        </table:table-row>
        <table:table-row>
          <table:table-cell table:style-name="Tableau92.A2" table:number-columns-spanned="4" office:value-type="string">
            <text:p text:style-name="P5">Description du test : les composants de la page du module d'approximation de pi avec la méthode de Monte-Carlo sont affichés dans les zones prévues à cet effet selon la maquette.</text:p>
          </table:table-cell>
          <table:covered-table-cell/>
          <table:covered-table-cell/>
          <table:covered-table-cell/>
        </table:table-row>
        <table:table-row>
          <table:table-cell table:style-name="Tableau92.A2" table:number-columns-spanned="4" office:value-type="string">
            <text:p text:style-name="P6">Ressources requises : navigateur web</text:p>
          </table:table-cell>
          <table:covered-table-cell/>
          <table:covered-table-cell/>
          <table:covered-table-cell/>
        </table:table-row>
        <table:table-row>
          <table:table-cell table:style-name="Tableau92.A2" table:number-columns-spanned="4" office:value-type="string">
            <text:p text:style-name="P5">Responsable : PARCIANY Benjamin</text:p>
          </table:table-cell>
          <table:covered-table-cell/>
          <table:covered-table-cell/>
          <table:covered-table-cell/>
        </table:table-row>
        <text:soft-page-break/>
        <table:table-row>
          <table:table-cell table:style-name="Tableau92.A5" office:value-type="string">
            <text:p text:style-name="P5">N° de test</text:p>
          </table:table-cell>
          <table:table-cell table:style-name="Tableau92.A5" office:value-type="string">
            <text:p text:style-name="P5">Moteur de rendu</text:p>
          </table:table-cell>
          <table:table-cell table:style-name="Tableau92.A5" office:value-type="string">
            <text:p text:style-name="P5">Entrée</text:p>
          </table:table-cell>
          <table:table-cell table:style-name="Tableau92.A2" office:value-type="string">
            <text:p text:style-name="P5">Sortie (Résultat attendu)</text:p>
          </table:table-cell>
        </table:table-row>
        <table:table-row>
          <table:table-cell table:style-name="Tableau92.A6" office:value-type="float" office:value="1">
            <text:p text:style-name="P5">1</text:p>
          </table:table-cell>
          <table:table-cell table:style-name="Tableau92.A5" office:value-type="string">
            <text:p text:style-name="P5">Gecko</text:p>
          </table:table-cell>
          <table:table-cell table:style-name="Tableau92.A5" office:value-type="string">
            <text:p text:style-name="P5">Afficher la page</text:p>
          </table:table-cell>
          <table:table-cell table:style-name="Tableau92.A2" office:value-type="string">
            <text:p text:style-name="P5">L’affichage correspond à la maquette</text:p>
          </table:table-cell>
        </table:table-row>
        <table:table-row>
          <table:table-cell table:style-name="Tableau92.A6" office:value-type="float" office:value="2">
            <text:p text:style-name="P5">2</text:p>
          </table:table-cell>
          <table:table-cell table:style-name="Tableau92.A5" office:value-type="string">
            <text:p text:style-name="P5">WebCore</text:p>
          </table:table-cell>
          <table:table-cell table:style-name="Tableau92.A5" office:value-type="string">
            <text:p text:style-name="P5">Afficher la page</text:p>
          </table:table-cell>
          <table:table-cell table:style-name="Tableau92.A2" office:value-type="string">
            <text:p text:style-name="P5">L’affichage correspond à la maquette</text:p>
          </table:table-cell>
        </table:table-row>
        <table:table-row>
          <table:table-cell table:style-name="Tableau92.A6" office:value-type="float" office:value="3">
            <text:p text:style-name="P5">3</text:p>
          </table:table-cell>
          <table:table-cell table:style-name="Tableau92.A5" office:value-type="string">
            <text:p text:style-name="P5">Blink</text:p>
          </table:table-cell>
          <table:table-cell table:style-name="Tableau92.A5" office:value-type="string">
            <text:p text:style-name="P5">Afficher la page</text:p>
          </table:table-cell>
          <table:table-cell table:style-name="Tableau92.A2" office:value-type="string">
            <text:p text:style-name="P5">L’affichage correspond à la maquette</text:p>
          </table:table-cell>
        </table:table-row>
      </table:table>
      <text:p text:style-name="P2"/>
      <text:p text:style-name="P2"><text:tab/><text:tab/>3.1.3 Résultats des tests d'acceptation</text:p>
      <text:p text:style-name="P2"/>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columns-spanned="5" office:value-type="string">
            <text:p text:style-name="P5">Référence du test appliqué : Accueil</text:p>
          </table:table-cell>
          <table:covered-table-cell/>
          <table:covered-table-cell/>
          <table:covered-table-cell/>
          <table:covered-table-cell/>
        </table:table-row>
        <table:table-row>
          <table:table-cell table:style-name="Tableau4.A2" table:number-columns-spanned="5" office:value-type="string">
            <text:p text:style-name="P5">Responsable : PARCIANY Benjamin</text:p>
          </table:table-cell>
          <table:covered-table-cell/>
          <table:covered-table-cell/>
          <table:covered-table-cell/>
          <table:covered-table-cell/>
        </table:table-row>
        <table:table-row>
          <table:table-cell table:style-name="Tableau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A4" office:value-type="string">
            <text:p text:style-name="P5">N° de test</text:p>
          </table:table-cell>
          <table:table-cell table:style-name="Tableau4.A4" office:value-type="string">
            <text:p text:style-name="P5">Entrée</text:p>
          </table:table-cell>
          <table:table-cell table:style-name="Tableau4.A4" office:value-type="string">
            <text:p text:style-name="P5">Résultat attendu</text:p>
          </table:table-cell>
          <table:table-cell table:style-name="Tableau4.A4" office:value-type="string">
            <text:p text:style-name="P5">Résultat observé</text:p>
          </table:table-cell>
          <table:table-cell table:style-name="Tableau4.A2" office:value-type="string">
            <text:p text:style-name="P5">Résultat du test</text:p>
          </table:table-cell>
        </table:table-row>
        <table:table-row>
          <table:table-cell table:style-name="Tableau4.A5" office:value-type="float" office:value="1">
            <text:p text:style-name="P5">1</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 </text:p>
          </table:table-cell>
          <table:table-cell table:style-name="Tableau4.A2" office:value-type="string">
            <text:p text:style-name="P5">OK</text:p>
          </table:table-cell>
        </table:table-row>
        <table:table-row>
          <table:table-cell table:style-name="Tableau4.A5" office:value-type="float" office:value="2">
            <text:p text:style-name="P5">2</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NA</text:p>
          </table:table-cell>
        </table:table-row>
        <table:table-row>
          <table:table-cell table:style-name="Tableau4.A5" office:value-type="float" office:value="3">
            <text:p text:style-name="P5">3</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text:p>
          </table:table-cell>
          <table:table-cell table:style-name="Tableau4.A2" office:value-type="string">
            <text:p text:style-name="P5">OK</text:p>
          </table:table-cell>
        </table:table-row>
      </table:table>
      <text:p text:style-name="P2"/>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table:number-columns-spanned="5" office:value-type="string">
            <text:p text:style-name="P5">Référence du test appliqué : Inscription</text:p>
          </table:table-cell>
          <table:covered-table-cell/>
          <table:covered-table-cell/>
          <table:covered-table-cell/>
          <table:covered-table-cell/>
        </table:table-row>
        <table:table-row>
          <table:table-cell table:style-name="Tableau6.A2" table:number-columns-spanned="5" office:value-type="string">
            <text:p text:style-name="P5">Responsable : PARCIANY Benjamin</text:p>
          </table:table-cell>
          <table:covered-table-cell/>
          <table:covered-table-cell/>
          <table:covered-table-cell/>
          <table:covered-table-cell/>
        </table:table-row>
        <table:table-row>
          <table:table-cell table:style-name="Tableau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6.A4" office:value-type="string">
            <text:p text:style-name="P5">N° de test</text:p>
          </table:table-cell>
          <table:table-cell table:style-name="Tableau6.A4" office:value-type="string">
            <text:p text:style-name="P5">Entrée</text:p>
          </table:table-cell>
          <table:table-cell table:style-name="Tableau6.A4" office:value-type="string">
            <text:p text:style-name="P5">Résultat attendu</text:p>
          </table:table-cell>
          <table:table-cell table:style-name="Tableau6.A4" office:value-type="string">
            <text:p text:style-name="P5">Résultat observé</text:p>
          </table:table-cell>
          <table:table-cell table:style-name="Tableau6.A2" office:value-type="string">
            <text:p text:style-name="P5">Résultat du test</text:p>
          </table:table-cell>
        </table:table-row>
        <table:table-row>
          <table:table-cell table:style-name="Tableau6.A5" office:value-type="float" office:value="1">
            <text:p text:style-name="P5">1</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row>
          <table:table-cell table:style-name="Tableau6.A5" office:value-type="float" office:value="2">
            <text:p text:style-name="P5">2</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
          </table:table-cell>
          <table:table-cell table:style-name="Tableau6.A2" office:value-type="string">
            <text:p text:style-name="P5">NA</text:p>
          </table:table-cell>
        </table:table-row>
        <table:table-row>
          <table:table-cell table:style-name="Tableau6.A5" office:value-type="float" office:value="3">
            <text:p text:style-name="P5">3</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
      <text:p text:style-name="P2"/>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table:number-columns-spanned="5" office:value-type="string">
            <text:p text:style-name="P5">Référence du test appliqué : Connexion</text:p>
          </table:table-cell>
          <table:covered-table-cell/>
          <table:covered-table-cell/>
          <table:covered-table-cell/>
          <table:covered-table-cell/>
        </table:table-row>
        <table:table-row>
          <table:table-cell table:style-name="Tableau15.A2" table:number-columns-spanned="5" office:value-type="string">
            <text:p text:style-name="P5">Responsable : PARCIANY Benjamin</text:p>
          </table:table-cell>
          <table:covered-table-cell/>
          <table:covered-table-cell/>
          <table:covered-table-cell/>
          <table:covered-table-cell/>
        </table:table-row>
        <table:table-row>
          <table:table-cell table:style-name="Tableau15.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5.A4" office:value-type="string">
            <text:p text:style-name="P5">N° de test</text:p>
          </table:table-cell>
          <table:table-cell table:style-name="Tableau15.A4" office:value-type="string">
            <text:p text:style-name="P5">Entrée</text:p>
          </table:table-cell>
          <table:table-cell table:style-name="Tableau15.A4" office:value-type="string">
            <text:p text:style-name="P5">Résultat attendu</text:p>
          </table:table-cell>
          <table:table-cell table:style-name="Tableau15.A4" office:value-type="string">
            <text:p text:style-name="P5">Résultat observé</text:p>
          </table:table-cell>
          <table:table-cell table:style-name="Tableau15.A2" office:value-type="string">
            <text:p text:style-name="P5">Résultat du test</text:p>
          </table:table-cell>
        </table:table-row>
        <table:table-row>
          <table:table-cell table:style-name="Tableau15.A5" office:value-type="float" office:value="1">
            <text:p text:style-name="P5">1</text:p>
          </table:table-cell>
          <table:table-cell table:style-name="Tableau15.A4" office:value-type="string">
            <text:p text:style-name="P5">Afficher la page</text:p>
          </table:table-cell>
          <table:table-cell table:style-name="Tableau15.A4" office:value-type="string">
            <text:p text:style-name="P5">La page est affichée conformément à la <text:soft-page-break/>maquette </text:p>
          </table:table-cell>
          <table:table-cell table:style-name="Tableau15.A2" office:value-type="string">
            <text:p text:style-name="P5">La page est affichée conformément à la <text:soft-page-break/>maquette </text:p>
          </table:table-cell>
          <table:table-cell table:style-name="Tableau15.A2" office:value-type="string">
            <text:p text:style-name="P5">OK</text:p>
          </table:table-cell>
        </table:table-row>
        <table:table-row>
          <table:table-cell table:style-name="Tableau15.A5" office:value-type="float" office:value="2">
            <text:p text:style-name="P5">2</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NA</text:p>
          </table:table-cell>
        </table:table-row>
        <table:table-row>
          <table:table-cell table:style-name="Tableau15.A5" office:value-type="float" office:value="3">
            <text:p text:style-name="P5">3</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La page est affichée conformément à la maquette </text:p>
          </table:table-cell>
          <table:table-cell table:style-name="Tableau15.A2" office:value-type="string">
            <text:p text:style-name="P5">OK</text:p>
          </table:table-cell>
        </table:table-row>
      </table:table>
      <text:p text:style-name="P2"/>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5" office:value-type="string">
            <text:p text:style-name="P5">Référence du test appliqué : Principale</text:p>
          </table:table-cell>
          <table:covered-table-cell/>
          <table:covered-table-cell/>
          <table:covered-table-cell/>
          <table:covered-table-cell/>
        </table:table-row>
        <table:table-row>
          <table:table-cell table:style-name="Tableau16.A2" table:number-columns-spanned="5" office:value-type="string">
            <text:p text:style-name="P5">Responsable : PARCIANY Benjamin</text:p>
          </table:table-cell>
          <table:covered-table-cell/>
          <table:covered-table-cell/>
          <table:covered-table-cell/>
          <table:covered-table-cell/>
        </table:table-row>
        <table:table-row>
          <table:table-cell table:style-name="Tableau1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6.A4" office:value-type="string">
            <text:p text:style-name="P5">N° de test</text:p>
          </table:table-cell>
          <table:table-cell table:style-name="Tableau16.A4" office:value-type="string">
            <text:p text:style-name="P5">Entrée</text:p>
          </table:table-cell>
          <table:table-cell table:style-name="Tableau16.A4" office:value-type="string">
            <text:p text:style-name="P5">Résultat attendu</text:p>
          </table:table-cell>
          <table:table-cell table:style-name="Tableau16.A4" office:value-type="string">
            <text:p text:style-name="P5">Résultat observé</text:p>
          </table:table-cell>
          <table:table-cell table:style-name="Tableau16.A2" office:value-type="string">
            <text:p text:style-name="P5">Résultat du test</text:p>
          </table:table-cell>
        </table:table-row>
        <table:table-row>
          <table:table-cell table:style-name="Tableau16.A5" office:value-type="float" office:value="1">
            <text:p text:style-name="P5">1</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 </text:p>
          </table:table-cell>
          <table:table-cell table:style-name="Tableau16.A2" office:value-type="string">
            <text:p text:style-name="P5">OK</text:p>
          </table:table-cell>
        </table:table-row>
        <table:table-row>
          <table:table-cell table:style-name="Tableau16.A5" office:value-type="float" office:value="2">
            <text:p text:style-name="P5">2</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NA</text:p>
          </table:table-cell>
        </table:table-row>
        <table:table-row>
          <table:table-cell table:style-name="Tableau16.A5" office:value-type="float" office:value="3">
            <text:p text:style-name="P5">3</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text:p>
          </table:table-cell>
          <table:table-cell table:style-name="Tableau16.A2" office:value-type="string">
            <text:p text:style-name="P5">OK</text:p>
          </table:table-cell>
        </table:table-row>
      </table:table>
      <text:p text:style-name="P2"/>
      <table:table table:name="Tableau58" table:style-name="Tableau58">
        <table:table-column table:style-name="Tableau58.A"/>
        <table:table-column table:style-name="Tableau58.B"/>
        <table:table-column table:style-name="Tableau58.C"/>
        <table:table-column table:style-name="Tableau58.D"/>
        <table:table-column table:style-name="Tableau58.E"/>
        <table:table-row>
          <table:table-cell table:style-name="Tableau58.A1" table:number-columns-spanned="5" office:value-type="string">
            <text:p text:style-name="P5">Référence du test appliqué : Administrateur</text:p>
          </table:table-cell>
          <table:covered-table-cell/>
          <table:covered-table-cell/>
          <table:covered-table-cell/>
          <table:covered-table-cell/>
        </table:table-row>
        <table:table-row>
          <table:table-cell table:style-name="Tableau58.A2" table:number-columns-spanned="5" office:value-type="string">
            <text:p text:style-name="P5">Responsable : PARCIANY Benjamin</text:p>
          </table:table-cell>
          <table:covered-table-cell/>
          <table:covered-table-cell/>
          <table:covered-table-cell/>
          <table:covered-table-cell/>
        </table:table-row>
        <table:table-row>
          <table:table-cell table:style-name="Tableau58.A2" table:number-columns-spanned="5" office:value-type="string">
            <text:p text:style-name="P5">Date de l'application du test : 15/01/2024</text:p>
          </table:table-cell>
          <table:covered-table-cell/>
          <table:covered-table-cell/>
          <table:covered-table-cell/>
          <table:covered-table-cell/>
        </table:table-row>
        <table:table-row>
          <table:table-cell table:style-name="Tableau58.A4" office:value-type="string">
            <text:p text:style-name="P5">N° de test</text:p>
          </table:table-cell>
          <table:table-cell table:style-name="Tableau58.A4" office:value-type="string">
            <text:p text:style-name="P5">Entrée</text:p>
          </table:table-cell>
          <table:table-cell table:style-name="Tableau58.A4" office:value-type="string">
            <text:p text:style-name="P5">Résultat attendu</text:p>
          </table:table-cell>
          <table:table-cell table:style-name="Tableau58.A4" office:value-type="string">
            <text:p text:style-name="P5">Résultat observé</text:p>
          </table:table-cell>
          <table:table-cell table:style-name="Tableau58.A2" office:value-type="string">
            <text:p text:style-name="P5">Résultat du test</text:p>
          </table:table-cell>
        </table:table-row>
        <table:table-row>
          <table:table-cell table:style-name="Tableau58.A5" office:value-type="float" office:value="1">
            <text:p text:style-name="P5">1</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La page est affichée conformément à la maquette</text:p>
          </table:table-cell>
          <table:table-cell table:style-name="Tableau58.A2" office:value-type="string">
            <text:p text:style-name="P5">OK</text:p>
          </table:table-cell>
        </table:table-row>
        <table:table-row>
          <table:table-cell table:style-name="Tableau58.A5" office:value-type="float" office:value="2">
            <text:p text:style-name="P5">2</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NA</text:p>
          </table:table-cell>
        </table:table-row>
        <table:table-row>
          <table:table-cell table:style-name="Tableau58.A5" office:value-type="float" office:value="3">
            <text:p text:style-name="P5">3</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La page est affichée conformément à la maquette</text:p>
          </table:table-cell>
          <table:table-cell table:style-name="Tableau58.A2" office:value-type="string">
            <text:p text:style-name="P5">OK</text:p>
          </table:table-cell>
        </table:table-row>
      </table:table>
      <text:p text:style-name="P2"/>
      <table:table table:name="Tableau27" table:style-name="Tableau27">
        <table:table-column table:style-name="Tableau27.A"/>
        <table:table-column table:style-name="Tableau27.B"/>
        <table:table-column table:style-name="Tableau27.C"/>
        <table:table-column table:style-name="Tableau27.D"/>
        <table:table-column table:style-name="Tableau27.E"/>
        <table:table-row>
          <table:table-cell table:style-name="Tableau27.A1" table:number-columns-spanned="5" office:value-type="string">
            <text:p text:style-name="P5">Référence du test appliqué : Connexion RPI Zéro</text:p>
          </table:table-cell>
          <table:covered-table-cell/>
          <table:covered-table-cell/>
          <table:covered-table-cell/>
          <table:covered-table-cell/>
        </table:table-row>
        <table:table-row>
          <table:table-cell table:style-name="Tableau27.A2" table:number-columns-spanned="5" office:value-type="string">
            <text:p text:style-name="P5">Responsable : PARCIANY Benjamin</text:p>
          </table:table-cell>
          <table:covered-table-cell/>
          <table:covered-table-cell/>
          <table:covered-table-cell/>
          <table:covered-table-cell/>
        </table:table-row>
        <table:table-row>
          <table:table-cell table:style-name="Tableau27.A2" table:number-columns-spanned="5" office:value-type="string">
            <text:p text:style-name="P5">Date de l'application du test : <text:s/>04/12/2023</text:p>
          </table:table-cell>
          <table:covered-table-cell/>
          <table:covered-table-cell/>
          <table:covered-table-cell/>
          <table:covered-table-cell/>
        </table:table-row>
        <table:table-row>
          <table:table-cell table:style-name="Tableau27.A4" office:value-type="string">
            <text:p text:style-name="P5">N° de test</text:p>
          </table:table-cell>
          <table:table-cell table:style-name="Tableau27.A4" office:value-type="string">
            <text:p text:style-name="P5">Entrée</text:p>
          </table:table-cell>
          <table:table-cell table:style-name="Tableau27.A4" office:value-type="string">
            <text:p text:style-name="P5">Sortie (Résultat attendu)</text:p>
          </table:table-cell>
          <table:table-cell table:style-name="Tableau27.A4" office:value-type="string">
            <text:p text:style-name="P5">Résultat observé</text:p>
          </table:table-cell>
          <table:table-cell table:style-name="Tableau27.A2" office:value-type="string">
            <text:p text:style-name="P5">Résultat du test</text:p>
          </table:table-cell>
        </table:table-row>
        <text:soft-page-break/>
        <table:table-row>
          <table:table-cell table:style-name="Tableau27.A5" office:value-type="float" office:value="1">
            <text:p text:style-name="P5">1</text:p>
          </table:table-cell>
          <table:table-cell table:style-name="Tableau27.A4" office:value-type="string">
            <text:p text:style-name="P5">Ssh pi@pi1</text:p>
          </table:table-cell>
          <table:table-cell table:style-name="Tableau27.A4" office:value-type="string">
            <text:p text:style-name="P5">Connexion au nœud 1 </text:p>
          </table:table-cell>
          <table:table-cell table:style-name="Tableau27.A2" office:value-type="string">
            <text:p text:style-name="P5">Connexion au nœud 1 </text:p>
          </table:table-cell>
          <table:table-cell table:style-name="Tableau27.A2" office:value-type="string">
            <text:p text:style-name="P5">OK</text:p>
          </table:table-cell>
        </table:table-row>
        <table:table-row>
          <table:table-cell table:style-name="Tableau27.A5" office:value-type="float" office:value="2">
            <text:p text:style-name="P5">2</text:p>
          </table:table-cell>
          <table:table-cell table:style-name="Tableau27.A4" office:value-type="string">
            <text:p text:style-name="P5">Ssh pi@pi2</text:p>
          </table:table-cell>
          <table:table-cell table:style-name="Tableau27.A4" office:value-type="string">
            <text:p text:style-name="P5">Connexion au nœud 2</text:p>
          </table:table-cell>
          <table:table-cell table:style-name="Tableau27.A2" office:value-type="string">
            <text:p text:style-name="P5">Connexion au nœud 2</text:p>
          </table:table-cell>
          <table:table-cell table:style-name="Tableau27.A2" office:value-type="string">
            <text:p text:style-name="P5">OK</text:p>
          </table:table-cell>
        </table:table-row>
        <table:table-row>
          <table:table-cell table:style-name="Tableau27.A5" office:value-type="float" office:value="3">
            <text:p text:style-name="P5">3</text:p>
          </table:table-cell>
          <table:table-cell table:style-name="Tableau27.A4" office:value-type="string">
            <text:p text:style-name="P5">Ssh pi@pi3</text:p>
          </table:table-cell>
          <table:table-cell table:style-name="Tableau27.A4" office:value-type="string">
            <text:p text:style-name="P5">Connexion au nœud 3</text:p>
          </table:table-cell>
          <table:table-cell table:style-name="Tableau27.A2" office:value-type="string">
            <text:p text:style-name="P5">Connexion au nœud 3</text:p>
          </table:table-cell>
          <table:table-cell table:style-name="Tableau27.A2" office:value-type="string">
            <text:p text:style-name="P5">OK</text:p>
          </table:table-cell>
        </table:table-row>
        <table:table-row>
          <table:table-cell table:style-name="Tableau27.A5" office:value-type="float" office:value="4">
            <text:p text:style-name="P5">4</text:p>
          </table:table-cell>
          <table:table-cell table:style-name="Tableau27.A4" office:value-type="string">
            <text:p text:style-name="P5">Ssh pi@pi4</text:p>
          </table:table-cell>
          <table:table-cell table:style-name="Tableau27.A4" office:value-type="string">
            <text:p text:style-name="P5">Connexion au nœud 4</text:p>
          </table:table-cell>
          <table:table-cell table:style-name="Tableau27.A2" office:value-type="string">
            <text:p text:style-name="P5">Connexion au nœud 4</text:p>
          </table:table-cell>
          <table:table-cell table:style-name="Tableau27.A2" office:value-type="string">
            <text:p text:style-name="P5">OK</text:p>
          </table:table-cell>
        </table:table-row>
      </table:table>
      <text:p text:style-name="P2"/>
      <table:table table:name="Tableau29" table:style-name="Tableau29">
        <table:table-column table:style-name="Tableau29.A"/>
        <table:table-column table:style-name="Tableau29.B"/>
        <table:table-column table:style-name="Tableau29.C"/>
        <table:table-column table:style-name="Tableau29.D"/>
        <table:table-column table:style-name="Tableau29.E"/>
        <table:table-row>
          <table:table-cell table:style-name="Tableau29.A1" table:number-columns-spanned="5" office:value-type="string">
            <text:p text:style-name="P5">Référence du test appliqué : Connexion RPI Host</text:p>
          </table:table-cell>
          <table:covered-table-cell/>
          <table:covered-table-cell/>
          <table:covered-table-cell/>
          <table:covered-table-cell/>
        </table:table-row>
        <table:table-row>
          <table:table-cell table:style-name="Tableau29.A2" table:number-columns-spanned="5" office:value-type="string">
            <text:p text:style-name="P5">Responsable : PARCIANY Benjamin</text:p>
          </table:table-cell>
          <table:covered-table-cell/>
          <table:covered-table-cell/>
          <table:covered-table-cell/>
          <table:covered-table-cell/>
        </table:table-row>
        <table:table-row>
          <table:table-cell table:style-name="Tableau2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29.A4" office:value-type="string">
            <text:p text:style-name="P5">N° de test</text:p>
          </table:table-cell>
          <table:table-cell table:style-name="Tableau29.A4" office:value-type="string">
            <text:p text:style-name="P5">Entrée</text:p>
          </table:table-cell>
          <table:table-cell table:style-name="Tableau29.A4" office:value-type="string">
            <text:p text:style-name="P5">Sortie (Résultat attendu)</text:p>
          </table:table-cell>
          <table:table-cell table:style-name="Tableau29.A4" office:value-type="string">
            <text:p text:style-name="P5">Résultat observé</text:p>
          </table:table-cell>
          <table:table-cell table:style-name="Tableau29.A2" office:value-type="string">
            <text:p text:style-name="P5">Résultat du test</text:p>
          </table:table-cell>
        </table:table-row>
        <table:table-row>
          <table:table-cell table:style-name="Tableau29.A5" office:value-type="float" office:value="1">
            <text:p text:style-name="P5">1</text:p>
          </table:table-cell>
          <table:table-cell table:style-name="Tableau29.A4" office:value-type="string">
            <text:p text:style-name="P7"><text:span text:style-name="T2">Ssh dev@</text:span>85.170.243.176</text:p>
          </table:table-cell>
          <table:table-cell table:style-name="Tableau29.A4" office:value-type="string">
            <text:p text:style-name="P5">Connexion au RPI Host</text:p>
          </table:table-cell>
          <table:table-cell table:style-name="Tableau29.A2" office:value-type="string">
            <text:p text:style-name="P5">Connexion au RPI Host</text:p>
          </table:table-cell>
          <table:table-cell table:style-name="Tableau29.A2" office:value-type="string">
            <text:p text:style-name="P5">OK</text:p>
          </table:table-cell>
        </table:table-row>
      </table:table>
      <text:p text:style-name="P2"/>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table:number-columns-spanned="5" office:value-type="string">
            <text:p text:style-name="P5">Référence du test appliqué : apache</text:p>
          </table:table-cell>
          <table:covered-table-cell/>
          <table:covered-table-cell/>
          <table:covered-table-cell/>
          <table:covered-table-cell/>
        </table:table-row>
        <table:table-row>
          <table:table-cell table:style-name="Tableau44.A2" table:number-columns-spanned="5" office:value-type="string">
            <text:p text:style-name="P5">Responsable : PARCIANY Benjamin</text:p>
          </table:table-cell>
          <table:covered-table-cell/>
          <table:covered-table-cell/>
          <table:covered-table-cell/>
          <table:covered-table-cell/>
        </table:table-row>
        <table:table-row>
          <table:table-cell table:style-name="Tableau4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4.A4" office:value-type="string">
            <text:p text:style-name="P5">N° de test</text:p>
          </table:table-cell>
          <table:table-cell table:style-name="Tableau44.A4" office:value-type="string">
            <text:p text:style-name="P5">Entrée</text:p>
          </table:table-cell>
          <table:table-cell table:style-name="Tableau44.A4" office:value-type="string">
            <text:p text:style-name="P5">Sortie (Résultat attendu)</text:p>
          </table:table-cell>
          <table:table-cell table:style-name="Tableau44.A4" office:value-type="string">
            <text:p text:style-name="P5">Résultat observé</text:p>
          </table:table-cell>
          <table:table-cell table:style-name="Tableau44.A2" office:value-type="string">
            <text:p text:style-name="P5">Résultat du test</text:p>
          </table:table-cell>
        </table:table-row>
        <table:table-row>
          <table:table-cell table:style-name="Tableau44.A5" office:value-type="float" office:value="1">
            <text:p text:style-name="P5">1</text:p>
          </table:table-cell>
          <table:table-cell table:style-name="Tableau44.A4" office:value-type="string">
            <text:p text:style-name="P5">http://85.170.243.176/</text:p>
          </table:table-cell>
          <table:table-cell table:style-name="Tableau44.A4" office:value-type="string">
            <text:p text:style-name="P5">Site Web BlitzCalc</text:p>
          </table:table-cell>
          <table:table-cell table:style-name="Tableau44.A2" office:value-type="string">
            <text:p text:style-name="P5">Site Web BlitzCalc</text:p>
          </table:table-cell>
          <table:table-cell table:style-name="Tableau44.A2" office:value-type="string">
            <text:p text:style-name="P5">OK</text:p>
          </table:table-cell>
        </table:table-row>
      </table:table>
      <text:p text:style-name="P2"/>
      <table:table table:name="Tableau45" table:style-name="Tableau45">
        <table:table-column table:style-name="Tableau45.A"/>
        <table:table-column table:style-name="Tableau45.B"/>
        <table:table-column table:style-name="Tableau45.C"/>
        <table:table-column table:style-name="Tableau45.D"/>
        <table:table-column table:style-name="Tableau45.E"/>
        <table:table-row>
          <table:table-cell table:style-name="Tableau45.A1" table:number-columns-spanned="5" office:value-type="string">
            <text:p text:style-name="P5">Référence du test appliqué : mysql</text:p>
          </table:table-cell>
          <table:covered-table-cell/>
          <table:covered-table-cell/>
          <table:covered-table-cell/>
          <table:covered-table-cell/>
        </table:table-row>
        <table:table-row>
          <table:table-cell table:style-name="Tableau45.A2" table:number-columns-spanned="5" office:value-type="string">
            <text:p text:style-name="P5">Responsable : PARCIANY Benjamin</text:p>
          </table:table-cell>
          <table:covered-table-cell/>
          <table:covered-table-cell/>
          <table:covered-table-cell/>
          <table:covered-table-cell/>
        </table:table-row>
        <table:table-row>
          <table:table-cell table:style-name="Tableau45.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5.A4" office:value-type="string">
            <text:p text:style-name="P5">N° de test</text:p>
          </table:table-cell>
          <table:table-cell table:style-name="Tableau45.A4" office:value-type="string">
            <text:p text:style-name="P5">Entrée</text:p>
          </table:table-cell>
          <table:table-cell table:style-name="Tableau45.A4" office:value-type="string">
            <text:p text:style-name="P5">Sortie (Résultat attendu)</text:p>
          </table:table-cell>
          <table:table-cell table:style-name="Tableau45.A4" office:value-type="string">
            <text:p text:style-name="P5">Résultat observé</text:p>
          </table:table-cell>
          <table:table-cell table:style-name="Tableau45.A2" office:value-type="string">
            <text:p text:style-name="P5">Résultat du test</text:p>
          </table:table-cell>
        </table:table-row>
        <table:table-row>
          <table:table-cell table:style-name="Tableau45.A5" office:value-type="float" office:value="1">
            <text:p text:style-name="P5">1</text:p>
          </table:table-cell>
          <table:table-cell table:style-name="Tableau45.A4" office:value-type="string">
            <text:p text:style-name="P5">Mysql -h 172.19.181.4 -u root -proot </text:p>
          </table:table-cell>
          <table:table-cell table:style-name="Tableau45.A4" office:value-type="string">
            <text:p text:style-name="P5">Accès à mysql</text:p>
          </table:table-cell>
          <table:table-cell table:style-name="Tableau45.A2" office:value-type="string">
            <text:p text:style-name="P5">Accès à mysql</text:p>
          </table:table-cell>
          <table:table-cell table:style-name="Tableau45.A2" office:value-type="string">
            <text:p text:style-name="P5">OK</text:p>
          </table:table-cell>
        </table:table-row>
      </table:table>
      <text:p text:style-name="P2"/>
      <table:table table:name="Tableau46" table:style-name="Tableau46">
        <table:table-column table:style-name="Tableau46.A"/>
        <table:table-column table:style-name="Tableau46.B"/>
        <table:table-column table:style-name="Tableau46.C"/>
        <table:table-column table:style-name="Tableau46.D"/>
        <table:table-column table:style-name="Tableau46.E"/>
        <table:table-row>
          <table:table-cell table:style-name="Tableau46.A1" table:number-columns-spanned="5" office:value-type="string">
            <text:p text:style-name="P5">Référence du test appliqué : connexion worker</text:p>
          </table:table-cell>
          <table:covered-table-cell/>
          <table:covered-table-cell/>
          <table:covered-table-cell/>
          <table:covered-table-cell/>
        </table:table-row>
        <table:table-row>
          <table:table-cell table:style-name="Tableau46.A2" table:number-columns-spanned="5" office:value-type="string">
            <text:p text:style-name="P5">Responsable : PARCIANY Benjamin</text:p>
          </table:table-cell>
          <table:covered-table-cell/>
          <table:covered-table-cell/>
          <table:covered-table-cell/>
          <table:covered-table-cell/>
        </table:table-row>
        <table:table-row>
          <table:table-cell table:style-name="Tableau46.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6.A4" office:value-type="string">
            <text:p text:style-name="P5">N° de test</text:p>
          </table:table-cell>
          <table:table-cell table:style-name="Tableau46.A4" office:value-type="string">
            <text:p text:style-name="P5">Entrée</text:p>
          </table:table-cell>
          <table:table-cell table:style-name="Tableau46.A4" office:value-type="string">
            <text:p text:style-name="P5">Sortie (Résultat attendu)</text:p>
          </table:table-cell>
          <table:table-cell table:style-name="Tableau46.A4" office:value-type="string">
            <text:p text:style-name="P5">Résultat observé</text:p>
          </table:table-cell>
          <table:table-cell table:style-name="Tableau46.A2" office:value-type="string">
            <text:p text:style-name="P5">Résultat du test</text:p>
          </table:table-cell>
        </table:table-row>
        <table:table-row>
          <table:table-cell table:style-name="Tableau46.A5" office:value-type="float" office:value="1">
            <text:p text:style-name="P5">1</text:p>
          </table:table-cell>
          <table:table-cell table:style-name="Tableau46.A4" office:value-type="string">
            <text:p text:style-name="P5">docker node ls</text:p>
          </table:table-cell>
          <table:table-cell table:style-name="Tableau46.A4" office:value-type="string">
            <text:p text:style-name="P5">Liste tous les workers</text:p>
          </table:table-cell>
          <table:table-cell table:style-name="Tableau46.A2" office:value-type="string">
            <text:p text:style-name="P5">Liste tous les workers</text:p>
          </table:table-cell>
          <table:table-cell table:style-name="Tableau46.A2" office:value-type="string">
            <text:p text:style-name="P5">OK</text:p>
          </table:table-cell>
        </table:table-row>
      </table:table>
      <text:p text:style-name="P2"/>
      <table:table table:name="Tableau47" table:style-name="Tableau47">
        <table:table-column table:style-name="Tableau47.A"/>
        <table:table-column table:style-name="Tableau47.B"/>
        <table:table-column table:style-name="Tableau47.C"/>
        <table:table-column table:style-name="Tableau47.D"/>
        <table:table-column table:style-name="Tableau47.E"/>
        <table:table-row>
          <table:table-cell table:style-name="Tableau47.A1" table:number-columns-spanned="5" office:value-type="string">
            <text:p text:style-name="P5">Référence du test appliqué : Module – Nb_premiers</text:p>
          </table:table-cell>
          <table:covered-table-cell/>
          <table:covered-table-cell/>
          <table:covered-table-cell/>
          <table:covered-table-cell/>
        </table:table-row>
        <table:table-row>
          <table:table-cell table:style-name="Tableau47.A2" table:number-columns-spanned="5" office:value-type="string">
            <text:p text:style-name="P5">Responsable : PARCIANY Benjamin</text:p>
          </table:table-cell>
          <table:covered-table-cell/>
          <table:covered-table-cell/>
          <table:covered-table-cell/>
          <table:covered-table-cell/>
        </table:table-row>
        <table:table-row>
          <table:table-cell table:style-name="Tableau47.A2" table:number-columns-spanned="5" office:value-type="string">
            <text:p text:style-name="P5">Date de l'application du test : 15/01/2024</text:p>
          </table:table-cell>
          <table:covered-table-cell/>
          <table:covered-table-cell/>
          <table:covered-table-cell/>
          <table:covered-table-cell/>
        </table:table-row>
        <table:table-row>
          <table:table-cell table:style-name="Tableau47.A4" office:value-type="string">
            <text:p text:style-name="P5">N° de test</text:p>
          </table:table-cell>
          <table:table-cell table:style-name="Tableau47.A4" office:value-type="string">
            <text:p text:style-name="P5">Entrée</text:p>
          </table:table-cell>
          <table:table-cell table:style-name="Tableau47.A4" office:value-type="string">
            <text:p text:style-name="P5">Résultat attendu</text:p>
          </table:table-cell>
          <table:table-cell table:style-name="Tableau47.A4" office:value-type="string">
            <text:p text:style-name="P5">Résultat observé</text:p>
          </table:table-cell>
          <table:table-cell table:style-name="Tableau47.A2" office:value-type="string">
            <text:p text:style-name="P5">Résultat du test</text:p>
          </table:table-cell>
        </table:table-row>
        <text:soft-page-break/>
        <table:table-row>
          <table:table-cell table:style-name="Tableau47.A5" office:value-type="float" office:value="1">
            <text:p text:style-name="P5">1</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La page est affichée conformément à la maquette</text:p>
          </table:table-cell>
          <table:table-cell table:style-name="Tableau47.A2" office:value-type="string">
            <text:p text:style-name="P5">OK</text:p>
          </table:table-cell>
        </table:table-row>
        <table:table-row>
          <table:table-cell table:style-name="Tableau47.A5" office:value-type="float" office:value="2">
            <text:p text:style-name="P5">2</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
          </table:table-cell>
          <table:table-cell table:style-name="Tableau47.A2" office:value-type="string">
            <text:p text:style-name="P5">NA</text:p>
          </table:table-cell>
        </table:table-row>
        <table:table-row>
          <table:table-cell table:style-name="Tableau47.A5" office:value-type="float" office:value="3">
            <text:p text:style-name="P5">3</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La page est affichée conformément à la maquette</text:p>
          </table:table-cell>
          <table:table-cell table:style-name="Tableau47.A2" office:value-type="string">
            <text:p text:style-name="P5">OK</text:p>
          </table:table-cell>
        </table:table-row>
      </table:table>
      <text:p text:style-name="P2"/>
      <table:table table:name="Tableau93" table:style-name="Tableau93">
        <table:table-column table:style-name="Tableau93.A"/>
        <table:table-column table:style-name="Tableau93.B"/>
        <table:table-column table:style-name="Tableau93.C"/>
        <table:table-column table:style-name="Tableau93.D"/>
        <table:table-column table:style-name="Tableau93.E"/>
        <table:table-row>
          <table:table-cell table:style-name="Tableau93.A1" table:number-columns-spanned="5" office:value-type="string">
            <text:p text:style-name="P5">Référence du test appliqué : Module – Monte-Carlo</text:p>
          </table:table-cell>
          <table:covered-table-cell/>
          <table:covered-table-cell/>
          <table:covered-table-cell/>
          <table:covered-table-cell/>
        </table:table-row>
        <table:table-row>
          <table:table-cell table:style-name="Tableau93.A2" table:number-columns-spanned="5" office:value-type="string">
            <text:p text:style-name="P5">Responsable : PARCIANY Benjamin</text:p>
          </table:table-cell>
          <table:covered-table-cell/>
          <table:covered-table-cell/>
          <table:covered-table-cell/>
          <table:covered-table-cell/>
        </table:table-row>
        <table:table-row>
          <table:table-cell table:style-name="Tableau93.A2" table:number-columns-spanned="5" office:value-type="string">
            <text:p text:style-name="P5">Date de l'application du test : </text:p>
          </table:table-cell>
          <table:covered-table-cell/>
          <table:covered-table-cell/>
          <table:covered-table-cell/>
          <table:covered-table-cell/>
        </table:table-row>
        <table:table-row>
          <table:table-cell table:style-name="Tableau93.A4" office:value-type="string">
            <text:p text:style-name="P5">N° de test</text:p>
          </table:table-cell>
          <table:table-cell table:style-name="Tableau93.A4" office:value-type="string">
            <text:p text:style-name="P5">Entrée</text:p>
          </table:table-cell>
          <table:table-cell table:style-name="Tableau93.A4" office:value-type="string">
            <text:p text:style-name="P5">Résultat attendu</text:p>
          </table:table-cell>
          <table:table-cell table:style-name="Tableau93.A4" office:value-type="string">
            <text:p text:style-name="P5">Résultat observé</text:p>
          </table:table-cell>
          <table:table-cell table:style-name="Tableau93.A2" office:value-type="string">
            <text:p text:style-name="P5">Résultat du test</text:p>
          </table:table-cell>
        </table:table-row>
        <table:table-row>
          <table:table-cell table:style-name="Tableau93.A5" office:value-type="float" office:value="1">
            <text:p text:style-name="P5">1</text:p>
          </table:table-cell>
          <table:table-cell table:style-name="Tableau93.A4" office:value-type="string">
            <text:p text:style-name="P5">Afficher la page</text:p>
          </table:table-cell>
          <table:table-cell table:style-name="Tableau93.A4" office:value-type="string">
            <text:p text:style-name="P5">La page est affichée conformément à la maquette </text:p>
          </table:table-cell>
          <table:table-cell table:style-name="Tableau93.A2" office:value-type="string">
            <text:p text:style-name="P5"/>
          </table:table-cell>
          <table:table-cell table:style-name="Tableau93.A2" office:value-type="string">
            <text:p text:style-name="P5">NA</text:p>
          </table:table-cell>
        </table:table-row>
        <table:table-row>
          <table:table-cell table:style-name="Tableau93.A5" office:value-type="float" office:value="2">
            <text:p text:style-name="P5">2</text:p>
          </table:table-cell>
          <table:table-cell table:style-name="Tableau93.A4" office:value-type="string">
            <text:p text:style-name="P5">Afficher la page</text:p>
          </table:table-cell>
          <table:table-cell table:style-name="Tableau93.A4" office:value-type="string">
            <text:p text:style-name="P5">La page est affichée conformément à la maquette </text:p>
          </table:table-cell>
          <table:table-cell table:style-name="Tableau93.A2" office:value-type="string">
            <text:p text:style-name="P5"/>
          </table:table-cell>
          <table:table-cell table:style-name="Tableau93.A2" office:value-type="string">
            <text:p text:style-name="P5">NA</text:p>
          </table:table-cell>
        </table:table-row>
        <table:table-row>
          <table:table-cell table:style-name="Tableau93.A5" office:value-type="float" office:value="3">
            <text:p text:style-name="P5">3</text:p>
          </table:table-cell>
          <table:table-cell table:style-name="Tableau93.A4" office:value-type="string">
            <text:p text:style-name="P5">Afficher la page</text:p>
          </table:table-cell>
          <table:table-cell table:style-name="Tableau93.A4" office:value-type="string">
            <text:p text:style-name="P5">La page est affichée conformément à la maquette </text:p>
          </table:table-cell>
          <table:table-cell table:style-name="Tableau93.A2" office:value-type="string">
            <text:p text:style-name="P5"/>
          </table:table-cell>
          <table:table-cell table:style-name="Tableau93.A2" office:value-type="string">
            <text:p text:style-name="P5">NA</text:p>
          </table:table-cell>
        </table:table-row>
      </table:table>
      <text:p text:style-name="P2"/>
      <text:list xml:id="list3230307693533946223" text:style-name="L3">
        <text:list-item>
          <text:list>
            <text:list-item>
              <text:p text:style-name="P14">Tests d'intégration</text:p>
            </text:list-item>
          </text:list>
        </text:list-item>
      </text:list>
      <text:p text:style-name="P2"/>
      <text:list xml:id="list32445255" text:continue-numbering="true" text:style-name="L3">
        <text:list-item>
          <text:list>
            <text:list-item>
              <text:list>
                <text:list-item>
                  <text:p text:style-name="P14">Campagnes des tests d'intégration</text:p>
                </text:list-item>
              </text:list>
            </text:list-item>
          </text:list>
        </text:list-item>
      </text:list>
      <text:list xml:id="list32453595" text:continue-list="list32429779" text:style-name="L2">
        <text:list-item>
          <text:list>
            <text:list-item>
              <text:list>
                <text:list-header>
                  <text:p text:style-name="P13"/>
                </text:list-header>
              </text:list>
            </text:list-item>
          </text:list>
        </text:list-item>
      </text:list>
      <table:table table:name="Tableau5" table:style-name="Tableau5">
        <table:table-column table:style-name="Tableau5.A"/>
        <table:table-column table:style-name="Tableau5.B"/>
        <table:table-row>
          <table:table-cell table:style-name="Tableau5.A1" table:number-columns-spanned="2" office:value-type="string">
            <text:p text:style-name="P5">Produit testé : BlitzCalc</text:p>
          </table:table-cell>
          <table:covered-table-cell/>
        </table:table-row>
        <table:table-row>
          <table:table-cell table:style-name="Tableau5.A2" table:number-columns-spanned="2" office:value-type="string">
            <text:p text:style-name="P6">Configuration logicielle : Aucune</text:p>
          </table:table-cell>
          <table:covered-table-cell/>
        </table:table-row>
        <table:table-row>
          <table:table-cell table:style-name="Tableau5.A2" table:number-columns-spanned="2" office:value-type="string">
            <text:p text:style-name="P6">Configuration matérielle : Aucune</text:p>
          </table:table-cell>
          <table:covered-table-cell/>
        </table:table-row>
        <table:table-row>
          <table:table-cell table:style-name="Tableau5.A4" office:value-type="string">
            <text:p text:style-name="P5">Date de début : 20/11/2023</text:p>
          </table:table-cell>
          <table:table-cell table:style-name="Tableau5.A2" office:value-type="string">
            <text:p text:style-name="P6">Date de finalisation :</text:p>
          </table:table-cell>
        </table:table-row>
        <table:table-row>
          <table:table-cell table:style-name="Tableau5.A2" table:number-columns-spanned="2" office:value-type="string">
            <text:p text:style-name="P6">Tests à appliquer : liste de références aux descriptions des tests</text:p>
          </table:table-cell>
          <table:covered-table-cell/>
        </table:table-row>
        <table:table-row>
          <table:table-cell table:style-name="Tableau5.A2" table:number-columns-spanned="2" office:value-type="string">
            <text:p text:style-name="P5">Responsable de la campagne de test : PARCIANY Benjamin</text:p>
          </table:table-cell>
          <table:covered-table-cell/>
        </table:table-row>
      </table:table>
      <text:list xml:id="list32454731" text:continue-numbering="true" text:style-name="L2">
        <text:list-item>
          <text:list>
            <text:list-item>
              <text:list>
                <text:list-header>
                  <text:p text:style-name="P13"/>
                </text:list-header>
              </text:list>
            </text:list-item>
          </text:list>
        </text:list-item>
      </text:list>
      <text:p text:style-name="P2"><text:tab/><text:tab/>3.2.2 Tests d'intégration</text:p>
      <text:list xml:id="list32440673" text:continue-numbering="true" text:style-name="L2">
        <text:list-item>
          <text:list>
            <text:list-item>
              <text:list>
                <text:list-header>
                  <text:p text:style-name="P13"/>
                </text:list-header>
              </text:list>
            </text:list-item>
          </text:list>
        </text:list-item>
      </text:list>
      <table:table table:name="Tableau7" table:style-name="Tableau7">
        <table:table-column table:style-name="Tableau7.A"/>
        <table:table-column table:style-name="Tableau7.B"/>
        <table:table-column table:style-name="Tableau7.C"/>
        <table:table-row>
          <table:table-cell table:style-name="Tableau7.A1" table:number-columns-spanned="2" office:value-type="string">
            <text:p text:style-name="P5">Identification du test : Accueil - Bouton « se connecter »</text:p>
          </table:table-cell>
          <table:covered-table-cell/>
          <table:table-cell table:style-name="Tableau7.C1" office:value-type="string">
            <text:p text:style-name="P5">Version : 20/11/2023</text:p>
          </table:table-cell>
        </table:table-row>
        <table:table-row>
          <table:table-cell table:style-name="Tableau7.A2" table:number-columns-spanned="3" office:value-type="string">
            <text:p text:style-name="P7"><text:span text:style-name="T2">Description du test : </text:span><text:span text:style-name="T3">Le bouton « se connecter » de la page d'accueil redirige l'utilisateur vers la page de connexion.</text:span></text:p>
          </table:table-cell>
          <table:covered-table-cell/>
          <table:covered-table-cell/>
        </table:table-row>
        <table:table-row>
          <table:table-cell table:style-name="Tableau7.A2" table:number-columns-spanned="3" office:value-type="string">
            <text:p text:style-name="P6">Ressources requises : navigateur web</text:p>
          </table:table-cell>
          <table:covered-table-cell/>
          <table:covered-table-cell/>
        </table:table-row>
        <text:soft-page-break/>
        <table:table-row>
          <table:table-cell table:style-name="Tableau7.A2" table:number-columns-spanned="3" office:value-type="string">
            <text:p text:style-name="P5">Responsable : PARCIANY Benjamin</text:p>
          </table:table-cell>
          <table:covered-table-cell/>
          <table:covered-table-cell/>
        </table:table-row>
        <table:table-row table:style-name="Tableau7.5">
          <table:table-cell table:style-name="Tableau7.A5" office:value-type="string">
            <text:p text:style-name="P5">N° de test</text:p>
          </table:table-cell>
          <table:table-cell table:style-name="Tableau7.A5" office:value-type="string">
            <text:p text:style-name="P5">Entrée</text:p>
          </table:table-cell>
          <table:table-cell table:style-name="Tableau7.A2" office:value-type="string">
            <text:p text:style-name="P5">Sortie (Résultat attendu)</text:p>
          </table:table-cell>
        </table:table-row>
        <table:table-row>
          <table:table-cell table:style-name="Tableau7.A6" office:value-type="float" office:value="1">
            <text:p text:style-name="P5">1</text:p>
          </table:table-cell>
          <table:table-cell table:style-name="Tableau7.A5" office:value-type="string">
            <text:p text:style-name="P5">Cliquer sur le bouton</text:p>
          </table:table-cell>
          <table:table-cell table:style-name="Tableau7.A2" office:value-type="string">
            <text:p text:style-name="P5">Redirection vers la page de connexion</text:p>
          </table:table-cell>
        </table:table-row>
      </table:table>
      <text:p text:style-name="P4"/>
      <table:table table:name="Tableau8" table:style-name="Tableau8">
        <table:table-column table:style-name="Tableau8.A"/>
        <table:table-column table:style-name="Tableau8.B"/>
        <table:table-column table:style-name="Tableau8.C"/>
        <table:table-row>
          <table:table-cell table:style-name="Tableau8.A1" table:number-columns-spanned="2" office:value-type="string">
            <text:p text:style-name="P5">Identification du test : Accueil - Bouton « s'inscrire»</text:p>
          </table:table-cell>
          <table:covered-table-cell/>
          <table:table-cell table:style-name="Tableau8.C1" office:value-type="string">
            <text:p text:style-name="P5">Version : 20/11/2023</text:p>
          </table:table-cell>
        </table:table-row>
        <table:table-row>
          <table:table-cell table:style-name="Tableau8.A2" table:number-columns-spanned="3" office:value-type="string">
            <text:p text:style-name="P7"><text:span text:style-name="T2">Description du test : </text:span><text:span text:style-name="T3">Le bouton « s'inscrire» de la page d'accueil redirige l'utilisateur vers la page d'inscription.</text:span></text:p>
          </table:table-cell>
          <table:covered-table-cell/>
          <table:covered-table-cell/>
        </table:table-row>
        <table:table-row>
          <table:table-cell table:style-name="Tableau8.A2" table:number-columns-spanned="3" office:value-type="string">
            <text:p text:style-name="P6">Ressources requises : navigateur web</text:p>
          </table:table-cell>
          <table:covered-table-cell/>
          <table:covered-table-cell/>
        </table:table-row>
        <table:table-row>
          <table:table-cell table:style-name="Tableau8.A2" table:number-columns-spanned="3" office:value-type="string">
            <text:p text:style-name="P5">Responsable : PARCIANY Benjamin</text:p>
          </table:table-cell>
          <table:covered-table-cell/>
          <table:covered-table-cell/>
        </table:table-row>
        <table:table-row table:style-name="Tableau8.5">
          <table:table-cell table:style-name="Tableau8.A5" office:value-type="string">
            <text:p text:style-name="P5">N° de test</text:p>
          </table:table-cell>
          <table:table-cell table:style-name="Tableau8.A5" office:value-type="string">
            <text:p text:style-name="P5">Entrée</text:p>
          </table:table-cell>
          <table:table-cell table:style-name="Tableau8.A2" office:value-type="string">
            <text:p text:style-name="P5">Sortie (Résultat attendu)</text:p>
          </table:table-cell>
        </table:table-row>
        <table:table-row>
          <table:table-cell table:style-name="Tableau8.A6" office:value-type="float" office:value="1">
            <text:p text:style-name="P5">1</text:p>
          </table:table-cell>
          <table:table-cell table:style-name="Tableau8.A5" office:value-type="string">
            <text:p text:style-name="P5">Cliquer sur le bouton</text:p>
          </table:table-cell>
          <table:table-cell table:style-name="Tableau8.A2" office:value-type="string">
            <text:p text:style-name="P5">Redirection vers la page d'inscription</text:p>
          </table:table-cell>
        </table:table-row>
      </table:table>
      <text:p text:style-name="P2"/>
      <table:table table:name="Tableau17" table:style-name="Tableau17">
        <table:table-column table:style-name="Tableau17.A"/>
        <table:table-column table:style-name="Tableau17.B"/>
        <table:table-column table:style-name="Tableau17.C"/>
        <table:table-row>
          <table:table-cell table:style-name="Tableau17.A1" table:number-columns-spanned="2" office:value-type="string">
            <text:p text:style-name="P5">Identification du test : Accueil - Bouton «essayer sans inscription»</text:p>
          </table:table-cell>
          <table:covered-table-cell/>
          <table:table-cell table:style-name="Tableau17.C1" office:value-type="string">
            <text:p text:style-name="P5">Version : 20/11/2023</text:p>
          </table:table-cell>
        </table:table-row>
        <table:table-row>
          <table:table-cell table:style-name="Tableau17.A2" table:number-columns-spanned="3" office:value-type="string">
            <text:p text:style-name="P7"><text:span text:style-name="T2">Description du test : </text:span><text:span text:style-name="T3">Le bouton «découvrir nos modules» de la page d'accueil redirige l'utilisateur </text:span><text:span text:style-name="T3">vers la page principale pour les utilisateurs non connectés.</text:span></text:p>
          </table:table-cell>
          <table:covered-table-cell/>
          <table:covered-table-cell/>
        </table:table-row>
        <table:table-row>
          <table:table-cell table:style-name="Tableau17.A2" table:number-columns-spanned="3" office:value-type="string">
            <text:p text:style-name="P6">Ressources requises : navigateur web</text:p>
          </table:table-cell>
          <table:covered-table-cell/>
          <table:covered-table-cell/>
        </table:table-row>
        <table:table-row>
          <table:table-cell table:style-name="Tableau17.A2" table:number-columns-spanned="3" office:value-type="string">
            <text:p text:style-name="P5">Responsable : PARCIANY Benjamin</text:p>
          </table:table-cell>
          <table:covered-table-cell/>
          <table:covered-table-cell/>
        </table:table-row>
        <table:table-row table:style-name="Tableau17.5">
          <table:table-cell table:style-name="Tableau17.A5" office:value-type="string">
            <text:p text:style-name="P5">N° de test</text:p>
          </table:table-cell>
          <table:table-cell table:style-name="Tableau17.A5" office:value-type="string">
            <text:p text:style-name="P5">Entrée</text:p>
          </table:table-cell>
          <table:table-cell table:style-name="Tableau17.A2" office:value-type="string">
            <text:p text:style-name="P5">Sortie (Résultat attendu)</text:p>
          </table:table-cell>
        </table:table-row>
        <table:table-row>
          <table:table-cell table:style-name="Tableau17.A6" office:value-type="float" office:value="1">
            <text:p text:style-name="P5">1</text:p>
          </table:table-cell>
          <table:table-cell table:style-name="Tableau17.A5" office:value-type="string">
            <text:p text:style-name="P5">Cliquer sur le bouton</text:p>
          </table:table-cell>
          <table:table-cell table:style-name="Tableau17.A2" office:value-type="string">
            <text:p text:style-name="P5">Redirection vers la page principale</text:p>
          </table:table-cell>
        </table:table-row>
      </table:table>
      <text:p text:style-name="P2"/>
      <table:table table:name="Tableau10" table:style-name="Tableau10">
        <table:table-column table:style-name="Tableau10.A"/>
        <table:table-column table:style-name="Tableau10.B"/>
        <table:table-column table:style-name="Tableau10.C"/>
        <table:table-row>
          <table:table-cell table:style-name="Tableau10.A1" table:number-columns-spanned="2" office:value-type="string">
            <text:p text:style-name="P5">Identification du test : Inscription - Bouton « Valider »</text:p>
          </table:table-cell>
          <table:covered-table-cell/>
          <table:table-cell table:style-name="Tableau10.C1" office:value-type="string">
            <text:p text:style-name="P5">Version : 21/11/2023</text:p>
          </table:table-cell>
        </table:table-row>
        <table:table-row>
          <table:table-cell table:style-name="Tableau10.A2" table:number-columns-spanned="3" office:value-type="string">
            <text:p text:style-name="P7"><text:span text:style-name="T2">Description du test : </text:span><text:span text:style-name="T3">Le bouton «Valider» de la page d'inscription enregistre les informations </text:span><text:span text:style-name="T3">renseignées par l'utilisateur, puis le redirige vers la page principale pour les utilisateurs connectés.</text:span></text:p>
          </table:table-cell>
          <table:covered-table-cell/>
          <table:covered-table-cell/>
        </table:table-row>
        <table:table-row>
          <table:table-cell table:style-name="Tableau10.A2" table:number-columns-spanned="3" office:value-type="string">
            <text:p text:style-name="P6">Ressources requises : navigateur web</text:p>
          </table:table-cell>
          <table:covered-table-cell/>
          <table:covered-table-cell/>
        </table:table-row>
        <table:table-row>
          <table:table-cell table:style-name="Tableau10.A2" table:number-columns-spanned="3" office:value-type="string">
            <text:p text:style-name="P5">Responsable : PARCIANY Benjamin</text:p>
          </table:table-cell>
          <table:covered-table-cell/>
          <table:covered-table-cell/>
        </table:table-row>
        <table:table-row table:style-name="Tableau10.5">
          <table:table-cell table:style-name="Tableau10.A5" office:value-type="string">
            <text:p text:style-name="P5">N° de test</text:p>
          </table:table-cell>
          <table:table-cell table:style-name="Tableau10.A5" office:value-type="string">
            <text:p text:style-name="P5">Entrée</text:p>
          </table:table-cell>
          <table:table-cell table:style-name="Tableau10.A2" office:value-type="string">
            <text:p text:style-name="P5">Sortie (Résultat attendu)</text:p>
          </table:table-cell>
        </table:table-row>
        <table:table-row>
          <table:table-cell table:style-name="Tableau10.A6" office:value-type="float" office:value="1">
            <text:p text:style-name="P5">1</text:p>
          </table:table-cell>
          <table:table-cell table:style-name="Tableau10.A5" office:value-type="string">
            <text:p text:style-name="P5">L'identifiant renseigné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2">
            <text:p text:style-name="P5">2</text:p>
          </table:table-cell>
          <table:table-cell table:style-name="Tableau10.A5" office:value-type="string">
            <text:p text:style-name="P5">L'adresse mail renseignée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3">
            <text:p text:style-name="P5">3</text:p>
          </table:table-cell>
          <table:table-cell table:style-name="Tableau10.A5" office:value-type="string">
            <text:p text:style-name="P5">L'identifiant et l'adresse mail renseignés n'existe pas dans la base de données</text:p>
          </table:table-cell>
          <table:table-cell table:style-name="Tableau10.A2" office:value-type="string">
            <text:p text:style-name="P5">Les informations de l'utilisateur sont enregistrées dans la base de données et l'utilisateur est redirigé vers la page principale</text:p>
          </table:table-cell>
        </table:table-row>
      </table:table>
      <text:p text:style-name="P2"/>
      <table:table table:name="Tableau13" table:style-name="Tableau13">
        <table:table-column table:style-name="Tableau13.A"/>
        <table:table-column table:style-name="Tableau13.B"/>
        <table:table-column table:style-name="Tableau13.C"/>
        <table:table-row>
          <table:table-cell table:style-name="Tableau13.A1" table:number-columns-spanned="2" office:value-type="string">
            <text:p text:style-name="P5">Identification du test : Inscription - Bouton «Se connecter»</text:p>
          </table:table-cell>
          <table:covered-table-cell/>
          <table:table-cell table:style-name="Tableau13.C1" office:value-type="string">
            <text:p text:style-name="P5">Version : 20/11/2023</text:p>
          </table:table-cell>
        </table:table-row>
        <text:soft-page-break/>
        <table:table-row>
          <table:table-cell table:style-name="Tableau13.A2" table:number-columns-spanned="3" office:value-type="string">
            <text:p text:style-name="P7"><text:span text:style-name="T2">Description du test : </text:span><text:span text:style-name="T3">Le bouton «Se connecter» de la page d'inscription redirige l'utilisateur vers la page de connexion.</text:span></text:p>
          </table:table-cell>
          <table:covered-table-cell/>
          <table:covered-table-cell/>
        </table:table-row>
        <table:table-row>
          <table:table-cell table:style-name="Tableau13.A2" table:number-columns-spanned="3" office:value-type="string">
            <text:p text:style-name="P6">Ressources requises : navigateur web</text:p>
          </table:table-cell>
          <table:covered-table-cell/>
          <table:covered-table-cell/>
        </table:table-row>
        <table:table-row>
          <table:table-cell table:style-name="Tableau13.A2" table:number-columns-spanned="3" office:value-type="string">
            <text:p text:style-name="P5">Responsable : PARCIANY Benjamin</text:p>
          </table:table-cell>
          <table:covered-table-cell/>
          <table:covered-table-cell/>
        </table:table-row>
        <table:table-row table:style-name="Tableau13.5">
          <table:table-cell table:style-name="Tableau13.A5" office:value-type="string">
            <text:p text:style-name="P5">N° de test</text:p>
          </table:table-cell>
          <table:table-cell table:style-name="Tableau13.A5" office:value-type="string">
            <text:p text:style-name="P5">Entrée</text:p>
          </table:table-cell>
          <table:table-cell table:style-name="Tableau13.A2" office:value-type="string">
            <text:p text:style-name="P5">Sortie (Résultat attendu)</text:p>
          </table:table-cell>
        </table:table-row>
        <table:table-row>
          <table:table-cell table:style-name="Tableau13.A6" office:value-type="float" office:value="1">
            <text:p text:style-name="P5">1</text:p>
          </table:table-cell>
          <table:table-cell table:style-name="Tableau13.A5" office:value-type="string">
            <text:p text:style-name="P5">Cliquer sur le bouton</text:p>
          </table:table-cell>
          <table:table-cell table:style-name="Tableau13.A2" office:value-type="string">
            <text:p text:style-name="P5">Redirection vers la page de connexion</text:p>
          </table:table-cell>
        </table:table-row>
      </table:table>
      <text:p text:style-name="P2"/>
      <table:table table:name="Tableau21" table:style-name="Tableau21">
        <table:table-column table:style-name="Tableau21.A"/>
        <table:table-column table:style-name="Tableau21.B"/>
        <table:table-column table:style-name="Tableau21.C"/>
        <table:table-row>
          <table:table-cell table:style-name="Tableau21.A1" table:number-columns-spanned="2" office:value-type="string">
            <text:p text:style-name="P5">Identification du test : Connexion - Bouton « Valider »</text:p>
          </table:table-cell>
          <table:covered-table-cell/>
          <table:table-cell table:style-name="Tableau21.C1" office:value-type="string">
            <text:p text:style-name="P5">Version : 21/11/2023</text:p>
          </table:table-cell>
        </table:table-row>
        <table:table-row>
          <table:table-cell table:style-name="Tableau21.A2" table:number-columns-spanned="3" office:value-type="string">
            <text:p text:style-name="P7"><text:span text:style-name="T2">Description du test : </text:span><text:span text:style-name="T3">Le bouton «Valider» de la page de connexion authentifie l'utilisateur à l'aide des champs renseignés.</text:span></text:p>
            <text:p text:style-name="P8">Si l'utilisateur est l'administrateur, alors il est redirigé vers la page de l'administrateur.</text:p>
            <text:p text:style-name="P8">Si l'utilisateur n'est pas l'administrateur, alors il est redirigé vers la page principale.</text:p>
          </table:table-cell>
          <table:covered-table-cell/>
          <table:covered-table-cell/>
        </table:table-row>
        <table:table-row>
          <table:table-cell table:style-name="Tableau21.A2" table:number-columns-spanned="3" office:value-type="string">
            <text:p text:style-name="P6">Ressources requises : navigateur web</text:p>
          </table:table-cell>
          <table:covered-table-cell/>
          <table:covered-table-cell/>
        </table:table-row>
        <table:table-row>
          <table:table-cell table:style-name="Tableau21.A2" table:number-columns-spanned="3" office:value-type="string">
            <text:p text:style-name="P5">Responsable : PARCIANY Benjamin</text:p>
          </table:table-cell>
          <table:covered-table-cell/>
          <table:covered-table-cell/>
        </table:table-row>
        <table:table-row table:style-name="Tableau21.5">
          <table:table-cell table:style-name="Tableau21.A5" office:value-type="string">
            <text:p text:style-name="P5">N° de test</text:p>
          </table:table-cell>
          <table:table-cell table:style-name="Tableau21.A5" office:value-type="string">
            <text:p text:style-name="P5">Entrée</text:p>
          </table:table-cell>
          <table:table-cell table:style-name="Tableau21.A2" office:value-type="string">
            <text:p text:style-name="P5">Sortie (Résultat attendu)</text:p>
          </table:table-cell>
        </table:table-row>
        <table:table-row>
          <table:table-cell table:style-name="Tableau21.A6" office:value-type="float" office:value="1">
            <text:p text:style-name="P5">1</text:p>
          </table:table-cell>
          <table:table-cell table:style-name="Tableau21.A5" office:value-type="string">
            <text:p text:style-name="P5">Les champs renseignés correspondent à ceux de l'administrateur</text:p>
          </table:table-cell>
          <table:table-cell table:style-name="Tableau21.A2" office:value-type="string">
            <text:p text:style-name="P5">Redirection vers la page de <text:span text:style-name="T4">l'administrateur</text:span></text:p>
          </table:table-cell>
        </table:table-row>
        <table:table-row>
          <table:table-cell table:style-name="Tableau21.A6" office:value-type="float" office:value="2">
            <text:p text:style-name="P5">2</text:p>
          </table:table-cell>
          <table:table-cell table:style-name="Tableau21.A5" office:value-type="string">
            <text:p text:style-name="P5">Les champs renseignés correspondent à ceux d'un utilisateur quelconque </text:p>
          </table:table-cell>
          <table:table-cell table:style-name="Tableau21.A2" office:value-type="string">
            <text:p text:style-name="P5">Redirection vers la page principale.</text:p>
          </table:table-cell>
        </table:table-row>
        <table:table-row>
          <table:table-cell table:style-name="Tableau21.A6" office:value-type="float" office:value="3">
            <text:p text:style-name="P5">3</text:p>
          </table:table-cell>
          <table:table-cell table:style-name="Tableau21.A5" office:value-type="string">
            <text:p text:style-name="P5">Les champs renseignés ne correspondent à aucun utilisateur enregistré dans la base de données</text:p>
          </table:table-cell>
          <table:table-cell table:style-name="Tableau21.A2" office:value-type="string">
            <text:p text:style-name="P5">Le page de connexion affiche une erreur.</text:p>
          </table:table-cell>
        </table:table-row>
      </table:table>
      <text:p text:style-name="P2"/>
      <table:table table:name="Tableau23" table:style-name="Tableau23">
        <table:table-column table:style-name="Tableau23.A"/>
        <table:table-column table:style-name="Tableau23.B"/>
        <table:table-column table:style-name="Tableau23.C"/>
        <table:table-row>
          <table:table-cell table:style-name="Tableau23.A1" table:number-columns-spanned="2" office:value-type="string">
            <text:p text:style-name="P5">Identification du test : Connexion - Bouton «Inscription»</text:p>
          </table:table-cell>
          <table:covered-table-cell/>
          <table:table-cell table:style-name="Tableau23.C1" office:value-type="string">
            <text:p text:style-name="P5">Version : 20/11/2023</text:p>
          </table:table-cell>
        </table:table-row>
        <table:table-row>
          <table:table-cell table:style-name="Tableau23.A2" table:number-columns-spanned="3" office:value-type="string">
            <text:p text:style-name="P7"><text:span text:style-name="T2">Description du test : </text:span><text:span text:style-name="T3">Le bouton «Inscription» de la page de connexion redirige l'utilisateur vers la page d'inscription.</text:span></text:p>
          </table:table-cell>
          <table:covered-table-cell/>
          <table:covered-table-cell/>
        </table:table-row>
        <table:table-row>
          <table:table-cell table:style-name="Tableau23.A2" table:number-columns-spanned="3" office:value-type="string">
            <text:p text:style-name="P6">Ressources requises : navigateur web</text:p>
          </table:table-cell>
          <table:covered-table-cell/>
          <table:covered-table-cell/>
        </table:table-row>
        <table:table-row>
          <table:table-cell table:style-name="Tableau23.A2" table:number-columns-spanned="3" office:value-type="string">
            <text:p text:style-name="P5">Responsable : PARCIANY Benjamin</text:p>
          </table:table-cell>
          <table:covered-table-cell/>
          <table:covered-table-cell/>
        </table:table-row>
        <table:table-row table:style-name="Tableau23.5">
          <table:table-cell table:style-name="Tableau23.A5" office:value-type="string">
            <text:p text:style-name="P5">N° de test</text:p>
          </table:table-cell>
          <table:table-cell table:style-name="Tableau23.A5" office:value-type="string">
            <text:p text:style-name="P5">Entrée</text:p>
          </table:table-cell>
          <table:table-cell table:style-name="Tableau23.A2" office:value-type="string">
            <text:p text:style-name="P5">Sortie (Résultat attendu)</text:p>
          </table:table-cell>
        </table:table-row>
        <table:table-row>
          <table:table-cell table:style-name="Tableau23.A6" office:value-type="float" office:value="1">
            <text:p text:style-name="P5">1</text:p>
          </table:table-cell>
          <table:table-cell table:style-name="Tableau23.A5" office:value-type="string">
            <text:p text:style-name="P5">Cliquer sur le bouton</text:p>
          </table:table-cell>
          <table:table-cell table:style-name="Tableau23.A2" office:value-type="string">
            <text:p text:style-name="P5">Redirection vers la page d'inscription</text:p>
          </table:table-cell>
        </table:table-row>
      </table:table>
      <text:p text:style-name="P2"/>
      <table:table table:name="Tableau24" table:style-name="Tableau24">
        <table:table-column table:style-name="Tableau24.A"/>
        <table:table-column table:style-name="Tableau24.B"/>
        <table:table-column table:style-name="Tableau24.C"/>
        <table:table-row>
          <table:table-cell table:style-name="Tableau24.A1" table:number-columns-spanned="2" office:value-type="string">
            <text:p text:style-name="P5">Identification du test : Principale - Bouton «Se connecter»</text:p>
          </table:table-cell>
          <table:covered-table-cell/>
          <table:table-cell table:style-name="Tableau24.C1" office:value-type="string">
            <text:p text:style-name="P5">Version : 20/11/2023</text:p>
          </table:table-cell>
        </table:table-row>
        <table:table-row>
          <table:table-cell table:style-name="Tableau24.A2" table:number-columns-spanned="3" office:value-type="string">
            <text:p text:style-name="P7"><text:span text:style-name="T2">Description du test : Lorsque l'utilisateur ne s'est pas connecté, la page principale affiche un bouton « Se connecter ». Ce bouton</text:span><text:span text:style-name="T3"> redirige l'utilisateur vers la page de connexion.</text:span></text:p>
          </table:table-cell>
          <table:covered-table-cell/>
          <table:covered-table-cell/>
        </table:table-row>
        <text:soft-page-break/>
        <table:table-row>
          <table:table-cell table:style-name="Tableau24.A2" table:number-columns-spanned="3" office:value-type="string">
            <text:p text:style-name="P6">Ressources requises : navigateur web</text:p>
          </table:table-cell>
          <table:covered-table-cell/>
          <table:covered-table-cell/>
        </table:table-row>
        <table:table-row>
          <table:table-cell table:style-name="Tableau24.A2" table:number-columns-spanned="3" office:value-type="string">
            <text:p text:style-name="P5">Responsable : PARCIANY Benjamin</text:p>
          </table:table-cell>
          <table:covered-table-cell/>
          <table:covered-table-cell/>
        </table:table-row>
        <table:table-row table:style-name="Tableau24.5">
          <table:table-cell table:style-name="Tableau24.A5" office:value-type="string">
            <text:p text:style-name="P5">N° de test</text:p>
          </table:table-cell>
          <table:table-cell table:style-name="Tableau24.A5" office:value-type="string">
            <text:p text:style-name="P5">Entrée</text:p>
          </table:table-cell>
          <table:table-cell table:style-name="Tableau24.A2" office:value-type="string">
            <text:p text:style-name="P5">Sortie (Résultat attendu)</text:p>
          </table:table-cell>
        </table:table-row>
        <table:table-row>
          <table:table-cell table:style-name="Tableau24.A6" office:value-type="float" office:value="1">
            <text:p text:style-name="P5">1</text:p>
          </table:table-cell>
          <table:table-cell table:style-name="Tableau24.A5" office:value-type="string">
            <text:p text:style-name="P5">Cliquer sur le bouton</text:p>
          </table:table-cell>
          <table:table-cell table:style-name="Tableau24.A2" office:value-type="string">
            <text:p text:style-name="P5">Redirection vers la page de connexion</text:p>
          </table:table-cell>
        </table:table-row>
      </table:table>
      <text:p text:style-name="P2"/>
      <table:table table:name="Tableau22" table:style-name="Tableau22">
        <table:table-column table:style-name="Tableau22.A"/>
        <table:table-column table:style-name="Tableau22.B"/>
        <table:table-column table:style-name="Tableau22.C"/>
        <table:table-row>
          <table:table-cell table:style-name="Tableau22.A1" table:number-columns-spanned="2" office:value-type="string">
            <text:p text:style-name="P5">Identification du test : Principale - Bouton «S'inscrire»</text:p>
          </table:table-cell>
          <table:covered-table-cell/>
          <table:table-cell table:style-name="Tableau22.C1" office:value-type="string">
            <text:p text:style-name="P5">Version : 20/11/2023</text:p>
          </table:table-cell>
        </table:table-row>
        <table:table-row>
          <table:table-cell table:style-name="Tableau22.A2" table:number-columns-spanned="3" office:value-type="string">
            <text:p text:style-name="P7"><text:span text:style-name="T2">Description du test : Lorsque l'utilisateur ne s'est pas connecté, la page principale affiche un bouton «S'inscrire». Ce bouton</text:span><text:span text:style-name="T3"> redirige l'utilisateur vers la page d'inscription.</text:span></text:p>
          </table:table-cell>
          <table:covered-table-cell/>
          <table:covered-table-cell/>
        </table:table-row>
        <table:table-row>
          <table:table-cell table:style-name="Tableau22.A2" table:number-columns-spanned="3" office:value-type="string">
            <text:p text:style-name="P6">Ressources requises : navigateur web</text:p>
          </table:table-cell>
          <table:covered-table-cell/>
          <table:covered-table-cell/>
        </table:table-row>
        <table:table-row>
          <table:table-cell table:style-name="Tableau22.A2" table:number-columns-spanned="3" office:value-type="string">
            <text:p text:style-name="P5">Responsable : PARCIANY Benjamin</text:p>
          </table:table-cell>
          <table:covered-table-cell/>
          <table:covered-table-cell/>
        </table:table-row>
        <table:table-row table:style-name="Tableau22.5">
          <table:table-cell table:style-name="Tableau22.A5" office:value-type="string">
            <text:p text:style-name="P5">N° de test</text:p>
          </table:table-cell>
          <table:table-cell table:style-name="Tableau22.A5" office:value-type="string">
            <text:p text:style-name="P5">Entrée</text:p>
          </table:table-cell>
          <table:table-cell table:style-name="Tableau22.A2" office:value-type="string">
            <text:p text:style-name="P5">Sortie (Résultat attendu)</text:p>
          </table:table-cell>
        </table:table-row>
        <table:table-row>
          <table:table-cell table:style-name="Tableau22.A6" office:value-type="float" office:value="1">
            <text:p text:style-name="P5">1</text:p>
          </table:table-cell>
          <table:table-cell table:style-name="Tableau22.A5" office:value-type="string">
            <text:p text:style-name="P5">Cliquer sur le bouton</text:p>
          </table:table-cell>
          <table:table-cell table:style-name="Tableau22.A2" office:value-type="string">
            <text:p text:style-name="P5">Redirection vers la page d'inscription</text:p>
          </table:table-cell>
        </table:table-row>
      </table:table>
      <text:p text:style-name="P2"/>
      <table:table table:name="Tableau18" table:style-name="Tableau18">
        <table:table-column table:style-name="Tableau18.A"/>
        <table:table-column table:style-name="Tableau18.B"/>
        <table:table-column table:style-name="Tableau18.C"/>
        <table:table-row>
          <table:table-cell table:style-name="Tableau18.A1" table:number-columns-spanned="2" office:value-type="string">
            <text:p text:style-name="P5">Identification du test : Principale - Bouton «Valider»</text:p>
          </table:table-cell>
          <table:covered-table-cell/>
          <table:table-cell table:style-name="Tableau18.C1" office:value-type="string">
            <text:p text:style-name="P5">Version : 21/11/2023</text:p>
          </table:table-cell>
        </table:table-row>
        <table:table-row>
          <table:table-cell table:style-name="Tableau18.A2" table:number-columns-spanned="3" office:value-type="string">
            <text:p text:style-name="P5">Description du test : Lorsque l'utilisateur s'est connecté et qu'il affiche les informations de son profil, la page principale affiche une pop-up « Profil » et permet à l'utilisateur de modifier ses informations dans la base de données en les validant avec le bouton «Valider».</text:p>
          </table:table-cell>
          <table:covered-table-cell/>
          <table:covered-table-cell/>
        </table:table-row>
        <table:table-row>
          <table:table-cell table:style-name="Tableau18.A2" table:number-columns-spanned="3" office:value-type="string">
            <text:p text:style-name="P6">Ressources requises : navigateur web</text:p>
          </table:table-cell>
          <table:covered-table-cell/>
          <table:covered-table-cell/>
        </table:table-row>
        <table:table-row>
          <table:table-cell table:style-name="Tableau18.A2" table:number-columns-spanned="3" office:value-type="string">
            <text:p text:style-name="P5">Responsable : PARCIANY Benjamin</text:p>
          </table:table-cell>
          <table:covered-table-cell/>
          <table:covered-table-cell/>
        </table:table-row>
        <table:table-row table:style-name="Tableau18.5">
          <table:table-cell table:style-name="Tableau18.A5" office:value-type="string">
            <text:p text:style-name="P5">N° de test</text:p>
          </table:table-cell>
          <table:table-cell table:style-name="Tableau18.A5" office:value-type="string">
            <text:p text:style-name="P5">Entrée</text:p>
          </table:table-cell>
          <table:table-cell table:style-name="Tableau18.A2" office:value-type="string">
            <text:p text:style-name="P5">Sortie (Résultat attendu)</text:p>
          </table:table-cell>
        </table:table-row>
        <table:table-row>
          <table:table-cell table:style-name="Tableau18.A6" office:value-type="float" office:value="1">
            <text:p text:style-name="P5">1</text:p>
          </table:table-cell>
          <table:table-cell table:style-name="Tableau18.A5" office:value-type="string">
            <text:p text:style-name="P5">Le champ « identifiant » est modifié et n'existe pas déjà dans la base de données</text:p>
          </table:table-cell>
          <table:table-cell table:style-name="Tableau18.A2" office:value-type="string">
            <text:p text:style-name="P5">L'identifiant de l’utilisateur est mis à jour dans la base de données</text:p>
          </table:table-cell>
        </table:table-row>
        <table:table-row table:style-name="Tableau18.7">
          <table:table-cell table:style-name="Tableau18.A6" office:value-type="float" office:value="2">
            <text:p text:style-name="P5">2</text:p>
          </table:table-cell>
          <table:table-cell table:style-name="Tableau18.A5" office:value-type="string">
            <text:p text:style-name="P5">Le champ « adresse mail » est modifié et n'existe pas déjà dans la base de données</text:p>
          </table:table-cell>
          <table:table-cell table:style-name="Tableau18.A2" office:value-type="string">
            <text:p text:style-name="P5">L'adresse mail de l’utilisateur est mise à jour dans la base de données</text:p>
          </table:table-cell>
        </table:table-row>
        <table:table-row>
          <table:table-cell table:style-name="Tableau18.A6" office:value-type="float" office:value="3">
            <text:p text:style-name="P5">3</text:p>
          </table:table-cell>
          <table:table-cell table:style-name="Tableau18.A5" office:value-type="string">
            <text:p text:style-name="P5">Le champ « nom » est modifié</text:p>
          </table:table-cell>
          <table:table-cell table:style-name="Tableau18.A2" office:value-type="string">
            <text:p text:style-name="P5">Le nom de l’utilisateur est mis à jour dans la base de données</text:p>
          </table:table-cell>
        </table:table-row>
        <table:table-row>
          <table:table-cell table:style-name="Tableau18.A6" office:value-type="float" office:value="4">
            <text:p text:style-name="P5">4</text:p>
          </table:table-cell>
          <table:table-cell table:style-name="Tableau18.A5" office:value-type="string">
            <text:p text:style-name="P5">Le champ est « prénom » est modifié</text:p>
          </table:table-cell>
          <table:table-cell table:style-name="Tableau18.A2" office:value-type="string">
            <text:p text:style-name="P5">Le prénom de l’utilisateur est mis à jour dans la base de données</text:p>
          </table:table-cell>
        </table:table-row>
        <table:table-row>
          <table:table-cell table:style-name="Tableau18.A6" office:value-type="float" office:value="5">
            <text:p text:style-name="P5">5</text:p>
          </table:table-cell>
          <table:table-cell table:style-name="Tableau18.A5" office:value-type="string">
            <text:p text:style-name="P5">Les champs « mot de passe » et « confirmer le mot de passe » sont modifiés</text:p>
          </table:table-cell>
          <table:table-cell table:style-name="Tableau18.A2" office:value-type="string">
            <text:p text:style-name="P5">Le mot de passe de l’utilisateur est mis à jour dans la base de données</text:p>
          </table:table-cell>
        </table:table-row>
        <table:table-row>
          <table:table-cell table:style-name="Tableau18.A6" office:value-type="float" office:value="6">
            <text:p text:style-name="P5">6</text:p>
          </table:table-cell>
          <table:table-cell table:style-name="Tableau18.A5" office:value-type="string">
            <text:p text:style-name="P5">Aucun champ n'est modifié</text:p>
          </table:table-cell>
          <table:table-cell table:style-name="Tableau18.A2" office:value-type="string">
            <text:p text:style-name="P5">Aucune information n'est mise à jour</text:p>
          </table:table-cell>
        </table:table-row>
      </table:table>
      <text:p text:style-name="P2"/>
      <table:table table:name="Tableau20" table:style-name="Tableau20">
        <table:table-column table:style-name="Tableau20.A"/>
        <table:table-column table:style-name="Tableau20.B"/>
        <table:table-column table:style-name="Tableau20.C"/>
        <table:table-row>
          <table:table-cell table:style-name="Tableau20.A1" table:number-columns-spanned="2" office:value-type="string">
            <text:p text:style-name="P5">Identification du test : Principale - Bouton «Supprimer le compte»</text:p>
          </table:table-cell>
          <table:covered-table-cell/>
          <table:table-cell table:style-name="Tableau20.C1" office:value-type="string">
            <text:p text:style-name="P5">Version : 21/11/2023</text:p>
          </table:table-cell>
        </table:table-row>
        <table:table-row>
          <table:table-cell table:style-name="Tableau20.A2" table:number-columns-spanned="3" office:value-type="string">
            <text:p text:style-name="P5">Description du test : Lorsque l'utilisateur s'est connecté et qu'il affiche les informations de son <text:soft-page-break/>profil, la page principale affiche une pop-up « Profil » et permet à l'utilisateur de supprimer son compte en cliquant sur le bouton « supprimer le compte ».</text:p>
          </table:table-cell>
          <table:covered-table-cell/>
          <table:covered-table-cell/>
        </table:table-row>
        <table:table-row>
          <table:table-cell table:style-name="Tableau20.A2" table:number-columns-spanned="3" office:value-type="string">
            <text:p text:style-name="P6">Ressources requises : navigateur web</text:p>
          </table:table-cell>
          <table:covered-table-cell/>
          <table:covered-table-cell/>
        </table:table-row>
        <table:table-row>
          <table:table-cell table:style-name="Tableau20.A2" table:number-columns-spanned="3" office:value-type="string">
            <text:p text:style-name="P5">Responsable : PARCIANY Benjamin</text:p>
          </table:table-cell>
          <table:covered-table-cell/>
          <table:covered-table-cell/>
        </table:table-row>
        <table:table-row table:style-name="Tableau20.5">
          <table:table-cell table:style-name="Tableau20.A5" office:value-type="string">
            <text:p text:style-name="P5">N° de test</text:p>
          </table:table-cell>
          <table:table-cell table:style-name="Tableau20.A5" office:value-type="string">
            <text:p text:style-name="P5">Entrée</text:p>
          </table:table-cell>
          <table:table-cell table:style-name="Tableau20.A2" office:value-type="string">
            <text:p text:style-name="P5">Sortie (Résultat attendu)</text:p>
          </table:table-cell>
        </table:table-row>
        <table:table-row>
          <table:table-cell table:style-name="Tableau20.A6" office:value-type="float" office:value="1">
            <text:p text:style-name="P5">1</text:p>
          </table:table-cell>
          <table:table-cell table:style-name="Tableau20.A5" office:value-type="string">
            <text:p text:style-name="P5">Cliquer sur le bouton</text:p>
          </table:table-cell>
          <table:table-cell table:style-name="Tableau20.A2" office:value-type="string">
            <text:p text:style-name="P5">Supprime le compte de l'utilisateur dans la base de données et redirige vers la page d'accueil.</text:p>
          </table:table-cell>
        </table:table-row>
      </table:table>
      <text:p text:style-name="P2"/>
      <table:table table:name="Tableau25" table:style-name="Tableau25">
        <table:table-column table:style-name="Tableau25.A"/>
        <table:table-column table:style-name="Tableau25.B"/>
        <table:table-column table:style-name="Tableau25.C"/>
        <table:table-row>
          <table:table-cell table:style-name="Tableau25.A1" table:number-columns-spanned="2" office:value-type="string">
            <text:p text:style-name="P5">Identification du test : Principale - Bouton «Se déconnecter»</text:p>
          </table:table-cell>
          <table:covered-table-cell/>
          <table:table-cell table:style-name="Tableau25.C1" office:value-type="string">
            <text:p text:style-name="P5">Version : 21/11/2023</text:p>
          </table:table-cell>
        </table:table-row>
        <table:table-row>
          <table:table-cell table:style-name="Tableau25.A2" table:number-columns-spanned="3" office:value-type="string">
            <text:p text:style-name="P5">Description du test : <text:span text:style-name="T4">Le bouton «Se déconnecter» de la page principale annule l’authentification de l'utilisateur et le redirige vers la page d'accueil.</text:span></text:p>
          </table:table-cell>
          <table:covered-table-cell/>
          <table:covered-table-cell/>
        </table:table-row>
        <table:table-row>
          <table:table-cell table:style-name="Tableau25.A2" table:number-columns-spanned="3" office:value-type="string">
            <text:p text:style-name="P6">Ressources requises : navigateur web</text:p>
          </table:table-cell>
          <table:covered-table-cell/>
          <table:covered-table-cell/>
        </table:table-row>
        <table:table-row>
          <table:table-cell table:style-name="Tableau25.A2" table:number-columns-spanned="3" office:value-type="string">
            <text:p text:style-name="P5">Responsable : PARCIANY Benjamin</text:p>
          </table:table-cell>
          <table:covered-table-cell/>
          <table:covered-table-cell/>
        </table:table-row>
        <table:table-row table:style-name="Tableau25.5">
          <table:table-cell table:style-name="Tableau25.A5" office:value-type="string">
            <text:p text:style-name="P5">N° de test</text:p>
          </table:table-cell>
          <table:table-cell table:style-name="Tableau25.A5" office:value-type="string">
            <text:p text:style-name="P5">Entrée</text:p>
          </table:table-cell>
          <table:table-cell table:style-name="Tableau25.A2" office:value-type="string">
            <text:p text:style-name="P5">Sortie (Résultat attendu)</text:p>
          </table:table-cell>
        </table:table-row>
        <table:table-row>
          <table:table-cell table:style-name="Tableau25.A6" office:value-type="float" office:value="1">
            <text:p text:style-name="P5">1</text:p>
          </table:table-cell>
          <table:table-cell table:style-name="Tableau25.A5" office:value-type="string">
            <text:p text:style-name="P5">Cliquer sur le bouton</text:p>
          </table:table-cell>
          <table:table-cell table:style-name="Tableau25.A2" office:value-type="string">
            <text:p text:style-name="P5">Annule l'authentification et redirige vers la page d'accueil</text:p>
          </table:table-cell>
        </table:table-row>
      </table:table>
      <text:p text:style-name="P2"/>
      <table:table table:name="Tableau66" table:style-name="Tableau66">
        <table:table-column table:style-name="Tableau66.A"/>
        <table:table-column table:style-name="Tableau66.B"/>
        <table:table-column table:style-name="Tableau66.C"/>
        <table:table-row>
          <table:table-cell table:style-name="Tableau66.A1" table:number-columns-spanned="2" office:value-type="string">
            <text:p text:style-name="P5">Identification du test : Principale - Bouton «Module - Nb_premiers»</text:p>
          </table:table-cell>
          <table:covered-table-cell/>
          <table:table-cell table:style-name="Tableau66.C1" office:value-type="string">
            <text:p text:style-name="P5">Version : 19/12/2023</text:p>
          </table:table-cell>
        </table:table-row>
        <table:table-row>
          <table:table-cell table:style-name="Tableau66.A2" table:number-columns-spanned="3" office:value-type="string">
            <text:p text:style-name="P5">Description du test : <text:span text:style-name="T4">Le bouton «Module - Nb_premiers» de la page principale redirige l'utilisateur vers la page du module de calcul de nombres premiers.</text:span></text:p>
          </table:table-cell>
          <table:covered-table-cell/>
          <table:covered-table-cell/>
        </table:table-row>
        <table:table-row>
          <table:table-cell table:style-name="Tableau66.A2" table:number-columns-spanned="3" office:value-type="string">
            <text:p text:style-name="P6">Ressources requises : navigateur web</text:p>
          </table:table-cell>
          <table:covered-table-cell/>
          <table:covered-table-cell/>
        </table:table-row>
        <table:table-row>
          <table:table-cell table:style-name="Tableau66.A2" table:number-columns-spanned="3" office:value-type="string">
            <text:p text:style-name="P5">Responsable : PARCIANY Benjamin</text:p>
          </table:table-cell>
          <table:covered-table-cell/>
          <table:covered-table-cell/>
        </table:table-row>
        <table:table-row table:style-name="Tableau66.5">
          <table:table-cell table:style-name="Tableau66.A5" office:value-type="string">
            <text:p text:style-name="P5">N° de test</text:p>
          </table:table-cell>
          <table:table-cell table:style-name="Tableau66.A5" office:value-type="string">
            <text:p text:style-name="P5">Entrée</text:p>
          </table:table-cell>
          <table:table-cell table:style-name="Tableau66.A2" office:value-type="string">
            <text:p text:style-name="P5">Sortie (Résultat attendu)</text:p>
          </table:table-cell>
        </table:table-row>
        <table:table-row>
          <table:table-cell table:style-name="Tableau66.A6" office:value-type="float" office:value="1">
            <text:p text:style-name="P5">1</text:p>
          </table:table-cell>
          <table:table-cell table:style-name="Tableau66.A5" office:value-type="string">
            <text:p text:style-name="P5">Cliquer sur le bouton</text:p>
          </table:table-cell>
          <table:table-cell table:style-name="Tableau66.A2" office:value-type="string">
            <text:p text:style-name="P5">Redirection vers la page de module de calcul de nombres premiers.</text:p>
          </table:table-cell>
        </table:table-row>
      </table:table>
      <text:p text:style-name="P2"/>
      <table:table table:name="Tableau61" table:style-name="Tableau61">
        <table:table-column table:style-name="Tableau61.A"/>
        <table:table-column table:style-name="Tableau61.B"/>
        <table:table-column table:style-name="Tableau61.C"/>
        <table:table-row>
          <table:table-cell table:style-name="Tableau61.A1" table:number-columns-spanned="2" office:value-type="string">
            <text:p text:style-name="P5">Identification du test : Administrateur – Bouton «Se déconnecter»</text:p>
          </table:table-cell>
          <table:covered-table-cell/>
          <table:table-cell table:style-name="Tableau61.C1" office:value-type="string">
            <text:p text:style-name="P5">Version : 21/11/2023</text:p>
          </table:table-cell>
        </table:table-row>
        <table:table-row>
          <table:table-cell table:style-name="Tableau61.A2" table:number-columns-spanned="3" office:value-type="string">
            <text:p text:style-name="P7"><text:span text:style-name="T2">Description du test : </text:span><text:span text:style-name="T3">Le bouton «Se déconnecter» de la page de l'administrateur annule l’authentification de l'administrateur et le redirige vers la page d'accueil.</text:span></text:p>
          </table:table-cell>
          <table:covered-table-cell/>
          <table:covered-table-cell/>
        </table:table-row>
        <table:table-row>
          <table:table-cell table:style-name="Tableau61.A2" table:number-columns-spanned="3" office:value-type="string">
            <text:p text:style-name="P6">Ressources requises : navigateur web</text:p>
          </table:table-cell>
          <table:covered-table-cell/>
          <table:covered-table-cell/>
        </table:table-row>
        <table:table-row>
          <table:table-cell table:style-name="Tableau61.A2" table:number-columns-spanned="3" office:value-type="string">
            <text:p text:style-name="P5">Responsable : PARCIANY Benjamin</text:p>
          </table:table-cell>
          <table:covered-table-cell/>
          <table:covered-table-cell/>
        </table:table-row>
        <table:table-row table:style-name="Tableau61.5">
          <table:table-cell table:style-name="Tableau61.A5" office:value-type="string">
            <text:p text:style-name="P5">N° de test</text:p>
          </table:table-cell>
          <table:table-cell table:style-name="Tableau61.A5" office:value-type="string">
            <text:p text:style-name="P5">Entrée</text:p>
          </table:table-cell>
          <table:table-cell table:style-name="Tableau61.A2" office:value-type="string">
            <text:p text:style-name="P5">Sortie (Résultat attendu)</text:p>
          </table:table-cell>
        </table:table-row>
        <table:table-row>
          <table:table-cell table:style-name="Tableau61.A6" office:value-type="float" office:value="1">
            <text:p text:style-name="P5">1</text:p>
          </table:table-cell>
          <table:table-cell table:style-name="Tableau61.A5" office:value-type="string">
            <text:p text:style-name="P5">Cliquer sur le bouton</text:p>
          </table:table-cell>
          <table:table-cell table:style-name="Tableau61.A2" office:value-type="string">
            <text:p text:style-name="P5">Annule l'authentification et redirige vers la page d'accueil</text:p>
          </table:table-cell>
        </table:table-row>
      </table:table>
      <text:p text:style-name="P2"/>
      <table:table table:name="Tableau48" table:style-name="Tableau48">
        <table:table-column table:style-name="Tableau48.A"/>
        <table:table-column table:style-name="Tableau48.B"/>
        <table:table-column table:style-name="Tableau48.C"/>
        <table:table-row>
          <table:table-cell table:style-name="Tableau48.A1" table:number-columns-spanned="2" office:value-type="string">
            <text:p text:style-name="P5">Identification du test : Administrateur – <text:soft-page-break/>Bouton «Jour»</text:p>
          </table:table-cell>
          <table:covered-table-cell/>
          <table:table-cell table:style-name="Tableau48.C1" office:value-type="string">
            <text:p text:style-name="P5">Version : 19/12/2023</text:p>
          </table:table-cell>
        </table:table-row>
        <table:table-row>
          <table:table-cell table:style-name="Tableau48.A2" table:number-columns-spanned="3" office:value-type="string">
            <text:p text:style-name="P7"><text:span text:style-name="T2">Description du test : </text:span><text:span text:style-name="T3">Le bouton «Jour» de la page de l'administrateur permet d'afficher les informations de la page à partir du début du jour à minuit..</text:span></text:p>
          </table:table-cell>
          <table:covered-table-cell/>
          <table:covered-table-cell/>
        </table:table-row>
        <table:table-row>
          <table:table-cell table:style-name="Tableau48.A2" table:number-columns-spanned="3" office:value-type="string">
            <text:p text:style-name="P6">Ressources requises : navigateur web</text:p>
          </table:table-cell>
          <table:covered-table-cell/>
          <table:covered-table-cell/>
        </table:table-row>
        <table:table-row>
          <table:table-cell table:style-name="Tableau48.A2" table:number-columns-spanned="3" office:value-type="string">
            <text:p text:style-name="P5">Responsable : PARCIANY Benjamin</text:p>
          </table:table-cell>
          <table:covered-table-cell/>
          <table:covered-table-cell/>
        </table:table-row>
        <table:table-row table:style-name="Tableau48.5">
          <table:table-cell table:style-name="Tableau48.A5" office:value-type="string">
            <text:p text:style-name="P5">N° de test</text:p>
          </table:table-cell>
          <table:table-cell table:style-name="Tableau48.A5" office:value-type="string">
            <text:p text:style-name="P5">Entrée</text:p>
          </table:table-cell>
          <table:table-cell table:style-name="Tableau48.A2" office:value-type="string">
            <text:p text:style-name="P5">Sortie (Résultat attendu)</text:p>
          </table:table-cell>
        </table:table-row>
        <table:table-row>
          <table:table-cell table:style-name="Tableau48.A6" office:value-type="float" office:value="1">
            <text:p text:style-name="P5">1</text:p>
          </table:table-cell>
          <table:table-cell table:style-name="Tableau48.A5" office:value-type="string">
            <text:p text:style-name="P5">Cliquer sur le bouton</text:p>
          </table:table-cell>
          <table:table-cell table:style-name="Tableau48.A2" office:value-type="string">
            <text:p text:style-name="P5">Affiche les informations à partir du début du jour.</text:p>
          </table:table-cell>
        </table:table-row>
      </table:table>
      <text:p text:style-name="P2"/>
      <table:table table:name="Tableau49" table:style-name="Tableau49">
        <table:table-column table:style-name="Tableau49.A"/>
        <table:table-column table:style-name="Tableau49.B"/>
        <table:table-column table:style-name="Tableau49.C"/>
        <table:table-row>
          <table:table-cell table:style-name="Tableau49.A1" table:number-columns-spanned="2" office:value-type="string">
            <text:p text:style-name="P5">Identification du test : Administrateur – Bouton «Semaine»</text:p>
          </table:table-cell>
          <table:covered-table-cell/>
          <table:table-cell table:style-name="Tableau49.C1" office:value-type="string">
            <text:p text:style-name="P5">Version : 19/12/2023</text:p>
          </table:table-cell>
        </table:table-row>
        <table:table-row>
          <table:table-cell table:style-name="Tableau49.A2" table:number-columns-spanned="3" office:value-type="string">
            <text:p text:style-name="P7"><text:span text:style-name="T2">Description du test : </text:span><text:span text:style-name="T3">Le bouton «Semaine» de la page de l'administrateur permet d'afficher les informations de la page à partir du début de semaine lundi.</text:span></text:p>
          </table:table-cell>
          <table:covered-table-cell/>
          <table:covered-table-cell/>
        </table:table-row>
        <table:table-row>
          <table:table-cell table:style-name="Tableau49.A2" table:number-columns-spanned="3" office:value-type="string">
            <text:p text:style-name="P6">Ressources requises : navigateur web</text:p>
          </table:table-cell>
          <table:covered-table-cell/>
          <table:covered-table-cell/>
        </table:table-row>
        <table:table-row>
          <table:table-cell table:style-name="Tableau49.A2" table:number-columns-spanned="3" office:value-type="string">
            <text:p text:style-name="P5">Responsable : PARCIANY Benjamin</text:p>
          </table:table-cell>
          <table:covered-table-cell/>
          <table:covered-table-cell/>
        </table:table-row>
        <table:table-row table:style-name="Tableau49.5">
          <table:table-cell table:style-name="Tableau49.A5" office:value-type="string">
            <text:p text:style-name="P5">N° de test</text:p>
          </table:table-cell>
          <table:table-cell table:style-name="Tableau49.A5" office:value-type="string">
            <text:p text:style-name="P5">Entrée</text:p>
          </table:table-cell>
          <table:table-cell table:style-name="Tableau49.A2" office:value-type="string">
            <text:p text:style-name="P5">Sortie (Résultat attendu)</text:p>
          </table:table-cell>
        </table:table-row>
        <table:table-row>
          <table:table-cell table:style-name="Tableau49.A6" office:value-type="float" office:value="1">
            <text:p text:style-name="P5">1</text:p>
          </table:table-cell>
          <table:table-cell table:style-name="Tableau49.A5" office:value-type="string">
            <text:p text:style-name="P5">Cliquer sur le bouton</text:p>
          </table:table-cell>
          <table:table-cell table:style-name="Tableau49.A2" office:value-type="string">
            <text:p text:style-name="P5">Affiche les informations à partir du début de semaine.</text:p>
          </table:table-cell>
        </table:table-row>
      </table:table>
      <text:p text:style-name="P2"/>
      <table:table table:name="Tableau50" table:style-name="Tableau50">
        <table:table-column table:style-name="Tableau50.A"/>
        <table:table-column table:style-name="Tableau50.B"/>
        <table:table-column table:style-name="Tableau50.C"/>
        <table:table-row>
          <table:table-cell table:style-name="Tableau50.A1" table:number-columns-spanned="2" office:value-type="string">
            <text:p text:style-name="P5">Identification du test : Administrateur – Bouton «Mois»</text:p>
          </table:table-cell>
          <table:covered-table-cell/>
          <table:table-cell table:style-name="Tableau50.C1" office:value-type="string">
            <text:p text:style-name="P5">Version : 19/12/2023</text:p>
          </table:table-cell>
        </table:table-row>
        <table:table-row>
          <table:table-cell table:style-name="Tableau50.A2" table:number-columns-spanned="3" office:value-type="string">
            <text:p text:style-name="P7"><text:span text:style-name="T2">Description du test : </text:span><text:span text:style-name="T3">Le bouton «Mois» de la page de l'administrateur permet d'afficher les informations de la page à partir du premier jour du mois.</text:span></text:p>
          </table:table-cell>
          <table:covered-table-cell/>
          <table:covered-table-cell/>
        </table:table-row>
        <table:table-row>
          <table:table-cell table:style-name="Tableau50.A2" table:number-columns-spanned="3" office:value-type="string">
            <text:p text:style-name="P6">Ressources requises : navigateur web</text:p>
          </table:table-cell>
          <table:covered-table-cell/>
          <table:covered-table-cell/>
        </table:table-row>
        <table:table-row>
          <table:table-cell table:style-name="Tableau50.A2" table:number-columns-spanned="3" office:value-type="string">
            <text:p text:style-name="P5">Responsable : PARCIANY Benjamin</text:p>
          </table:table-cell>
          <table:covered-table-cell/>
          <table:covered-table-cell/>
        </table:table-row>
        <table:table-row table:style-name="Tableau50.5">
          <table:table-cell table:style-name="Tableau50.A5" office:value-type="string">
            <text:p text:style-name="P5">N° de test</text:p>
          </table:table-cell>
          <table:table-cell table:style-name="Tableau50.A5" office:value-type="string">
            <text:p text:style-name="P5">Entrée</text:p>
          </table:table-cell>
          <table:table-cell table:style-name="Tableau50.A2" office:value-type="string">
            <text:p text:style-name="P5">Sortie (Résultat attendu)</text:p>
          </table:table-cell>
        </table:table-row>
        <table:table-row>
          <table:table-cell table:style-name="Tableau50.A6" office:value-type="float" office:value="1">
            <text:p text:style-name="P5">1</text:p>
          </table:table-cell>
          <table:table-cell table:style-name="Tableau50.A5" office:value-type="string">
            <text:p text:style-name="P5">Cliquer sur le bouton</text:p>
          </table:table-cell>
          <table:table-cell table:style-name="Tableau50.A2" office:value-type="string">
            <text:p text:style-name="P5">Affiche les informations à partir du premier jour du mois.</text:p>
          </table:table-cell>
        </table:table-row>
      </table:table>
      <text:p text:style-name="P2"/>
      <table:table table:name="Tableau55" table:style-name="Tableau55">
        <table:table-column table:style-name="Tableau55.A"/>
        <table:table-column table:style-name="Tableau55.B"/>
        <table:table-column table:style-name="Tableau55.C"/>
        <table:table-row>
          <table:table-cell table:style-name="Tableau55.A1" table:number-columns-spanned="2" office:value-type="string">
            <text:p text:style-name="P5">Identification du test : Administrateur – Bouton «Tout»</text:p>
          </table:table-cell>
          <table:covered-table-cell/>
          <table:table-cell table:style-name="Tableau55.C1" office:value-type="string">
            <text:p text:style-name="P5">Version : 19/12/2023</text:p>
          </table:table-cell>
        </table:table-row>
        <table:table-row>
          <table:table-cell table:style-name="Tableau55.A2" table:number-columns-spanned="3" office:value-type="string">
            <text:p text:style-name="P7"><text:span text:style-name="T2">Description du test : </text:span><text:span text:style-name="T3">Le bouton «Tout» de la page de l'administrateur permet d'afficher les informations de la page depuis la création de la base de données.</text:span></text:p>
          </table:table-cell>
          <table:covered-table-cell/>
          <table:covered-table-cell/>
        </table:table-row>
        <table:table-row>
          <table:table-cell table:style-name="Tableau55.A2" table:number-columns-spanned="3" office:value-type="string">
            <text:p text:style-name="P6">Ressources requises : navigateur web</text:p>
          </table:table-cell>
          <table:covered-table-cell/>
          <table:covered-table-cell/>
        </table:table-row>
        <table:table-row>
          <table:table-cell table:style-name="Tableau55.A2" table:number-columns-spanned="3" office:value-type="string">
            <text:p text:style-name="P5">Responsable : PARCIANY Benjamin</text:p>
          </table:table-cell>
          <table:covered-table-cell/>
          <table:covered-table-cell/>
        </table:table-row>
        <table:table-row table:style-name="Tableau55.5">
          <table:table-cell table:style-name="Tableau55.A5" office:value-type="string">
            <text:p text:style-name="P5">N° de test</text:p>
          </table:table-cell>
          <table:table-cell table:style-name="Tableau55.A5" office:value-type="string">
            <text:p text:style-name="P5">Entrée</text:p>
          </table:table-cell>
          <table:table-cell table:style-name="Tableau55.A2" office:value-type="string">
            <text:p text:style-name="P5">Sortie (Résultat attendu)</text:p>
          </table:table-cell>
        </table:table-row>
        <table:table-row>
          <table:table-cell table:style-name="Tableau55.A6" office:value-type="float" office:value="1">
            <text:p text:style-name="P5">1</text:p>
          </table:table-cell>
          <table:table-cell table:style-name="Tableau55.A5" office:value-type="string">
            <text:p text:style-name="P5">Cliquer sur le bouton</text:p>
          </table:table-cell>
          <table:table-cell table:style-name="Tableau55.A2" office:value-type="string">
            <text:p text:style-name="P5">Affiche les informations depuis la création de la base de données.</text:p>
          </table:table-cell>
        </table:table-row>
      </table:table>
      <text:p text:style-name="P2"/>
      <table:table table:name="Tableau51" table:style-name="Tableau51">
        <table:table-column table:style-name="Tableau51.A"/>
        <table:table-column table:style-name="Tableau51.B"/>
        <table:table-column table:style-name="Tableau51.C"/>
        <table:table-row>
          <table:table-cell table:style-name="Tableau51.A1" table:number-columns-spanned="2" office:value-type="string">
            <text:p text:style-name="P5">Identification du test : Administrateur – <text:soft-page-break/>Bouton «Utilisateur»</text:p>
          </table:table-cell>
          <table:covered-table-cell/>
          <table:table-cell table:style-name="Tableau51.C1" office:value-type="string">
            <text:p text:style-name="P5">Version : 19/12/2023</text:p>
          </table:table-cell>
        </table:table-row>
        <table:table-row>
          <table:table-cell table:style-name="Tableau51.A2" table:number-columns-spanned="3" office:value-type="string">
            <text:p text:style-name="P7"><text:span text:style-name="T2">Description du test : </text:span><text:span text:style-name="T3">Le bouton «Utilisateur» de la page de l'administrateur ouvre une pop-up permettant de rechercher un utilisateur.</text:span></text:p>
          </table:table-cell>
          <table:covered-table-cell/>
          <table:covered-table-cell/>
        </table:table-row>
        <table:table-row>
          <table:table-cell table:style-name="Tableau51.A2" table:number-columns-spanned="3" office:value-type="string">
            <text:p text:style-name="P6">Ressources requises : navigateur web</text:p>
          </table:table-cell>
          <table:covered-table-cell/>
          <table:covered-table-cell/>
        </table:table-row>
        <table:table-row>
          <table:table-cell table:style-name="Tableau51.A2" table:number-columns-spanned="3" office:value-type="string">
            <text:p text:style-name="P5">Responsable : PARCIANY Benjamin</text:p>
          </table:table-cell>
          <table:covered-table-cell/>
          <table:covered-table-cell/>
        </table:table-row>
        <table:table-row table:style-name="Tableau51.5">
          <table:table-cell table:style-name="Tableau51.A5" office:value-type="string">
            <text:p text:style-name="P5">N° de test</text:p>
          </table:table-cell>
          <table:table-cell table:style-name="Tableau51.A5" office:value-type="string">
            <text:p text:style-name="P5">Entrée</text:p>
          </table:table-cell>
          <table:table-cell table:style-name="Tableau51.A2" office:value-type="string">
            <text:p text:style-name="P5">Sortie (Résultat attendu)</text:p>
          </table:table-cell>
        </table:table-row>
        <table:table-row>
          <table:table-cell table:style-name="Tableau51.A6" office:value-type="float" office:value="1">
            <text:p text:style-name="P5">1</text:p>
          </table:table-cell>
          <table:table-cell table:style-name="Tableau51.A5" office:value-type="string">
            <text:p text:style-name="P5">Cliquer sur le bouton</text:p>
          </table:table-cell>
          <table:table-cell table:style-name="Tableau51.A2" office:value-type="string">
            <text:p text:style-name="P5">Affiche la pop-up de recherche des utilisateurs.</text:p>
          </table:table-cell>
        </table:table-row>
      </table:table>
      <text:p text:style-name="P2"/>
      <table:table table:name="Tableau53" table:style-name="Tableau53">
        <table:table-column table:style-name="Tableau53.A"/>
        <table:table-column table:style-name="Tableau53.B"/>
        <table:table-column table:style-name="Tableau53.C"/>
        <table:table-row>
          <table:table-cell table:style-name="Tableau53.A1" table:number-columns-spanned="2" office:value-type="string">
            <text:p text:style-name="P5">Identification du test : Administrateur – Bouton «Visite»</text:p>
          </table:table-cell>
          <table:covered-table-cell/>
          <table:table-cell table:style-name="Tableau53.C1" office:value-type="string">
            <text:p text:style-name="P5">Version : 19/12/2023</text:p>
          </table:table-cell>
        </table:table-row>
        <table:table-row>
          <table:table-cell table:style-name="Tableau53.A2" table:number-columns-spanned="3" office:value-type="string">
            <text:p text:style-name="P7"><text:span text:style-name="T2">Description du test : </text:span><text:span text:style-name="T3">Le bouton «Visite» de la page de l'administrateur ouvre une pop-up permettant de rechercher un log.</text:span></text:p>
          </table:table-cell>
          <table:covered-table-cell/>
          <table:covered-table-cell/>
        </table:table-row>
        <table:table-row>
          <table:table-cell table:style-name="Tableau53.A2" table:number-columns-spanned="3" office:value-type="string">
            <text:p text:style-name="P6">Ressources requises : navigateur web</text:p>
          </table:table-cell>
          <table:covered-table-cell/>
          <table:covered-table-cell/>
        </table:table-row>
        <table:table-row>
          <table:table-cell table:style-name="Tableau53.A2" table:number-columns-spanned="3" office:value-type="string">
            <text:p text:style-name="P5">Responsable : PARCIANY Benjamin</text:p>
          </table:table-cell>
          <table:covered-table-cell/>
          <table:covered-table-cell/>
        </table:table-row>
        <table:table-row table:style-name="Tableau53.5">
          <table:table-cell table:style-name="Tableau53.A5" office:value-type="string">
            <text:p text:style-name="P5">N° de test</text:p>
          </table:table-cell>
          <table:table-cell table:style-name="Tableau53.A5" office:value-type="string">
            <text:p text:style-name="P5">Entrée</text:p>
          </table:table-cell>
          <table:table-cell table:style-name="Tableau53.A2" office:value-type="string">
            <text:p text:style-name="P5">Sortie (Résultat attendu)</text:p>
          </table:table-cell>
        </table:table-row>
        <table:table-row>
          <table:table-cell table:style-name="Tableau53.A6" office:value-type="float" office:value="1">
            <text:p text:style-name="P5">1</text:p>
          </table:table-cell>
          <table:table-cell table:style-name="Tableau53.A5" office:value-type="string">
            <text:p text:style-name="P5">Cliquer sur le bouton</text:p>
          </table:table-cell>
          <table:table-cell table:style-name="Tableau53.A2" office:value-type="string">
            <text:p text:style-name="P5">Affiche la pop-up de recherche des logs.</text:p>
          </table:table-cell>
        </table:table-row>
      </table:table>
      <text:p text:style-name="P2"/>
      <table:table table:name="Tableau54" table:style-name="Tableau54">
        <table:table-column table:style-name="Tableau54.A"/>
        <table:table-column table:style-name="Tableau54.B"/>
        <table:table-column table:style-name="Tableau54.C"/>
        <table:table-row>
          <table:table-cell table:style-name="Tableau54.A1" table:number-columns-spanned="2" office:value-type="string">
            <text:p text:style-name="P5">Identification du test : Administrateur – Bouton «Supprimer»</text:p>
          </table:table-cell>
          <table:covered-table-cell/>
          <table:table-cell table:style-name="Tableau54.C1" office:value-type="string">
            <text:p text:style-name="P5">Version : 19/12/2023</text:p>
          </table:table-cell>
        </table:table-row>
        <table:table-row>
          <table:table-cell table:style-name="Tableau54.A2" table:number-columns-spanned="3" office:value-type="string">
            <text:p text:style-name="P7"><text:span text:style-name="T2">Description du test : </text:span><text:span text:style-name="T3">Le bouton «Supprimer» de la page de l'administrateur est accessible depuis la pop-up de recherche des logs et permet de supprimer un utilisateur. </text:span></text:p>
          </table:table-cell>
          <table:covered-table-cell/>
          <table:covered-table-cell/>
        </table:table-row>
        <table:table-row>
          <table:table-cell table:style-name="Tableau54.A2" table:number-columns-spanned="3" office:value-type="string">
            <text:p text:style-name="P6">Ressources requises : navigateur web</text:p>
          </table:table-cell>
          <table:covered-table-cell/>
          <table:covered-table-cell/>
        </table:table-row>
        <table:table-row>
          <table:table-cell table:style-name="Tableau54.A2" table:number-columns-spanned="3" office:value-type="string">
            <text:p text:style-name="P5">Responsable : PARCIANY Benjamin</text:p>
          </table:table-cell>
          <table:covered-table-cell/>
          <table:covered-table-cell/>
        </table:table-row>
        <table:table-row table:style-name="Tableau54.5">
          <table:table-cell table:style-name="Tableau54.A5" office:value-type="string">
            <text:p text:style-name="P5">N° de test</text:p>
          </table:table-cell>
          <table:table-cell table:style-name="Tableau54.A5" office:value-type="string">
            <text:p text:style-name="P5">Entrée</text:p>
          </table:table-cell>
          <table:table-cell table:style-name="Tableau54.A2" office:value-type="string">
            <text:p text:style-name="P5">Sortie (Résultat attendu)</text:p>
          </table:table-cell>
        </table:table-row>
        <table:table-row>
          <table:table-cell table:style-name="Tableau54.A6" office:value-type="float" office:value="1">
            <text:p text:style-name="P5">1</text:p>
          </table:table-cell>
          <table:table-cell table:style-name="Tableau54.A5" office:value-type="string">
            <text:p text:style-name="P5">Cliquer sur le bouton</text:p>
          </table:table-cell>
          <table:table-cell table:style-name="Tableau54.A2" office:value-type="string">
            <text:p text:style-name="P5">Supprime l'utilisateur de la base de données.</text:p>
          </table:table-cell>
        </table:table-row>
      </table:table>
      <text:p text:style-name="P2"/>
      <table:table table:name="Tableau67" table:style-name="Tableau67">
        <table:table-column table:style-name="Tableau67.A"/>
        <table:table-column table:style-name="Tableau67.B"/>
        <table:table-column table:style-name="Tableau67.C"/>
        <table:table-row>
          <table:table-cell table:style-name="Tableau67.A1" table:number-columns-spanned="2" office:value-type="string">
            <text:p text:style-name="P5">Identification du test : Nb_premiers – Bouton «Calculer»</text:p>
          </table:table-cell>
          <table:covered-table-cell/>
          <table:table-cell table:style-name="Tableau67.C1" office:value-type="string">
            <text:p text:style-name="P5">Version : 19/12/2023</text:p>
          </table:table-cell>
        </table:table-row>
        <table:table-row>
          <table:table-cell table:style-name="Tableau67.A2" table:number-columns-spanned="3" office:value-type="string">
            <text:p text:style-name="P7"><text:span text:style-name="T2">Description du test : </text:span><text:span text:style-name="T3">Le bouton «Calculer» de la page du module de calcul des nombres premiers affiche le résultat du script calculant les nombres premiers entre deux bornes.</text:span></text:p>
          </table:table-cell>
          <table:covered-table-cell/>
          <table:covered-table-cell/>
        </table:table-row>
        <table:table-row>
          <table:table-cell table:style-name="Tableau67.A2" table:number-columns-spanned="3" office:value-type="string">
            <text:p text:style-name="P6">Ressources requises : navigateur web</text:p>
          </table:table-cell>
          <table:covered-table-cell/>
          <table:covered-table-cell/>
        </table:table-row>
        <table:table-row>
          <table:table-cell table:style-name="Tableau67.A2" table:number-columns-spanned="3" office:value-type="string">
            <text:p text:style-name="P5">Responsable : PARCIANY Benjamin</text:p>
          </table:table-cell>
          <table:covered-table-cell/>
          <table:covered-table-cell/>
        </table:table-row>
        <table:table-row table:style-name="Tableau67.5">
          <table:table-cell table:style-name="Tableau67.A5" office:value-type="string">
            <text:p text:style-name="P5">N° de test</text:p>
          </table:table-cell>
          <table:table-cell table:style-name="Tableau67.A5" office:value-type="string">
            <text:p text:style-name="P5">Entrée</text:p>
          </table:table-cell>
          <table:table-cell table:style-name="Tableau67.A2" office:value-type="string">
            <text:p text:style-name="P5">Sortie (Résultat attendu)</text:p>
          </table:table-cell>
        </table:table-row>
        <table:table-row>
          <table:table-cell table:style-name="Tableau67.A6" office:value-type="float" office:value="1">
            <text:p text:style-name="P5">1</text:p>
          </table:table-cell>
          <table:table-cell table:style-name="Tableau67.A5" office:value-type="string">
            <text:p text:style-name="P5">Cliquer sur le bouton</text:p>
          </table:table-cell>
          <table:table-cell table:style-name="Tableau67.A2" office:value-type="string">
            <text:p text:style-name="P8">Affiche le résultat du script calculant les nombres premiers entre deux bornes.</text:p>
          </table:table-cell>
        </table:table-row>
      </table:table>
      <text:p text:style-name="P2"/>
      <table:table table:name="Tableau68" table:style-name="Tableau68">
        <table:table-column table:style-name="Tableau68.A"/>
        <table:table-column table:style-name="Tableau68.B"/>
        <table:table-column table:style-name="Tableau68.C"/>
        <table:table-row>
          <table:table-cell table:style-name="Tableau68.A1" table:number-columns-spanned="2" office:value-type="string">
            <text:p text:style-name="P5">Identification du test : Nb_premiers – Switch «Calcul distribué»</text:p>
          </table:table-cell>
          <table:covered-table-cell/>
          <table:table-cell table:style-name="Tableau68.C1" office:value-type="string">
            <text:p text:style-name="P5">Version : 19/12/2023</text:p>
          </table:table-cell>
        </table:table-row>
        <text:soft-page-break/>
        <table:table-row>
          <table:table-cell table:style-name="Tableau68.A2" table:number-columns-spanned="3" office:value-type="string">
            <text:p text:style-name="P7"><text:span text:style-name="T2">Description du test : </text:span><text:span text:style-name="T3">Le switch «Calcul distribué» de la page du module de calcul des nombres premiers active ou désactive la possibilité de réaliser les calculs avec le KitClusterHat pour accélérer le processus de calcul.</text:span></text:p>
          </table:table-cell>
          <table:covered-table-cell/>
          <table:covered-table-cell/>
        </table:table-row>
        <table:table-row>
          <table:table-cell table:style-name="Tableau68.A2" table:number-columns-spanned="3" office:value-type="string">
            <text:p text:style-name="P6">Ressources requises : navigateur web</text:p>
          </table:table-cell>
          <table:covered-table-cell/>
          <table:covered-table-cell/>
        </table:table-row>
        <table:table-row>
          <table:table-cell table:style-name="Tableau68.A2" table:number-columns-spanned="3" office:value-type="string">
            <text:p text:style-name="P5">Responsable : PARCIANY Benjamin</text:p>
          </table:table-cell>
          <table:covered-table-cell/>
          <table:covered-table-cell/>
        </table:table-row>
        <table:table-row table:style-name="Tableau68.5">
          <table:table-cell table:style-name="Tableau68.A5" office:value-type="string">
            <text:p text:style-name="P5">N° de test</text:p>
          </table:table-cell>
          <table:table-cell table:style-name="Tableau68.A5" office:value-type="string">
            <text:p text:style-name="P5">Entrée</text:p>
          </table:table-cell>
          <table:table-cell table:style-name="Tableau68.A2" office:value-type="string">
            <text:p text:style-name="P5">Sortie (Résultat attendu)</text:p>
          </table:table-cell>
        </table:table-row>
        <table:table-row>
          <table:table-cell table:style-name="Tableau68.A6" office:value-type="float" office:value="1">
            <text:p text:style-name="P5">1</text:p>
          </table:table-cell>
          <table:table-cell table:style-name="Tableau68.A5" office:value-type="string">
            <text:p text:style-name="P5">Cliquer sur le bouton</text:p>
          </table:table-cell>
          <table:table-cell table:style-name="Tableau68.A2" office:value-type="string">
            <text:p text:style-name="P8">Effectue le calcul sur les RaspberryPi Zéro en calcul distribué.</text:p>
          </table:table-cell>
        </table:table-row>
      </table:table>
      <text:p text:style-name="P2"/>
      <table:table table:name="Tableau69" table:style-name="Tableau69">
        <table:table-column table:style-name="Tableau69.A"/>
        <table:table-column table:style-name="Tableau69.B"/>
        <table:table-column table:style-name="Tableau69.C"/>
        <table:table-row>
          <table:table-cell table:style-name="Tableau69.A1" table:number-columns-spanned="2" office:value-type="string">
            <text:p text:style-name="P5">Identification du test : Nb_premiers – Bouton «Se connecter»</text:p>
          </table:table-cell>
          <table:covered-table-cell/>
          <table:table-cell table:style-name="Tableau69.C1" office:value-type="string">
            <text:p text:style-name="P5">Version : 19/12/2023</text:p>
          </table:table-cell>
        </table:table-row>
        <table:table-row>
          <table:table-cell table:style-name="Tableau69.A2" table:number-columns-spanned="3" office:value-type="string">
            <text:p text:style-name="P7"><text:span text:style-name="T2">Description du test : Lorsqu'un utilisateur non connecté souhaite faire le calcul de nombres premiers en calcul distribué une pop-up apparaît et propose à utilisateur un bouton pour se connecter</text:span><text:span text:style-name="T3">.</text:span></text:p>
          </table:table-cell>
          <table:covered-table-cell/>
          <table:covered-table-cell/>
        </table:table-row>
        <table:table-row>
          <table:table-cell table:style-name="Tableau69.A2" table:number-columns-spanned="3" office:value-type="string">
            <text:p text:style-name="P6">Ressources requises : navigateur web</text:p>
          </table:table-cell>
          <table:covered-table-cell/>
          <table:covered-table-cell/>
        </table:table-row>
        <table:table-row>
          <table:table-cell table:style-name="Tableau69.A2" table:number-columns-spanned="3" office:value-type="string">
            <text:p text:style-name="P5">Responsable : PARCIANY Benjamin</text:p>
          </table:table-cell>
          <table:covered-table-cell/>
          <table:covered-table-cell/>
        </table:table-row>
        <table:table-row table:style-name="Tableau69.5">
          <table:table-cell table:style-name="Tableau69.A5" office:value-type="string">
            <text:p text:style-name="P5">N° de test</text:p>
          </table:table-cell>
          <table:table-cell table:style-name="Tableau69.A5" office:value-type="string">
            <text:p text:style-name="P5">Entrée</text:p>
          </table:table-cell>
          <table:table-cell table:style-name="Tableau69.A2" office:value-type="string">
            <text:p text:style-name="P5">Sortie (Résultat attendu)</text:p>
          </table:table-cell>
        </table:table-row>
        <table:table-row>
          <table:table-cell table:style-name="Tableau69.A6" office:value-type="float" office:value="1">
            <text:p text:style-name="P5">1</text:p>
          </table:table-cell>
          <table:table-cell table:style-name="Tableau69.A5" office:value-type="string">
            <text:p text:style-name="P5">Cliquer sur le bouton</text:p>
          </table:table-cell>
          <table:table-cell table:style-name="Tableau69.A2" office:value-type="string">
            <text:p text:style-name="P8">Redirection vers la page de connexion.</text:p>
          </table:table-cell>
        </table:table-row>
      </table:table>
      <text:p text:style-name="P2"/>
      <table:table table:name="Tableau70" table:style-name="Tableau70">
        <table:table-column table:style-name="Tableau70.A"/>
        <table:table-column table:style-name="Tableau70.B"/>
        <table:table-column table:style-name="Tableau70.C"/>
        <table:table-row>
          <table:table-cell table:style-name="Tableau70.A1" table:number-columns-spanned="2" office:value-type="string">
            <text:p text:style-name="P5">Identification du test : Nb_premiers – Bouton «S'inscrire»</text:p>
          </table:table-cell>
          <table:covered-table-cell/>
          <table:table-cell table:style-name="Tableau70.C1" office:value-type="string">
            <text:p text:style-name="P5">Version : 19/12/2023</text:p>
          </table:table-cell>
        </table:table-row>
        <table:table-row>
          <table:table-cell table:style-name="Tableau70.A2" table:number-columns-spanned="3" office:value-type="string">
            <text:p text:style-name="P7"><text:span text:style-name="T2">Description du test : Lorsqu'un utilisateur non connecté souhaite faire le calcul de nombres premiers en calcul distribué une pop-up apparaît et propose à utilisateur un bouton pour s'inscrire</text:span><text:span text:style-name="T3">.</text:span></text:p>
          </table:table-cell>
          <table:covered-table-cell/>
          <table:covered-table-cell/>
        </table:table-row>
        <table:table-row>
          <table:table-cell table:style-name="Tableau70.A2" table:number-columns-spanned="3" office:value-type="string">
            <text:p text:style-name="P6">Ressources requises : navigateur web</text:p>
          </table:table-cell>
          <table:covered-table-cell/>
          <table:covered-table-cell/>
        </table:table-row>
        <table:table-row>
          <table:table-cell table:style-name="Tableau70.A2" table:number-columns-spanned="3" office:value-type="string">
            <text:p text:style-name="P5">Responsable : PARCIANY Benjamin</text:p>
          </table:table-cell>
          <table:covered-table-cell/>
          <table:covered-table-cell/>
        </table:table-row>
        <table:table-row table:style-name="Tableau70.5">
          <table:table-cell table:style-name="Tableau70.A5" office:value-type="string">
            <text:p text:style-name="P5">N° de test</text:p>
          </table:table-cell>
          <table:table-cell table:style-name="Tableau70.A5" office:value-type="string">
            <text:p text:style-name="P5">Entrée</text:p>
          </table:table-cell>
          <table:table-cell table:style-name="Tableau70.A2" office:value-type="string">
            <text:p text:style-name="P5">Sortie (Résultat attendu)</text:p>
          </table:table-cell>
        </table:table-row>
        <table:table-row>
          <table:table-cell table:style-name="Tableau70.A6" office:value-type="float" office:value="1">
            <text:p text:style-name="P5">1</text:p>
          </table:table-cell>
          <table:table-cell table:style-name="Tableau70.A5" office:value-type="string">
            <text:p text:style-name="P5">Cliquer sur le bouton</text:p>
          </table:table-cell>
          <table:table-cell table:style-name="Tableau70.A2" office:value-type="string">
            <text:p text:style-name="P8">Redirection vers la page d'inscription.</text:p>
          </table:table-cell>
        </table:table-row>
      </table:table>
      <text:p text:style-name="P2"/>
      <table:table table:name="Tableau83" table:style-name="Tableau83">
        <table:table-column table:style-name="Tableau83.A"/>
        <table:table-column table:style-name="Tableau83.B"/>
        <table:table-column table:style-name="Tableau83.C"/>
        <table:table-row>
          <table:table-cell table:style-name="Tableau83.A1" table:number-columns-spanned="2" office:value-type="string">
            <text:p text:style-name="P5">Identification du test : Monte-Carlo – Bouton «Calculer»</text:p>
          </table:table-cell>
          <table:covered-table-cell/>
          <table:table-cell table:style-name="Tableau83.C1" office:value-type="string">
            <text:p text:style-name="P5">Version : 18/01/2024</text:p>
          </table:table-cell>
        </table:table-row>
        <table:table-row>
          <table:table-cell table:style-name="Tableau83.A2" table:number-columns-spanned="3" office:value-type="string">
            <text:p text:style-name="P7"><text:span text:style-name="T2">Description du test : </text:span><text:span text:style-name="T3">Le bouton «Calculer» de la page du module d'approximation de pi affiche le résultat du script calculant l'approximation de pi avec la méthode de Monte-Carlo.</text:span></text:p>
          </table:table-cell>
          <table:covered-table-cell/>
          <table:covered-table-cell/>
        </table:table-row>
        <table:table-row>
          <table:table-cell table:style-name="Tableau83.A2" table:number-columns-spanned="3" office:value-type="string">
            <text:p text:style-name="P6">Ressources requises : navigateur web</text:p>
          </table:table-cell>
          <table:covered-table-cell/>
          <table:covered-table-cell/>
        </table:table-row>
        <table:table-row>
          <table:table-cell table:style-name="Tableau83.A2" table:number-columns-spanned="3" office:value-type="string">
            <text:p text:style-name="P5">Responsable : PARCIANY Benjamin</text:p>
          </table:table-cell>
          <table:covered-table-cell/>
          <table:covered-table-cell/>
        </table:table-row>
        <table:table-row table:style-name="Tableau83.5">
          <table:table-cell table:style-name="Tableau83.A5" office:value-type="string">
            <text:p text:style-name="P5">N° de test</text:p>
          </table:table-cell>
          <table:table-cell table:style-name="Tableau83.A5" office:value-type="string">
            <text:p text:style-name="P5">Entrée</text:p>
          </table:table-cell>
          <table:table-cell table:style-name="Tableau83.A2" office:value-type="string">
            <text:p text:style-name="P5">Sortie (Résultat attendu)</text:p>
          </table:table-cell>
        </table:table-row>
        <table:table-row>
          <table:table-cell table:style-name="Tableau83.A6" office:value-type="float" office:value="1">
            <text:p text:style-name="P5">1</text:p>
          </table:table-cell>
          <table:table-cell table:style-name="Tableau83.A5" office:value-type="string">
            <text:p text:style-name="P5">Cliquer sur le bouton</text:p>
          </table:table-cell>
          <table:table-cell table:style-name="Tableau83.A2" office:value-type="string">
            <text:p text:style-name="P8">Affiche le résultat du script calculant l'approximation de pi.</text:p>
          </table:table-cell>
        </table:table-row>
      </table:table>
      <text:p text:style-name="P2"/>
      <table:table table:name="Tableau82" table:style-name="Tableau82">
        <table:table-column table:style-name="Tableau82.A"/>
        <table:table-column table:style-name="Tableau82.B"/>
        <table:table-column table:style-name="Tableau82.C"/>
        <table:table-row>
          <table:table-cell table:style-name="Tableau82.A1" table:number-columns-spanned="2" office:value-type="string">
            <text:p text:style-name="P5">Identification du test : Monte-Carlo – Switch <text:soft-page-break/>«Calcul distribué»</text:p>
          </table:table-cell>
          <table:covered-table-cell/>
          <table:table-cell table:style-name="Tableau82.C1" office:value-type="string">
            <text:p text:style-name="P5">Version : 18/01/2024</text:p>
          </table:table-cell>
        </table:table-row>
        <table:table-row>
          <table:table-cell table:style-name="Tableau82.A2" table:number-columns-spanned="3" office:value-type="string">
            <text:p text:style-name="P7"><text:span text:style-name="T2">Description du test : </text:span><text:span text:style-name="T3">Le switch «Calcul distribué» de la page du module d'approximation de pi active ou désactive la possibilité de réaliser les calculs avec le KitClusterHat pour accélérer le processus de calcul.</text:span></text:p>
          </table:table-cell>
          <table:covered-table-cell/>
          <table:covered-table-cell/>
        </table:table-row>
        <table:table-row>
          <table:table-cell table:style-name="Tableau82.A2" table:number-columns-spanned="3" office:value-type="string">
            <text:p text:style-name="P6">Ressources requises : navigateur web</text:p>
          </table:table-cell>
          <table:covered-table-cell/>
          <table:covered-table-cell/>
        </table:table-row>
        <table:table-row>
          <table:table-cell table:style-name="Tableau82.A2" table:number-columns-spanned="3" office:value-type="string">
            <text:p text:style-name="P5">Responsable : PARCIANY Benjamin</text:p>
          </table:table-cell>
          <table:covered-table-cell/>
          <table:covered-table-cell/>
        </table:table-row>
        <table:table-row table:style-name="Tableau82.5">
          <table:table-cell table:style-name="Tableau82.A5" office:value-type="string">
            <text:p text:style-name="P5">N° de test</text:p>
          </table:table-cell>
          <table:table-cell table:style-name="Tableau82.A5" office:value-type="string">
            <text:p text:style-name="P5">Entrée</text:p>
          </table:table-cell>
          <table:table-cell table:style-name="Tableau82.A2" office:value-type="string">
            <text:p text:style-name="P5">Sortie (Résultat attendu)</text:p>
          </table:table-cell>
        </table:table-row>
        <table:table-row>
          <table:table-cell table:style-name="Tableau82.A6" office:value-type="float" office:value="1">
            <text:p text:style-name="P5">1</text:p>
          </table:table-cell>
          <table:table-cell table:style-name="Tableau82.A5" office:value-type="string">
            <text:p text:style-name="P5">Cliquer sur le bouton</text:p>
          </table:table-cell>
          <table:table-cell table:style-name="Tableau82.A2" office:value-type="string">
            <text:p text:style-name="P8">Effectue le calcul sur les RaspberryPi Zéro en calcul distribué.</text:p>
          </table:table-cell>
        </table:table-row>
      </table:table>
      <text:p text:style-name="P2"/>
      <table:table table:name="Tableau84" table:style-name="Tableau84">
        <table:table-column table:style-name="Tableau84.A"/>
        <table:table-column table:style-name="Tableau84.B"/>
        <table:table-column table:style-name="Tableau84.C"/>
        <table:table-row>
          <table:table-cell table:style-name="Tableau84.A1" table:number-columns-spanned="2" office:value-type="string">
            <text:p text:style-name="P5">Identification du test : Monte-Carlo – Bouton «Se connecter»</text:p>
          </table:table-cell>
          <table:covered-table-cell/>
          <table:table-cell table:style-name="Tableau84.C1" office:value-type="string">
            <text:p text:style-name="P5">Version : 18/01/2024 </text:p>
          </table:table-cell>
        </table:table-row>
        <table:table-row>
          <table:table-cell table:style-name="Tableau84.A2" table:number-columns-spanned="3" office:value-type="string">
            <text:p text:style-name="P7"><text:span text:style-name="T2">Description du test : Lorsqu'un utilisateur non connecté souhaite faire l'approximation de pi en calcul distribué une pop-up apparaît et propose à utilisateur un bouton pour se connecter</text:span><text:span text:style-name="T3">.</text:span></text:p>
          </table:table-cell>
          <table:covered-table-cell/>
          <table:covered-table-cell/>
        </table:table-row>
        <table:table-row>
          <table:table-cell table:style-name="Tableau84.A2" table:number-columns-spanned="3" office:value-type="string">
            <text:p text:style-name="P6">Ressources requises : navigateur web</text:p>
          </table:table-cell>
          <table:covered-table-cell/>
          <table:covered-table-cell/>
        </table:table-row>
        <table:table-row>
          <table:table-cell table:style-name="Tableau84.A2" table:number-columns-spanned="3" office:value-type="string">
            <text:p text:style-name="P5">Responsable : PARCIANY Benjamin</text:p>
          </table:table-cell>
          <table:covered-table-cell/>
          <table:covered-table-cell/>
        </table:table-row>
        <table:table-row table:style-name="Tableau84.5">
          <table:table-cell table:style-name="Tableau84.A5" office:value-type="string">
            <text:p text:style-name="P5">N° de test</text:p>
          </table:table-cell>
          <table:table-cell table:style-name="Tableau84.A5" office:value-type="string">
            <text:p text:style-name="P5">Entrée</text:p>
          </table:table-cell>
          <table:table-cell table:style-name="Tableau84.A2" office:value-type="string">
            <text:p text:style-name="P5">Sortie (Résultat attendu)</text:p>
          </table:table-cell>
        </table:table-row>
        <table:table-row>
          <table:table-cell table:style-name="Tableau84.A6" office:value-type="float" office:value="1">
            <text:p text:style-name="P5">1</text:p>
          </table:table-cell>
          <table:table-cell table:style-name="Tableau84.A5" office:value-type="string">
            <text:p text:style-name="P5">Cliquer sur le bouton</text:p>
          </table:table-cell>
          <table:table-cell table:style-name="Tableau84.A2" office:value-type="string">
            <text:p text:style-name="P8">Redirection vers la page de connexion.</text:p>
          </table:table-cell>
        </table:table-row>
      </table:table>
      <text:p text:style-name="P2"/>
      <table:table table:name="Tableau85" table:style-name="Tableau85">
        <table:table-column table:style-name="Tableau85.A"/>
        <table:table-column table:style-name="Tableau85.B"/>
        <table:table-column table:style-name="Tableau85.C"/>
        <table:table-row>
          <table:table-cell table:style-name="Tableau85.A1" table:number-columns-spanned="2" office:value-type="string">
            <text:p text:style-name="P5">Identification du test : Monte-Carlo – Bouton «S'inscrire»</text:p>
          </table:table-cell>
          <table:covered-table-cell/>
          <table:table-cell table:style-name="Tableau85.C1" office:value-type="string">
            <text:p text:style-name="P5">Version : <text:s/>18/01/2024</text:p>
          </table:table-cell>
        </table:table-row>
        <table:table-row>
          <table:table-cell table:style-name="Tableau85.A2" table:number-columns-spanned="3" office:value-type="string">
            <text:p text:style-name="P7"><text:span text:style-name="T2">Description du test : Lorsqu'un utilisateur non connecté souhaite faire l'approximation de pi en calcul distribué une pop-up apparaît et propose à utilisateur un bouton pour s'inscrire</text:span><text:span text:style-name="T3">.</text:span></text:p>
          </table:table-cell>
          <table:covered-table-cell/>
          <table:covered-table-cell/>
        </table:table-row>
        <table:table-row>
          <table:table-cell table:style-name="Tableau85.A2" table:number-columns-spanned="3" office:value-type="string">
            <text:p text:style-name="P6">Ressources requises : navigateur web</text:p>
          </table:table-cell>
          <table:covered-table-cell/>
          <table:covered-table-cell/>
        </table:table-row>
        <table:table-row>
          <table:table-cell table:style-name="Tableau85.A2" table:number-columns-spanned="3" office:value-type="string">
            <text:p text:style-name="P5">Responsable : PARCIANY Benjamin</text:p>
          </table:table-cell>
          <table:covered-table-cell/>
          <table:covered-table-cell/>
        </table:table-row>
        <table:table-row table:style-name="Tableau85.5">
          <table:table-cell table:style-name="Tableau85.A5" office:value-type="string">
            <text:p text:style-name="P5">N° de test</text:p>
          </table:table-cell>
          <table:table-cell table:style-name="Tableau85.A5" office:value-type="string">
            <text:p text:style-name="P5">Entrée</text:p>
          </table:table-cell>
          <table:table-cell table:style-name="Tableau85.A2" office:value-type="string">
            <text:p text:style-name="P5">Sortie (Résultat attendu)</text:p>
          </table:table-cell>
        </table:table-row>
        <table:table-row>
          <table:table-cell table:style-name="Tableau85.A6" office:value-type="float" office:value="1">
            <text:p text:style-name="P5">1</text:p>
          </table:table-cell>
          <table:table-cell table:style-name="Tableau85.A5" office:value-type="string">
            <text:p text:style-name="P5">Cliquer sur le bouton</text:p>
          </table:table-cell>
          <table:table-cell table:style-name="Tableau85.A2" office:value-type="string">
            <text:p text:style-name="P8">Redirection vers la page d'inscription.</text:p>
          </table:table-cell>
        </table:table-row>
      </table:table>
      <text:p text:style-name="P2"/>
      <text:p text:style-name="P2"><text:tab/><text:tab/>3.2.3 Résultats de tests d'intégration</text:p>
      <text:p text:style-name="P2"/>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table:number-columns-spanned="5" office:value-type="string">
            <text:p text:style-name="P5">Référence du test appliqué : Accueil – Bouton « se connecter »</text:p>
          </table:table-cell>
          <table:covered-table-cell/>
          <table:covered-table-cell/>
          <table:covered-table-cell/>
          <table:covered-table-cell/>
        </table:table-row>
        <table:table-row>
          <table:table-cell table:style-name="Tableau14.A2" table:number-columns-spanned="5" office:value-type="string">
            <text:p text:style-name="P5">Responsable : PARCIANY Benjamin</text:p>
          </table:table-cell>
          <table:covered-table-cell/>
          <table:covered-table-cell/>
          <table:covered-table-cell/>
          <table:covered-table-cell/>
        </table:table-row>
        <table:table-row>
          <table:table-cell table:style-name="Tableau1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4.A4" office:value-type="string">
            <text:p text:style-name="P5">N° de test</text:p>
          </table:table-cell>
          <table:table-cell table:style-name="Tableau14.A4" office:value-type="string">
            <text:p text:style-name="P5">Entrée</text:p>
          </table:table-cell>
          <table:table-cell table:style-name="Tableau14.A4" office:value-type="string">
            <text:p text:style-name="P5">Résultat attendu</text:p>
          </table:table-cell>
          <table:table-cell table:style-name="Tableau14.A4" office:value-type="string">
            <text:p text:style-name="P5">Résultat observé</text:p>
          </table:table-cell>
          <table:table-cell table:style-name="Tableau14.A2" office:value-type="string">
            <text:p text:style-name="P5">Résultat du test</text:p>
          </table:table-cell>
        </table:table-row>
        <table:table-row>
          <table:table-cell table:style-name="Tableau14.A5" office:value-type="float" office:value="1">
            <text:p text:style-name="P5">1</text:p>
          </table:table-cell>
          <table:table-cell table:style-name="Tableau14.A4" office:value-type="string">
            <text:p text:style-name="P5">L'utilisateur clique sur le bouton</text:p>
          </table:table-cell>
          <table:table-cell table:style-name="Tableau14.A4" office:value-type="string">
            <text:p text:style-name="P5">L'utilisateur est redirigé vers la page de connexion</text:p>
          </table:table-cell>
          <table:table-cell table:style-name="Tableau14.A2" office:value-type="string">
            <text:p text:style-name="P5">L'utilisateur est redirigé vers la page de connexion</text:p>
          </table:table-cell>
          <table:table-cell table:style-name="Tableau14.A2" office:value-type="string">
            <text:p text:style-name="P5">OK</text:p>
          </table:table-cell>
        </table:table-row>
      </table:table>
      <text:p text:style-name="P2"/>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5" office:value-type="string">
            <text:p text:style-name="P5">Référence du test appliqué : Accueil – Bouton «s'inscrire»</text:p>
          </table:table-cell>
          <table:covered-table-cell/>
          <table:covered-table-cell/>
          <table:covered-table-cell/>
          <table:covered-table-cell/>
        </table:table-row>
        <text:soft-page-break/>
        <table:table-row>
          <table:table-cell table:style-name="Tableau19.A2" table:number-columns-spanned="5" office:value-type="string">
            <text:p text:style-name="P5">Responsable : PARCIANY Benjamin</text:p>
          </table:table-cell>
          <table:covered-table-cell/>
          <table:covered-table-cell/>
          <table:covered-table-cell/>
          <table:covered-table-cell/>
        </table:table-row>
        <table:table-row>
          <table:table-cell table:style-name="Tableau1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9.A4" office:value-type="string">
            <text:p text:style-name="P5">N° de test</text:p>
          </table:table-cell>
          <table:table-cell table:style-name="Tableau19.A4" office:value-type="string">
            <text:p text:style-name="P5">Entrée</text:p>
          </table:table-cell>
          <table:table-cell table:style-name="Tableau19.A4" office:value-type="string">
            <text:p text:style-name="P5">Résultat attendu</text:p>
          </table:table-cell>
          <table:table-cell table:style-name="Tableau19.A4" office:value-type="string">
            <text:p text:style-name="P5">Résultat observé</text:p>
          </table:table-cell>
          <table:table-cell table:style-name="Tableau19.A2" office:value-type="string">
            <text:p text:style-name="P5">Résultat du test</text:p>
          </table:table-cell>
        </table:table-row>
        <table:table-row>
          <table:table-cell table:style-name="Tableau19.A5" office:value-type="float" office:value="1">
            <text:p text:style-name="P5">1</text:p>
          </table:table-cell>
          <table:table-cell table:style-name="Tableau19.A4" office:value-type="string">
            <text:p text:style-name="P5">L'utilisateur clique sur le bouton</text:p>
          </table:table-cell>
          <table:table-cell table:style-name="Tableau19.A4" office:value-type="string">
            <text:p text:style-name="P5">L'utilisateur est redirigé vers la page d'inscription</text:p>
          </table:table-cell>
          <table:table-cell table:style-name="Tableau19.A2" office:value-type="string">
            <text:p text:style-name="P5">L'utilisateur est redirigé vers la page d'inscription</text:p>
          </table:table-cell>
          <table:table-cell table:style-name="Tableau19.A2" office:value-type="string">
            <text:p text:style-name="P5">OK</text:p>
          </table:table-cell>
        </table:table-row>
      </table:table>
      <text:p text:style-name="P2"/>
      <table:table table:name="Tableau31" table:style-name="Tableau31">
        <table:table-column table:style-name="Tableau31.A"/>
        <table:table-column table:style-name="Tableau31.B"/>
        <table:table-column table:style-name="Tableau31.C"/>
        <table:table-column table:style-name="Tableau31.D"/>
        <table:table-column table:style-name="Tableau31.E"/>
        <table:table-row>
          <table:table-cell table:style-name="Tableau31.A1" table:number-columns-spanned="5" office:value-type="string">
            <text:p text:style-name="P5">Référence du test appliqué : Accueil - Bouton «essayer sans inscription»</text:p>
          </table:table-cell>
          <table:covered-table-cell/>
          <table:covered-table-cell/>
          <table:covered-table-cell/>
          <table:covered-table-cell/>
        </table:table-row>
        <table:table-row>
          <table:table-cell table:style-name="Tableau31.A2" table:number-columns-spanned="5" office:value-type="string">
            <text:p text:style-name="P5">Responsable : PARCIANY Benjamin</text:p>
          </table:table-cell>
          <table:covered-table-cell/>
          <table:covered-table-cell/>
          <table:covered-table-cell/>
          <table:covered-table-cell/>
        </table:table-row>
        <table:table-row>
          <table:table-cell table:style-name="Tableau3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1.A4" office:value-type="string">
            <text:p text:style-name="P5">N° de test</text:p>
          </table:table-cell>
          <table:table-cell table:style-name="Tableau31.A4" office:value-type="string">
            <text:p text:style-name="P5">Entrée</text:p>
          </table:table-cell>
          <table:table-cell table:style-name="Tableau31.A4" office:value-type="string">
            <text:p text:style-name="P5">Résultat attendu</text:p>
          </table:table-cell>
          <table:table-cell table:style-name="Tableau31.A4" office:value-type="string">
            <text:p text:style-name="P5">Résultat observé</text:p>
          </table:table-cell>
          <table:table-cell table:style-name="Tableau31.A2" office:value-type="string">
            <text:p text:style-name="P5">Résultat du test</text:p>
          </table:table-cell>
        </table:table-row>
        <table:table-row>
          <table:table-cell table:style-name="Tableau31.A5" office:value-type="float" office:value="1">
            <text:p text:style-name="P5">1</text:p>
          </table:table-cell>
          <table:table-cell table:style-name="Tableau31.A4" office:value-type="string">
            <text:p text:style-name="P5">L'utilisateur clique sur le bouton</text:p>
          </table:table-cell>
          <table:table-cell table:style-name="Tableau31.A4" office:value-type="string">
            <text:p text:style-name="P5">Redirection vers la page principale</text:p>
          </table:table-cell>
          <table:table-cell table:style-name="Tableau31.A2" office:value-type="string">
            <text:p text:style-name="P5">Redirection vers la page principale</text:p>
          </table:table-cell>
          <table:table-cell table:style-name="Tableau31.A2" office:value-type="string">
            <text:p text:style-name="P5">OK</text:p>
          </table:table-cell>
        </table:table-row>
      </table:table>
      <text:p text:style-name="P2"/>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table:number-columns-spanned="5" office:value-type="string">
            <text:p text:style-name="P5">Référence du test appliqué : Inscription – Bouton «Valider»</text:p>
          </table:table-cell>
          <table:covered-table-cell/>
          <table:covered-table-cell/>
          <table:covered-table-cell/>
          <table:covered-table-cell/>
        </table:table-row>
        <table:table-row>
          <table:table-cell table:style-name="Tableau32.A2" table:number-columns-spanned="5" office:value-type="string">
            <text:p text:style-name="P5">Responsable : PARCIANY Benjamin</text:p>
          </table:table-cell>
          <table:covered-table-cell/>
          <table:covered-table-cell/>
          <table:covered-table-cell/>
          <table:covered-table-cell/>
        </table:table-row>
        <table:table-row>
          <table:table-cell table:style-name="Tableau3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2.A4" office:value-type="string">
            <text:p text:style-name="P5">N° de test</text:p>
          </table:table-cell>
          <table:table-cell table:style-name="Tableau32.A4" office:value-type="string">
            <text:p text:style-name="P5">Entrée</text:p>
          </table:table-cell>
          <table:table-cell table:style-name="Tableau32.A4" office:value-type="string">
            <text:p text:style-name="P5">Résultat attendu</text:p>
          </table:table-cell>
          <table:table-cell table:style-name="Tableau32.A4" office:value-type="string">
            <text:p text:style-name="P5">Résultat observé</text:p>
          </table:table-cell>
          <table:table-cell table:style-name="Tableau32.A2" office:value-type="string">
            <text:p text:style-name="P5">Résultat du test</text:p>
          </table:table-cell>
        </table:table-row>
        <table:table-row>
          <table:table-cell table:style-name="Tableau32.A5" office:value-type="float" office:value="1">
            <text:p text:style-name="P5">1</text:p>
          </table:table-cell>
          <table:table-cell table:style-name="Tableau32.A4" office:value-type="string">
            <text:p text:style-name="P5">L'identifiant renseigné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2">
            <text:p text:style-name="P5">2</text:p>
          </table:table-cell>
          <table:table-cell table:style-name="Tableau32.A4" office:value-type="string">
            <text:p text:style-name="P5">L'adresse mail renseignée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3">
            <text:p text:style-name="P5">3</text:p>
          </table:table-cell>
          <table:table-cell table:style-name="Tableau32.A4" office:value-type="string">
            <text:p text:style-name="P5">L'identifiant et l'adresse mail renseignés n'existe pas dans la base de données</text:p>
          </table:table-cell>
          <table:table-cell table:style-name="Tableau32.A4" office:value-type="string">
            <text:p text:style-name="P5">Les informations de l'utilisateur sont enregistrées dans la base de données et l'utilisateur est redirigé vers la page principale</text:p>
          </table:table-cell>
          <table:table-cell table:style-name="Tableau32.A2" office:value-type="string">
            <text:p text:style-name="P5">Les informations de l'utilisateur sont enregistrées dans la base de données et l'utilisateur est redirigé vers la page principale</text:p>
          </table:table-cell>
          <table:table-cell table:style-name="Tableau32.A2" office:value-type="string">
            <text:p text:style-name="P5">OK</text:p>
          </table:table-cell>
        </table:table-row>
      </table:table>
      <text:p text:style-name="P2"/>
      <table:table table:name="Tableau33" table:style-name="Tableau33">
        <table:table-column table:style-name="Tableau33.A"/>
        <table:table-column table:style-name="Tableau33.B"/>
        <table:table-column table:style-name="Tableau33.C"/>
        <table:table-column table:style-name="Tableau33.D"/>
        <table:table-column table:style-name="Tableau33.E"/>
        <table:table-row>
          <table:table-cell table:style-name="Tableau33.A1" table:number-columns-spanned="5" office:value-type="string">
            <text:p text:style-name="P5">Référence du test appliqué : Inscription – Bouton «Se connecter»</text:p>
          </table:table-cell>
          <table:covered-table-cell/>
          <table:covered-table-cell/>
          <table:covered-table-cell/>
          <table:covered-table-cell/>
        </table:table-row>
        <table:table-row>
          <table:table-cell table:style-name="Tableau33.A2" table:number-columns-spanned="5" office:value-type="string">
            <text:p text:style-name="P5">Responsable : PARCIANY Benjamin</text:p>
          </table:table-cell>
          <table:covered-table-cell/>
          <table:covered-table-cell/>
          <table:covered-table-cell/>
          <table:covered-table-cell/>
        </table:table-row>
        <table:table-row>
          <table:table-cell table:style-name="Tableau33.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3.A4" office:value-type="string">
            <text:p text:style-name="P5">N° de test</text:p>
          </table:table-cell>
          <table:table-cell table:style-name="Tableau33.A4" office:value-type="string">
            <text:p text:style-name="P5">Entrée</text:p>
          </table:table-cell>
          <table:table-cell table:style-name="Tableau33.A4" office:value-type="string">
            <text:p text:style-name="P5">Résultat attendu</text:p>
          </table:table-cell>
          <table:table-cell table:style-name="Tableau33.A4" office:value-type="string">
            <text:p text:style-name="P5">Résultat observé</text:p>
          </table:table-cell>
          <table:table-cell table:style-name="Tableau33.A2" office:value-type="string">
            <text:p text:style-name="P5">Résultat du test</text:p>
          </table:table-cell>
        </table:table-row>
        <table:table-row>
          <table:table-cell table:style-name="Tableau33.A5" office:value-type="float" office:value="1">
            <text:p text:style-name="P5">1</text:p>
          </table:table-cell>
          <table:table-cell table:style-name="Tableau33.A4" office:value-type="string">
            <text:p text:style-name="P5">L'utilisateur clique sur le bouton</text:p>
          </table:table-cell>
          <table:table-cell table:style-name="Tableau33.A4" office:value-type="string">
            <text:p text:style-name="P5">L'utilisateur est redirigé vers la page de connexion</text:p>
          </table:table-cell>
          <table:table-cell table:style-name="Tableau33.A2" office:value-type="string">
            <text:p text:style-name="P5">L'utilisateur est redirigé vers la page de connexion</text:p>
          </table:table-cell>
          <table:table-cell table:style-name="Tableau33.A2" office:value-type="string">
            <text:p text:style-name="P5">OK</text:p>
          </table:table-cell>
        </table:table-row>
      </table:table>
      <text:p text:style-name="P2"/>
      <table:table table:name="Tableau34" table:style-name="Tableau34">
        <table:table-column table:style-name="Tableau34.A"/>
        <table:table-column table:style-name="Tableau34.B"/>
        <table:table-column table:style-name="Tableau34.C"/>
        <table:table-column table:style-name="Tableau34.D"/>
        <table:table-column table:style-name="Tableau34.E"/>
        <text:soft-page-break/>
        <table:table-row>
          <table:table-cell table:style-name="Tableau34.A1" table:number-columns-spanned="5" office:value-type="string">
            <text:p text:style-name="P5">Référence du test appliqué : Connexion – Bouton « Valider »</text:p>
          </table:table-cell>
          <table:covered-table-cell/>
          <table:covered-table-cell/>
          <table:covered-table-cell/>
          <table:covered-table-cell/>
        </table:table-row>
        <table:table-row>
          <table:table-cell table:style-name="Tableau34.A2" table:number-columns-spanned="5" office:value-type="string">
            <text:p text:style-name="P5">Responsable : PARCIANY Benjamin</text:p>
          </table:table-cell>
          <table:covered-table-cell/>
          <table:covered-table-cell/>
          <table:covered-table-cell/>
          <table:covered-table-cell/>
        </table:table-row>
        <table:table-row>
          <table:table-cell table:style-name="Tableau3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4.A4" office:value-type="string">
            <text:p text:style-name="P5">N° de test</text:p>
          </table:table-cell>
          <table:table-cell table:style-name="Tableau34.A4" office:value-type="string">
            <text:p text:style-name="P5">Entrée</text:p>
          </table:table-cell>
          <table:table-cell table:style-name="Tableau34.A4" office:value-type="string">
            <text:p text:style-name="P5">Résultat attendu</text:p>
          </table:table-cell>
          <table:table-cell table:style-name="Tableau34.A4" office:value-type="string">
            <text:p text:style-name="P5">Résultat observé</text:p>
          </table:table-cell>
          <table:table-cell table:style-name="Tableau34.A2" office:value-type="string">
            <text:p text:style-name="P5">Résultat du test</text:p>
          </table:table-cell>
        </table:table-row>
        <table:table-row>
          <table:table-cell table:style-name="Tableau34.A5" office:value-type="float" office:value="1">
            <text:p text:style-name="P5">1</text:p>
          </table:table-cell>
          <table:table-cell table:style-name="Tableau34.A4" office:value-type="string">
            <text:p text:style-name="P5">Les champs renseignés correspondent à ceux de l'administrateur</text:p>
          </table:table-cell>
          <table:table-cell table:style-name="Tableau34.A4" office:value-type="string">
            <text:p text:style-name="P5">Redirection vers la page de <text:span text:style-name="T4">l'administrateur</text:span></text:p>
          </table:table-cell>
          <table:table-cell table:style-name="Tableau34.A2" office:value-type="string">
            <text:p text:style-name="P5">Redirection vers la page de <text:span text:style-name="T4">l'administrateur</text:span></text:p>
          </table:table-cell>
          <table:table-cell table:style-name="Tableau34.A2" office:value-type="string">
            <text:p text:style-name="P5">OK</text:p>
          </table:table-cell>
        </table:table-row>
        <table:table-row>
          <table:table-cell table:style-name="Tableau34.A5" office:value-type="float" office:value="2">
            <text:p text:style-name="P5">2</text:p>
          </table:table-cell>
          <table:table-cell table:style-name="Tableau34.A4" office:value-type="string">
            <text:p text:style-name="P5">Les champs renseignés correspondent à ceux d'un utilisateur quelconque </text:p>
          </table:table-cell>
          <table:table-cell table:style-name="Tableau34.A4" office:value-type="string">
            <text:p text:style-name="P5">Redirection vers la page principale.</text:p>
          </table:table-cell>
          <table:table-cell table:style-name="Tableau34.A2" office:value-type="string">
            <text:p text:style-name="P5">Redirection vers la page principale.</text:p>
          </table:table-cell>
          <table:table-cell table:style-name="Tableau34.A2" office:value-type="string">
            <text:p text:style-name="P5">OK</text:p>
          </table:table-cell>
        </table:table-row>
        <table:table-row>
          <table:table-cell table:style-name="Tableau34.A5">
            <text:p text:style-name="P5"/>
          </table:table-cell>
          <table:table-cell table:style-name="Tableau34.A4" office:value-type="string">
            <text:p text:style-name="P5">Les champs renseignés ne correspondent à aucun utilisateur enregistré dans la base de données</text:p>
          </table:table-cell>
          <table:table-cell table:style-name="Tableau34.A4" office:value-type="string">
            <text:p text:style-name="P5">Le page de connexion affiche une erreur.</text:p>
          </table:table-cell>
          <table:table-cell table:style-name="Tableau34.A2" office:value-type="string">
            <text:p text:style-name="P5">La page de connexion affiche une erreur</text:p>
          </table:table-cell>
          <table:table-cell table:style-name="Tableau34.A2" office:value-type="string">
            <text:p text:style-name="P5">OK</text:p>
          </table:table-cell>
        </table:table-row>
      </table:table>
      <text:p text:style-name="P2"/>
      <table:table table:name="Tableau52" table:style-name="Tableau52">
        <table:table-column table:style-name="Tableau52.A"/>
        <table:table-column table:style-name="Tableau52.B"/>
        <table:table-column table:style-name="Tableau52.C"/>
        <table:table-column table:style-name="Tableau52.D"/>
        <table:table-column table:style-name="Tableau52.E"/>
        <table:table-row>
          <table:table-cell table:style-name="Tableau52.A1" table:number-columns-spanned="5" office:value-type="string">
            <text:p text:style-name="P5">Référence du test appliqué : Connexion – Bouton «Inscription»</text:p>
          </table:table-cell>
          <table:covered-table-cell/>
          <table:covered-table-cell/>
          <table:covered-table-cell/>
          <table:covered-table-cell/>
        </table:table-row>
        <table:table-row>
          <table:table-cell table:style-name="Tableau52.A2" table:number-columns-spanned="5" office:value-type="string">
            <text:p text:style-name="P5">Responsable : PARCIANY Benjamin</text:p>
          </table:table-cell>
          <table:covered-table-cell/>
          <table:covered-table-cell/>
          <table:covered-table-cell/>
          <table:covered-table-cell/>
        </table:table-row>
        <table:table-row>
          <table:table-cell table:style-name="Tableau5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52.A4" office:value-type="string">
            <text:p text:style-name="P5">N° de test</text:p>
          </table:table-cell>
          <table:table-cell table:style-name="Tableau52.A4" office:value-type="string">
            <text:p text:style-name="P5">Entrée</text:p>
          </table:table-cell>
          <table:table-cell table:style-name="Tableau52.A4" office:value-type="string">
            <text:p text:style-name="P5">Résultat attendu</text:p>
          </table:table-cell>
          <table:table-cell table:style-name="Tableau52.A4" office:value-type="string">
            <text:p text:style-name="P5">Résultat observé</text:p>
          </table:table-cell>
          <table:table-cell table:style-name="Tableau52.A2" office:value-type="string">
            <text:p text:style-name="P5">Résultat du test</text:p>
          </table:table-cell>
        </table:table-row>
        <table:table-row>
          <table:table-cell table:style-name="Tableau52.A5" office:value-type="float" office:value="1">
            <text:p text:style-name="P5">1</text:p>
          </table:table-cell>
          <table:table-cell table:style-name="Tableau52.A4" office:value-type="string">
            <text:p text:style-name="P5">L'utilisateur clique sur le bouton</text:p>
          </table:table-cell>
          <table:table-cell table:style-name="Tableau52.A4" office:value-type="string">
            <text:p text:style-name="P5">Redirection vers la page d'inscription</text:p>
          </table:table-cell>
          <table:table-cell table:style-name="Tableau52.A2" office:value-type="string">
            <text:p text:style-name="P5">Redirection vers la page d'inscription</text:p>
          </table:table-cell>
          <table:table-cell table:style-name="Tableau52.A2" office:value-type="string">
            <text:p text:style-name="P5">OK</text:p>
          </table:table-cell>
        </table:table-row>
      </table:table>
      <text:p text:style-name="P2"/>
      <table:table table:name="Tableau36" table:style-name="Tableau36">
        <table:table-column table:style-name="Tableau36.A"/>
        <table:table-column table:style-name="Tableau36.B"/>
        <table:table-column table:style-name="Tableau36.C"/>
        <table:table-column table:style-name="Tableau36.D"/>
        <table:table-column table:style-name="Tableau36.E"/>
        <table:table-row>
          <table:table-cell table:style-name="Tableau36.A1" table:number-columns-spanned="5" office:value-type="string">
            <text:p text:style-name="P5">Référence du test appliqué : Principale – Bouton «Se connecter»</text:p>
          </table:table-cell>
          <table:covered-table-cell/>
          <table:covered-table-cell/>
          <table:covered-table-cell/>
          <table:covered-table-cell/>
        </table:table-row>
        <table:table-row>
          <table:table-cell table:style-name="Tableau36.A2" table:number-columns-spanned="5" office:value-type="string">
            <text:p text:style-name="P5">Responsable : PARCIANY Benjamin</text:p>
          </table:table-cell>
          <table:covered-table-cell/>
          <table:covered-table-cell/>
          <table:covered-table-cell/>
          <table:covered-table-cell/>
        </table:table-row>
        <table:table-row>
          <table:table-cell table:style-name="Tableau36.A2" table:number-columns-spanned="5" office:value-type="string">
            <text:p text:style-name="P5">Date de l'application du test : </text:p>
          </table:table-cell>
          <table:covered-table-cell/>
          <table:covered-table-cell/>
          <table:covered-table-cell/>
          <table:covered-table-cell/>
        </table:table-row>
        <table:table-row>
          <table:table-cell table:style-name="Tableau36.A4" office:value-type="string">
            <text:p text:style-name="P5">N° de test</text:p>
          </table:table-cell>
          <table:table-cell table:style-name="Tableau36.A4" office:value-type="string">
            <text:p text:style-name="P5">Entrée</text:p>
          </table:table-cell>
          <table:table-cell table:style-name="Tableau36.A4" office:value-type="string">
            <text:p text:style-name="P5">Résultat attendu</text:p>
          </table:table-cell>
          <table:table-cell table:style-name="Tableau36.A4" office:value-type="string">
            <text:p text:style-name="P5">Résultat observé</text:p>
          </table:table-cell>
          <table:table-cell table:style-name="Tableau36.A2" office:value-type="string">
            <text:p text:style-name="P5">Résultat du test</text:p>
          </table:table-cell>
        </table:table-row>
        <table:table-row>
          <table:table-cell table:style-name="Tableau36.A5" office:value-type="float" office:value="1">
            <text:p text:style-name="P5">1</text:p>
          </table:table-cell>
          <table:table-cell table:style-name="Tableau36.A4" office:value-type="string">
            <text:p text:style-name="P5">Cliquer sur le bouton</text:p>
          </table:table-cell>
          <table:table-cell table:style-name="Tableau36.A4" office:value-type="string">
            <text:p text:style-name="P5">Redirection vers la page de connexion</text:p>
          </table:table-cell>
          <table:table-cell table:style-name="Tableau36.A2" office:value-type="string">
            <text:p text:style-name="P5"/>
          </table:table-cell>
          <table:table-cell table:style-name="Tableau36.A2" office:value-type="string">
            <text:p text:style-name="P5">NA</text:p>
          </table:table-cell>
        </table:table-row>
      </table:table>
      <text:p text:style-name="P2"/>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table:number-columns-spanned="5" office:value-type="string">
            <text:p text:style-name="P5">Référence du test appliqué : Principale – Bouton «S'inscrire»</text:p>
          </table:table-cell>
          <table:covered-table-cell/>
          <table:covered-table-cell/>
          <table:covered-table-cell/>
          <table:covered-table-cell/>
        </table:table-row>
        <table:table-row>
          <table:table-cell table:style-name="Tableau37.A2" table:number-columns-spanned="5" office:value-type="string">
            <text:p text:style-name="P5">Responsable : PARCIANY Benjamin</text:p>
          </table:table-cell>
          <table:covered-table-cell/>
          <table:covered-table-cell/>
          <table:covered-table-cell/>
          <table:covered-table-cell/>
        </table:table-row>
        <table:table-row>
          <table:table-cell table:style-name="Tableau37.A2" table:number-columns-spanned="5" office:value-type="string">
            <text:p text:style-name="P5">Date de l'application du test :</text:p>
          </table:table-cell>
          <table:covered-table-cell/>
          <table:covered-table-cell/>
          <table:covered-table-cell/>
          <table:covered-table-cell/>
        </table:table-row>
        <table:table-row>
          <table:table-cell table:style-name="Tableau37.A4" office:value-type="string">
            <text:p text:style-name="P5">N° de test</text:p>
          </table:table-cell>
          <table:table-cell table:style-name="Tableau37.A4" office:value-type="string">
            <text:p text:style-name="P5">Entrée</text:p>
          </table:table-cell>
          <table:table-cell table:style-name="Tableau37.A4" office:value-type="string">
            <text:p text:style-name="P5">Résultat attendu</text:p>
          </table:table-cell>
          <table:table-cell table:style-name="Tableau37.A4" office:value-type="string">
            <text:p text:style-name="P5">Résultat observé</text:p>
          </table:table-cell>
          <table:table-cell table:style-name="Tableau37.A2" office:value-type="string">
            <text:p text:style-name="P5">Résultat du test</text:p>
          </table:table-cell>
        </table:table-row>
        <table:table-row>
          <table:table-cell table:style-name="Tableau37.A5" office:value-type="float" office:value="1">
            <text:p text:style-name="P5">1</text:p>
          </table:table-cell>
          <table:table-cell table:style-name="Tableau37.A4" office:value-type="string">
            <text:p text:style-name="P5">L'utilisateur clique sur le bouton</text:p>
          </table:table-cell>
          <table:table-cell table:style-name="Tableau37.A4" office:value-type="string">
            <text:p text:style-name="P5">L'utilisateur est redirigé vers la <text:soft-page-break/>page d'inscription</text:p>
          </table:table-cell>
          <table:table-cell table:style-name="Tableau37.A2" office:value-type="string">
            <text:p text:style-name="P5"/>
          </table:table-cell>
          <table:table-cell table:style-name="Tableau37.A2" office:value-type="string">
            <text:p text:style-name="P5">NA</text:p>
          </table:table-cell>
        </table:table-row>
      </table:table>
      <text:p text:style-name="P2"/>
      <table:table table:name="Tableau38" table:style-name="Tableau38">
        <table:table-column table:style-name="Tableau38.A"/>
        <table:table-column table:style-name="Tableau38.B"/>
        <table:table-column table:style-name="Tableau38.C"/>
        <table:table-column table:style-name="Tableau38.D"/>
        <table:table-column table:style-name="Tableau38.E"/>
        <table:table-row>
          <table:table-cell table:style-name="Tableau38.A1" table:number-columns-spanned="5" office:value-type="string">
            <text:p text:style-name="P5">Référence du test appliqué : Principale – Bouton «Valider»</text:p>
          </table:table-cell>
          <table:covered-table-cell/>
          <table:covered-table-cell/>
          <table:covered-table-cell/>
          <table:covered-table-cell/>
        </table:table-row>
        <table:table-row>
          <table:table-cell table:style-name="Tableau38.A2" table:number-columns-spanned="5" office:value-type="string">
            <text:p text:style-name="P5">Responsable : PARCIANY Benjamin</text:p>
          </table:table-cell>
          <table:covered-table-cell/>
          <table:covered-table-cell/>
          <table:covered-table-cell/>
          <table:covered-table-cell/>
        </table:table-row>
        <table:table-row>
          <table:table-cell table:style-name="Tableau38.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8.A4" office:value-type="string">
            <text:p text:style-name="P5">N° de test</text:p>
          </table:table-cell>
          <table:table-cell table:style-name="Tableau38.A4" office:value-type="string">
            <text:p text:style-name="P5">Entrée</text:p>
          </table:table-cell>
          <table:table-cell table:style-name="Tableau38.A4" office:value-type="string">
            <text:p text:style-name="P5">Résultat attendu</text:p>
          </table:table-cell>
          <table:table-cell table:style-name="Tableau38.A4" office:value-type="string">
            <text:p text:style-name="P5">Résultat observé</text:p>
          </table:table-cell>
          <table:table-cell table:style-name="Tableau38.A2" office:value-type="string">
            <text:p text:style-name="P5">Résultat du test</text:p>
          </table:table-cell>
        </table:table-row>
        <table:table-row>
          <table:table-cell table:style-name="Tableau38.A5" office:value-type="float" office:value="1">
            <text:p text:style-name="P5">1</text:p>
          </table:table-cell>
          <table:table-cell table:style-name="Tableau38.A4" office:value-type="string">
            <text:p text:style-name="P5">Le champ « identifiant » est modifié et n'existe pas déjà dans la base de données</text:p>
          </table:table-cell>
          <table:table-cell table:style-name="Tableau38.A4" office:value-type="string">
            <text:p text:style-name="P5">L'identifiant de l’utilisateur est mis à jour dans la base de données</text:p>
          </table:table-cell>
          <table:table-cell table:style-name="Tableau38.A2" office:value-type="string">
            <text:p text:style-name="P5">L'identifiant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2">
            <text:p text:style-name="P5">2</text:p>
          </table:table-cell>
          <table:table-cell table:style-name="Tableau38.A4" office:value-type="string">
            <text:p text:style-name="P5">Le champ « adresse mail » est modifié et n'existe pas déjà dans la base de données</text:p>
          </table:table-cell>
          <table:table-cell table:style-name="Tableau38.A4" office:value-type="string">
            <text:p text:style-name="P5">L'adresse mail de l’utilisateur est mise à jour dans la base de données</text:p>
          </table:table-cell>
          <table:table-cell table:style-name="Tableau38.A2" office:value-type="string">
            <text:p text:style-name="P5">L'adresse mail de l’utilisateur est mise à jour dans la base de données</text:p>
          </table:table-cell>
          <table:table-cell table:style-name="Tableau38.A2" office:value-type="string">
            <text:p text:style-name="P5">OK</text:p>
          </table:table-cell>
        </table:table-row>
        <table:table-row>
          <table:table-cell table:style-name="Tableau38.A5" office:value-type="float" office:value="3">
            <text:p text:style-name="P5">3</text:p>
          </table:table-cell>
          <table:table-cell table:style-name="Tableau38.A4" office:value-type="string">
            <text:p text:style-name="P5">Le champ « nom » est modifié</text:p>
          </table:table-cell>
          <table:table-cell table:style-name="Tableau38.A4" office:value-type="string">
            <text:p text:style-name="P5">Le nom de l’utilisateur est mis à jour dans la base de données</text:p>
          </table:table-cell>
          <table:table-cell table:style-name="Tableau38.A2" office:value-type="string">
            <text:p text:style-name="P5">Le 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4">
            <text:p text:style-name="P5">4</text:p>
          </table:table-cell>
          <table:table-cell table:style-name="Tableau38.A4" office:value-type="string">
            <text:p text:style-name="P5">Le champ est « prénom » est modifié</text:p>
          </table:table-cell>
          <table:table-cell table:style-name="Tableau38.A4" office:value-type="string">
            <text:p text:style-name="P5">Le prénom de l’utilisateur est mis à jour dans la base de données</text:p>
          </table:table-cell>
          <table:table-cell table:style-name="Tableau38.A2" office:value-type="string">
            <text:p text:style-name="P5">Le pré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5">
            <text:p text:style-name="P5">5</text:p>
          </table:table-cell>
          <table:table-cell table:style-name="Tableau38.A4" office:value-type="string">
            <text:p text:style-name="P5">Les champs « mot de passe » et « confirmer le mot de passe » sont modifiés</text:p>
          </table:table-cell>
          <table:table-cell table:style-name="Tableau38.A4" office:value-type="string">
            <text:p text:style-name="P5">Le mot de passe de l’utilisateur est mis à jour dans la base de données</text:p>
          </table:table-cell>
          <table:table-cell table:style-name="Tableau38.A2" office:value-type="string">
            <text:p text:style-name="P5">Le mot de passe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6">
            <text:p text:style-name="P5">6</text:p>
          </table:table-cell>
          <table:table-cell table:style-name="Tableau38.A4" office:value-type="string">
            <text:p text:style-name="P5">Aucun champ n'est modifié</text:p>
          </table:table-cell>
          <table:table-cell table:style-name="Tableau38.A4" office:value-type="string">
            <text:p text:style-name="P5">Aucune information n'est mise à jour</text:p>
          </table:table-cell>
          <table:table-cell table:style-name="Tableau38.A2" office:value-type="string">
            <text:p text:style-name="P5">Aucune information n'est mise à jour</text:p>
          </table:table-cell>
          <table:table-cell table:style-name="Tableau38.A2" office:value-type="string">
            <text:p text:style-name="P5">OK</text:p>
          </table:table-cell>
        </table:table-row>
      </table:table>
      <text:p text:style-name="P2"/>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table:number-columns-spanned="5" office:value-type="string">
            <text:p text:style-name="P5">Référence du test appliqué : Principale – Bouton «Supprime le compte »</text:p>
          </table:table-cell>
          <table:covered-table-cell/>
          <table:covered-table-cell/>
          <table:covered-table-cell/>
          <table:covered-table-cell/>
        </table:table-row>
        <table:table-row>
          <table:table-cell table:style-name="Tableau39.A2" table:number-columns-spanned="5" office:value-type="string">
            <text:p text:style-name="P5">Responsable : PARCIANY Benjamin</text:p>
          </table:table-cell>
          <table:covered-table-cell/>
          <table:covered-table-cell/>
          <table:covered-table-cell/>
          <table:covered-table-cell/>
        </table:table-row>
        <table:table-row>
          <table:table-cell table:style-name="Tableau3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9.A4" office:value-type="string">
            <text:p text:style-name="P5">N° de test</text:p>
          </table:table-cell>
          <table:table-cell table:style-name="Tableau39.A4" office:value-type="string">
            <text:p text:style-name="P5">Entrée</text:p>
          </table:table-cell>
          <table:table-cell table:style-name="Tableau39.A4" office:value-type="string">
            <text:p text:style-name="P5">Résultat attendu</text:p>
          </table:table-cell>
          <table:table-cell table:style-name="Tableau39.A4" office:value-type="string">
            <text:p text:style-name="P5">Résultat observé</text:p>
          </table:table-cell>
          <table:table-cell table:style-name="Tableau39.A2" office:value-type="string">
            <text:p text:style-name="P5">Résultat du test</text:p>
          </table:table-cell>
        </table:table-row>
        <table:table-row>
          <table:table-cell table:style-name="Tableau39.A5" office:value-type="float" office:value="1">
            <text:p text:style-name="P5">1</text:p>
          </table:table-cell>
          <table:table-cell table:style-name="Tableau39.A4" office:value-type="string">
            <text:p text:style-name="P5">Cliquer sur le bouton</text:p>
          </table:table-cell>
          <table:table-cell table:style-name="Tableau39.A4" office:value-type="string">
            <text:p text:style-name="P5">Supprime le compte de l'utilisateur dans la base de données et redirige vers la page d'accueil.</text:p>
          </table:table-cell>
          <table:table-cell table:style-name="Tableau39.A2" office:value-type="string">
            <text:p text:style-name="P5">Supprime le compte de l'utilisateur dans la base de données et redirige vers la page d'accueil.</text:p>
          </table:table-cell>
          <table:table-cell table:style-name="Tableau39.A2" office:value-type="string">
            <text:p text:style-name="P5">OK</text:p>
          </table:table-cell>
        </table:table-row>
      </table:table>
      <text:p text:style-name="P2"/>
      <table:table table:name="Tableau40" table:style-name="Tableau40">
        <table:table-column table:style-name="Tableau40.A"/>
        <table:table-column table:style-name="Tableau40.B"/>
        <table:table-column table:style-name="Tableau40.C"/>
        <table:table-column table:style-name="Tableau40.D"/>
        <table:table-column table:style-name="Tableau40.E"/>
        <text:soft-page-break/>
        <table:table-row>
          <table:table-cell table:style-name="Tableau40.A1" table:number-columns-spanned="5" office:value-type="string">
            <text:p text:style-name="P5">Référence du test appliqué : Principale – Bouton « Se déconnecter »</text:p>
          </table:table-cell>
          <table:covered-table-cell/>
          <table:covered-table-cell/>
          <table:covered-table-cell/>
          <table:covered-table-cell/>
        </table:table-row>
        <table:table-row>
          <table:table-cell table:style-name="Tableau40.A2" table:number-columns-spanned="5" office:value-type="string">
            <text:p text:style-name="P5">Responsable : PARCIANY Benjamin</text:p>
          </table:table-cell>
          <table:covered-table-cell/>
          <table:covered-table-cell/>
          <table:covered-table-cell/>
          <table:covered-table-cell/>
        </table:table-row>
        <table:table-row>
          <table:table-cell table:style-name="Tableau40.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0.A4" office:value-type="string">
            <text:p text:style-name="P5">N° de test</text:p>
          </table:table-cell>
          <table:table-cell table:style-name="Tableau40.A4" office:value-type="string">
            <text:p text:style-name="P5">Entrée</text:p>
          </table:table-cell>
          <table:table-cell table:style-name="Tableau40.A4" office:value-type="string">
            <text:p text:style-name="P5">Résultat attendu</text:p>
          </table:table-cell>
          <table:table-cell table:style-name="Tableau40.A4" office:value-type="string">
            <text:p text:style-name="P5">Résultat observé</text:p>
          </table:table-cell>
          <table:table-cell table:style-name="Tableau40.A2" office:value-type="string">
            <text:p text:style-name="P5">Résultat du test</text:p>
          </table:table-cell>
        </table:table-row>
        <table:table-row>
          <table:table-cell table:style-name="Tableau40.A5" office:value-type="float" office:value="1">
            <text:p text:style-name="P5">1</text:p>
          </table:table-cell>
          <table:table-cell table:style-name="Tableau40.A4" office:value-type="string">
            <text:p text:style-name="P5">Cliquer sur le bouton</text:p>
          </table:table-cell>
          <table:table-cell table:style-name="Tableau40.A4" office:value-type="string">
            <text:p text:style-name="P5">Annule l'authentification et redirige vers la page d'accueil</text:p>
          </table:table-cell>
          <table:table-cell table:style-name="Tableau40.A2" office:value-type="string">
            <text:p text:style-name="P5">Annule l'authentification et redirige vers la page d'accueil</text:p>
          </table:table-cell>
          <table:table-cell table:style-name="Tableau40.A2" office:value-type="string">
            <text:p text:style-name="P5">OK</text:p>
          </table:table-cell>
        </table:table-row>
      </table:table>
      <text:p text:style-name="P2"/>
      <table:table table:name="Tableau41" table:style-name="Tableau41">
        <table:table-column table:style-name="Tableau41.A"/>
        <table:table-column table:style-name="Tableau41.B"/>
        <table:table-column table:style-name="Tableau41.C"/>
        <table:table-column table:style-name="Tableau41.D"/>
        <table:table-column table:style-name="Tableau41.E"/>
        <table:table-row>
          <table:table-cell table:style-name="Tableau41.A1" table:number-columns-spanned="5" office:value-type="string">
            <text:p text:style-name="P5">Référence du test appliqué : Administrateur – Bouton «Se déconnecter»</text:p>
          </table:table-cell>
          <table:covered-table-cell/>
          <table:covered-table-cell/>
          <table:covered-table-cell/>
          <table:covered-table-cell/>
        </table:table-row>
        <table:table-row>
          <table:table-cell table:style-name="Tableau41.A2" table:number-columns-spanned="5" office:value-type="string">
            <text:p text:style-name="P5">Responsable : PARCIANY Benjamin</text:p>
          </table:table-cell>
          <table:covered-table-cell/>
          <table:covered-table-cell/>
          <table:covered-table-cell/>
          <table:covered-table-cell/>
        </table:table-row>
        <table:table-row>
          <table:table-cell table:style-name="Tableau4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1.A4" office:value-type="string">
            <text:p text:style-name="P5">N° de test</text:p>
          </table:table-cell>
          <table:table-cell table:style-name="Tableau41.A4" office:value-type="string">
            <text:p text:style-name="P5">Entrée</text:p>
          </table:table-cell>
          <table:table-cell table:style-name="Tableau41.A4" office:value-type="string">
            <text:p text:style-name="P5">Résultat attendu</text:p>
          </table:table-cell>
          <table:table-cell table:style-name="Tableau41.A4" office:value-type="string">
            <text:p text:style-name="P5">Résultat observé</text:p>
          </table:table-cell>
          <table:table-cell table:style-name="Tableau41.A2" office:value-type="string">
            <text:p text:style-name="P5">Résultat du test</text:p>
          </table:table-cell>
        </table:table-row>
        <table:table-row>
          <table:table-cell table:style-name="Tableau41.A5" office:value-type="float" office:value="1">
            <text:p text:style-name="P5">1</text:p>
          </table:table-cell>
          <table:table-cell table:style-name="Tableau41.A4" office:value-type="string">
            <text:p text:style-name="P5">Cliquer sur le bouton</text:p>
          </table:table-cell>
          <table:table-cell table:style-name="Tableau41.A4" office:value-type="string">
            <text:p text:style-name="P5">Annule l'authentification et redirige vers la page d'accueil</text:p>
          </table:table-cell>
          <table:table-cell table:style-name="Tableau41.A2" office:value-type="string">
            <text:p text:style-name="P5">Annule l'authentification et redirige vers la page d'accueil</text:p>
          </table:table-cell>
          <table:table-cell table:style-name="Tableau41.A2" office:value-type="string">
            <text:p text:style-name="P5">OK</text:p>
          </table:table-cell>
        </table:table-row>
      </table:table>
      <text:p text:style-name="P2"/>
      <table:table table:name="Tableau57" table:style-name="Tableau57">
        <table:table-column table:style-name="Tableau57.A"/>
        <table:table-column table:style-name="Tableau57.B"/>
        <table:table-column table:style-name="Tableau57.C"/>
        <table:table-column table:style-name="Tableau57.D"/>
        <table:table-column table:style-name="Tableau57.E"/>
        <table:table-row>
          <table:table-cell table:style-name="Tableau57.A1" table:number-columns-spanned="5" office:value-type="string">
            <text:p text:style-name="P5">Référence du test appliqué : Administrateur – Bouton «Jour»</text:p>
          </table:table-cell>
          <table:covered-table-cell/>
          <table:covered-table-cell/>
          <table:covered-table-cell/>
          <table:covered-table-cell/>
        </table:table-row>
        <table:table-row>
          <table:table-cell table:style-name="Tableau57.A2" table:number-columns-spanned="5" office:value-type="string">
            <text:p text:style-name="P5">Responsable : PARCIANY Benjamin</text:p>
          </table:table-cell>
          <table:covered-table-cell/>
          <table:covered-table-cell/>
          <table:covered-table-cell/>
          <table:covered-table-cell/>
        </table:table-row>
        <table:table-row>
          <table:table-cell table:style-name="Tableau57.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57.A4" office:value-type="string">
            <text:p text:style-name="P5">N° de test</text:p>
          </table:table-cell>
          <table:table-cell table:style-name="Tableau57.A4" office:value-type="string">
            <text:p text:style-name="P5">Entrée</text:p>
          </table:table-cell>
          <table:table-cell table:style-name="Tableau57.A4" office:value-type="string">
            <text:p text:style-name="P5">Résultat attendu</text:p>
          </table:table-cell>
          <table:table-cell table:style-name="Tableau57.A4" office:value-type="string">
            <text:p text:style-name="P5">Résultat observé</text:p>
          </table:table-cell>
          <table:table-cell table:style-name="Tableau57.A2" office:value-type="string">
            <text:p text:style-name="P5">Résultat du test</text:p>
          </table:table-cell>
        </table:table-row>
        <table:table-row>
          <table:table-cell table:style-name="Tableau57.A5" office:value-type="float" office:value="1">
            <text:p text:style-name="P5">1</text:p>
          </table:table-cell>
          <table:table-cell table:style-name="Tableau57.A4" office:value-type="string">
            <text:p text:style-name="P5">Cliquer sur le bouton</text:p>
          </table:table-cell>
          <table:table-cell table:style-name="Tableau57.A4" office:value-type="string">
            <text:p text:style-name="P5">Affiche les informations à partir du début du jour.</text:p>
          </table:table-cell>
          <table:table-cell table:style-name="Tableau57.A2" office:value-type="string">
            <text:p text:style-name="P5">Affiche les informations à partir du début du jour.</text:p>
          </table:table-cell>
          <table:table-cell table:style-name="Tableau57.A2" office:value-type="string">
            <text:p text:style-name="P5">OK</text:p>
          </table:table-cell>
        </table:table-row>
      </table:table>
      <text:p text:style-name="P2"/>
      <table:table table:name="Tableau59" table:style-name="Tableau59">
        <table:table-column table:style-name="Tableau59.A"/>
        <table:table-column table:style-name="Tableau59.B"/>
        <table:table-column table:style-name="Tableau59.C"/>
        <table:table-column table:style-name="Tableau59.D"/>
        <table:table-column table:style-name="Tableau59.E"/>
        <table:table-row>
          <table:table-cell table:style-name="Tableau59.A1" table:number-columns-spanned="5" office:value-type="string">
            <text:p text:style-name="P5">Référence du test appliqué : Administrateur – Bouton «Semaine»</text:p>
          </table:table-cell>
          <table:covered-table-cell/>
          <table:covered-table-cell/>
          <table:covered-table-cell/>
          <table:covered-table-cell/>
        </table:table-row>
        <table:table-row>
          <table:table-cell table:style-name="Tableau59.A2" table:number-columns-spanned="5" office:value-type="string">
            <text:p text:style-name="P5">Responsable : PARCIANY Benjamin</text:p>
          </table:table-cell>
          <table:covered-table-cell/>
          <table:covered-table-cell/>
          <table:covered-table-cell/>
          <table:covered-table-cell/>
        </table:table-row>
        <table:table-row>
          <table:table-cell table:style-name="Tableau59.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59.A4" office:value-type="string">
            <text:p text:style-name="P5">N° de test</text:p>
          </table:table-cell>
          <table:table-cell table:style-name="Tableau59.A4" office:value-type="string">
            <text:p text:style-name="P5">Entrée</text:p>
          </table:table-cell>
          <table:table-cell table:style-name="Tableau59.A4" office:value-type="string">
            <text:p text:style-name="P5">Résultat attendu</text:p>
          </table:table-cell>
          <table:table-cell table:style-name="Tableau59.A4" office:value-type="string">
            <text:p text:style-name="P5">Résultat observé</text:p>
          </table:table-cell>
          <table:table-cell table:style-name="Tableau59.A2" office:value-type="string">
            <text:p text:style-name="P5">Résultat du test</text:p>
          </table:table-cell>
        </table:table-row>
        <table:table-row>
          <table:table-cell table:style-name="Tableau59.A5" office:value-type="float" office:value="1">
            <text:p text:style-name="P5">1</text:p>
          </table:table-cell>
          <table:table-cell table:style-name="Tableau59.A4" office:value-type="string">
            <text:p text:style-name="P5">Cliquer sur le bouton</text:p>
          </table:table-cell>
          <table:table-cell table:style-name="Tableau59.A4" office:value-type="string">
            <text:p text:style-name="P5">Affiche les informations à partir du début de semaine</text:p>
          </table:table-cell>
          <table:table-cell table:style-name="Tableau59.A2" office:value-type="string">
            <text:p text:style-name="P5">Affiche les informations à partir du début de semaine</text:p>
          </table:table-cell>
          <table:table-cell table:style-name="Tableau59.A2" office:value-type="string">
            <text:p text:style-name="P5">OK</text:p>
          </table:table-cell>
        </table:table-row>
      </table:table>
      <text:p text:style-name="P2"/>
      <table:table table:name="Tableau60" table:style-name="Tableau60">
        <table:table-column table:style-name="Tableau60.A"/>
        <table:table-column table:style-name="Tableau60.B"/>
        <table:table-column table:style-name="Tableau60.C"/>
        <table:table-column table:style-name="Tableau60.D"/>
        <table:table-column table:style-name="Tableau60.E"/>
        <table:table-row>
          <table:table-cell table:style-name="Tableau60.A1" table:number-columns-spanned="5" office:value-type="string">
            <text:p text:style-name="P5">Référence du test appliqué : Administrateur – Bouton «Mois»</text:p>
          </table:table-cell>
          <table:covered-table-cell/>
          <table:covered-table-cell/>
          <table:covered-table-cell/>
          <table:covered-table-cell/>
        </table:table-row>
        <table:table-row>
          <table:table-cell table:style-name="Tableau60.A2" table:number-columns-spanned="5" office:value-type="string">
            <text:p text:style-name="P5">Responsable : PARCIANY Benjamin</text:p>
          </table:table-cell>
          <table:covered-table-cell/>
          <table:covered-table-cell/>
          <table:covered-table-cell/>
          <table:covered-table-cell/>
        </table:table-row>
        <table:table-row>
          <table:table-cell table:style-name="Tableau60.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0.A4" office:value-type="string">
            <text:p text:style-name="P5">N° de test</text:p>
          </table:table-cell>
          <table:table-cell table:style-name="Tableau60.A4" office:value-type="string">
            <text:p text:style-name="P5">Entrée</text:p>
          </table:table-cell>
          <table:table-cell table:style-name="Tableau60.A4" office:value-type="string">
            <text:p text:style-name="P5">Résultat attendu</text:p>
          </table:table-cell>
          <table:table-cell table:style-name="Tableau60.A4" office:value-type="string">
            <text:p text:style-name="P5">Résultat observé</text:p>
          </table:table-cell>
          <table:table-cell table:style-name="Tableau60.A2" office:value-type="string">
            <text:p text:style-name="P5">Résultat du test</text:p>
          </table:table-cell>
        </table:table-row>
        <table:table-row>
          <table:table-cell table:style-name="Tableau60.A5" office:value-type="float" office:value="1">
            <text:p text:style-name="P5">1</text:p>
          </table:table-cell>
          <table:table-cell table:style-name="Tableau60.A4" office:value-type="string">
            <text:p text:style-name="P5">Cliquer sur le bouton</text:p>
          </table:table-cell>
          <table:table-cell table:style-name="Tableau60.A4" office:value-type="string">
            <text:p text:style-name="P5">Affiche les informations à partir <text:soft-page-break/>du premier jour du mois</text:p>
          </table:table-cell>
          <table:table-cell table:style-name="Tableau60.A2" office:value-type="string">
            <text:p text:style-name="P5">Affiche les informations à partir <text:soft-page-break/>du premier jour du mois</text:p>
          </table:table-cell>
          <table:table-cell table:style-name="Tableau60.A2" office:value-type="string">
            <text:p text:style-name="P5">OK</text:p>
          </table:table-cell>
        </table:table-row>
      </table:table>
      <text:p text:style-name="P2"/>
      <table:table table:name="Tableau62" table:style-name="Tableau62">
        <table:table-column table:style-name="Tableau62.A"/>
        <table:table-column table:style-name="Tableau62.B"/>
        <table:table-column table:style-name="Tableau62.C"/>
        <table:table-column table:style-name="Tableau62.D"/>
        <table:table-column table:style-name="Tableau62.E"/>
        <table:table-row>
          <table:table-cell table:style-name="Tableau62.A1" table:number-columns-spanned="5" office:value-type="string">
            <text:p text:style-name="P5">Référence du test appliqué : Administrateur – Bouton «Tout»</text:p>
          </table:table-cell>
          <table:covered-table-cell/>
          <table:covered-table-cell/>
          <table:covered-table-cell/>
          <table:covered-table-cell/>
        </table:table-row>
        <table:table-row>
          <table:table-cell table:style-name="Tableau62.A2" table:number-columns-spanned="5" office:value-type="string">
            <text:p text:style-name="P5">Responsable : PARCIANY Benjamin</text:p>
          </table:table-cell>
          <table:covered-table-cell/>
          <table:covered-table-cell/>
          <table:covered-table-cell/>
          <table:covered-table-cell/>
        </table:table-row>
        <table:table-row>
          <table:table-cell table:style-name="Tableau62.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2.A4" office:value-type="string">
            <text:p text:style-name="P5">N° de test</text:p>
          </table:table-cell>
          <table:table-cell table:style-name="Tableau62.A4" office:value-type="string">
            <text:p text:style-name="P5">Entrée</text:p>
          </table:table-cell>
          <table:table-cell table:style-name="Tableau62.A4" office:value-type="string">
            <text:p text:style-name="P5">Résultat attendu</text:p>
          </table:table-cell>
          <table:table-cell table:style-name="Tableau62.A4" office:value-type="string">
            <text:p text:style-name="P5">Résultat observé</text:p>
          </table:table-cell>
          <table:table-cell table:style-name="Tableau62.A2" office:value-type="string">
            <text:p text:style-name="P5">Résultat du test</text:p>
          </table:table-cell>
        </table:table-row>
        <table:table-row>
          <table:table-cell table:style-name="Tableau62.A5" office:value-type="float" office:value="1">
            <text:p text:style-name="P5">1</text:p>
          </table:table-cell>
          <table:table-cell table:style-name="Tableau62.A4" office:value-type="string">
            <text:p text:style-name="P5">Cliquer sur le bouton</text:p>
          </table:table-cell>
          <table:table-cell table:style-name="Tableau62.A4" office:value-type="string">
            <text:p text:style-name="P5">Affiche les informations depuis la création de la base de données.</text:p>
          </table:table-cell>
          <table:table-cell table:style-name="Tableau62.A2" office:value-type="string">
            <text:p text:style-name="P5">Affiche les informations depuis la création de la base de données</text:p>
          </table:table-cell>
          <table:table-cell table:style-name="Tableau62.A2" office:value-type="string">
            <text:p text:style-name="P5">OK</text:p>
          </table:table-cell>
        </table:table-row>
      </table:table>
      <text:p text:style-name="P2"/>
      <table:table table:name="Tableau63" table:style-name="Tableau63">
        <table:table-column table:style-name="Tableau63.A"/>
        <table:table-column table:style-name="Tableau63.B"/>
        <table:table-column table:style-name="Tableau63.C"/>
        <table:table-column table:style-name="Tableau63.D"/>
        <table:table-column table:style-name="Tableau63.E"/>
        <table:table-row>
          <table:table-cell table:style-name="Tableau63.A1" table:number-columns-spanned="5" office:value-type="string">
            <text:p text:style-name="P5">Référence du test appliqué : Administrateur – Bouton «Utilisateur»</text:p>
          </table:table-cell>
          <table:covered-table-cell/>
          <table:covered-table-cell/>
          <table:covered-table-cell/>
          <table:covered-table-cell/>
        </table:table-row>
        <table:table-row>
          <table:table-cell table:style-name="Tableau63.A2" table:number-columns-spanned="5" office:value-type="string">
            <text:p text:style-name="P5">Responsable : PARCIANY Benjamin</text:p>
          </table:table-cell>
          <table:covered-table-cell/>
          <table:covered-table-cell/>
          <table:covered-table-cell/>
          <table:covered-table-cell/>
        </table:table-row>
        <table:table-row>
          <table:table-cell table:style-name="Tableau63.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3.A4" office:value-type="string">
            <text:p text:style-name="P5">N° de test</text:p>
          </table:table-cell>
          <table:table-cell table:style-name="Tableau63.A4" office:value-type="string">
            <text:p text:style-name="P5">Entrée</text:p>
          </table:table-cell>
          <table:table-cell table:style-name="Tableau63.A4" office:value-type="string">
            <text:p text:style-name="P5">Résultat attendu</text:p>
          </table:table-cell>
          <table:table-cell table:style-name="Tableau63.A4" office:value-type="string">
            <text:p text:style-name="P5">Résultat observé</text:p>
          </table:table-cell>
          <table:table-cell table:style-name="Tableau63.A2" office:value-type="string">
            <text:p text:style-name="P5">Résultat du test</text:p>
          </table:table-cell>
        </table:table-row>
        <table:table-row>
          <table:table-cell table:style-name="Tableau63.A5" office:value-type="float" office:value="1">
            <text:p text:style-name="P5">1</text:p>
          </table:table-cell>
          <table:table-cell table:style-name="Tableau63.A4" office:value-type="string">
            <text:p text:style-name="P5">Cliquer sur le bouton</text:p>
          </table:table-cell>
          <table:table-cell table:style-name="Tableau63.A4" office:value-type="string">
            <text:p text:style-name="P5">Affiche la pop-up de recherche des utilisateurs.</text:p>
          </table:table-cell>
          <table:table-cell table:style-name="Tableau63.A2" office:value-type="string">
            <text:p text:style-name="P5">Affiche la pop-up de recherche des utilisateurs</text:p>
          </table:table-cell>
          <table:table-cell table:style-name="Tableau63.A2" office:value-type="string">
            <text:p text:style-name="P5">OK</text:p>
          </table:table-cell>
        </table:table-row>
      </table:table>
      <text:p text:style-name="P2"/>
      <table:table table:name="Tableau64" table:style-name="Tableau64">
        <table:table-column table:style-name="Tableau64.A"/>
        <table:table-column table:style-name="Tableau64.B"/>
        <table:table-column table:style-name="Tableau64.C"/>
        <table:table-column table:style-name="Tableau64.D"/>
        <table:table-column table:style-name="Tableau64.E"/>
        <table:table-row>
          <table:table-cell table:style-name="Tableau64.A1" table:number-columns-spanned="5" office:value-type="string">
            <text:p text:style-name="P5">Référence du test appliqué : Administrateur – Bouton «Visite»</text:p>
          </table:table-cell>
          <table:covered-table-cell/>
          <table:covered-table-cell/>
          <table:covered-table-cell/>
          <table:covered-table-cell/>
        </table:table-row>
        <table:table-row>
          <table:table-cell table:style-name="Tableau64.A2" table:number-columns-spanned="5" office:value-type="string">
            <text:p text:style-name="P5">Responsable : PARCIANY Benjamin</text:p>
          </table:table-cell>
          <table:covered-table-cell/>
          <table:covered-table-cell/>
          <table:covered-table-cell/>
          <table:covered-table-cell/>
        </table:table-row>
        <table:table-row>
          <table:table-cell table:style-name="Tableau64.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4.A4" office:value-type="string">
            <text:p text:style-name="P5">N° de test</text:p>
          </table:table-cell>
          <table:table-cell table:style-name="Tableau64.A4" office:value-type="string">
            <text:p text:style-name="P5">Entrée</text:p>
          </table:table-cell>
          <table:table-cell table:style-name="Tableau64.A4" office:value-type="string">
            <text:p text:style-name="P5">Résultat attendu</text:p>
          </table:table-cell>
          <table:table-cell table:style-name="Tableau64.A4" office:value-type="string">
            <text:p text:style-name="P5">Résultat observé</text:p>
          </table:table-cell>
          <table:table-cell table:style-name="Tableau64.A2" office:value-type="string">
            <text:p text:style-name="P5">Résultat du test</text:p>
          </table:table-cell>
        </table:table-row>
        <table:table-row>
          <table:table-cell table:style-name="Tableau64.A5" office:value-type="float" office:value="1">
            <text:p text:style-name="P5">1</text:p>
          </table:table-cell>
          <table:table-cell table:style-name="Tableau64.A4" office:value-type="string">
            <text:p text:style-name="P5">Cliquer sur le bouton</text:p>
          </table:table-cell>
          <table:table-cell table:style-name="Tableau64.A4" office:value-type="string">
            <text:p text:style-name="P5">Affiche la pop-up de recherche des logs.</text:p>
          </table:table-cell>
          <table:table-cell table:style-name="Tableau64.A2" office:value-type="string">
            <text:p text:style-name="P5">Affiche la pop-up de recherche des logs.</text:p>
          </table:table-cell>
          <table:table-cell table:style-name="Tableau64.A2" office:value-type="string">
            <text:p text:style-name="P5">OK</text:p>
          </table:table-cell>
        </table:table-row>
      </table:table>
      <text:p text:style-name="P2"/>
      <table:table table:name="Tableau65" table:style-name="Tableau65">
        <table:table-column table:style-name="Tableau65.A"/>
        <table:table-column table:style-name="Tableau65.B"/>
        <table:table-column table:style-name="Tableau65.C"/>
        <table:table-column table:style-name="Tableau65.D"/>
        <table:table-column table:style-name="Tableau65.E"/>
        <table:table-row>
          <table:table-cell table:style-name="Tableau65.A1" table:number-columns-spanned="5" office:value-type="string">
            <text:p text:style-name="P5">Référence du test appliqué : Administrateur – Bouton «Supprimer»</text:p>
          </table:table-cell>
          <table:covered-table-cell/>
          <table:covered-table-cell/>
          <table:covered-table-cell/>
          <table:covered-table-cell/>
        </table:table-row>
        <table:table-row>
          <table:table-cell table:style-name="Tableau65.A2" table:number-columns-spanned="5" office:value-type="string">
            <text:p text:style-name="P5">Responsable : PARCIANY Benjamin</text:p>
          </table:table-cell>
          <table:covered-table-cell/>
          <table:covered-table-cell/>
          <table:covered-table-cell/>
          <table:covered-table-cell/>
        </table:table-row>
        <table:table-row>
          <table:table-cell table:style-name="Tableau65.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5.A4" office:value-type="string">
            <text:p text:style-name="P5">N° de test</text:p>
          </table:table-cell>
          <table:table-cell table:style-name="Tableau65.A4" office:value-type="string">
            <text:p text:style-name="P5">Entrée</text:p>
          </table:table-cell>
          <table:table-cell table:style-name="Tableau65.A4" office:value-type="string">
            <text:p text:style-name="P5">Résultat attendu</text:p>
          </table:table-cell>
          <table:table-cell table:style-name="Tableau65.A4" office:value-type="string">
            <text:p text:style-name="P5">Résultat observé</text:p>
          </table:table-cell>
          <table:table-cell table:style-name="Tableau65.A2" office:value-type="string">
            <text:p text:style-name="P5">Résultat du test</text:p>
          </table:table-cell>
        </table:table-row>
        <table:table-row>
          <table:table-cell table:style-name="Tableau65.A5" office:value-type="float" office:value="1">
            <text:p text:style-name="P5">1</text:p>
          </table:table-cell>
          <table:table-cell table:style-name="Tableau65.A4" office:value-type="string">
            <text:p text:style-name="P5">Cliquer sur le bouton</text:p>
          </table:table-cell>
          <table:table-cell table:style-name="Tableau65.A4" office:value-type="string">
            <text:p text:style-name="P5">Supprime l'utilisateur de la base de données.</text:p>
          </table:table-cell>
          <table:table-cell table:style-name="Tableau65.A2" office:value-type="string">
            <text:p text:style-name="P5">Supprime l'utilisateur de la base de données.</text:p>
          </table:table-cell>
          <table:table-cell table:style-name="Tableau65.A2" office:value-type="string">
            <text:p text:style-name="P5">OK</text:p>
          </table:table-cell>
        </table:table-row>
      </table:table>
      <text:p text:style-name="P2"/>
      <table:table table:name="Tableau71" table:style-name="Tableau71">
        <table:table-column table:style-name="Tableau71.A"/>
        <table:table-column table:style-name="Tableau71.B"/>
        <table:table-column table:style-name="Tableau71.C"/>
        <table:table-column table:style-name="Tableau71.D"/>
        <table:table-column table:style-name="Tableau71.E"/>
        <table:table-row>
          <table:table-cell table:style-name="Tableau71.A1" table:number-columns-spanned="5" office:value-type="string">
            <text:p text:style-name="P5">Référence du test appliqué : Nb_premiers – Bouton «Calculer»</text:p>
          </table:table-cell>
          <table:covered-table-cell/>
          <table:covered-table-cell/>
          <table:covered-table-cell/>
          <table:covered-table-cell/>
        </table:table-row>
        <table:table-row>
          <table:table-cell table:style-name="Tableau71.A2" table:number-columns-spanned="5" office:value-type="string">
            <text:p text:style-name="P5">Responsable : PARCIANY Benjamin</text:p>
          </table:table-cell>
          <table:covered-table-cell/>
          <table:covered-table-cell/>
          <table:covered-table-cell/>
          <table:covered-table-cell/>
        </table:table-row>
        <table:table-row>
          <table:table-cell table:style-name="Tableau71.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1.A4" office:value-type="string">
            <text:p text:style-name="P5">N° de test</text:p>
          </table:table-cell>
          <table:table-cell table:style-name="Tableau71.A4" office:value-type="string">
            <text:p text:style-name="P5">Entrée</text:p>
          </table:table-cell>
          <table:table-cell table:style-name="Tableau71.A4" office:value-type="string">
            <text:p text:style-name="P5">Résultat attendu</text:p>
          </table:table-cell>
          <table:table-cell table:style-name="Tableau71.A4" office:value-type="string">
            <text:p text:style-name="P5">Résultat observé</text:p>
          </table:table-cell>
          <table:table-cell table:style-name="Tableau71.A2" office:value-type="string">
            <text:p text:style-name="P5">Résultat du test</text:p>
          </table:table-cell>
        </table:table-row>
        <table:table-row>
          <table:table-cell table:style-name="Tableau71.A5" office:value-type="float" office:value="1">
            <text:p text:style-name="P5">1</text:p>
          </table:table-cell>
          <table:table-cell table:style-name="Tableau71.A4" office:value-type="string">
            <text:p text:style-name="P5">Cliquer sur le <text:soft-page-break/>bouton</text:p>
          </table:table-cell>
          <table:table-cell table:style-name="Tableau71.A4" office:value-type="string">
            <text:p text:style-name="P5"><text:span text:style-name="T4">Affiche le résultat du </text:span><text:soft-page-break/><text:span text:style-name="T4">script calculant les nombres premiers entre deux bornes</text:span>.</text:p>
          </table:table-cell>
          <table:table-cell table:style-name="Tableau71.A2" office:value-type="string">
            <text:p text:style-name="P5"><text:span text:style-name="T4">Affiche le résultat du </text:span><text:soft-page-break/><text:span text:style-name="T4">script calculant les nombres premiers entre deux bornes</text:span>.</text:p>
          </table:table-cell>
          <table:table-cell table:style-name="Tableau71.A2" office:value-type="string">
            <text:p text:style-name="P5">OK</text:p>
          </table:table-cell>
        </table:table-row>
      </table:table>
      <text:p text:style-name="P2"/>
      <table:table table:name="Tableau72" table:style-name="Tableau72">
        <table:table-column table:style-name="Tableau72.A"/>
        <table:table-column table:style-name="Tableau72.B"/>
        <table:table-column table:style-name="Tableau72.C"/>
        <table:table-column table:style-name="Tableau72.D"/>
        <table:table-column table:style-name="Tableau72.E"/>
        <table:table-row>
          <table:table-cell table:style-name="Tableau72.A1" table:number-columns-spanned="5" office:value-type="string">
            <text:p text:style-name="P5">Référence du test appliqué : Nb_premiers – Switch «Calcul distribué»</text:p>
          </table:table-cell>
          <table:covered-table-cell/>
          <table:covered-table-cell/>
          <table:covered-table-cell/>
          <table:covered-table-cell/>
        </table:table-row>
        <table:table-row>
          <table:table-cell table:style-name="Tableau72.A2" table:number-columns-spanned="5" office:value-type="string">
            <text:p text:style-name="P5">Responsable : PARCIANY Benjamin</text:p>
          </table:table-cell>
          <table:covered-table-cell/>
          <table:covered-table-cell/>
          <table:covered-table-cell/>
          <table:covered-table-cell/>
        </table:table-row>
        <table:table-row>
          <table:table-cell table:style-name="Tableau72.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2.A4" office:value-type="string">
            <text:p text:style-name="P5">N° de test</text:p>
          </table:table-cell>
          <table:table-cell table:style-name="Tableau72.A4" office:value-type="string">
            <text:p text:style-name="P5">Entrée</text:p>
          </table:table-cell>
          <table:table-cell table:style-name="Tableau72.A4" office:value-type="string">
            <text:p text:style-name="P5">Résultat attendu</text:p>
          </table:table-cell>
          <table:table-cell table:style-name="Tableau72.A4" office:value-type="string">
            <text:p text:style-name="P5">Résultat observé</text:p>
          </table:table-cell>
          <table:table-cell table:style-name="Tableau72.A2" office:value-type="string">
            <text:p text:style-name="P5">Résultat du test</text:p>
          </table:table-cell>
        </table:table-row>
        <table:table-row>
          <table:table-cell table:style-name="Tableau72.A5" office:value-type="float" office:value="1">
            <text:p text:style-name="P5">1</text:p>
          </table:table-cell>
          <table:table-cell table:style-name="Tableau72.A4" office:value-type="string">
            <text:p text:style-name="P5">Cliquer sur le bouton</text:p>
          </table:table-cell>
          <table:table-cell table:style-name="Tableau72.A4" office:value-type="string">
            <text:p text:style-name="P8">Effectue le calcul sur les RaspberryPi Zéro en calcul distribué.</text:p>
          </table:table-cell>
          <table:table-cell table:style-name="Tableau72.A2" office:value-type="string">
            <text:p text:style-name="P8">Effectue le calcul sur les RaspberryPi Zéro en calcul distribué</text:p>
          </table:table-cell>
          <table:table-cell table:style-name="Tableau72.A2" office:value-type="string">
            <text:p text:style-name="P5">OK</text:p>
          </table:table-cell>
        </table:table-row>
      </table:table>
      <text:p text:style-name="P2"/>
      <table:table table:name="Tableau73" table:style-name="Tableau73">
        <table:table-column table:style-name="Tableau73.A"/>
        <table:table-column table:style-name="Tableau73.B"/>
        <table:table-column table:style-name="Tableau73.C"/>
        <table:table-column table:style-name="Tableau73.D"/>
        <table:table-column table:style-name="Tableau73.E"/>
        <table:table-row>
          <table:table-cell table:style-name="Tableau73.A1" table:number-columns-spanned="5" office:value-type="string">
            <text:p text:style-name="P5">Référence du test appliqué : Nb_premiers – Bouton «Se connecter»</text:p>
          </table:table-cell>
          <table:covered-table-cell/>
          <table:covered-table-cell/>
          <table:covered-table-cell/>
          <table:covered-table-cell/>
        </table:table-row>
        <table:table-row>
          <table:table-cell table:style-name="Tableau73.A2" table:number-columns-spanned="5" office:value-type="string">
            <text:p text:style-name="P5">Responsable : PARCIANY Benjamin</text:p>
          </table:table-cell>
          <table:covered-table-cell/>
          <table:covered-table-cell/>
          <table:covered-table-cell/>
          <table:covered-table-cell/>
        </table:table-row>
        <table:table-row>
          <table:table-cell table:style-name="Tableau73.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3.A4" office:value-type="string">
            <text:p text:style-name="P5">N° de test</text:p>
          </table:table-cell>
          <table:table-cell table:style-name="Tableau73.A4" office:value-type="string">
            <text:p text:style-name="P5">Entrée</text:p>
          </table:table-cell>
          <table:table-cell table:style-name="Tableau73.A4" office:value-type="string">
            <text:p text:style-name="P5">Résultat attendu</text:p>
          </table:table-cell>
          <table:table-cell table:style-name="Tableau73.A4" office:value-type="string">
            <text:p text:style-name="P5">Résultat observé</text:p>
          </table:table-cell>
          <table:table-cell table:style-name="Tableau73.A2" office:value-type="string">
            <text:p text:style-name="P5">Résultat du test</text:p>
          </table:table-cell>
        </table:table-row>
        <table:table-row>
          <table:table-cell table:style-name="Tableau73.A5" office:value-type="float" office:value="1">
            <text:p text:style-name="P5">1</text:p>
          </table:table-cell>
          <table:table-cell table:style-name="Tableau73.A4" office:value-type="string">
            <text:p text:style-name="P5">Cliquer sur le bouton</text:p>
          </table:table-cell>
          <table:table-cell table:style-name="Tableau73.A4" office:value-type="string">
            <text:p text:style-name="P8">Redirection vers la page de connexion.</text:p>
          </table:table-cell>
          <table:table-cell table:style-name="Tableau73.A2" office:value-type="string">
            <text:p text:style-name="P8">Redirection vers la page de connexion.</text:p>
          </table:table-cell>
          <table:table-cell table:style-name="Tableau73.A2" office:value-type="string">
            <text:p text:style-name="P5">OK</text:p>
          </table:table-cell>
        </table:table-row>
      </table:table>
      <text:p text:style-name="P2"/>
      <table:table table:name="Tableau74" table:style-name="Tableau74">
        <table:table-column table:style-name="Tableau74.A"/>
        <table:table-column table:style-name="Tableau74.B"/>
        <table:table-column table:style-name="Tableau74.C"/>
        <table:table-column table:style-name="Tableau74.D"/>
        <table:table-column table:style-name="Tableau74.E"/>
        <table:table-row>
          <table:table-cell table:style-name="Tableau74.A1" table:number-columns-spanned="5" office:value-type="string">
            <text:p text:style-name="P5">Référence du test appliqué : Nb_premiers – Bouton «S'inscrire»</text:p>
          </table:table-cell>
          <table:covered-table-cell/>
          <table:covered-table-cell/>
          <table:covered-table-cell/>
          <table:covered-table-cell/>
        </table:table-row>
        <table:table-row>
          <table:table-cell table:style-name="Tableau74.A2" table:number-columns-spanned="5" office:value-type="string">
            <text:p text:style-name="P5">Responsable : PARCIANY Benjamin</text:p>
          </table:table-cell>
          <table:covered-table-cell/>
          <table:covered-table-cell/>
          <table:covered-table-cell/>
          <table:covered-table-cell/>
        </table:table-row>
        <table:table-row>
          <table:table-cell table:style-name="Tableau74.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4.A4" office:value-type="string">
            <text:p text:style-name="P5">N° de test</text:p>
          </table:table-cell>
          <table:table-cell table:style-name="Tableau74.A4" office:value-type="string">
            <text:p text:style-name="P5">Entrée</text:p>
          </table:table-cell>
          <table:table-cell table:style-name="Tableau74.A4" office:value-type="string">
            <text:p text:style-name="P5">Résultat attendu</text:p>
          </table:table-cell>
          <table:table-cell table:style-name="Tableau74.A4" office:value-type="string">
            <text:p text:style-name="P5">Résultat observé</text:p>
          </table:table-cell>
          <table:table-cell table:style-name="Tableau74.A2" office:value-type="string">
            <text:p text:style-name="P5">Résultat du test</text:p>
          </table:table-cell>
        </table:table-row>
        <table:table-row>
          <table:table-cell table:style-name="Tableau74.A5" office:value-type="float" office:value="1">
            <text:p text:style-name="P5">1</text:p>
          </table:table-cell>
          <table:table-cell table:style-name="Tableau74.A4" office:value-type="string">
            <text:p text:style-name="P5">Cliquer sur le bouton</text:p>
          </table:table-cell>
          <table:table-cell table:style-name="Tableau74.A4" office:value-type="string">
            <text:p text:style-name="P8">Redirection vers la page d'inscription.</text:p>
          </table:table-cell>
          <table:table-cell table:style-name="Tableau74.A2" office:value-type="string">
            <text:p text:style-name="P8">Redirection vers la page d'inscription</text:p>
          </table:table-cell>
          <table:table-cell table:style-name="Tableau74.A2" office:value-type="string">
            <text:p text:style-name="P5">OK</text:p>
          </table:table-cell>
        </table:table-row>
      </table:table>
      <text:p text:style-name="P2"/>
      <table:table table:name="Tableau86" table:style-name="Tableau86">
        <table:table-column table:style-name="Tableau86.A"/>
        <table:table-column table:style-name="Tableau86.B"/>
        <table:table-column table:style-name="Tableau86.C"/>
        <table:table-column table:style-name="Tableau86.D"/>
        <table:table-column table:style-name="Tableau86.E"/>
        <table:table-row>
          <table:table-cell table:style-name="Tableau86.A1" table:number-columns-spanned="5" office:value-type="string">
            <text:p text:style-name="P5">Référence du test appliqué : Monte-Carlo – Bouton «Calculer»</text:p>
          </table:table-cell>
          <table:covered-table-cell/>
          <table:covered-table-cell/>
          <table:covered-table-cell/>
          <table:covered-table-cell/>
        </table:table-row>
        <table:table-row>
          <table:table-cell table:style-name="Tableau86.A2" table:number-columns-spanned="5" office:value-type="string">
            <text:p text:style-name="P5">Responsable : PARCIANY Benjamin</text:p>
          </table:table-cell>
          <table:covered-table-cell/>
          <table:covered-table-cell/>
          <table:covered-table-cell/>
          <table:covered-table-cell/>
        </table:table-row>
        <table:table-row>
          <table:table-cell table:style-name="Tableau86.A2" table:number-columns-spanned="5" office:value-type="string">
            <text:p text:style-name="P5">Date de l'application du test : </text:p>
          </table:table-cell>
          <table:covered-table-cell/>
          <table:covered-table-cell/>
          <table:covered-table-cell/>
          <table:covered-table-cell/>
        </table:table-row>
        <table:table-row>
          <table:table-cell table:style-name="Tableau86.A4" office:value-type="string">
            <text:p text:style-name="P5">N° de test</text:p>
          </table:table-cell>
          <table:table-cell table:style-name="Tableau86.A4" office:value-type="string">
            <text:p text:style-name="P5">Entrée</text:p>
          </table:table-cell>
          <table:table-cell table:style-name="Tableau86.A4" office:value-type="string">
            <text:p text:style-name="P5">Résultat attendu</text:p>
          </table:table-cell>
          <table:table-cell table:style-name="Tableau86.A4" office:value-type="string">
            <text:p text:style-name="P5">Résultat observé</text:p>
          </table:table-cell>
          <table:table-cell table:style-name="Tableau86.A2" office:value-type="string">
            <text:p text:style-name="P5">Résultat du test</text:p>
          </table:table-cell>
        </table:table-row>
        <table:table-row>
          <table:table-cell table:style-name="Tableau86.A5" office:value-type="float" office:value="1">
            <text:p text:style-name="P5">1</text:p>
          </table:table-cell>
          <table:table-cell table:style-name="Tableau86.A4" office:value-type="string">
            <text:p text:style-name="P5">Cliquer sur le bouton</text:p>
          </table:table-cell>
          <table:table-cell table:style-name="Tableau86.A4" office:value-type="string">
            <text:p text:style-name="P8">Affiche le résultat du script faisant l’approximation de pi</text:p>
          </table:table-cell>
          <table:table-cell table:style-name="Tableau86.A2" office:value-type="string">
            <text:p text:style-name="P5"/>
          </table:table-cell>
          <table:table-cell table:style-name="Tableau86.A2" office:value-type="string">
            <text:p text:style-name="P5">NA</text:p>
          </table:table-cell>
        </table:table-row>
      </table:table>
      <text:p text:style-name="P2"/>
      <table:table table:name="Tableau87" table:style-name="Tableau87">
        <table:table-column table:style-name="Tableau87.A"/>
        <table:table-column table:style-name="Tableau87.B"/>
        <table:table-column table:style-name="Tableau87.C"/>
        <table:table-column table:style-name="Tableau87.D"/>
        <table:table-column table:style-name="Tableau87.E"/>
        <table:table-row>
          <table:table-cell table:style-name="Tableau87.A1" table:number-columns-spanned="5" office:value-type="string">
            <text:p text:style-name="P5">Référence du test appliqué : Monte-Carlo – Switch «Calcul distribué»</text:p>
          </table:table-cell>
          <table:covered-table-cell/>
          <table:covered-table-cell/>
          <table:covered-table-cell/>
          <table:covered-table-cell/>
        </table:table-row>
        <table:table-row>
          <table:table-cell table:style-name="Tableau87.A2" table:number-columns-spanned="5" office:value-type="string">
            <text:p text:style-name="P5">Responsable : PARCIANY Benjamin</text:p>
          </table:table-cell>
          <table:covered-table-cell/>
          <table:covered-table-cell/>
          <table:covered-table-cell/>
          <table:covered-table-cell/>
        </table:table-row>
        <table:table-row>
          <table:table-cell table:style-name="Tableau87.A2" table:number-columns-spanned="5" office:value-type="string">
            <text:p text:style-name="P5">Date de l'application du test : </text:p>
          </table:table-cell>
          <table:covered-table-cell/>
          <table:covered-table-cell/>
          <table:covered-table-cell/>
          <table:covered-table-cell/>
        </table:table-row>
        <table:table-row>
          <table:table-cell table:style-name="Tableau87.A4" office:value-type="string">
            <text:p text:style-name="P5">N° de test</text:p>
          </table:table-cell>
          <table:table-cell table:style-name="Tableau87.A4" office:value-type="string">
            <text:p text:style-name="P5">Entrée</text:p>
          </table:table-cell>
          <table:table-cell table:style-name="Tableau87.A4" office:value-type="string">
            <text:p text:style-name="P5">Résultat attendu</text:p>
          </table:table-cell>
          <table:table-cell table:style-name="Tableau87.A4" office:value-type="string">
            <text:p text:style-name="P5">Résultat observé</text:p>
          </table:table-cell>
          <table:table-cell table:style-name="Tableau87.A2" office:value-type="string">
            <text:p text:style-name="P5">Résultat du test</text:p>
          </table:table-cell>
        </table:table-row>
        <table:table-row>
          <table:table-cell table:style-name="Tableau87.A5" office:value-type="float" office:value="1">
            <text:p text:style-name="P5">1</text:p>
          </table:table-cell>
          <table:table-cell table:style-name="Tableau87.A4" office:value-type="string">
            <text:p text:style-name="P5">Cliquer sur le bouton</text:p>
          </table:table-cell>
          <table:table-cell table:style-name="Tableau87.A4" office:value-type="string">
            <text:p text:style-name="P8">Effectue le calcul sur les RaspberryPi Zéro <text:soft-page-break/>en calcul distribué.</text:p>
          </table:table-cell>
          <table:table-cell table:style-name="Tableau87.A2" office:value-type="string">
            <text:p text:style-name="P5"/>
          </table:table-cell>
          <table:table-cell table:style-name="Tableau87.A2" office:value-type="string">
            <text:p text:style-name="P5">NA</text:p>
          </table:table-cell>
        </table:table-row>
      </table:table>
      <text:p text:style-name="P2"/>
      <table:table table:name="Tableau88" table:style-name="Tableau88">
        <table:table-column table:style-name="Tableau88.A"/>
        <table:table-column table:style-name="Tableau88.B"/>
        <table:table-column table:style-name="Tableau88.C"/>
        <table:table-column table:style-name="Tableau88.D"/>
        <table:table-column table:style-name="Tableau88.E"/>
        <table:table-row>
          <table:table-cell table:style-name="Tableau88.A1" table:number-columns-spanned="5" office:value-type="string">
            <text:p text:style-name="P5">Référence du test appliqué : Monte-Carlo – Bouton «Se connecter»</text:p>
          </table:table-cell>
          <table:covered-table-cell/>
          <table:covered-table-cell/>
          <table:covered-table-cell/>
          <table:covered-table-cell/>
        </table:table-row>
        <table:table-row>
          <table:table-cell table:style-name="Tableau88.A2" table:number-columns-spanned="5" office:value-type="string">
            <text:p text:style-name="P5">Responsable : PARCIANY Benjamin</text:p>
          </table:table-cell>
          <table:covered-table-cell/>
          <table:covered-table-cell/>
          <table:covered-table-cell/>
          <table:covered-table-cell/>
        </table:table-row>
        <table:table-row>
          <table:table-cell table:style-name="Tableau88.A2" table:number-columns-spanned="5" office:value-type="string">
            <text:p text:style-name="P5">Date de l'application du test : </text:p>
          </table:table-cell>
          <table:covered-table-cell/>
          <table:covered-table-cell/>
          <table:covered-table-cell/>
          <table:covered-table-cell/>
        </table:table-row>
        <table:table-row>
          <table:table-cell table:style-name="Tableau88.A4" office:value-type="string">
            <text:p text:style-name="P5">N° de test</text:p>
          </table:table-cell>
          <table:table-cell table:style-name="Tableau88.A4" office:value-type="string">
            <text:p text:style-name="P5">Entrée</text:p>
          </table:table-cell>
          <table:table-cell table:style-name="Tableau88.A4" office:value-type="string">
            <text:p text:style-name="P5">Résultat attendu</text:p>
          </table:table-cell>
          <table:table-cell table:style-name="Tableau88.A4" office:value-type="string">
            <text:p text:style-name="P5">Résultat observé</text:p>
          </table:table-cell>
          <table:table-cell table:style-name="Tableau88.A2" office:value-type="string">
            <text:p text:style-name="P5">Résultat du test</text:p>
          </table:table-cell>
        </table:table-row>
        <table:table-row>
          <table:table-cell table:style-name="Tableau88.A5" office:value-type="float" office:value="1">
            <text:p text:style-name="P5">1</text:p>
          </table:table-cell>
          <table:table-cell table:style-name="Tableau88.A4" office:value-type="string">
            <text:p text:style-name="P5">Cliquer sur le bouton</text:p>
          </table:table-cell>
          <table:table-cell table:style-name="Tableau88.A4" office:value-type="string">
            <text:p text:style-name="P8">Redirection vers la page de connexion.</text:p>
          </table:table-cell>
          <table:table-cell table:style-name="Tableau88.A2" office:value-type="string">
            <text:p text:style-name="P5"/>
          </table:table-cell>
          <table:table-cell table:style-name="Tableau88.A2" office:value-type="string">
            <text:p text:style-name="P5">NA</text:p>
          </table:table-cell>
        </table:table-row>
      </table:table>
      <text:p text:style-name="P2"/>
      <table:table table:name="Tableau89" table:style-name="Tableau89">
        <table:table-column table:style-name="Tableau89.A"/>
        <table:table-column table:style-name="Tableau89.B"/>
        <table:table-column table:style-name="Tableau89.C"/>
        <table:table-column table:style-name="Tableau89.D"/>
        <table:table-column table:style-name="Tableau89.E"/>
        <table:table-row>
          <table:table-cell table:style-name="Tableau89.A1" table:number-columns-spanned="5" office:value-type="string">
            <text:p text:style-name="P5">Référence du test appliqué : Monte-Carlo – Bouton «S'inscrire»</text:p>
          </table:table-cell>
          <table:covered-table-cell/>
          <table:covered-table-cell/>
          <table:covered-table-cell/>
          <table:covered-table-cell/>
        </table:table-row>
        <table:table-row>
          <table:table-cell table:style-name="Tableau89.A2" table:number-columns-spanned="5" office:value-type="string">
            <text:p text:style-name="P5">Responsable : PARCIANY Benjamin</text:p>
          </table:table-cell>
          <table:covered-table-cell/>
          <table:covered-table-cell/>
          <table:covered-table-cell/>
          <table:covered-table-cell/>
        </table:table-row>
        <table:table-row>
          <table:table-cell table:style-name="Tableau89.A2" table:number-columns-spanned="5" office:value-type="string">
            <text:p text:style-name="P5">Date de l'application du test : </text:p>
          </table:table-cell>
          <table:covered-table-cell/>
          <table:covered-table-cell/>
          <table:covered-table-cell/>
          <table:covered-table-cell/>
        </table:table-row>
        <table:table-row>
          <table:table-cell table:style-name="Tableau89.A4" office:value-type="string">
            <text:p text:style-name="P5">N° de test</text:p>
          </table:table-cell>
          <table:table-cell table:style-name="Tableau89.A4" office:value-type="string">
            <text:p text:style-name="P5">Entrée</text:p>
          </table:table-cell>
          <table:table-cell table:style-name="Tableau89.A4" office:value-type="string">
            <text:p text:style-name="P5">Résultat attendu</text:p>
          </table:table-cell>
          <table:table-cell table:style-name="Tableau89.A4" office:value-type="string">
            <text:p text:style-name="P5">Résultat observé</text:p>
          </table:table-cell>
          <table:table-cell table:style-name="Tableau89.A2" office:value-type="string">
            <text:p text:style-name="P5">Résultat du test</text:p>
          </table:table-cell>
        </table:table-row>
        <table:table-row>
          <table:table-cell table:style-name="Tableau89.A5" office:value-type="float" office:value="1">
            <text:p text:style-name="P5">1</text:p>
          </table:table-cell>
          <table:table-cell table:style-name="Tableau89.A4" office:value-type="string">
            <text:p text:style-name="P5">Cliquer sur le bouton</text:p>
          </table:table-cell>
          <table:table-cell table:style-name="Tableau89.A4" office:value-type="string">
            <text:p text:style-name="P8">Redirection vers la page d'inscription.</text:p>
          </table:table-cell>
          <table:table-cell table:style-name="Tableau89.A2" office:value-type="string">
            <text:p text:style-name="P5"/>
          </table:table-cell>
          <table:table-cell table:style-name="Tableau89.A2" office:value-type="string">
            <text:p text:style-name="P5">NA</text:p>
          </table:table-cell>
        </table:table-row>
      </table:table>
      <text:p text:style-name="P2">s</text:p>
      <text:list xml:id="list3123051120598567078" text:style-name="L4">
        <text:list-item>
          <text:list>
            <text:list-item>
              <text:p text:style-name="P15">Tests unitaires</text:p>
              <text:p text:style-name="P15"/>
              <text:list>
                <text:list-item>
                  <text:p text:style-name="P15">Campagne des tests unitaires</text:p>
                </text:list-item>
              </text:list>
            </text:list-item>
          </text:list>
        </text:list-item>
      </text:list>
      <text:p text:style-name="P2"/>
      <table:table table:name="Tableau75" table:style-name="Tableau75">
        <table:table-column table:style-name="Tableau75.A"/>
        <table:table-column table:style-name="Tableau75.B"/>
        <table:table-row>
          <table:table-cell table:style-name="Tableau75.A1" table:number-columns-spanned="2" office:value-type="string">
            <text:p text:style-name="P5">Produit testé : BlitzCalc</text:p>
          </table:table-cell>
          <table:covered-table-cell/>
        </table:table-row>
        <table:table-row>
          <table:table-cell table:style-name="Tableau75.A2" table:number-columns-spanned="2" office:value-type="string">
            <text:p text:style-name="P6">Configuration logicielle : Aucune</text:p>
          </table:table-cell>
          <table:covered-table-cell/>
        </table:table-row>
        <table:table-row>
          <table:table-cell table:style-name="Tableau75.A2" table:number-columns-spanned="2" office:value-type="string">
            <text:p text:style-name="P6">Configuration matérielle : Aucune</text:p>
          </table:table-cell>
          <table:covered-table-cell/>
        </table:table-row>
        <table:table-row>
          <table:table-cell table:style-name="Tableau75.A4" office:value-type="string">
            <text:p text:style-name="P5">Date de début : 10/01/2024</text:p>
          </table:table-cell>
          <table:table-cell table:style-name="Tableau75.A2" office:value-type="string">
            <text:p text:style-name="P6">Date de finalisation :</text:p>
          </table:table-cell>
        </table:table-row>
        <table:table-row>
          <table:table-cell table:style-name="Tableau75.A2" table:number-columns-spanned="2" office:value-type="string">
            <text:p text:style-name="P6">Tests à appliquer : liste de références aux descriptions des tests</text:p>
          </table:table-cell>
          <table:covered-table-cell/>
        </table:table-row>
        <table:table-row>
          <table:table-cell table:style-name="Tableau75.A2" table:number-columns-spanned="2" office:value-type="string">
            <text:p text:style-name="P5">Responsable de la campagne de test : PARCIANY Benjamin</text:p>
          </table:table-cell>
          <table:covered-table-cell/>
        </table:table-row>
      </table:table>
      <text:p text:style-name="P2"/>
      <text:list xml:id="list32426022" text:continue-numbering="true" text:style-name="L4">
        <text:list-item>
          <text:list>
            <text:list-item>
              <text:list>
                <text:list-item>
                  <text:p text:style-name="P15">Tests unitaires</text:p>
                </text:list-item>
              </text:list>
            </text:list-item>
          </text:list>
        </text:list-item>
      </text:list>
      <text:p text:style-name="P2"/>
      <text:p text:style-name="P2"/>
      <table:table table:name="Tableau76" table:style-name="Tableau76">
        <table:table-column table:style-name="Tableau76.A"/>
        <table:table-column table:style-name="Tableau76.B"/>
        <table:table-column table:style-name="Tableau76.C"/>
        <table:table-column table:style-name="Tableau76.D"/>
        <table:table-row>
          <table:table-cell table:style-name="Tableau76.A1" table:number-columns-spanned="3" office:value-type="string">
            <text:p text:style-name="P5">Identification du test : Nombre premiers</text:p>
          </table:table-cell>
          <table:covered-table-cell/>
          <table:covered-table-cell/>
          <table:table-cell table:style-name="Tableau76.D1" office:value-type="string">
            <text:p text:style-name="P5">Version : 19/01/2024</text:p>
          </table:table-cell>
        </table:table-row>
        <table:table-row>
          <table:table-cell table:style-name="Tableau76.A2" table:number-columns-spanned="4" office:value-type="string">
            <text:p text:style-name="P7"><text:span text:style-name="T2">Description du test : </text:span><text:span text:style-name="T3">Test boîte noire – la fonction n'accepte en paramètre que des nombres positifs avec comme contrainte que la borne de début soit strictement inférieure à la borne de fin.</text:span></text:p>
          </table:table-cell>
          <table:covered-table-cell/>
          <table:covered-table-cell/>
          <table:covered-table-cell/>
        </table:table-row>
        <table:table-row>
          <table:table-cell table:style-name="Tableau76.A2" table:number-columns-spanned="4" office:value-type="string">
            <text:p text:style-name="P6">Ressources requises : navigateur web</text:p>
          </table:table-cell>
          <table:covered-table-cell/>
          <table:covered-table-cell/>
          <table:covered-table-cell/>
        </table:table-row>
        <table:table-row>
          <table:table-cell table:style-name="Tableau76.A2" table:number-columns-spanned="4" office:value-type="string">
            <text:p text:style-name="P5">Responsable : PARCIANY Benjamin</text:p>
          </table:table-cell>
          <table:covered-table-cell/>
          <table:covered-table-cell/>
          <table:covered-table-cell/>
        </table:table-row>
        <table:table-row table:style-name="Tableau76.5">
          <table:table-cell table:style-name="Tableau76.A5" office:value-type="string">
            <text:p text:style-name="P5">N° de test</text:p>
          </table:table-cell>
          <table:table-cell table:style-name="Tableau76.A5" office:value-type="string">
            <text:p text:style-name="P5">Borne début</text:p>
          </table:table-cell>
          <table:table-cell table:style-name="Tableau76.A5" office:value-type="string">
            <text:p text:style-name="P5">Borne fin</text:p>
          </table:table-cell>
          <table:table-cell table:style-name="Tableau76.A2" office:value-type="string">
            <text:p text:style-name="P5">Sortie (Résultat attendu)</text:p>
          </table:table-cell>
        </table:table-row>
        <table:table-row>
          <table:table-cell table:style-name="Tableau76.A6" office:value-type="float" office:value="1">
            <text:p text:style-name="P5">1</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5">C ∈ <text:s/><text:span text:style-name="T4">⟦0;+∞ ⟧, si A&lt;B</text:span></text:p>
          </table:table-cell>
        </table:table-row>
        <table:table-row>
          <table:table-cell table:style-name="Tableau76.A6" office:value-type="float" office:value="2">
            <text:p text:style-name="P5">2</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8">Renvoi d'erreur, si A&gt;B</text:p>
          </table:table-cell>
        </table:table-row>
        <table:table-row>
          <table:table-cell table:style-name="Tableau76.A6" office:value-type="float" office:value="3">
            <text:p text:style-name="P5">3</text:p>
          </table:table-cell>
          <table:table-cell table:style-name="Tableau76.A5" office:value-type="string">
            <text:p text:style-name="P5">A ∈ <text:s/><text:span text:style-name="T4">⟧-∞; 0 ⟧</text:span></text:p>
          </table:table-cell>
          <table:table-cell table:style-name="Tableau76.A5" office:value-type="string">
            <text:p text:style-name="P5">B ∈ <text:s/><text:span text:style-name="T4">⟦0;+∞ ⟦</text:span></text:p>
          </table:table-cell>
          <table:table-cell table:style-name="Tableau76.A2" office:value-type="string">
            <text:p text:style-name="P5">Renvoi d'erreur</text:p>
          </table:table-cell>
        </table:table-row>
        <table:table-row>
          <table:table-cell table:style-name="Tableau76.A6" office:value-type="float" office:value="4">
            <text:p text:style-name="P5">4</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 0 ⟧</text:span></text:p>
          </table:table-cell>
          <table:table-cell table:style-name="Tableau76.A2" office:value-type="string">
            <text:p text:style-name="P5">Renvoi d'erreur</text:p>
          </table:table-cell>
        </table:table-row>
        <text:soft-page-break/>
        <table:table-row>
          <table:table-cell table:style-name="Tableau76.A6" office:value-type="float" office:value="5">
            <text:p text:style-name="P5">5</text:p>
          </table:table-cell>
          <table:table-cell table:style-name="Tableau76.A5" office:value-type="string">
            <text:p text:style-name="P5">A ∈ <text:s/>[<text:span text:style-name="T4">0;+∞[</text:span></text:p>
          </table:table-cell>
          <table:table-cell table:style-name="Tableau76.A5" office:value-type="string">
            <text:p text:style-name="P5">B ∈ <text:s/><text:span text:style-name="T4">⟦0;+∞ ⟦</text:span></text:p>
          </table:table-cell>
          <table:table-cell table:style-name="Tableau76.A2" office:value-type="string">
            <text:p text:style-name="P5">Renvoi d'erreur</text:p>
          </table:table-cell>
        </table:table-row>
        <table:table-row>
          <table:table-cell table:style-name="Tableau76.A6" office:value-type="float" office:value="6">
            <text:p text:style-name="P5">6</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5">Renvoi d'erreur</text:p>
          </table:table-cell>
        </table:table-row>
      </table:table>
      <text:p text:style-name="P2"/>
      <table:table table:name="Tableau90" table:style-name="Tableau90">
        <table:table-column table:style-name="Tableau90.A"/>
        <table:table-column table:style-name="Tableau90.B"/>
        <table:table-column table:style-name="Tableau90.C"/>
        <table:table-row>
          <table:table-cell table:style-name="Tableau90.A1" table:number-columns-spanned="2" office:value-type="string">
            <text:p text:style-name="P5">Identification du test : Monte-Carlo</text:p>
          </table:table-cell>
          <table:covered-table-cell/>
          <table:table-cell table:style-name="Tableau90.C1" office:value-type="string">
            <text:p text:style-name="P5">Version : 19/01/2024</text:p>
          </table:table-cell>
        </table:table-row>
        <table:table-row>
          <table:table-cell table:style-name="Tableau90.A2" table:number-columns-spanned="3" office:value-type="string">
            <text:p text:style-name="P7"><text:span text:style-name="T2">Description du test : </text:span><text:span text:style-name="T3">Test boîte noire – la fonction n'accepte en paramètre que des nombres positifs compris entre 1 et 5,000,000.</text:span></text:p>
          </table:table-cell>
          <table:covered-table-cell/>
          <table:covered-table-cell/>
        </table:table-row>
        <table:table-row>
          <table:table-cell table:style-name="Tableau90.A2" table:number-columns-spanned="3" office:value-type="string">
            <text:p text:style-name="P6">Ressources requises : navigateur web</text:p>
          </table:table-cell>
          <table:covered-table-cell/>
          <table:covered-table-cell/>
        </table:table-row>
        <table:table-row>
          <table:table-cell table:style-name="Tableau90.A2" table:number-columns-spanned="3" office:value-type="string">
            <text:p text:style-name="P5">Responsable : PARCIANY Benjamin</text:p>
          </table:table-cell>
          <table:covered-table-cell/>
          <table:covered-table-cell/>
        </table:table-row>
        <table:table-row table:style-name="Tableau90.5">
          <table:table-cell table:style-name="Tableau90.A5" office:value-type="string">
            <text:p text:style-name="P5">N° de test</text:p>
          </table:table-cell>
          <table:table-cell table:style-name="Tableau90.A5" office:value-type="string">
            <text:p text:style-name="P5">Nombre de lancers</text:p>
          </table:table-cell>
          <table:table-cell table:style-name="Tableau90.A2" office:value-type="string">
            <text:p text:style-name="P5">Sortie (Résultat attendu)</text:p>
          </table:table-cell>
        </table:table-row>
        <table:table-row>
          <table:table-cell table:style-name="Tableau90.A6" office:value-type="float" office:value="1">
            <text:p text:style-name="P5">1</text:p>
          </table:table-cell>
          <table:table-cell table:style-name="Tableau90.A5" office:value-type="string">
            <text:p text:style-name="P5">A ∈ <text:s/><text:span text:style-name="T4">⟦1 ; 5 000 000 ⟧</text:span></text:p>
          </table:table-cell>
          <table:table-cell table:style-name="Tableau90.A2" office:value-type="string">
            <text:p text:style-name="P5">B ∈ <text:s/><text:span text:style-name="T4">⟦0;+∞ ⟧</text:span></text:p>
          </table:table-cell>
        </table:table-row>
        <table:table-row>
          <table:table-cell table:style-name="Tableau90.A6" office:value-type="float" office:value="2">
            <text:p text:style-name="P5">2</text:p>
          </table:table-cell>
          <table:table-cell table:style-name="Tableau90.A5" office:value-type="string">
            <text:p text:style-name="P5">A ∈ <text:s/><text:span text:style-name="T4">⟦5 000 000 ; +∞ ⟦</text:span></text:p>
          </table:table-cell>
          <table:table-cell table:style-name="Tableau90.A2" office:value-type="string">
            <text:p text:style-name="P5">Renvoi d'erreur</text:p>
          </table:table-cell>
        </table:table-row>
        <table:table-row>
          <table:table-cell table:style-name="Tableau90.A6" office:value-type="float" office:value="3">
            <text:p text:style-name="P5">3</text:p>
          </table:table-cell>
          <table:table-cell table:style-name="Tableau90.A5" office:value-type="string">
            <text:p text:style-name="P5">A ∈ <text:s/><text:span text:style-name="T4">⟧-∞; 0 ⟧</text:span></text:p>
          </table:table-cell>
          <table:table-cell table:style-name="Tableau90.A2" office:value-type="string">
            <text:p text:style-name="P5">Renvoi d'erreur</text:p>
          </table:table-cell>
        </table:table-row>
        <table:table-row>
          <table:table-cell table:style-name="Tableau90.A6" office:value-type="float" office:value="4">
            <text:p text:style-name="P5">4</text:p>
          </table:table-cell>
          <table:table-cell table:style-name="Tableau90.A5" office:value-type="string">
            <text:p text:style-name="P5">A ∈ <text:s/>[<text:span text:style-name="T4">1 ; 5 000 000]</text:span></text:p>
          </table:table-cell>
          <table:table-cell table:style-name="Tableau90.A2" office:value-type="string">
            <text:p text:style-name="P5">Renvoi d'erreur</text:p>
          </table:table-cell>
        </table:table-row>
      </table:table>
      <text:p text:style-name="P2"/>
      <text:list xml:id="list32431749" text:continue-numbering="true" text:style-name="L4">
        <text:list-item>
          <text:list>
            <text:list-item>
              <text:list>
                <text:list-item>
                  <text:p text:style-name="P15">Résultats des tests unitaires</text:p>
                </text:list-item>
              </text:list>
            </text:list-item>
          </text:list>
        </text:list-item>
      </text:list>
      <text:p text:style-name="P2"/>
      <table:table table:name="Tableau77" table:style-name="Tableau77">
        <table:table-column table:style-name="Tableau77.A"/>
        <table:table-column table:style-name="Tableau77.B" table:number-columns-repeated="2"/>
        <table:table-column table:style-name="Tableau77.D"/>
        <table:table-column table:style-name="Tableau77.E"/>
        <table:table-column table:style-name="Tableau77.F"/>
        <table:table-row>
          <table:table-cell table:style-name="Tableau77.A1" table:number-columns-spanned="6" office:value-type="string">
            <text:p text:style-name="P5">Référence du test appliqué : Nombre premiers</text:p>
          </table:table-cell>
          <table:covered-table-cell/>
          <table:covered-table-cell/>
          <table:covered-table-cell/>
          <table:covered-table-cell/>
          <table:covered-table-cell/>
        </table:table-row>
        <table:table-row>
          <table:table-cell table:style-name="Tableau77.A2" table:number-columns-spanned="6" office:value-type="string">
            <text:p text:style-name="P5">Responsable : PARCIANY Benjamin</text:p>
          </table:table-cell>
          <table:covered-table-cell/>
          <table:covered-table-cell/>
          <table:covered-table-cell/>
          <table:covered-table-cell/>
          <table:covered-table-cell/>
        </table:table-row>
        <table:table-row>
          <table:table-cell table:style-name="Tableau77.A2" table:number-columns-spanned="6" office:value-type="string">
            <text:p text:style-name="P5">Date de l'application du test : </text:p>
          </table:table-cell>
          <table:covered-table-cell/>
          <table:covered-table-cell/>
          <table:covered-table-cell/>
          <table:covered-table-cell/>
          <table:covered-table-cell/>
        </table:table-row>
        <table:table-row>
          <table:table-cell table:style-name="Tableau77.A4" office:value-type="string">
            <text:p text:style-name="P5">N° de test</text:p>
          </table:table-cell>
          <table:table-cell table:style-name="Tableau77.A4" office:value-type="string">
            <text:p text:style-name="P5">Borne début</text:p>
          </table:table-cell>
          <table:table-cell table:style-name="Tableau77.A4" office:value-type="string">
            <text:p text:style-name="P5">Borne fin</text:p>
          </table:table-cell>
          <table:table-cell table:style-name="Tableau77.A4" office:value-type="string">
            <text:p text:style-name="P5">Sortie (Résultat attendu)</text:p>
          </table:table-cell>
          <table:table-cell table:style-name="Tableau77.A4" office:value-type="string">
            <text:p text:style-name="P5">Résultat observé</text:p>
          </table:table-cell>
          <table:table-cell table:style-name="Tableau77.A2" office:value-type="string">
            <text:p text:style-name="P5">Résultat du test</text:p>
          </table:table-cell>
        </table:table-row>
        <table:table-row>
          <table:table-cell table:style-name="Tableau77.A5" office:value-type="float" office:value="1">
            <text:p text:style-name="P5">1</text:p>
          </table:table-cell>
          <table:table-cell table:style-name="Tableau77.A5" office:value-type="float" office:value="0">
            <text:p text:style-name="P5">0</text:p>
          </table:table-cell>
          <table:table-cell table:style-name="Tableau77.A5" office:value-type="float" office:value="10">
            <text:p text:style-name="P5">10</text:p>
          </table:table-cell>
          <table:table-cell table:style-name="Tableau77.A4" office:value-type="string">
            <text:p text:style-name="P5">[2, 3, 5, 7]</text:p>
          </table:table-cell>
          <table:table-cell table:style-name="Tableau77.A2" office:value-type="string">
            <text:p text:style-name="P8"/>
          </table:table-cell>
          <table:table-cell table:style-name="Tableau77.A2" office:value-type="string">
            <text:p text:style-name="P5">OK</text:p>
          </table:table-cell>
        </table:table-row>
        <table:table-row table:style-name="Tableau77.6">
          <table:table-cell table:style-name="Tableau77.A5" office:value-type="float" office:value="2">
            <text:p text:style-name="P5">2</text:p>
          </table:table-cell>
          <table:table-cell table:style-name="Tableau77.A5" office:value-type="float" office:value="10">
            <text:p text:style-name="P5">10</text:p>
          </table:table-cell>
          <table:table-cell table:style-name="Tableau77.A5" office:value-type="float" office:value="0">
            <text:p text:style-name="P5">0</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row>
          <table:table-cell table:style-name="Tableau77.A5" office:value-type="float" office:value="3">
            <text:p text:style-name="P5">3</text:p>
          </table:table-cell>
          <table:table-cell table:style-name="Tableau77.A5" office:value-type="float" office:value="-5">
            <text:p text:style-name="P5">-5</text:p>
          </table:table-cell>
          <table:table-cell table:style-name="Tableau77.A5" office:value-type="float" office:value="5">
            <text:p text:style-name="P5">5</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row>
          <table:table-cell table:style-name="Tableau77.A5" office:value-type="float" office:value="4">
            <text:p text:style-name="P5">4</text:p>
          </table:table-cell>
          <table:table-cell table:style-name="Tableau77.A5" office:value-type="float" office:value="5">
            <text:p text:style-name="P5">5</text:p>
          </table:table-cell>
          <table:table-cell table:style-name="Tableau77.A5" office:value-type="float" office:value="-5">
            <text:p text:style-name="P5">-5</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row>
          <table:table-cell table:style-name="Tableau77.A5" office:value-type="float" office:value="5">
            <text:p text:style-name="P5">5</text:p>
          </table:table-cell>
          <table:table-cell table:style-name="Tableau77.A5" office:value-type="float" office:value="1.5">
            <text:p text:style-name="P5">1,5</text:p>
          </table:table-cell>
          <table:table-cell table:style-name="Tableau77.A5" office:value-type="float" office:value="10">
            <text:p text:style-name="P5">10</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row table:style-name="Tableau77.10">
          <table:table-cell table:style-name="Tableau77.A5" office:value-type="float" office:value="6">
            <text:p text:style-name="P5">6</text:p>
          </table:table-cell>
          <table:table-cell table:style-name="Tableau77.A5" office:value-type="float" office:value="2">
            <text:p text:style-name="P5">2</text:p>
          </table:table-cell>
          <table:table-cell table:style-name="Tableau77.A5" office:value-type="float" office:value="12.5">
            <text:p text:style-name="P5">12,5</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
      <text:p text:style-name="P2"/>
      <text:p text:style-name="P2"/>
      <table:table table:name="Tableau91" table:style-name="Tableau91">
        <table:table-column table:style-name="Tableau91.A"/>
        <table:table-column table:style-name="Tableau91.B"/>
        <table:table-column table:style-name="Tableau91.C"/>
        <table:table-column table:style-name="Tableau91.D"/>
        <table:table-column table:style-name="Tableau91.E"/>
        <table:table-row table:style-name="Tableau91.1">
          <table:table-cell table:style-name="Tableau91.A1" table:number-columns-spanned="5" office:value-type="string">
            <text:p text:style-name="P5">Référence du test appliqué : Monte-Carlo</text:p>
          </table:table-cell>
          <table:covered-table-cell/>
          <table:covered-table-cell/>
          <table:covered-table-cell/>
          <table:covered-table-cell/>
        </table:table-row>
        <table:table-row>
          <table:table-cell table:style-name="Tableau91.A2" table:number-columns-spanned="5" office:value-type="string">
            <text:p text:style-name="P5">Responsable : PARCIANY Benjamin</text:p>
          </table:table-cell>
          <table:covered-table-cell/>
          <table:covered-table-cell/>
          <table:covered-table-cell/>
          <table:covered-table-cell/>
        </table:table-row>
        <table:table-row>
          <table:table-cell table:style-name="Tableau91.A2" table:number-columns-spanned="5" office:value-type="string">
            <text:p text:style-name="P5">Date de l'application du test : </text:p>
          </table:table-cell>
          <table:covered-table-cell/>
          <table:covered-table-cell/>
          <table:covered-table-cell/>
          <table:covered-table-cell/>
        </table:table-row>
        <table:table-row>
          <table:table-cell table:style-name="Tableau91.A4" office:value-type="string">
            <text:p text:style-name="P5">N° de test</text:p>
          </table:table-cell>
          <table:table-cell table:style-name="Tableau91.A4" office:value-type="string">
            <text:p text:style-name="P5">Nombre de lancers</text:p>
          </table:table-cell>
          <table:table-cell table:style-name="Tableau91.A4" office:value-type="string">
            <text:p text:style-name="P5">Sortie (Résultat attendu)</text:p>
          </table:table-cell>
          <table:table-cell table:style-name="Tableau91.A4" office:value-type="string">
            <text:p text:style-name="P5">Résultat observé</text:p>
          </table:table-cell>
          <table:table-cell table:style-name="Tableau91.A2" office:value-type="string">
            <text:p text:style-name="P5">Résultat du test</text:p>
          </table:table-cell>
        </table:table-row>
        <table:table-row>
          <table:table-cell table:style-name="Tableau91.A5" office:value-type="float" office:value="1">
            <text:p text:style-name="P5">1</text:p>
          </table:table-cell>
          <table:table-cell table:style-name="Tableau91.A5" office:value-type="float" office:value="1000000">
            <text:p text:style-name="P8">1000000</text:p>
          </table:table-cell>
          <table:table-cell table:style-name="Tableau91.A4" office:value-type="string">
            <text:p text:style-name="P8">[3;4]</text:p>
          </table:table-cell>
          <table:table-cell table:style-name="Tableau91.A2" office:value-type="string">
            <text:p text:style-name="P8"/>
          </table:table-cell>
          <table:table-cell table:style-name="Tableau91.A2" office:value-type="string">
            <text:p text:style-name="P5">NA</text:p>
          </table:table-cell>
        </table:table-row>
        <table:table-row table:style-name="Tableau91.6">
          <table:table-cell table:style-name="Tableau91.A5" office:value-type="float" office:value="2">
            <text:p text:style-name="P5">2</text:p>
          </table:table-cell>
          <table:table-cell table:style-name="Tableau91.A5" office:value-type="float" office:value="5000001">
            <text:p text:style-name="P8">5000001</text:p>
          </table:table-cell>
          <table:table-cell table:style-name="Tableau91.A4" office:value-type="string">
            <text:p text:style-name="P5">Renvoi d'erreur</text:p>
          </table:table-cell>
          <table:table-cell table:style-name="Tableau91.A2" office:value-type="string">
            <text:p text:style-name="P8"/>
          </table:table-cell>
          <table:table-cell table:style-name="Tableau91.A2" office:value-type="string">
            <text:p text:style-name="P5">NA</text:p>
          </table:table-cell>
        </table:table-row>
        <table:table-row>
          <table:table-cell table:style-name="Tableau91.A5" office:value-type="float" office:value="3">
            <text:p text:style-name="P5">3</text:p>
          </table:table-cell>
          <table:table-cell table:style-name="Tableau91.A5" office:value-type="float" office:value="-1000000">
            <text:p text:style-name="P8">-1000000</text:p>
          </table:table-cell>
          <table:table-cell table:style-name="Tableau91.A4" office:value-type="string">
            <text:p text:style-name="P5">Renvoi d'erreur</text:p>
          </table:table-cell>
          <table:table-cell table:style-name="Tableau91.A2" office:value-type="string">
            <text:p text:style-name="P8"/>
          </table:table-cell>
          <table:table-cell table:style-name="Tableau91.A2" office:value-type="string">
            <text:p text:style-name="P5">NA</text:p>
          </table:table-cell>
        </table:table-row>
        <table:table-row table:style-name="Tableau91.8">
          <table:table-cell table:style-name="Tableau91.A5" office:value-type="float" office:value="4">
            <text:p text:style-name="P5">4</text:p>
          </table:table-cell>
          <table:table-cell table:style-name="Tableau91.A5" office:value-type="float" office:value="1000000.5">
            <text:p text:style-name="P8">1000000,5</text:p>
          </table:table-cell>
          <table:table-cell table:style-name="Tableau91.A4" office:value-type="string">
            <text:p text:style-name="P5">Renvoi d'erreur</text:p>
          </table:table-cell>
          <table:table-cell table:style-name="Tableau91.A2" office:value-type="string">
            <text:p text:style-name="P8"/>
          </table:table-cell>
          <table:table-cell table:style-name="Tableau91.A2" office:value-type="string">
            <text:p text:style-name="P5">NA</text:p>
          </table:table-cell>
        </table:table-row>
      </table:table>
      <text:p text:style-name="P2"/>
      <text:list xml:id="list30197058832759115" text:style-name="L5">
        <text:list-item>
          <text:p text:style-name="P16"><text:soft-page-break/>Mesures de qualités</text:p>
        </text:list-item>
      </text:list>
      <text:p text:style-name="P2"/>
      <text:list xml:id="list32451215" text:continue-numbering="true" text:style-name="L5">
        <text:list-item>
          <text:list>
            <text:list-item>
              <text:p text:style-name="P16">Effectiveness</text:p>
            </text:list-item>
          </text:list>
        </text:list-item>
      </text:list>
      <text:p text:style-name="P2"/>
      <table:table table:name="Tableau80" table:style-name="Tableau80">
        <table:table-column table:style-name="Tableau80.A"/>
        <table:table-column table:style-name="Tableau80.B"/>
        <table:table-column table:style-name="Tableau80.C"/>
        <table:table-column table:style-name="Tableau80.D"/>
        <table:table-column table:style-name="Tableau80.E"/>
        <table:table-row>
          <table:table-cell table:style-name="Tableau80.A1" table:number-columns-spanned="3" office:value-type="string">
            <text:p text:style-name="P5">Identification du test : Nombre premiers</text:p>
          </table:table-cell>
          <table:covered-table-cell/>
          <table:covered-table-cell/>
          <table:table-cell table:style-name="Tableau80.D1" table:number-columns-spanned="2" office:value-type="string">
            <text:p text:style-name="P5">Version : 15/01/2024</text:p>
          </table:table-cell>
          <table:covered-table-cell/>
        </table:table-row>
        <table:table-row>
          <table:table-cell table:style-name="Tableau80.A2" table:number-columns-spanned="5" office:value-type="string">
            <text:p text:style-name="P7"><text:span text:style-name="T2">Description du test : </text:span><text:span text:style-name="T3">Test l'effectiveness de l'algorithme de calcul des nombres premiers en comparant le résultat donné par l'algorithme avec une liste des nombres premiers. </text:span></text:p>
            <text:p text:style-name="P8">Fréquence d'erreur = Nombre d'erreur (nombres premiers absents ou incorrects dans le résultat) / Nombre total d'exécution (nombre total de nombres premiers entre les deux bornes)</text:p>
          </table:table-cell>
          <table:covered-table-cell/>
          <table:covered-table-cell/>
          <table:covered-table-cell/>
          <table:covered-table-cell/>
        </table:table-row>
        <table:table-row>
          <table:table-cell table:style-name="Tableau80.A2" table:number-columns-spanned="5" office:value-type="string">
            <text:p text:style-name="P6">Ressources requises : navigateur web</text:p>
          </table:table-cell>
          <table:covered-table-cell/>
          <table:covered-table-cell/>
          <table:covered-table-cell/>
          <table:covered-table-cell/>
        </table:table-row>
        <table:table-row>
          <table:table-cell table:style-name="Tableau80.A2" table:number-columns-spanned="5" office:value-type="string">
            <text:p text:style-name="P5">Responsable : PARCIANY Benjamin</text:p>
          </table:table-cell>
          <table:covered-table-cell/>
          <table:covered-table-cell/>
          <table:covered-table-cell/>
          <table:covered-table-cell/>
        </table:table-row>
        <table:table-row table:style-name="Tableau80.5">
          <table:table-cell table:style-name="Tableau80.A5" office:value-type="string">
            <text:p text:style-name="P5">N° de test</text:p>
          </table:table-cell>
          <table:table-cell table:style-name="Tableau80.A5" office:value-type="string">
            <text:p text:style-name="P5"><text:s/>Borne début</text:p>
          </table:table-cell>
          <table:table-cell table:style-name="Tableau80.A5" office:value-type="string">
            <text:p text:style-name="P5">Borne fin</text:p>
          </table:table-cell>
          <table:table-cell table:style-name="Tableau80.A5" office:value-type="string">
            <text:p text:style-name="P5">Temps d'exécution</text:p>
          </table:table-cell>
          <table:table-cell table:style-name="Tableau80.A2" office:value-type="string">
            <text:p text:style-name="P5">Fréquence d'erreur</text:p>
          </table:table-cell>
        </table:table-row>
        <table:table-row>
          <table:table-cell table:style-name="Tableau80.A6" office:value-type="float" office:value="1">
            <text:p text:style-name="P5">1</text:p>
          </table:table-cell>
          <table:table-cell table:style-name="Tableau80.A6" office:value-type="float" office:value="0">
            <text:p text:style-name="P8">0</text:p>
          </table:table-cell>
          <table:table-cell table:style-name="Tableau80.A6" office:value-type="float" office:value="10">
            <text:p text:style-name="P8">10</text:p>
          </table:table-cell>
          <table:table-cell table:style-name="Tableau80.A5" office:value-type="string">
            <text:p text:style-name="P8"/>
          </table:table-cell>
          <table:table-cell table:style-name="Tableau80.E6" office:value-type="float" office:value="0">
            <text:p text:style-name="P5">0</text:p>
          </table:table-cell>
        </table:table-row>
        <table:table-row>
          <table:table-cell table:style-name="Tableau80.A6" office:value-type="float" office:value="2">
            <text:p text:style-name="P5">2</text:p>
          </table:table-cell>
          <table:table-cell table:style-name="Tableau80.A6" office:value-type="float" office:value="0">
            <text:p text:style-name="P5">0</text:p>
          </table:table-cell>
          <table:table-cell table:style-name="Tableau80.A6" office:value-type="float" office:value="100">
            <text:p text:style-name="P5">100</text:p>
          </table:table-cell>
          <table:table-cell table:style-name="Tableau80.A5" office:value-type="string">
            <text:p text:style-name="P5"/>
          </table:table-cell>
          <table:table-cell table:style-name="Tableau80.A2" office:value-type="string">
            <text:p text:style-name="P5"/>
          </table:table-cell>
        </table:table-row>
        <table:table-row>
          <table:table-cell table:style-name="Tableau80.A6" office:value-type="float" office:value="3">
            <text:p text:style-name="P5">3</text:p>
          </table:table-cell>
          <table:table-cell table:style-name="Tableau80.A6" office:value-type="float" office:value="0">
            <text:p text:style-name="P5">0</text:p>
          </table:table-cell>
          <table:table-cell table:style-name="Tableau80.A6" office:value-type="float" office:value="1000">
            <text:p text:style-name="P5">1000</text:p>
          </table:table-cell>
          <table:table-cell table:style-name="Tableau80.A5" office:value-type="string">
            <text:p text:style-name="P5"/>
          </table:table-cell>
          <table:table-cell table:style-name="Tableau80.A2" office:value-type="string">
            <text:p text:style-name="P5"/>
          </table:table-cell>
        </table:table-row>
        <table:table-row>
          <table:table-cell table:style-name="Tableau80.A6" office:value-type="float" office:value="4">
            <text:p text:style-name="P5">4</text:p>
          </table:table-cell>
          <table:table-cell table:style-name="Tableau80.A6" office:value-type="float" office:value="0">
            <text:p text:style-name="P5">0</text:p>
          </table:table-cell>
          <table:table-cell table:style-name="Tableau80.A6" office:value-type="float" office:value="10000">
            <text:p text:style-name="P5">10000</text:p>
          </table:table-cell>
          <table:table-cell table:style-name="Tableau80.A5" office:value-type="string">
            <text:p text:style-name="P5"/>
          </table:table-cell>
          <table:table-cell table:style-name="Tableau80.A2" office:value-type="string">
            <text:p text:style-name="P5"/>
          </table:table-cell>
        </table:table-row>
      </table:table>
      <text:p text:style-name="P2"/>
      <table:table table:name="Tableau94" table:style-name="Tableau94">
        <table:table-column table:style-name="Tableau94.A"/>
        <table:table-column table:style-name="Tableau94.B"/>
        <table:table-column table:style-name="Tableau94.C"/>
        <table:table-column table:style-name="Tableau94.D"/>
        <table:table-row>
          <table:table-cell table:style-name="Tableau94.A1" table:number-columns-spanned="2" office:value-type="string">
            <text:p text:style-name="P5">Identification du test : Monte-Carlo</text:p>
          </table:table-cell>
          <table:covered-table-cell/>
          <table:table-cell table:style-name="Tableau94.C1" table:number-columns-spanned="2" office:value-type="string">
            <text:p text:style-name="P5">Version : 19/01/2024</text:p>
          </table:table-cell>
          <table:covered-table-cell/>
        </table:table-row>
        <table:table-row>
          <table:table-cell table:style-name="Tableau94.A2" table:number-columns-spanned="4" office:value-type="string">
            <text:p text:style-name="P7"><text:span text:style-name="T2">Description du test : </text:span><text:span text:style-name="T3">Test l'effectiveness de l'algorithme d'approximation de pi en calculant l'erreur moyenne relative de 5 exécutions. On souhaite avoir une erreur moyenne relative inférieure 5 x 10^-4.</text:span></text:p>
          </table:table-cell>
          <table:covered-table-cell/>
          <table:covered-table-cell/>
          <table:covered-table-cell/>
        </table:table-row>
        <table:table-row>
          <table:table-cell table:style-name="Tableau94.A2" table:number-columns-spanned="4" office:value-type="string">
            <text:p text:style-name="P6">Ressources requises : navigateur web</text:p>
          </table:table-cell>
          <table:covered-table-cell/>
          <table:covered-table-cell/>
          <table:covered-table-cell/>
        </table:table-row>
        <table:table-row>
          <table:table-cell table:style-name="Tableau94.A2" table:number-columns-spanned="4" office:value-type="string">
            <text:p text:style-name="P5">Responsable : PARCIANY Benjamin</text:p>
          </table:table-cell>
          <table:covered-table-cell/>
          <table:covered-table-cell/>
          <table:covered-table-cell/>
        </table:table-row>
        <table:table-row table:style-name="Tableau94.5">
          <table:table-cell table:style-name="Tableau94.A5" office:value-type="string">
            <text:p text:style-name="P5">N° de test</text:p>
          </table:table-cell>
          <table:table-cell table:style-name="Tableau94.A5" office:value-type="string">
            <text:p text:style-name="P5"><text:s/>Nombre de lancers</text:p>
          </table:table-cell>
          <table:table-cell table:style-name="Tableau94.A5" office:value-type="string">
            <text:p text:style-name="P5">Temps d'exécution</text:p>
          </table:table-cell>
          <table:table-cell table:style-name="Tableau94.A2" office:value-type="string">
            <text:p text:style-name="P5">Erreur (%)</text:p>
          </table:table-cell>
        </table:table-row>
        <table:table-row>
          <table:table-cell table:style-name="Tableau94.A6" office:value-type="float" office:value="1">
            <text:p text:style-name="P5">1</text:p>
          </table:table-cell>
          <table:table-cell table:style-name="Tableau94.A6" office:value-type="float" office:value="1000000">
            <text:p text:style-name="P8">1000000</text:p>
          </table:table-cell>
          <table:table-cell table:style-name="Tableau94.A5" office:value-type="string">
            <text:p text:style-name="P8"/>
          </table:table-cell>
          <table:table-cell table:style-name="Tableau94.A2" office:value-type="string">
            <text:p text:style-name="P5"/>
          </table:table-cell>
        </table:table-row>
        <table:table-row>
          <table:table-cell table:style-name="Tableau94.A6" office:value-type="float" office:value="2">
            <text:p text:style-name="P5">2</text:p>
          </table:table-cell>
          <table:table-cell table:style-name="Tableau94.A6" office:value-type="float" office:value="2000000">
            <text:p text:style-name="P5">2000000</text:p>
          </table:table-cell>
          <table:table-cell table:style-name="Tableau94.A5" office:value-type="string">
            <text:p text:style-name="P5"/>
          </table:table-cell>
          <table:table-cell table:style-name="Tableau94.A2" office:value-type="string">
            <text:p text:style-name="P5"/>
          </table:table-cell>
        </table:table-row>
        <table:table-row>
          <table:table-cell table:style-name="Tableau94.A6" office:value-type="float" office:value="3">
            <text:p text:style-name="P5">3</text:p>
          </table:table-cell>
          <table:table-cell table:style-name="Tableau94.A6" office:value-type="float" office:value="3000000">
            <text:p text:style-name="P5">3000000</text:p>
          </table:table-cell>
          <table:table-cell table:style-name="Tableau94.A5" office:value-type="string">
            <text:p text:style-name="P5"/>
          </table:table-cell>
          <table:table-cell table:style-name="Tableau94.A2" office:value-type="string">
            <text:p text:style-name="P5"/>
          </table:table-cell>
        </table:table-row>
        <table:table-row>
          <table:table-cell table:style-name="Tableau94.A6" office:value-type="float" office:value="4">
            <text:p text:style-name="P5">4</text:p>
          </table:table-cell>
          <table:table-cell table:style-name="Tableau94.A6" office:value-type="float" office:value="4000000">
            <text:p text:style-name="P5">4000000</text:p>
          </table:table-cell>
          <table:table-cell table:style-name="Tableau94.A5" office:value-type="string">
            <text:p text:style-name="P5"/>
          </table:table-cell>
          <table:table-cell table:style-name="Tableau94.A2" office:value-type="string">
            <text:p text:style-name="P5"/>
          </table:table-cell>
        </table:table-row>
        <table:table-row>
          <table:table-cell table:style-name="Tableau94.A6" office:value-type="float" office:value="5">
            <text:p text:style-name="P5">5</text:p>
          </table:table-cell>
          <table:table-cell table:style-name="Tableau94.A6" office:value-type="float" office:value="5000000">
            <text:p text:style-name="P5">5000000</text:p>
          </table:table-cell>
          <table:table-cell table:style-name="Tableau94.A5" office:value-type="string">
            <text:p text:style-name="P5"/>
          </table:table-cell>
          <table:table-cell table:style-name="Tableau94.A2" office:value-type="string">
            <text:p text:style-name="P5"/>
          </table:table-cell>
        </table:table-row>
      </table:table>
      <text:p text:style-name="P2"/>
      <text:list xml:id="list32435451" text:continue-numbering="true" text:style-name="L5">
        <text:list-item>
          <text:list>
            <text:list-item>
              <text:p text:style-name="P16">Efficiency</text:p>
            </text:list-item>
          </text:list>
        </text:list-item>
      </text:list>
      <text:p text:style-name="P2"/>
      <table:table table:name="Tableau81" table:style-name="Tableau81">
        <table:table-column table:style-name="Tableau81.A"/>
        <table:table-column table:style-name="Tableau81.B"/>
        <table:table-column table:style-name="Tableau81.C"/>
        <table:table-column table:style-name="Tableau81.D"/>
        <table:table-row>
          <table:table-cell table:style-name="Tableau81.A1" table:number-columns-spanned="3" office:value-type="string">
            <text:p text:style-name="P5">Identification du test : Nombre premiers – Speed Up</text:p>
          </table:table-cell>
          <table:covered-table-cell/>
          <table:covered-table-cell/>
          <table:table-cell table:style-name="Tableau81.D1" office:value-type="string">
            <text:p text:style-name="P5">Version : 15/01/2024</text:p>
          </table:table-cell>
        </table:table-row>
        <table:table-row>
          <table:table-cell table:style-name="Tableau81.A2" table:number-columns-spanned="4" office:value-type="string">
            <text:p text:style-name="P7"><text:span text:style-name="T2">Description du test : </text:span><text:span text:style-name="T3">Test le Speed Up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81.A2" table:number-columns-spanned="4" office:value-type="string">
            <text:p text:style-name="P6">Ressources requises : navigateur web</text:p>
          </table:table-cell>
          <table:covered-table-cell/>
          <table:covered-table-cell/>
          <table:covered-table-cell/>
        </table:table-row>
        <table:table-row>
          <table:table-cell table:style-name="Tableau81.A2" table:number-columns-spanned="4" office:value-type="string">
            <text:p text:style-name="P5">Responsable : PARCIANY Benjamin</text:p>
          </table:table-cell>
          <table:covered-table-cell/>
          <table:covered-table-cell/>
          <table:covered-table-cell/>
        </table:table-row>
        <table:table-row table:style-name="Tableau81.5">
          <table:table-cell table:style-name="Tableau81.A5" office:value-type="string">
            <text:p text:style-name="P5">N° de test</text:p>
          </table:table-cell>
          <table:table-cell table:style-name="Tableau81.A5" office:value-type="string">
            <text:p text:style-name="P5">Nombre de cœurs </text:p>
          </table:table-cell>
          <table:table-cell table:style-name="Tableau81.A5" office:value-type="string">
            <text:p text:style-name="P5">Temps d'exécution (en secondes)</text:p>
          </table:table-cell>
          <table:table-cell table:style-name="Tableau81.A2" office:value-type="string">
            <text:p text:style-name="P5">Speed Up</text:p>
          </table:table-cell>
        </table:table-row>
        <text:soft-page-break/>
        <table:table-row>
          <table:table-cell table:style-name="Tableau81.A6" office:value-type="float" office:value="1">
            <text:p text:style-name="P5">1</text:p>
          </table:table-cell>
          <table:table-cell table:style-name="Tableau81.A6" office:value-type="float" office:value="1">
            <text:p text:style-name="P8">1</text:p>
          </table:table-cell>
          <table:table-cell table:style-name="Tableau81.A6" office:value-type="float" office:value="62">
            <text:p text:style-name="P8">62</text:p>
          </table:table-cell>
          <table:table-cell table:style-name="Tableau81.A2" office:value-type="string">
            <text:p text:style-name="P8">---</text:p>
          </table:table-cell>
        </table:table-row>
        <table:table-row>
          <table:table-cell table:style-name="Tableau81.A6" office:value-type="float" office:value="2">
            <text:p text:style-name="P5">2</text:p>
          </table:table-cell>
          <table:table-cell table:style-name="Tableau81.A6" office:value-type="float" office:value="4">
            <text:p text:style-name="P5">4</text:p>
          </table:table-cell>
          <table:table-cell table:style-name="Tableau81.A6" office:value-type="float" office:value="45">
            <text:p text:style-name="P5">45</text:p>
          </table:table-cell>
          <table:table-cell table:style-name="Tableau81.D7" office:value-type="float" office:value="1.38">
            <text:p text:style-name="P5">1,38</text:p>
          </table:table-cell>
        </table:table-row>
      </table:table>
      <text:p text:style-name="P2"/>
      <table:table table:name="Tableau78" table:style-name="Tableau78">
        <table:table-column table:style-name="Tableau78.A"/>
        <table:table-column table:style-name="Tableau78.B"/>
        <table:table-column table:style-name="Tableau78.C"/>
        <table:table-column table:style-name="Tableau78.D"/>
        <table:table-row>
          <table:table-cell table:style-name="Tableau78.A1" table:number-columns-spanned="3" office:value-type="string">
            <text:p text:style-name="P5">Identification du test : Nombre premiers – Scalabilité forte</text:p>
          </table:table-cell>
          <table:covered-table-cell/>
          <table:covered-table-cell/>
          <table:table-cell table:style-name="Tableau78.D1" office:value-type="string">
            <text:p text:style-name="P5">Version : 15/01/2024</text:p>
          </table:table-cell>
        </table:table-row>
        <table:table-row>
          <table:table-cell table:style-name="Tableau78.A2" table:number-columns-spanned="4" office:value-type="string">
            <text:p text:style-name="P7"><text:span text:style-name="T2">Description du test : </text:span><text:span text:style-name="T3">Test la scalabilité forte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78.A2" table:number-columns-spanned="4" office:value-type="string">
            <text:p text:style-name="P6">Ressources requises : navigateur web</text:p>
          </table:table-cell>
          <table:covered-table-cell/>
          <table:covered-table-cell/>
          <table:covered-table-cell/>
        </table:table-row>
        <table:table-row>
          <table:table-cell table:style-name="Tableau78.A2" table:number-columns-spanned="4" office:value-type="string">
            <text:p text:style-name="P5">Responsable : PARCIANY Benjamin</text:p>
          </table:table-cell>
          <table:covered-table-cell/>
          <table:covered-table-cell/>
          <table:covered-table-cell/>
        </table:table-row>
        <table:table-row table:style-name="Tableau78.5">
          <table:table-cell table:style-name="Tableau78.A5" office:value-type="string">
            <text:p text:style-name="P5">N° de test</text:p>
          </table:table-cell>
          <table:table-cell table:style-name="Tableau78.A5" office:value-type="string">
            <text:p text:style-name="P5">Nombre de cœurs </text:p>
          </table:table-cell>
          <table:table-cell table:style-name="Tableau78.A5" office:value-type="string">
            <text:p text:style-name="P5">Temps d'exécution</text:p>
          </table:table-cell>
          <table:table-cell table:style-name="Tableau78.A2" office:value-type="string">
            <text:p text:style-name="P5">Speed Up</text:p>
          </table:table-cell>
        </table:table-row>
        <table:table-row>
          <table:table-cell table:style-name="Tableau78.A6" office:value-type="float" office:value="1">
            <text:p text:style-name="P5">1</text:p>
          </table:table-cell>
          <table:table-cell table:style-name="Tableau78.A6" office:value-type="float" office:value="1">
            <text:p text:style-name="P8">1</text:p>
          </table:table-cell>
          <table:table-cell table:style-name="Tableau78.A6" office:value-type="float" office:value="61">
            <text:p text:style-name="P8">61</text:p>
          </table:table-cell>
          <table:table-cell table:style-name="Tableau78.A2" office:value-type="string">
            <text:p text:style-name="P8">---</text:p>
          </table:table-cell>
        </table:table-row>
        <table:table-row>
          <table:table-cell table:style-name="Tableau78.A6" office:value-type="float" office:value="2">
            <text:p text:style-name="P5">2</text:p>
          </table:table-cell>
          <table:table-cell table:style-name="Tableau78.A6" office:value-type="float" office:value="4">
            <text:p text:style-name="P5">4</text:p>
          </table:table-cell>
          <table:table-cell table:style-name="Tableau78.A6" office:value-type="float" office:value="40">
            <text:p text:style-name="P5">40</text:p>
          </table:table-cell>
          <table:table-cell table:style-name="Tableau78.D7" office:value-type="float" office:value="1.5">
            <text:p text:style-name="P5">1,5</text:p>
          </table:table-cell>
        </table:table-row>
      </table:table>
      <text:p text:style-name="P2"/>
      <table:table table:name="Tableau79" table:style-name="Tableau79">
        <table:table-column table:style-name="Tableau79.A"/>
        <table:table-column table:style-name="Tableau79.B"/>
        <table:table-column table:style-name="Tableau79.C"/>
        <table:table-column table:style-name="Tableau79.D"/>
        <table:table-row>
          <table:table-cell table:style-name="Tableau79.A1" table:number-columns-spanned="3" office:value-type="string">
            <text:p text:style-name="P5">Identification du test : Nombre premiers – Scalabilité faible</text:p>
          </table:table-cell>
          <table:covered-table-cell/>
          <table:covered-table-cell/>
          <table:table-cell table:style-name="Tableau79.D1" office:value-type="string">
            <text:p text:style-name="P5">Version : 15/01/2024</text:p>
          </table:table-cell>
        </table:table-row>
        <table:table-row>
          <table:table-cell table:style-name="Tableau79.A2" table:number-columns-spanned="4" office:value-type="string">
            <text:p text:style-name="P7"><text:span text:style-name="T2">Description du test : </text:span><text:span text:style-name="T3">Test la scalabilité faible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79.A2" table:number-columns-spanned="4" office:value-type="string">
            <text:p text:style-name="P6">Ressources requises : navigateur web</text:p>
          </table:table-cell>
          <table:covered-table-cell/>
          <table:covered-table-cell/>
          <table:covered-table-cell/>
        </table:table-row>
        <table:table-row>
          <table:table-cell table:style-name="Tableau79.A2" table:number-columns-spanned="4" office:value-type="string">
            <text:p text:style-name="P5">Responsable : PARCIANY Benjamin</text:p>
          </table:table-cell>
          <table:covered-table-cell/>
          <table:covered-table-cell/>
          <table:covered-table-cell/>
        </table:table-row>
        <table:table-row table:style-name="Tableau79.5">
          <table:table-cell table:style-name="Tableau79.A5" office:value-type="string">
            <text:p text:style-name="P5">N° de test</text:p>
          </table:table-cell>
          <table:table-cell table:style-name="Tableau79.A5" office:value-type="string">
            <text:p text:style-name="P5">Nombre de cœurs </text:p>
          </table:table-cell>
          <table:table-cell table:style-name="Tableau79.A5" office:value-type="string">
            <text:p text:style-name="P5">Temps d'exécution</text:p>
          </table:table-cell>
          <table:table-cell table:style-name="Tableau79.A2" office:value-type="string">
            <text:p text:style-name="P5">Speed Up</text:p>
          </table:table-cell>
        </table:table-row>
        <table:table-row>
          <table:table-cell table:style-name="Tableau79.A6" office:value-type="float" office:value="1">
            <text:p text:style-name="P5">1</text:p>
          </table:table-cell>
          <table:table-cell table:style-name="Tableau79.A6" office:value-type="float" office:value="1">
            <text:p text:style-name="P8">1</text:p>
          </table:table-cell>
          <table:table-cell table:style-name="Tableau79.A6" office:value-type="float" office:value="75">
            <text:p text:style-name="P8">75</text:p>
          </table:table-cell>
          <table:table-cell table:style-name="Tableau79.A2" office:value-type="string">
            <text:p text:style-name="P8">---</text:p>
          </table:table-cell>
        </table:table-row>
        <table:table-row>
          <table:table-cell table:style-name="Tableau79.A6" office:value-type="float" office:value="2">
            <text:p text:style-name="P5">2</text:p>
          </table:table-cell>
          <table:table-cell table:style-name="Tableau79.A6" office:value-type="float" office:value="4">
            <text:p text:style-name="P5">4</text:p>
          </table:table-cell>
          <table:table-cell table:style-name="Tableau79.A6" office:value-type="float" office:value="636">
            <text:p text:style-name="P11"><text:span text:style-name="T8">636</text:span></text:p>
          </table:table-cell>
          <table:table-cell table:style-name="Tableau79.D7" office:value-type="float" office:value="0.1">
            <text:p text:style-name="P5">0,1</text:p>
          </table:table-cell>
        </table:table-row>
      </table:table>
      <text:p text:style-name="P2"/>
      <table:table table:name="Tableau95" table:style-name="Tableau95">
        <table:table-column table:style-name="Tableau95.A"/>
        <table:table-column table:style-name="Tableau95.B"/>
        <table:table-column table:style-name="Tableau95.C"/>
        <table:table-column table:style-name="Tableau95.D"/>
        <table:table-row>
          <table:table-cell table:style-name="Tableau95.A1" table:number-columns-spanned="3" office:value-type="string">
            <text:p text:style-name="P5">Identification du test : Monte-Carlo – Speed Up</text:p>
          </table:table-cell>
          <table:covered-table-cell/>
          <table:covered-table-cell/>
          <table:table-cell table:style-name="Tableau95.D1" office:value-type="string">
            <text:p text:style-name="P5">Version : 19/01/2024</text:p>
          </table:table-cell>
        </table:table-row>
        <table:table-row>
          <table:table-cell table:style-name="Tableau95.A2" table:number-columns-spanned="4" office:value-type="string">
            <text:p text:style-name="P7"><text:span text:style-name="T2">Description du test : </text:span><text:span text:style-name="T3">Test le Speed Up du module approximant pi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95.A2" table:number-columns-spanned="4" office:value-type="string">
            <text:p text:style-name="P6">Ressources requises : navigateur web</text:p>
          </table:table-cell>
          <table:covered-table-cell/>
          <table:covered-table-cell/>
          <table:covered-table-cell/>
        </table:table-row>
        <table:table-row>
          <table:table-cell table:style-name="Tableau95.A2" table:number-columns-spanned="4" office:value-type="string">
            <text:p text:style-name="P5">Responsable : PARCIANY Benjamin</text:p>
          </table:table-cell>
          <table:covered-table-cell/>
          <table:covered-table-cell/>
          <table:covered-table-cell/>
        </table:table-row>
        <table:table-row table:style-name="Tableau95.5">
          <table:table-cell table:style-name="Tableau95.A5" office:value-type="string">
            <text:p text:style-name="P5">N° de test</text:p>
          </table:table-cell>
          <table:table-cell table:style-name="Tableau95.A5" office:value-type="string">
            <text:p text:style-name="P5">Nombre de cœurs </text:p>
          </table:table-cell>
          <table:table-cell table:style-name="Tableau95.A5" office:value-type="string">
            <text:p text:style-name="P5">Temps d'exécution</text:p>
          </table:table-cell>
          <table:table-cell table:style-name="Tableau95.A2" office:value-type="string">
            <text:p text:style-name="P5">Speed Up</text:p>
          </table:table-cell>
        </table:table-row>
        <table:table-row>
          <table:table-cell table:style-name="Tableau95.A6" office:value-type="float" office:value="1">
            <text:p text:style-name="P5">1</text:p>
          </table:table-cell>
          <table:table-cell table:style-name="Tableau95.A6" office:value-type="float" office:value="1">
            <text:p text:style-name="P8">1</text:p>
          </table:table-cell>
          <table:table-cell table:style-name="Tableau95.A5" office:value-type="string">
            <text:p text:style-name="P8"/>
          </table:table-cell>
          <table:table-cell table:style-name="Tableau95.A2" office:value-type="string">
            <text:p text:style-name="P8"/>
          </table:table-cell>
        </table:table-row>
        <table:table-row>
          <table:table-cell table:style-name="Tableau95.A6" office:value-type="float" office:value="2">
            <text:p text:style-name="P5">2</text:p>
          </table:table-cell>
          <table:table-cell table:style-name="Tableau95.A6" office:value-type="float" office:value="4">
            <text:p text:style-name="P5">4</text:p>
          </table:table-cell>
          <table:table-cell table:style-name="Tableau95.A5" office:value-type="string">
            <text:p text:style-name="P5"/>
          </table:table-cell>
          <table:table-cell table:style-name="Tableau95.A2" office:value-type="string">
            <text:p text:style-name="P5"/>
          </table:table-cell>
        </table:table-row>
      </table:table>
      <text:p text:style-name="P2"/>
      <table:table table:name="Tableau96" table:style-name="Tableau96">
        <table:table-column table:style-name="Tableau96.A"/>
        <table:table-column table:style-name="Tableau96.B"/>
        <table:table-column table:style-name="Tableau96.C"/>
        <table:table-column table:style-name="Tableau96.D"/>
        <table:table-row>
          <table:table-cell table:style-name="Tableau96.A1" table:number-columns-spanned="3" office:value-type="string">
            <text:p text:style-name="P5">Identification du test : Monte-Carlo – Scalabilité forte</text:p>
          </table:table-cell>
          <table:covered-table-cell/>
          <table:covered-table-cell/>
          <table:table-cell table:style-name="Tableau96.D1" office:value-type="string">
            <text:p text:style-name="P5">Version : 19/01/2024</text:p>
          </table:table-cell>
        </table:table-row>
        <table:table-row>
          <table:table-cell table:style-name="Tableau96.A2" table:number-columns-spanned="4" office:value-type="string">
            <text:p text:style-name="P7"><text:span text:style-name="T2">Description du test : </text:span><text:span text:style-name="T3">Test la scalabilité forte du module approximant pi en lui mettant à disposition quatre RaspberryPi Zéro, soit 4 cœurs.</text:span></text:p>
            <text:p text:style-name="P8">Speed Up = Temps 1 / Temps n</text:p>
          </table:table-cell>
          <table:covered-table-cell/>
          <table:covered-table-cell/>
          <table:covered-table-cell/>
        </table:table-row>
        <text:soft-page-break/>
        <table:table-row>
          <table:table-cell table:style-name="Tableau96.A2" table:number-columns-spanned="4" office:value-type="string">
            <text:p text:style-name="P6">Ressources requises : navigateur web</text:p>
          </table:table-cell>
          <table:covered-table-cell/>
          <table:covered-table-cell/>
          <table:covered-table-cell/>
        </table:table-row>
        <table:table-row>
          <table:table-cell table:style-name="Tableau96.A2" table:number-columns-spanned="4" office:value-type="string">
            <text:p text:style-name="P5">Responsable : PARCIANY Benjamin</text:p>
          </table:table-cell>
          <table:covered-table-cell/>
          <table:covered-table-cell/>
          <table:covered-table-cell/>
        </table:table-row>
        <table:table-row table:style-name="Tableau96.5">
          <table:table-cell table:style-name="Tableau96.A5" office:value-type="string">
            <text:p text:style-name="P5">N° de test</text:p>
          </table:table-cell>
          <table:table-cell table:style-name="Tableau96.A5" office:value-type="string">
            <text:p text:style-name="P5">Nombre de cœurs </text:p>
          </table:table-cell>
          <table:table-cell table:style-name="Tableau96.A5" office:value-type="string">
            <text:p text:style-name="P5">Temps d'exécution</text:p>
          </table:table-cell>
          <table:table-cell table:style-name="Tableau96.A2" office:value-type="string">
            <text:p text:style-name="P5">Speed Up</text:p>
          </table:table-cell>
        </table:table-row>
        <table:table-row>
          <table:table-cell table:style-name="Tableau96.A6" office:value-type="float" office:value="1">
            <text:p text:style-name="P5">1</text:p>
          </table:table-cell>
          <table:table-cell table:style-name="Tableau96.A6" office:value-type="float" office:value="1">
            <text:p text:style-name="P8">1</text:p>
          </table:table-cell>
          <table:table-cell table:style-name="Tableau96.A5" office:value-type="string">
            <text:p text:style-name="P8"/>
          </table:table-cell>
          <table:table-cell table:style-name="Tableau96.A2" office:value-type="string">
            <text:p text:style-name="P8"/>
          </table:table-cell>
        </table:table-row>
        <table:table-row>
          <table:table-cell table:style-name="Tableau96.A6" office:value-type="float" office:value="2">
            <text:p text:style-name="P5">2</text:p>
          </table:table-cell>
          <table:table-cell table:style-name="Tableau96.A6" office:value-type="float" office:value="4">
            <text:p text:style-name="P5">4</text:p>
          </table:table-cell>
          <table:table-cell table:style-name="Tableau96.A5" office:value-type="string">
            <text:p text:style-name="P5"/>
          </table:table-cell>
          <table:table-cell table:style-name="Tableau96.A2" office:value-type="string">
            <text:p text:style-name="P5"/>
          </table:table-cell>
        </table:table-row>
      </table:table>
      <text:p text:style-name="P2"/>
      <table:table table:name="Tableau97" table:style-name="Tableau97">
        <table:table-column table:style-name="Tableau97.A"/>
        <table:table-column table:style-name="Tableau97.B"/>
        <table:table-column table:style-name="Tableau97.C"/>
        <table:table-column table:style-name="Tableau97.D"/>
        <table:table-row>
          <table:table-cell table:style-name="Tableau97.A1" table:number-columns-spanned="3" office:value-type="string">
            <text:p text:style-name="P5">Identification du test : Monte-Carlo – Scalabilité faible</text:p>
          </table:table-cell>
          <table:covered-table-cell/>
          <table:covered-table-cell/>
          <table:table-cell table:style-name="Tableau97.D1" office:value-type="string">
            <text:p text:style-name="P5">Version : 19/01/2024</text:p>
          </table:table-cell>
        </table:table-row>
        <table:table-row>
          <table:table-cell table:style-name="Tableau97.A2" table:number-columns-spanned="4" office:value-type="string">
            <text:p text:style-name="P7"><text:span text:style-name="T2">Description du test : </text:span><text:span text:style-name="T3">Test la scalabilité faible du module approximant pi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97.A2" table:number-columns-spanned="4" office:value-type="string">
            <text:p text:style-name="P6">Ressources requises : navigateur web</text:p>
          </table:table-cell>
          <table:covered-table-cell/>
          <table:covered-table-cell/>
          <table:covered-table-cell/>
        </table:table-row>
        <table:table-row>
          <table:table-cell table:style-name="Tableau97.A2" table:number-columns-spanned="4" office:value-type="string">
            <text:p text:style-name="P5">Responsable : PARCIANY Benjamin</text:p>
          </table:table-cell>
          <table:covered-table-cell/>
          <table:covered-table-cell/>
          <table:covered-table-cell/>
        </table:table-row>
        <table:table-row table:style-name="Tableau97.5">
          <table:table-cell table:style-name="Tableau97.A5" office:value-type="string">
            <text:p text:style-name="P5">N° de test</text:p>
          </table:table-cell>
          <table:table-cell table:style-name="Tableau97.A5" office:value-type="string">
            <text:p text:style-name="P5">Nombre de cœurs </text:p>
          </table:table-cell>
          <table:table-cell table:style-name="Tableau97.A5" office:value-type="string">
            <text:p text:style-name="P5">Temps d'exécution</text:p>
          </table:table-cell>
          <table:table-cell table:style-name="Tableau97.A2" office:value-type="string">
            <text:p text:style-name="P5">Speed Up</text:p>
          </table:table-cell>
        </table:table-row>
        <table:table-row>
          <table:table-cell table:style-name="Tableau97.A6" office:value-type="float" office:value="1">
            <text:p text:style-name="P5">1</text:p>
          </table:table-cell>
          <table:table-cell table:style-name="Tableau97.A6" office:value-type="float" office:value="1">
            <text:p text:style-name="P8">1</text:p>
          </table:table-cell>
          <table:table-cell table:style-name="Tableau97.A5" office:value-type="string">
            <text:p text:style-name="P8"/>
          </table:table-cell>
          <table:table-cell table:style-name="Tableau97.A2" office:value-type="string">
            <text:p text:style-name="P8"/>
          </table:table-cell>
        </table:table-row>
        <table:table-row>
          <table:table-cell table:style-name="Tableau97.A6" office:value-type="float" office:value="2">
            <text:p text:style-name="P5">2</text:p>
          </table:table-cell>
          <table:table-cell table:style-name="Tableau97.A6" office:value-type="float" office:value="4">
            <text:p text:style-name="P5">4</text:p>
          </table:table-cell>
          <table:table-cell table:style-name="Tableau97.A5" office:value-type="string">
            <text:p text:style-name="P5"/>
          </table:table-cell>
          <table:table-cell table:style-name="Tableau97.A2" office:value-type="string">
            <text:p text:style-name="P5"/>
          </table:table-cell>
        </table:table-row>
      </table:table>
      <text:p text:style-name="P2"/>
      <text:list xml:id="list32437860" text:continue-numbering="true" text:style-name="L5">
        <text:list-item>
          <text:p text:style-name="P16">Conclusions</text:p>
        </text:list-item>
      </text:list>
      <text:p text:style-name="P2"/>
      <text:p text:style-name="P3">Tous les tests exécutés sont valid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Poppins" svg:font-family="Poppins,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3T10:07:44.78</meta:creation-date>
    <dc:date>2024-01-22T12:18:56.83</dc:date>
    <meta:editing-duration>P1DT11H5M15S</meta:editing-duration>
    <meta:editing-cycles>630</meta:editing-cycles>
    <meta:generator>OpenOffice/4.1.6$Win32 OpenOffice.org_project/416m1$Build-9790</meta:generator>
    <dc:creator>ben </dc:creator>
    <meta:document-statistic meta:table-count="97" meta:image-count="0" meta:object-count="0" meta:page-count="27" meta:paragraph-count="1502" meta:word-count="7137" meta:character-count="42928"/>
  </office:meta>
</office:document-meta>
</file>